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0.893cm"/>
    </style:style>
    <style:style style:name="co27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836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586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2.364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247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2.22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0.504cm"/>
    </style:style>
    <style:style style:name="co23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7" style:family="table-cell" style:parent-style-name="Default">
      <style:table-cell-properties fo:background-color="#b2b2b2"/>
    </style:style>
    <style:style style:name="ce73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8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88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Excel_20_Built-in_20_Normal" style:data-style-name="N8000">
      <style:table-cell-properties fo:background-color="#cccccc" style:text-align-source="fix" style:repeat-content="false" fo:border="0.088cm solid #000000" style:vertical-align="automatic"/>
      <style:paragraph-properties fo:text-align="center"/>
    </style:style>
    <style:style style:name="ce10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11" style:family="table-cell" style:parent-style-name="Excel_20_Built-in_20_Normal" style:data-style-name="N8000">
      <style:table-cell-properties fo:background-color="#00cc33" style:text-align-source="fix" style:repeat-content="false" fo:border="0.088cm solid #000000" style:vertical-align="automatic"/>
      <style:paragraph-properties fo:text-align="center"/>
    </style:style>
    <style:style style:name="ce12" style:family="table-cell" style:parent-style-name="Excel_20_Built-in_20_Normal" style:data-style-name="N8000">
      <style:table-cell-properties fo:background-color="#66ff99" style:text-align-source="fix" style:repeat-content="false" fo:border="0.088cm solid #000000" style:vertical-align="automatic"/>
      <style:paragraph-properties fo:text-align="center"/>
    </style:style>
    <style:style style:name="ce13" style:family="table-cell" style:parent-style-name="Excel_20_Built-in_20_Normal" style:data-style-name="N8000">
      <style:table-cell-properties fo:border-bottom="0.088cm solid #000000" fo:background-color="transparent" fo:border-left="none" fo:border-right="none" fo:border-top="0.088cm solid #000000" style:vertical-align="automatic"/>
      <style:text-properties fo:font-weight="bold" style:font-weight-asian="bold" style:font-weight-complex="bold"/>
    </style:style>
    <style:style style:name="ce14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16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17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18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19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20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none" fo:border-right="none" fo:border-top="none" style:vertical-align="automatic"/>
      <style:paragraph-properties fo:text-align="center"/>
    </style:style>
    <style:style style:name="ce21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23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24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27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2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29" style:family="table-cell" style:parent-style-name="Excel_20_Built-in_20_Normal" style:data-style-name="N8000">
      <style:table-cell-properties fo:border-bottom="none" fo:background-color="#cccccc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30" style:family="table-cell" style:parent-style-name="Excel_20_Built-in_20_Normal" style:data-style-name="N8000">
      <style:table-cell-properties fo:border-bottom="0.088cm solid #000000" fo:background-color="#cccccc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31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32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33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34" style:family="table-cell" style:parent-style-name="Excel_20_Built-in_20_Normal" style:data-style-name="N8000">
      <style:table-cell-properties fo:border-bottom="0.088cm solid #000000" fo:background-color="#bfbfbf" style:text-align-source="fix" style:repeat-content="false" fo:border-left="none" fo:border-right="none" fo:border-top="none" style:vertical-align="automatic"/>
      <style:paragraph-properties fo:text-align="center"/>
    </style:style>
    <style:style style:name="ce3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36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37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38" style:family="table-cell" style:parent-style-name="Excel_20_Built-in_20_Normal" style:data-style-name="N8000">
      <style:table-cell-properties fo:border-bottom="0.088cm solid #000000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39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40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41" style:family="table-cell" style:parent-style-name="Excel_20_Built-in_20_Normal" style:data-style-name="N8000">
      <style:table-cell-properties fo:border-bottom="0.088cm solid #000000" fo:background-color="#ff3333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42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43" style:family="table-cell" style:parent-style-name="Excel_20_Built-in_20_Normal" style:data-style-name="N8000">
      <style:table-cell-properties fo:background-color="#ff3333" style:text-align-source="fix" style:repeat-content="false" style:vertical-align="automatic"/>
      <style:paragraph-properties fo:text-align="center"/>
    </style:style>
    <style:style style:name="ce44" style:family="table-cell" style:parent-style-name="Excel_20_Built-in_20_Normal" style:data-style-name="N8000">
      <style:table-cell-properties fo:border-bottom="0.088cm solid #000000" fo:background-color="#ff3333" style:text-align-source="fix" style:repeat-content="false" fo:border-left="none" fo:border-right="none" fo:border-top="none" style:vertical-align="automatic"/>
      <style:paragraph-properties fo:text-align="center"/>
    </style:style>
    <style:style style:name="ce45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88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47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48" style:family="table-cell" style:parent-style-name="Excel_20_Built-in_20_Normal" style:data-style-name="N8000">
      <style:table-cell-properties fo:border-bottom="0.088cm solid #000000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b2b2b2" style:text-align-source="fix" style:repeat-content="false" fo:border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/>
    </style:style>
    <style:style style:name="ce51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Excel_20_Built-in_20_Normal" style:data-style-name="N8000">
      <style:table-cell-properties fo:background-color="#b2b2b2"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54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5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56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57" style:family="table-cell" style:parent-style-name="Excel_20_Built-in_20_Normal" style:data-style-name="N8000">
      <style:table-cell-properties fo:background-color="transparent" style:vertical-align="automatic"/>
    </style:style>
    <style:style style:name="ce58" style:family="table-cell" style:parent-style-name="Excel_20_Built-in_20_Normal" style:data-style-name="N8000">
      <style:table-cell-properties fo:background-color="#b2b2b2" fo:border="none" style:vertical-align="automatic"/>
    </style:style>
    <style:style style:name="ce59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60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61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62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63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64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65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</office:automatic-styles>
  <office:body>
    <office:spreadsheet>
      <table:table table:name="Charpad Export" table:style-name="ta1" table:print="false">
        <table:table-column table:style-name="co5" table:default-cell-style-name="Default"/>
        <table:table-column table:style-name="co2" table:number-columns-repeated="15" table:default-cell-style-name="Default"/>
        <table:table-column table:style-name="co2" table:default-cell-style-name="ce6"/>
        <table:table-column table:style-name="co6" table:visibility="collapse" table:number-columns-repeated="9" table:default-cell-style-name="Default"/>
        <table:table-column table:style-name="co6" table:number-columns-repeated="998" table:default-cell-style-name="Default"/>
        <table:table-row table:style-name="ro1" table:visibility="collapse">
          <table:table-cell table:style-name="ce67" office:value-type="string">
            <text:p>Char</text:p>
          </table:table-cell>
          <table:table-cell table:style-name="ce67" office:value-type="float" office:value="53">
            <text:p>53</text:p>
          </table:table-cell>
          <table:table-cell table:number-columns-repeated="1022"/>
        </table:table-row>
        <table:table-row table:style-name="ro1" table:visibility="collapse">
          <table:table-cell table:style-name="ce67" office:value-type="string">
            <text:p>Tile</text:p>
          </table:table-cell>
          <table:table-cell table:style-name="ce67" office:value-type="float" office:value="209">
            <text:p>209</text:p>
          </table:table-cell>
          <table:table-cell table:number-columns-repeated="1022"/>
        </table:table-row>
        <table:table-row table:style-name="ro1" table:visibility="collapse">
          <table:table-cell table:style-name="ce67" office:value-type="string">
            <text:p>Color</text:p>
          </table:table-cell>
          <table:table-cell table:style-name="ce67" office:value-type="float" office:value="236">
            <text:p>236</text:p>
          </table:table-cell>
          <table:table-cell table:number-columns-repeated="1022"/>
        </table:table-row>
        <table:table-row table:style-name="ro1" table:visibility="collapse" table:number-rows-repeated="48">
          <table:table-cell table:number-columns-repeated="1024"/>
        </table:table-row>
        <table:table-row table:style-name="ro1">
          <table:table-cell table:style-name="ce3" office:value-type="string">
            <text:p>CHARSET IMAGE DATA...</text:p>
          </table:table-cell>
          <table:table-cell table:style-name="ce67" table:number-columns-repeated="4"/>
          <table:table-cell table:style-name="ce5" office:value-type="string" table:number-columns-spanned="12" table:number-rows-spanned="1">
            <text:p>SUMME 0-255</text:p>
          </table:table-cell>
          <table:covered-table-cell table:number-columns-repeated="10" table:style-name="ce67"/>
          <table:covered-table-cell table:style-name="ce7"/>
          <table:table-cell table:style-name="ce67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office:value-type="string">
            <text:p>$dc</text:p>
          </table:table-cell>
          <table:table-cell office:value-type="string">
            <text:p>$dc</text:p>
          </table:table-cell>
          <table:table-cell office:value-type="string">
            <text:p>$c0</text:p>
          </table:table-cell>
          <table:table-cell office:value-type="string">
            <text:p>$c4</text:p>
          </table:table-cell>
          <table:table-cell office:value-type="string">
            <text:p>$78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table:number-columns-repeated="3" office:value-type="string">
            <text:p>$c0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ce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4"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cc</text:p>
          </table:table-cell>
          <table:table-cell office:value-type="string">
            <text:p>$d8</text:p>
          </table:table-cell>
          <table:table-cell office:value-type="string">
            <text:p>$f0</text:p>
          </table:table-cell>
          <table:table-cell office:value-type="string">
            <text:p>$d8</text:p>
          </table:table-cell>
          <table:table-cell office:value-type="string">
            <text:p>$cc</text:p>
          </table:table-cell>
          <table:table-cell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6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ee</text:p>
          </table:table-cell>
          <table:table-cell office:value-type="string">
            <text:p>$fe</text:p>
          </table:table-cell>
          <table:table-cell office:value-type="string">
            <text:p>$d6</text:p>
          </table:table-cell>
          <table:table-cell table:number-columns-repeated="4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f6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5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3" office:value-type="string">
            <text:p>$c6</text:p>
          </table:table-cell>
          <table:table-cell office:value-type="string">
            <text:p>$c2</text:p>
          </table:table-cell>
          <table:table-cell office:value-type="string">
            <text:p>$cc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6" office:value-type="string">
            <text:p>$30</text:p>
          </table:table-cell>
          <table:table-cell office:value-type="string">
            <text:p>$00</text:p>
          </table:table-cell>
          <table:table-cell table:number-columns-repeated="6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5" office:value-type="string">
            <text:p>$c6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office:value-type="string">
            <text:p>$00</text:p>
          </table:table-cell>
          <table:table-cell table:number-columns-repeated="4" office:value-type="string">
            <text:p>$c6</text:p>
          </table:table-cell>
          <table:table-cell office:value-type="string">
            <text:p>$d6</text:p>
          </table:table-cell>
          <table:table-cell office:value-type="string">
            <text:p>$fe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38</text:p>
          </table:table-cell>
          <table:table-cell office:value-type="string">
            <text:p>$60</text:p>
          </table:table-cell>
          <table:table-cell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30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2</text:p>
          </table:table-cell>
          <table:table-cell office:value-type="string">
            <text:p>$30</text:p>
          </table:table-cell>
          <table:table-cell office:value-type="string">
            <text:p>$7c</text:p>
          </table:table-cell>
          <table:table-cell office:value-type="string">
            <text:p>$30</text:p>
          </table:table-cell>
          <table:table-cell office:value-type="string">
            <text:p>$62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0c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c</text:p>
          </table:table-cell>
          <table:table-cell office:value-type="string">
            <text:p>$7e</text:p>
          </table:table-cell>
          <table:table-cell table:number-columns-repeated="4"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0</text:p>
          </table:table-cell>
          <table:table-cell office:value-type="string">
            <text:p>$30</text:p>
          </table:table-cell>
          <table:table-cell table:number-columns-repeated="2" office:value-type="string">
            <text:p>$7f</text:p>
          </table:table-cell>
          <table:table-cell office:value-type="string">
            <text:p>$30</text:p>
          </table:table-cell>
          <table:table-cell office:value-type="string">
            <text:p>$1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table:number-columns-repeated="4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66</text:p>
          </table:table-cell>
          <table:table-cell table:number-columns-repeated="4"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office:value-type="string">
            <text:p>$77</text:p>
          </table:table-cell>
          <table:table-cell office:value-type="string">
            <text:p>$f7</text:p>
          </table:table-cell>
          <table:table-cell office:value-type="string">
            <text:p>$ec</text:p>
          </table:table-cell>
          <table:table-cell office:value-type="string">
            <text:p>$e2</text:p>
          </table:table-cell>
          <table:table-cell office:value-type="string">
            <text:p>$de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e</text:p>
          </table:table-cell>
          <table:table-cell office:value-type="string">
            <text:p>$60</text:p>
          </table:table-cell>
          <table:table-cell office:value-type="string">
            <text:p>$3c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62</text:p>
          </table:table-cell>
          <table:table-cell office:value-type="string">
            <text:p>$6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6</text:p>
          </table:table-cell>
          <table:table-cell office:value-type="string">
            <text:p>$4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38</text:p>
          </table:table-cell>
          <table:table-cell office:value-type="string">
            <text:p>$67</text:p>
          </table:table-cell>
          <table:table-cell office:value-type="string">
            <text:p>$66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3"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table:number-columns-repeated="3"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ff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7e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4" office:value-type="string">
            <text:p>$00</text:p>
          </table:table-cell>
          <table:table-cell office:value-type="string">
            <text:p>$7e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00</text:p>
          </table:table-cell>
          <table:table-cell table:number-columns-repeated="2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03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d6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table:number-columns-repeated="4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06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06</text:p>
          </table:table-cell>
          <table:table-cell office:value-type="string">
            <text:p>$3e</text:p>
          </table:table-cell>
          <table:table-cell table:number-columns-repeated="3" office:value-type="string">
            <text:p>$0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e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e</text:p>
          </table:table-cell>
          <table:table-cell table:number-columns-repeated="3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70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22</text:p>
          </table:table-cell>
          <table:table-cell office:value-type="string">
            <text:p>$30</text:p>
          </table:table-cell>
          <table:table-cell office:value-type="string">
            <text:p>$00</text:p>
          </table:table-cell>
          <table:table-cell office:value-type="string">
            <text:p>$08</text:p>
          </table:table-cell>
          <table:table-cell table:number-columns-repeated="3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3</text:p>
          </table:table-cell>
          <table:table-cell office:value-type="string">
            <text:p>$2b</text:p>
          </table:table-cell>
          <table:table-cell office:value-type="string">
            <text:p>$8b</text:p>
          </table:table-cell>
          <table:table-cell office:value-type="string">
            <text:p>$3f</text:p>
          </table:table-cell>
          <table:table-cell office:value-type="string">
            <text:p>$2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office:value-type="string">
            <text:p>$e2</text:p>
          </table:table-cell>
          <table:table-cell office:value-type="string">
            <text:p>$ea</text:p>
          </table:table-cell>
          <table:table-cell office:value-type="string">
            <text:p>$c8</text:p>
          </table:table-cell>
          <table:table-cell office:value-type="string">
            <text:p>$fc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8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20</text:p>
          </table:table-cell>
          <table:table-cell office:value-type="string">
            <text:p>$82</text:p>
          </table:table-cell>
          <table:table-cell office:value-type="string">
            <text:p>$08</text:p>
          </table:table-cell>
          <table:table-cell office:value-type="string">
            <text:p>$0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20</text:p>
          </table:table-cell>
          <table:table-cell office:value-type="string">
            <text:p>$23</text:p>
          </table:table-cell>
          <table:table-cell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02</text:p>
          </table:table-cell>
          <table:table-cell office:value-type="string">
            <text:p>$22</text:p>
          </table:table-cell>
          <table:table-cell office:value-type="string">
            <text:p>$02</text:p>
          </table:table-cell>
          <table:table-cell office:value-type="string">
            <text:p>$20</text:p>
          </table:table-cell>
          <table:table-cell office:value-type="string">
            <text:p>$22</text:p>
          </table:table-cell>
          <table:table-cell table:number-columns-repeated="2" office:value-type="string">
            <text:p>$20</text:p>
          </table:table-cell>
          <table:table-cell table:number-columns-repeated="2" office:value-type="string">
            <text:p>$2a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2</text:p>
          </table:table-cell>
          <table:table-cell office:value-type="string">
            <text:p>$32</text:p>
          </table:table-cell>
          <table:table-cell office:value-type="string">
            <text:p>$02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2" office:value-type="string">
            <text:p>$00</text:p>
          </table:table-cell>
          <table:table-cell office:value-type="string">
            <text:p>$0a</text:p>
          </table:table-cell>
          <table:table-cell office:value-type="string">
            <text:p>$2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office:value-type="string">
            <text:p>$9d</text:p>
          </table:table-cell>
          <table:table-cell office:value-type="string">
            <text:p>$b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office:value-type="string">
            <text:p>$76</text:p>
          </table:table-cell>
          <table:table-cell office:value-type="string">
            <text:p>$ee</text:p>
          </table:table-cell>
          <table:table-cell office:value-type="string">
            <text:p>$aa</text:p>
          </table:table-cell>
          <table:table-cell office:value-type="string">
            <text:p>$99</text:p>
          </table:table-cell>
          <table:table-cell table:number-columns-repeated="4" office:value-type="string">
            <text:p>$95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66</text:p>
          </table:table-cell>
          <table:table-cell table:number-columns-repeated="4"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table:number-columns-repeated="2" office:value-type="string">
            <text:p>$9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9a</text:p>
          </table:table-cell>
          <table:table-cell office:value-type="string">
            <text:p>$99</text:p>
          </table:table-cell>
          <table:table-cell table:number-columns-repeated="4" office:value-type="string">
            <text:p>$9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6" office:value-type="string">
            <text:p>$7e</text:p>
          </table:table-cell>
          <table:table-cell office:value-type="string">
            <text:p>$9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f</text:p>
          </table:table-cell>
          <table:table-cell office:value-type="string">
            <text:p>$b7</text:p>
          </table:table-cell>
          <table:table-cell office:value-type="string">
            <text:p>$bd</text:p>
          </table:table-cell>
          <table:table-cell office:value-type="string">
            <text:p>$b7</text:p>
          </table:table-cell>
          <table:table-cell office:value-type="string">
            <text:p>$bf</text:p>
          </table:table-cell>
          <table:table-cell office:value-type="string">
            <text:p>$bb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dd</text:p>
          </table:table-cell>
          <table:table-cell office:value-type="string">
            <text:p>$f7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5</text:p>
          </table:table-cell>
          <table:table-cell office:value-type="string">
            <text:p>$da</text:p>
          </table:table-cell>
          <table:table-cell table:number-columns-repeated="5"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5f</text:p>
          </table:table-cell>
          <table:table-cell office:value-type="string">
            <text:p>$a7</text:p>
          </table:table-cell>
          <table:table-cell office:value-type="string">
            <text:p>$a5</text:p>
          </table:table-cell>
          <table:table-cell table:number-columns-repeated="4" office:value-type="string">
            <text:p>$a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6a</text:p>
          </table:table-cell>
          <table:table-cell office:value-type="string">
            <text:p>$5a</text:p>
          </table:table-cell>
          <table:table-cell office:value-type="string">
            <text:p>$da</text:p>
          </table:table-cell>
          <table:table-cell office:value-type="string">
            <text:p>$b5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3" office:value-type="string">
            <text:p>$a9</text:p>
          </table:table-cell>
          <table:table-cell office:value-type="string">
            <text:p>$a5</text:p>
          </table:table-cell>
          <table:table-cell office:value-type="string">
            <text:p>$a6</text:p>
          </table:table-cell>
          <table:table-cell office:value-type="string">
            <text:p>$5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30</text:p>
          </table:table-cell>
          <table:table-cell table:number-columns-repeated="2" office:value-type="string">
            <text:p>$0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99</text:p>
          </table:table-cell>
          <table:table-cell office:value-type="string">
            <text:p>$8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2</text:p>
          </table:table-cell>
          <table:table-cell office:value-type="string">
            <text:p>$c0</text:p>
          </table:table-cell>
          <table:table-cell office:value-type="string">
            <text:p>$0f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d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f0</text:p>
          </table:table-cell>
          <table:table-cell office:value-type="string">
            <text:p>$a0</text:p>
          </table:table-cell>
          <table:table-cell office:value-type="string">
            <text:p>$af</text:p>
          </table:table-cell>
          <table:table-cell office:value-type="string">
            <text:p>$37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fd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8</text:p>
          </table:table-cell>
          <table:table-cell office:value-type="string">
            <text:p>$fa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7d</text:p>
          </table:table-cell>
          <table:table-cell office:value-type="string">
            <text:p>$7b</text:p>
          </table:table-cell>
          <table:table-cell office:value-type="string">
            <text:p>$f7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9f</text:p>
          </table:table-cell>
          <table:table-cell office:value-type="string">
            <text:p>$2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7e</text:p>
          </table:table-cell>
          <table:table-cell office:value-type="string">
            <text:p>$fa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3b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c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c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ee</text:p>
          </table:table-cell>
          <table:table-cell office:value-type="string">
            <text:p>$ea</text:p>
          </table:table-cell>
          <table:table-cell office:value-type="string">
            <text:p>$fa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a</text:p>
          </table:table-cell>
          <table:table-cell office:value-type="string">
            <text:p>$b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7f</text:p>
          </table:table-cell>
          <table:table-cell office:value-type="string">
            <text:p>$fe</text:p>
          </table:table-cell>
          <table:table-cell office:value-type="string">
            <text:p>$fd</text:p>
          </table:table-cell>
          <table:table-cell office:value-type="string">
            <text:p>$fe</text:p>
          </table:table-cell>
          <table:table-cell office:value-type="string">
            <text:p>$e9</text:p>
          </table:table-cell>
          <table:table-cell office:value-type="string">
            <text:p>$a9</text:p>
          </table:table-cell>
          <table:table-cell office:value-type="string">
            <text:p>$aa</text:p>
          </table:table-cell>
          <table:table-cell office:value-type="string">
            <text:p>$ea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7f</text:p>
          </table:table-cell>
          <table:table-cell office:value-type="string">
            <text:p>$bf</text:p>
          </table:table-cell>
          <table:table-cell office:value-type="string">
            <text:p>$6b</text:p>
          </table:table-cell>
          <table:table-cell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ab</text:p>
          </table:table-cell>
          <table:table-cell office:value-type="string">
            <text:p>$ff</text:p>
          </table:table-cell>
          <table:table-cell office:value-type="string">
            <text:p>$be</text:p>
          </table:table-cell>
          <table:table-cell office:value-type="string">
            <text:p>$bb</text:p>
          </table:table-cell>
          <table:table-cell office:value-type="string">
            <text:p>$e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e</text:p>
          </table:table-cell>
          <table:table-cell office:value-type="string">
            <text:p>$ee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b</text:p>
          </table:table-cell>
          <table:table-cell office:value-type="string">
            <text:p>$e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f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table:number-columns-repeated="4" office:value-type="string">
            <text:p>$99</text:p>
          </table:table-cell>
          <table:table-cell office:value-type="string">
            <text:p>$e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table:number-columns-repeated="4" office:value-type="string">
            <text:p>$66</text:p>
          </table:table-cell>
          <table:table-cell office:value-type="string">
            <text:p>$aa</text:p>
          </table:table-cell>
          <table:table-cell office:value-type="string">
            <text:p>$bf</text:p>
          </table:table-cell>
          <table:table-cell office:value-type="string">
            <text:p>$ea</text:p>
          </table:table-cell>
          <table:table-cell table:number-columns-repeated="4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table:number-columns-repeated="4"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table:number-columns-repeated="4" office:value-type="string">
            <text:p>$00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38</text:p>
          </table:table-cell>
          <table:table-cell office:value-type="string">
            <text:p>$fb</text:p>
          </table:table-cell>
          <table:table-cell office:value-type="string">
            <text:p>$aa</text:p>
          </table:table-cell>
          <table:table-cell table:number-columns-repeated="3" office:value-type="string">
            <text:p>$38</text:p>
          </table:table-cell>
          <table:table-cell table:number-columns-repeated="8" office:value-type="string">
            <text:p>$a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office:value-type="string">
            <text:p>$66</text:p>
          </table:table-cell>
          <table:table-cell office:value-type="string">
            <text:p>$9a</text:p>
          </table:table-cell>
          <table:table-cell office:value-type="string">
            <text:p>$65</text:p>
          </table:table-cell>
          <table:table-cell office:value-type="string">
            <text:p>$b6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9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office:value-type="string">
            <text:p>$6a</text:p>
          </table:table-cell>
          <table:table-cell office:value-type="string">
            <text:p>$99</text:p>
          </table:table-cell>
          <table:table-cell office:value-type="string">
            <text:p>$a5</text:p>
          </table:table-cell>
          <table:table-cell office:value-type="string">
            <text:p>$66</text:p>
          </table:table-cell>
          <table:table-cell office:value-type="string">
            <text:p>$d5</text:p>
          </table:table-cell>
          <table:table-cell office:value-type="string">
            <text:p>$59</text:p>
          </table:table-cell>
          <table:table-cell office:value-type="string">
            <text:p>$69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2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8</text:p>
          </table:table-cell>
          <table:table-cell table:number-columns-repeated="3" office:value-type="string">
            <text:p>$98</text:p>
          </table:table-cell>
          <table:table-cell office:value-type="string">
            <text:p>$5a</text:p>
          </table:table-cell>
          <table:table-cell office:value-type="string">
            <text:p>$ca</text:p>
          </table:table-cell>
          <table:table-cell office:value-type="string">
            <text:p>$0f</text:p>
          </table:table-cell>
          <table:table-cell table:number-columns-repeated="2" office:value-type="string">
            <text:p>$1f</text:p>
          </table:table-cell>
          <table:table-cell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table:number-columns-repeated="2" office:value-type="string">
            <text:p>$f4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table:number-columns-repeated="2" office:value-type="string">
            <text:p>$14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05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5c</text:p>
          </table:table-cell>
          <table:table-cell table:number-columns-repeated="3" office:value-type="string">
            <text:p>$9c</text:p>
          </table:table-cell>
          <table:table-cell office:value-type="string">
            <text:p>$5f</text:p>
          </table:table-cell>
          <table:table-cell office:value-type="string">
            <text:p>$80</text:p>
          </table:table-cell>
          <table:table-cell office:value-type="string">
            <text:p>$0a</text:p>
          </table:table-cell>
          <table:table-cell table:number-columns-repeated="2" office:value-type="string">
            <text:p>$1a</text:p>
          </table:table-cell>
          <table:table-cell office:value-type="string">
            <text:p>$0a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table:number-columns-repeated="2" office:value-type="string">
            <text:p>$a4</text:p>
          </table:table-cell>
          <table:table-cell office:value-type="string">
            <text:p>$a0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14</text:p>
          </table:table-cell>
          <table:table-cell office:value-type="string">
            <text:p>$1a</text:p>
          </table:table-cell>
          <table:table-cell office:value-type="string">
            <text:p>$5a</text:p>
          </table:table-cell>
          <table:table-cell office:value-type="string">
            <text:p>$45</text:p>
          </table:table-cell>
          <table:table-cell table:number-columns-repeated="3" office:value-type="string">
            <text:p>$46</text:p>
          </table:table-cell>
          <table:table-cell office:value-type="string">
            <text:p>$41</text:p>
          </table:table-cell>
          <table:table-cell office:value-type="string">
            <text:p>$4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table:number-columns-repeated="3" office:value-type="string">
            <text:p>$66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6f</text:p>
          </table:table-cell>
          <table:table-cell office:value-type="string">
            <text:p>$43</text:p>
          </table:table-cell>
          <table:table-cell office:value-type="string">
            <text:p>$41</text:p>
          </table:table-cell>
          <table:table-cell table:number-columns-repeated="2" office:value-type="string">
            <text:p>$43</text:p>
          </table:table-cell>
          <table:table-cell office:value-type="string">
            <text:p>$5a</text:p>
          </table:table-cell>
          <table:table-cell office:value-type="string">
            <text:p>$1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fc</text:p>
          </table:table-cell>
          <table:table-cell office:value-type="string">
            <text:p>$0c</text:p>
          </table:table-cell>
          <table:table-cell table:number-columns-repeated="2" office:value-type="string">
            <text:p>$28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office:value-type="string">
            <text:p>$85</text:p>
          </table:table-cell>
          <table:table-cell table:number-columns-repeated="3" office:value-type="string">
            <text:p>$86</text:p>
          </table:table-cell>
          <table:table-cell office:value-type="string">
            <text:p>$85</text:p>
          </table:table-cell>
          <table:table-cell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57</text:p>
          </table:table-cell>
          <table:table-cell table:number-columns-repeated="3" office:value-type="string">
            <text:p>$67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83</text:p>
          </table:table-cell>
          <table:table-cell table:number-columns-repeated="2" office:value-type="string">
            <text:p>$9f</text:p>
          </table:table-cell>
          <table:table-cell table:number-columns-repeated="4"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1d</text:p>
          </table:table-cell>
          <table:table-cell office:value-type="string">
            <text:p>$3f</text:p>
          </table:table-cell>
          <table:table-cell office:value-type="string">
            <text:p>$1d</text:p>
          </table:table-cell>
          <table:table-cell office:value-type="string">
            <text:p>$00</text:p>
          </table:table-cell>
          <table:table-cell office:value-type="string">
            <text:p>$07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table:number-columns-repeated="2"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2" office:value-type="string">
            <text:p>$0c</text:p>
          </table:table-cell>
          <table:table-cell office:value-type="string">
            <text:p>$0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0e</text:p>
          </table:table-cell>
          <table:table-cell office:value-type="string">
            <text:p>$37</text:p>
          </table:table-cell>
          <table:table-cell office:value-type="string">
            <text:p>$11</text:p>
          </table:table-cell>
          <table:table-cell office:value-type="string">
            <text:p>$37</text:p>
          </table:table-cell>
          <table:table-cell table:number-columns-repeated="4" office:value-type="string">
            <text:p>$0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3" office:value-type="string">
            <text:p>$0e</text:p>
          </table:table-cell>
          <table:table-cell table:number-columns-repeated="3" office:value-type="string">
            <text:p>$0c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6</text:p>
          </table:table-cell>
          <table:table-cell office:value-type="string">
            <text:p>$22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2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7" office:value-type="string">
            <text:p>$2c</text:p>
          </table:table-cell>
          <table:table-cell office:value-type="string">
            <text:p>$2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5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table:number-columns-repeated="4" office:value-type="string">
            <text:p>$00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table:number-columns-repeated="2" office:value-type="string">
            <text:p>$2e</text:p>
          </table:table-cell>
          <table:table-cell table:number-columns-repeated="2" office:value-type="string">
            <text:p>$2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2e</text:p>
          </table:table-cell>
          <table:table-cell table:number-columns-repeated="3"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2e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3</text:p>
          </table:table-cell>
          <table:table-cell office:value-type="string">
            <text:p>$2c</text:p>
          </table:table-cell>
          <table:table-cell table:number-columns-repeated="4" office:value-type="string">
            <text:p>$20</text:p>
          </table:table-cell>
          <table:table-cell office:value-type="string">
            <text:p>$bf</text:p>
          </table:table-cell>
          <table:table-cell office:value-type="string">
            <text:p>$c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bb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20</text:p>
          </table:table-cell>
          <table:table-cell office:value-type="string">
            <text:p>$28</text:p>
          </table:table-cell>
          <table:table-cell office:value-type="string">
            <text:p>$2e</text:p>
          </table:table-cell>
          <table:table-cell office:value-type="string">
            <text:p>$b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08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e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c0</text:p>
          </table:table-cell>
          <table:table-cell office:value-type="string">
            <text:p>$00</text:p>
          </table:table-cell>
          <table:table-cell table:number-columns-repeated="6" office:value-type="string">
            <text:p>$80</text:p>
          </table:table-cell>
          <table:table-cell office:value-type="string">
            <text:p>$02</text:p>
          </table:table-cell>
          <table:table-cell office:value-type="string">
            <text:p>$e8</text:p>
          </table:table-cell>
          <table:table-cell office:value-type="string">
            <text:p>$00</text:p>
          </table:table-cell>
          <table:table-cell office:value-type="string">
            <text:p>$8e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a2</text:p>
          </table:table-cell>
          <table:table-cell office:value-type="string">
            <text:p>$2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2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2a</text:p>
          </table:table-cell>
          <table:table-cell office:value-type="string">
            <text:p>$8a</text:p>
          </table:table-cell>
          <table:table-cell office:value-type="string">
            <text:p>$28</text:p>
          </table:table-cell>
          <table:table-cell office:value-type="string">
            <text:p>$aa</text:p>
          </table:table-cell>
          <table:table-cell office:value-type="string">
            <text:p>$20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table:number-columns-repeated="2" office:value-type="string">
            <text:p>$80</text:p>
          </table:table-cell>
          <table:table-cell table:number-columns-repeated="3" office:value-type="string">
            <text:p>$00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b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e8</text:p>
          </table:table-cell>
          <table:table-cell office:value-type="string">
            <text:p>$fe</text:p>
          </table:table-cell>
          <table:table-cell office:value-type="string">
            <text:p>$ab</text:p>
          </table:table-cell>
          <table:table-cell office:value-type="string">
            <text:p>$fe</text:p>
          </table:table-cell>
          <table:table-cell office:value-type="string">
            <text:p>$e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6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5</text:p>
          </table:table-cell>
          <table:table-cell table:number-columns-repeated="3" office:value-type="string">
            <text:p>$f6</text:p>
          </table:table-cell>
          <table:table-cell office:value-type="string">
            <text:p>$c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a4</text:p>
          </table:table-cell>
          <table:table-cell table:number-columns-repeated="2" office:value-type="string">
            <text:p>$64</text:p>
          </table:table-cell>
          <table:table-cell office:value-type="string">
            <text:p>$50</text:p>
          </table:table-cell>
          <table:table-cell office:value-type="string">
            <text:p>$c0</text:p>
          </table:table-cell>
          <table:table-cell office:value-type="string">
            <text:p>$0f</text:p>
          </table:table-cell>
          <table:table-cell office:value-type="string">
            <text:p>$3f</text:p>
          </table:table-cell>
          <table:table-cell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0f</text:p>
          </table:table-cell>
          <table:table-cell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3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e0</text:p>
          </table:table-cell>
          <table:table-cell office:value-type="string">
            <text:p>$fc</text:p>
          </table:table-cell>
          <table:table-cell office:value-type="string">
            <text:p>$f0</text:p>
          </table:table-cell>
          <table:table-cell office:value-type="string">
            <text:p>$3a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50</text:p>
          </table:table-cell>
          <table:table-cell office:value-type="string">
            <text:p>$0f</text:p>
          </table:table-cell>
          <table:table-cell table:number-columns-repeated="2"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3f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d4</text:p>
          </table:table-cell>
          <table:table-cell office:value-type="string">
            <text:p>$fd</text:p>
          </table:table-cell>
          <table:table-cell office:value-type="string">
            <text:p>$35</text:p>
          </table:table-cell>
          <table:table-cell office:value-type="string">
            <text:p>$3d</text:p>
          </table:table-cell>
          <table:table-cell office:value-type="string">
            <text:p>$35</text:p>
          </table:table-cell>
          <table:table-cell office:value-type="string">
            <text:p>$d5</text:p>
          </table:table-cell>
          <table:table-cell office:value-type="string">
            <text:p>$f4</text:p>
          </table:table-cell>
          <table:table-cell office:value-type="string">
            <text:p>$54</text:p>
          </table:table-cell>
          <table:table-cell table:number-columns-repeated="3" office:value-type="string">
            <text:p>$a3</text:p>
          </table:table-cell>
          <table:table-cell office:value-type="string">
            <text:p>$8f</text:p>
          </table:table-cell>
          <table:table-cell table:number-columns-repeated="3" office:value-type="string">
            <text:p>$8e</text:p>
          </table:table-cell>
          <table:table-cell office:value-type="string">
            <text:p>$8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c0</text:p>
          </table:table-cell>
          <table:table-cell office:value-type="string">
            <text:p>$f0</text:p>
          </table:table-cell>
          <table:table-cell table:number-columns-repeated="3" office:value-type="string">
            <text:p>$e0</text:p>
          </table:table-cell>
          <table:table-cell office:value-type="string">
            <text:p>$b0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2f</text:p>
          </table:table-cell>
          <table:table-cell office:value-type="string">
            <text:p>$0b</text:p>
          </table:table-cell>
          <table:table-cell office:value-type="string">
            <text:p>$2b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table:number-columns-repeated="2" office:value-type="string">
            <text:p>$f0</text:p>
          </table:table-cell>
          <table:table-cell office:value-type="string">
            <text:p>$e0</text:p>
          </table:table-cell>
          <table:table-cell office:value-type="string">
            <text:p>$e8</text:p>
          </table:table-cell>
          <table:table-cell table:number-columns-repeated="2" office:value-type="string">
            <text:p>$28</text:p>
          </table:table-cell>
          <table:table-cell office:value-type="string">
            <text:p>$52</text:p>
          </table:table-cell>
          <table:table-cell office:value-type="string">
            <text:p>$5a</text:p>
          </table:table-cell>
          <table:table-cell table:number-columns-repeated="2" office:value-type="string">
            <text:p>$5b</text:p>
          </table:table-cell>
          <table:table-cell office:value-type="string">
            <text:p>$1b</text:p>
          </table:table-cell>
          <table:table-cell table:number-columns-repeated="2" office:value-type="string">
            <text:p>$1a</text:p>
          </table:table-cell>
          <table:table-cell office:value-type="string">
            <text:p>$2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7" office:value-type="string">
            <text:p>$1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4" office:value-type="string">
            <text:p>$a8</text:p>
          </table:table-cell>
          <table:table-cell table:number-columns-repeated="3" office:value-type="string">
            <text:p>$28</text:p>
          </table:table-cell>
          <table:table-cell office:value-type="string">
            <text:p>$c2</text:p>
          </table:table-cell>
          <table:table-cell office:value-type="string">
            <text:p>$ca</text:p>
          </table:table-cell>
          <table:table-cell table:number-columns-repeated="3" office:value-type="string">
            <text:p>$4b</text:p>
          </table:table-cell>
          <table:table-cell table:number-columns-repeated="2" office:value-type="string">
            <text:p>$4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94</text:p>
          </table:table-cell>
          <table:table-cell office:value-type="string">
            <text:p>$aa</text:p>
          </table:table-cell>
          <table:table-cell table:number-columns-repeated="7" office:value-type="string">
            <text:p>$4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table:number-columns-repeated="2" office:value-type="string">
            <text:p>$69</text:p>
          </table:table-cell>
          <table:table-cell office:value-type="string">
            <text:p>$55</text:p>
          </table:table-cell>
          <table:table-cell office:value-type="string">
            <text:p>$94</text:p>
          </table:table-cell>
          <table:table-cell table:number-columns-repeated="3" office:value-type="string">
            <text:p>$28</text:p>
          </table:table-cell>
          <table:table-cell table:number-columns-repeated="2" office:value-type="string">
            <text:p>$03</text:p>
          </table:table-cell>
          <table:table-cell office:value-type="string">
            <text:p>$0f</text:p>
          </table:table-cell>
          <table:table-cell table:number-columns-repeated="2" office:value-type="string">
            <text:p>$0e</text:p>
          </table:table-cell>
          <table:table-cell office:value-type="string">
            <text:p>$3e</text:p>
          </table:table-cell>
          <table:table-cell office:value-type="string">
            <text:p>$df</text:p>
          </table:table-cell>
          <table:table-cell office:value-type="string">
            <text:p>$4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ec</text:p>
          </table:table-cell>
          <table:table-cell office:value-type="string">
            <text:p>$ec</text:p>
          </table:table-cell>
          <table:table-cell office:value-type="string">
            <text:p>$ec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c3</text:p>
          </table:table-cell>
          <table:table-cell office:value-type="string">
            <text:p>$81</text:p>
          </table:table-cell>
          <table:table-cell office:value-type="string">
            <text:p>$83</text:p>
          </table:table-cell>
          <table:table-cell office:value-type="string">
            <text:p>$01</text:p>
          </table:table-cell>
          <table:table-cell office:value-type="string">
            <text:p>$0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3</text:p>
          </table:table-cell>
          <table:table-cell office:value-type="string">
            <text:p>$c2</text:p>
          </table:table-cell>
          <table:table-cell office:value-type="string">
            <text:p>$42</text:p>
          </table:table-cell>
          <table:table-cell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15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3</text:p>
          </table:table-cell>
          <table:table-cell office:value-type="string">
            <text:p>$52</text:p>
          </table:table-cell>
          <table:table-cell table:number-columns-repeated="3" office:value-type="string">
            <text:p>$92</text:p>
          </table:table-cell>
          <table:table-cell office:value-type="string">
            <text:p>$52</text:p>
          </table:table-cell>
          <table:table-cell office:value-type="string">
            <text:p>$c2</text:p>
          </table:table-cell>
          <table:table-cell table:number-columns-repeated="3" office:value-type="string">
            <text:p>$0f</text:p>
          </table:table-cell>
          <table:table-cell table:number-columns-repeated="2"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c2</text:p>
          </table:table-cell>
          <table:table-cell table:number-columns-repeated="2" office:value-type="string">
            <text:p>$f6</text:p>
          </table:table-cell>
          <table:table-cell table:number-columns-repeated="4" office:value-type="string">
            <text:p>$c2</text:p>
          </table:table-cell>
          <table:table-cell table:number-columns-repeated="2" office:value-type="string">
            <text:p>$0a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36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7</text:p>
          </table:table-cell>
          <table:table-cell office:value-type="string">
            <text:p>$57</text:p>
          </table:table-cell>
          <table:table-cell office:value-type="string">
            <text:p>$5f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table:number-columns-repeated="2" office:value-type="string">
            <text:p>$8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3</text:p>
          </table:table-cell>
          <table:table-cell table:number-columns-repeated="2" office:value-type="string">
            <text:p>$f2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3" office:value-type="string">
            <text:p>$01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a6</text:p>
          </table:table-cell>
          <table:table-cell office:value-type="string">
            <text:p>$a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10</text:p>
          </table:table-cell>
          <table:table-cell office:value-type="string">
            <text:p>$50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29</text:p>
          </table:table-cell>
          <table:table-cell office:value-type="string">
            <text:p>$2a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10</text:p>
          </table:table-cell>
          <table:table-cell office:value-type="string">
            <text:p>$11</text:p>
          </table:table-cell>
          <table:table-cell office:value-type="string">
            <text:p>$01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8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7" office:value-type="string">
            <text:p>$00</text:p>
          </table:table-cell>
          <table:table-cell table:number-columns-repeated="5"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8</text:p>
          </table:table-cell>
          <table:table-cell office:value-type="string">
            <text:p>$c8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0</text:p>
          </table:table-cell>
          <table:table-cell office:value-type="string">
            <text:p>$0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ea</text:p>
          </table:table-cell>
          <table:table-cell table:number-columns-repeated="5"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ab</text:p>
          </table:table-cell>
          <table:table-cell table:number-columns-repeated="5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c0</text:p>
          </table:table-cell>
          <table:table-cell table:number-columns-repeated="8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2a</text:p>
          </table:table-cell>
          <table:table-cell table:number-columns-repeated="5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a8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 table:number-rows-repeated="27">
          <table:table-cell table:number-columns-repeated="1024"/>
        </table:table-row>
        <table:table-row table:style-name="ro1">
          <table:table-cell table:style-name="ce3" office:value-type="string">
            <text:p>CHARTILESET DATA...</text:p>
          </table:table-cell>
          <table:table-cell table:style-name="ce67" table:number-columns-repeated="3"/>
          <table:table-cell table:style-name="ce4" office:value-type="string" table:number-columns-spanned="13" table:number-rows-spanned="1">
            <text:p>SUMME 0-39</text:p>
          </table:table-cell>
          <table:covered-table-cell table:number-columns-repeated="11" table:style-name="ce67"/>
          <table:covered-table-cell table:style-name="ce7"/>
          <table:table-cell table:style-name="ce67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0</text:p>
          </table:table-cell>
          <table:table-cell table:number-columns-repeated="2" office:value-type="string">
            <text:p>$41</text:p>
          </table:table-cell>
          <table:table-cell office:value-type="string">
            <text:p>$40</text:p>
          </table:table-cell>
          <table:table-cell office:value-type="string">
            <text:p>$42</text:p>
          </table:table-cell>
          <table:table-cell office:value-type="string">
            <text:p>$43</text:p>
          </table:table-cell>
          <table:table-cell office:value-type="string">
            <text:p>$40</text:p>
          </table:table-cell>
          <table:table-cell office:value-type="string">
            <text:p>$41</text:p>
          </table:table-cell>
          <table:table-cell office:value-type="string">
            <text:p>$44</text:p>
          </table:table-cell>
          <table:table-cell office:value-type="string">
            <text:p>$45</text:p>
          </table:table-cell>
          <table:table-cell office:value-type="string">
            <text:p>$40</text:p>
          </table:table-cell>
          <table:table-cell office:value-type="string">
            <text:p>$41</text:p>
          </table:table-cell>
          <table:table-cell table:number-columns-repeated="4" office:value-type="string">
            <text:p>$4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0</text:p>
          </table:table-cell>
          <table:table-cell table:number-columns-repeated="2" office:value-type="string">
            <text:p>$41</text:p>
          </table:table-cell>
          <table:table-cell office:value-type="string">
            <text:p>$40</text:p>
          </table:table-cell>
          <table:table-cell office:value-type="string">
            <text:p>$47</text:p>
          </table:table-cell>
          <table:table-cell office:value-type="string">
            <text:p>$48</text:p>
          </table:table-cell>
          <table:table-cell office:value-type="string">
            <text:p>$49</text:p>
          </table:table-cell>
          <table:table-cell office:value-type="string">
            <text:p>$4a</text:p>
          </table:table-cell>
          <table:table-cell office:value-type="string">
            <text:p>$4b</text:p>
          </table:table-cell>
          <table:table-cell table:number-columns-repeated="2" office:value-type="string">
            <text:p>$46</text:p>
          </table:table-cell>
          <table:table-cell office:value-type="string">
            <text:p>$4c</text:p>
          </table:table-cell>
          <table:table-cell office:value-type="string">
            <text:p>$4d</text:p>
          </table:table-cell>
          <table:table-cell office:value-type="string">
            <text:p>$4e</text:p>
          </table:table-cell>
          <table:table-cell office:value-type="string">
            <text:p>$4f</text:p>
          </table:table-cell>
          <table:table-cell office:value-type="string">
            <text:p>$5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1</text:p>
          </table:table-cell>
          <table:table-cell office:value-type="string">
            <text:p>$52</text:p>
          </table:table-cell>
          <table:table-cell office:value-type="string">
            <text:p>$53</text:p>
          </table:table-cell>
          <table:table-cell office:value-type="string">
            <text:p>$54</text:p>
          </table:table-cell>
          <table:table-cell table:number-columns-repeated="4" office:value-type="string">
            <text:p>$55</text:p>
          </table:table-cell>
          <table:table-cell office:value-type="string">
            <text:p>$56</text:p>
          </table:table-cell>
          <table:table-cell office:value-type="string">
            <text:p>$57</text:p>
          </table:table-cell>
          <table:table-cell office:value-type="string">
            <text:p>$58</text:p>
          </table:table-cell>
          <table:table-cell office:value-type="string">
            <text:p>$59</text:p>
          </table:table-cell>
          <table:table-cell office:value-type="string">
            <text:p>$5a</text:p>
          </table:table-cell>
          <table:table-cell office:value-type="string">
            <text:p>$5b</text:p>
          </table:table-cell>
          <table:table-cell office:value-type="string">
            <text:p>$5c</text:p>
          </table:table-cell>
          <table:table-cell office:value-type="string">
            <text:p>$5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b</text:p>
          </table:table-cell>
          <table:table-cell table:number-columns-repeated="2" office:value-type="string">
            <text:p>$46</text:p>
          </table:table-cell>
          <table:table-cell office:value-type="string">
            <text:p>$4c</text:p>
          </table:table-cell>
          <table:table-cell table:number-columns-repeated="4" office:value-type="string">
            <text:p>$5e</text:p>
          </table:table-cell>
          <table:table-cell office:value-type="string">
            <text:p>$5f</text:p>
          </table:table-cell>
          <table:table-cell office:value-type="string">
            <text:p>$60</text:p>
          </table:table-cell>
          <table:table-cell office:value-type="string">
            <text:p>$61</text:p>
          </table:table-cell>
          <table:table-cell office:value-type="string">
            <text:p>$62</text:p>
          </table:table-cell>
          <table:table-cell office:value-type="string">
            <text:p>$63</text:p>
          </table:table-cell>
          <table:table-cell office:value-type="string">
            <text:p>$64</text:p>
          </table:table-cell>
          <table:table-cell office:value-type="string">
            <text:p>$65</text:p>
          </table:table-cell>
          <table:table-cell office:value-type="string">
            <text:p>$6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67</text:p>
          </table:table-cell>
          <table:table-cell office:value-type="string">
            <text:p>$68</text:p>
          </table:table-cell>
          <table:table-cell office:value-type="string">
            <text:p>$69</text:p>
          </table:table-cell>
          <table:table-cell office:value-type="string">
            <text:p>$6a</text:p>
          </table:table-cell>
          <table:table-cell office:value-type="string">
            <text:p>$6b</text:p>
          </table:table-cell>
          <table:table-cell office:value-type="string">
            <text:p>$6c</text:p>
          </table:table-cell>
          <table:table-cell office:value-type="string">
            <text:p>$6d</text:p>
          </table:table-cell>
          <table:table-cell office:value-type="string">
            <text:p>$6e</text:p>
          </table:table-cell>
          <table:table-cell office:value-type="string">
            <text:p>$6f</text:p>
          </table:table-cell>
          <table:table-cell office:value-type="string">
            <text:p>$70</text:p>
          </table:table-cell>
          <table:table-cell office:value-type="string">
            <text:p>$6f</text:p>
          </table:table-cell>
          <table:table-cell office:value-type="string">
            <text:p>$70</text:p>
          </table:table-cell>
          <table:table-cell office:value-type="string">
            <text:p>$71</text:p>
          </table:table-cell>
          <table:table-cell office:value-type="string">
            <text:p>$72</text:p>
          </table:table-cell>
          <table:table-cell office:value-type="string">
            <text:p>$73</text:p>
          </table:table-cell>
          <table:table-cell office:value-type="string">
            <text:p>$7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6b</text:p>
          </table:table-cell>
          <table:table-cell office:value-type="string">
            <text:p>$6c</text:p>
          </table:table-cell>
          <table:table-cell office:value-type="string">
            <text:p>$6d</text:p>
          </table:table-cell>
          <table:table-cell office:value-type="string">
            <text:p>$6e</text:p>
          </table:table-cell>
          <table:table-cell office:value-type="string">
            <text:p>$6f</text:p>
          </table:table-cell>
          <table:table-cell office:value-type="string">
            <text:p>$70</text:p>
          </table:table-cell>
          <table:table-cell office:value-type="string">
            <text:p>$6f</text:p>
          </table:table-cell>
          <table:table-cell office:value-type="string">
            <text:p>$70</text:p>
          </table:table-cell>
          <table:table-cell office:value-type="string">
            <text:p>$71</text:p>
          </table:table-cell>
          <table:table-cell office:value-type="string">
            <text:p>$72</text:p>
          </table:table-cell>
          <table:table-cell office:value-type="string">
            <text:p>$73</text:p>
          </table:table-cell>
          <table:table-cell office:value-type="string">
            <text:p>$74</text:p>
          </table:table-cell>
          <table:table-cell office:value-type="string">
            <text:p>$4b</text:p>
          </table:table-cell>
          <table:table-cell table:number-columns-repeated="2" office:value-type="string">
            <text:p>$46</text:p>
          </table:table-cell>
          <table:table-cell office:value-type="string">
            <text:p>$4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75</text:p>
          </table:table-cell>
          <table:table-cell table:number-columns-repeated="2" office:value-type="string">
            <text:p>$76</text:p>
          </table:table-cell>
          <table:table-cell office:value-type="string">
            <text:p>$77</text:p>
          </table:table-cell>
          <table:table-cell office:value-type="string">
            <text:p>$78</text:p>
          </table:table-cell>
          <table:table-cell office:value-type="string">
            <text:p>$79</text:p>
          </table:table-cell>
          <table:table-cell office:value-type="string">
            <text:p>$7a</text:p>
          </table:table-cell>
          <table:table-cell office:value-type="string">
            <text:p>$75</text:p>
          </table:table-cell>
          <table:table-cell office:value-type="string">
            <text:p>$7b</text:p>
          </table:table-cell>
          <table:table-cell table:number-columns-repeated="2" office:value-type="string">
            <text:p>$76</text:p>
          </table:table-cell>
          <table:table-cell office:value-type="string">
            <text:p>$7b</text:p>
          </table:table-cell>
          <table:table-cell office:value-type="string">
            <text:p>$75</text:p>
          </table:table-cell>
          <table:table-cell table:number-columns-repeated="2"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2" office:value-type="string">
            <text:p>$20</text:p>
          </table:table-cell>
          <table:table-cell table:number-columns-repeated="4"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46</text:p>
          </table:table-cell>
          <table:table-cell office:value-type="string">
            <text:p>$7d</text:p>
          </table:table-cell>
          <table:table-cell office:value-type="string">
            <text:p>$46</text:p>
          </table:table-cell>
          <table:table-cell office:value-type="string">
            <text:p>$7d</text:p>
          </table:table-cell>
          <table:table-cell office:value-type="string">
            <text:p>$46</text:p>
          </table:table-cell>
          <table:table-cell office:value-type="string">
            <text:p>$7d</text:p>
          </table:table-cell>
          <table:table-cell office:value-type="string">
            <text:p>$46</text:p>
          </table:table-cell>
          <table:table-cell office:value-type="string">
            <text:p>$7e</text:p>
          </table:table-cell>
          <table:table-cell office:value-type="string">
            <text:p>$46</text:p>
          </table:table-cell>
          <table:table-cell office:value-type="string">
            <text:p>$7f</text:p>
          </table:table-cell>
          <table:table-cell office:value-type="string">
            <text:p>$80</text:p>
          </table:table-cell>
          <table:table-cell table:number-columns-repeated="2" office:value-type="string">
            <text:p>$81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82</text:p>
          </table:table-cell>
          <table:table-cell table:number-columns-repeated="2" office:value-type="string">
            <text:p>$83</text:p>
          </table:table-cell>
          <table:table-cell table:number-columns-repeated="12" office:value-type="string">
            <text:p>$20</text:p>
          </table:table-cell>
          <table:table-cell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>
          <table:table-cell table:style-name="ce3" office:value-type="string">
            <text:p>CHARTILESET COLOUR DATA...</text:p>
          </table:table-cell>
          <table:table-cell table:style-name="ce67" table:number-columns-repeated="5"/>
          <table:table-cell table:style-name="ce4" office:value-type="string" table:number-columns-spanned="11" table:number-rows-spanned="1">
            <text:p>SUMME 0-39</text:p>
          </table:table-cell>
          <table:covered-table-cell table:number-columns-repeated="9" table:style-name="ce67"/>
          <table:covered-table-cell table:style-name="ce7"/>
          <table:table-cell table:style-name="ce67"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b</text:p>
          </table:table-cell>
          <table:table-cell office:value-type="string">
            <text:p>$08</text:p>
          </table:table-cell>
          <table:table-cell table:number-columns-repeated="2" office:value-type="string">
            <text:p>$0b</text:p>
          </table:table-cell>
          <table:table-cell office:value-type="string">
            <text:p>$0d</text:p>
          </table:table-cell>
          <table:table-cell office:value-type="string">
            <text:p>$0b</text:p>
          </table:table-cell>
          <table:table-cell office:value-type="string">
            <text:p>$09</text:p>
          </table:table-cell>
          <table:table-cell table:number-columns-repeated="3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b</text:p>
          </table:table-cell>
          <table:table-cell table:number-columns-repeated="3" office:value-type="string">
            <text:p>$0d</text:p>
          </table:table-cell>
          <table:table-cell table:number-columns-repeated="5" office:value-type="string">
            <text:p>$09</text:p>
          </table:table-cell>
          <table:table-cell office:value-type="string">
            <text:p>$0b</text:p>
          </table:table-cell>
          <table:table-cell table:number-columns-repeated="2" office:value-type="string">
            <text:p>$09</text:p>
          </table:table-cell>
          <table:table-cell table:number-columns-repeated="3" office:value-type="string">
            <text:p>$0b</text:p>
          </table:table-cell>
          <table:table-cell office:value-type="string">
            <text:p>$0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b</text:p>
          </table:table-cell>
          <table:table-cell table:number-columns-repeated="8"/>
          <table:table-cell office:value-type="string">
            <text:p>$09</text:p>
          </table:table-cell>
          <table:table-cell table:number-columns-repeated="3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$09</text:p>
          </table:table-cell>
          <table:table-cell office:value-type="string">
            <text:p>$0b</text:p>
          </table:table-cell>
          <table:table-cell table:number-columns-repeated="2" office:value-type="string">
            <text:p>$09</text:p>
          </table:table-cell>
          <table:table-cell table:number-columns-repeated="3" office:value-type="string">
            <text:p>$0b</text:p>
          </table:table-cell>
          <table:table-cell office:value-type="string">
            <text:p>$09</text:p>
          </table:table-cell>
          <table:table-cell table:number-columns-repeated="999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Char" table:style-name="ta1" table:print="false">
        <table:table-column table:style-name="co4" table:default-cell-style-name="Default"/>
        <table:table-column table:style-name="co2" table:default-cell-style-name="ce67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ce67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B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3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D53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F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G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3];2;2))"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I53];2;2))"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J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3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5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3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B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4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J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4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4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B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5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J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55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B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6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J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6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6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O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6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B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7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table:formula="of:=HEX2DEC(MID(['Charpad Export'.J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5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B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8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J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N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P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58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B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9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J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5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59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N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9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B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0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E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6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6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H60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I60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J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B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J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61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61];2;2))" office:value-type="float" office:value="118">
            <text:p>11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B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62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table:formula="of:=HEX2DEC(MID(['Charpad Export'.J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2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B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E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I63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J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3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table:formula="of:=HEX2DEC(MID(['Charpad Export'.B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4];2;2))"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I64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formula="of:=HEX2DEC(MID(['Charpad Export'.J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4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P6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64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B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G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H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I65];2;2))" office:value-type="float" office:value="204">
            <text:p>204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J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L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N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O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5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B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6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6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66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66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H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J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6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6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formula="of:=HEX2DEC(MID(['Charpad Export'.B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67];2;2))"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E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7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I67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J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7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67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table:formula="of:=HEX2DEC(MID(['Charpad Export'.B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6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68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G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68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J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N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O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Q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B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table:formula="of:=HEX2DEC(MID(['Charpad Export'.J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L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9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B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J7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K70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L70];2;2))"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M70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N70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7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P7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Q7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B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71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E71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F71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G7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I71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table:formula="of:=HEX2DEC(MID(['Charpad Export'.J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1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L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7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7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71];2;2))" office:value-type="float" office:value="70">
            <text:p>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table:formula="of:=HEX2DEC(MID(['Charpad Export'.B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D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2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72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2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table:formula="of:=HEX2DEC(MID(['Charpad Export'.J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L7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7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B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3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J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3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B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J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4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B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5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table:formula="of:=HEX2DEC(MID(['Charpad Export'.J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B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6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J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7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6];2;2))" office:value-type="float" office:value="96">
            <text:p>9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B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7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F77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G77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H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77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table:formula="of:=HEX2DEC(MID(['Charpad Export'.J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7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M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B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7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table:formula="of:=HEX2DEC(MID(['Charpad Export'.J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8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table:formula="of:=HEX2DEC(MID(['Charpad Export'.B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I79];2;2))"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J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7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9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B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0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J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M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0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O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Q80];2;2))" office:value-type="float" office:value="6">
            <text:p>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B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1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table:formula="of:=HEX2DEC(MID(['Charpad Export'.J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81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8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81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B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F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J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82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B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3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G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3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J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B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4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D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4];2;2))" office:value-type="float" office:value="112">
            <text:p>112</text:p>
          </table:table-cell>
          <table:table-cell office:value-type="string">
            <text:p>,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J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8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4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B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8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5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H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J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L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5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85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8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B8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86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D86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86];2;2))"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F8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86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8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86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J8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86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L86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86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N8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8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86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86];2;2))" office:value-type="float" office:value="34">
            <text:p>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table:formula="of:=HEX2DEC(MID(['Charpad Export'.B8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8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8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8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87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G8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87];2;2))"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J8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8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8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8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8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87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P87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Q87];2;2))" office:value-type="float" office:value="12">
            <text:p>1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B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88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table:formula="of:=HEX2DEC(MID(['Charpad Export'.J88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8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88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88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88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88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Q88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table:formula="of:=HEX2DEC(MID(['Charpad Export'.B89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8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8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8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8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89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73">
            <text:p>73</text:p>
          </table:table-cell>
          <table:table-cell office:value-type="string">
            <text:p>,</text:p>
          </table:table-cell>
          <table:table-cell table:formula="of:=HEX2DEC(MID(['Charpad Export'.J89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8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L89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M89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89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89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9];2;2))" office:value-type="float" office:value="130">
            <text:p>13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B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0];2;2))"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E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9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J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90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N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90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table:formula="of:=HEX2DEC(MID(['Charpad Export'.B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9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91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77">
            <text:p>77</text:p>
          </table:table-cell>
          <table:table-cell office:value-type="string">
            <text:p>,</text:p>
          </table:table-cell>
          <table:table-cell table:formula="of:=HEX2DEC(MID(['Charpad Export'.J9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9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1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M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91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O91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P91];2;2))"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Q91];2;2))" office:value-type="float" office:value="187">
            <text:p>187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table:formula="of:=HEX2DEC(MID(['Charpad Export'.B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2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9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9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G92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2];2;2))"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I92];2;2))" office:value-type="float" office:value="238">
            <text:p>238</text:p>
          </table:table-cell>
          <table:table-cell office:value-type="string">
            <text:p>,</text:p>
          </table:table-cell>
          <table:table-cell office:value-type="float" office:value="79">
            <text:p>79</text:p>
          </table:table-cell>
          <table:table-cell office:value-type="string">
            <text:p>,</text:p>
          </table:table-cell>
          <table:table-cell table:formula="of:=HEX2DEC(MID(['Charpad Export'.J9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2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L9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9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N9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O9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P9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2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B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9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9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F9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G9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1">
            <text:p>81</text:p>
          </table:table-cell>
          <table:table-cell office:value-type="string">
            <text:p>,</text:p>
          </table:table-cell>
          <table:table-cell table:formula="of:=HEX2DEC(MID(['Charpad Export'.J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3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P93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Q93];2;2))" office:value-type="float" office:value="154">
            <text:p>1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B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4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3">
            <text:p>83</text:p>
          </table:table-cell>
          <table:table-cell office:value-type="string">
            <text:p>,</text:p>
          </table:table-cell>
          <table:table-cell table:formula="of:=HEX2DEC(MID(['Charpad Export'.J94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K94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L9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94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N94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O94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P94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Q9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B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5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J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K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L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M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Q9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B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6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96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9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J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L96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M96];2;2))"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N96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O9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96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Q9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B9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97];2;2))"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D97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E97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9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7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J9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97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L9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9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N97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O9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7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B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8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D98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E98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F98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G98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H98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I98];2;2))" office:value-type="float" office:value="106">
            <text:p>106</text:p>
          </table:table-cell>
          <table:table-cell office:value-type="string">
            <text:p>,</text:p>
          </table:table-cell>
          <table:table-cell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J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8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L98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M98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98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O98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P98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Q98];2;2))" office:value-type="float" office:value="169">
            <text:p>169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B99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C99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D99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E9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F99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G99];2;2))"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H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J99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K99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L99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M99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99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O9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P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table:formula="of:=HEX2DEC(MID(['Charpad Export'.B10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E10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0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0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0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0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J10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K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00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10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0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0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0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Q100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B10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0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01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E101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F101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G101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H101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10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97">
            <text:p>97</text:p>
          </table:table-cell>
          <table:table-cell office:value-type="string">
            <text:p>,</text:p>
          </table:table-cell>
          <table:table-cell table:formula="of:=HEX2DEC(MID(['Charpad Export'.J101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01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L101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01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01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0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01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Q101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B10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02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02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10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0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0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0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I102];2;2))" office:value-type="float" office:value="160">
            <text:p>160</text:p>
          </table:table-cell>
          <table:table-cell office:value-type="string">
            <text:p>,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table:formula="of:=HEX2DEC(MID(['Charpad Export'.J102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K102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0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0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2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O10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02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B103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C103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D10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0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0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103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J103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K103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L103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0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3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P103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Q10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B104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C104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0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4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0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0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04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0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J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4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M104];2;2))"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N104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O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4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table:formula="of:=HEX2DEC(MID(['Charpad Export'.B10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0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5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I105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J105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5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B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06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06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H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0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J106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K10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06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M10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06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O106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06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Q106];2;2))" office:value-type="float" office:value="253">
            <text:p>2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B10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C107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D10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E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07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07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H107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I107];2;2))" office:value-type="float" office:value="127">
            <text:p>127</text:p>
          </table:table-cell>
          <table:table-cell office:value-type="string">
            <text:p>,</text:p>
          </table:table-cell>
          <table:table-cell office:value-type="float" office:value="109">
            <text:p>109</text:p>
          </table:table-cell>
          <table:table-cell office:value-type="string">
            <text:p>,</text:p>
          </table:table-cell>
          <table:table-cell table:formula="of:=HEX2DEC(MID(['Charpad Export'.J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07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107];2;2))"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N107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O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0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Q107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table:formula="of:=HEX2DEC(MID(['Charpad Export'.B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0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D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08];2;2))"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F108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G10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0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08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J108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K108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L108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M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O10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08];2;2))" office:value-type="float" office:value="175">
            <text:p>17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B109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C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D109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E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F10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H10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9];2;2))" office:value-type="float" office:value="186">
            <text:p>186</text:p>
          </table:table-cell>
          <table:table-cell office:value-type="string">
            <text:p>,</text:p>
          </table:table-cell>
          <table:table-cell office:value-type="float" office:value="113">
            <text:p>113</text:p>
          </table:table-cell>
          <table:table-cell office:value-type="string">
            <text:p>,</text:p>
          </table:table-cell>
          <table:table-cell table:formula="of:=HEX2DEC(MID(['Charpad Export'.J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9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N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9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table:formula="of:=HEX2DEC(MID(['Charpad Export'.B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0];2;2))" office:value-type="float" office:value="191">
            <text:p>191</text:p>
          </table:table-cell>
          <table:table-cell office:value-type="string">
            <text:p>,</text:p>
          </table:table-cell>
          <table:table-cell office:value-type="float" office:value="115">
            <text:p>115</text:p>
          </table:table-cell>
          <table:table-cell office:value-type="string">
            <text:p>,</text:p>
          </table:table-cell>
          <table:table-cell table:formula="of:=HEX2DEC(MID(['Charpad Export'.J110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K110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L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10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O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10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Q110];2;2))" office:value-type="float" office:value="191">
            <text:p>19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table:formula="of:=HEX2DEC(MID(['Charpad Export'.B11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C11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D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E111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F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G111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11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I111];2;2))" office:value-type="float" office:value="250">
            <text:p>250</text:p>
          </table:table-cell>
          <table:table-cell office:value-type="string">
            <text:p>,</text:p>
          </table:table-cell>
          <table:table-cell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J11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1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B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1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1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1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12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J11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2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L11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112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12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12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12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Q112];2;2))" office:value-type="float" office:value="234">
            <text:p>2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B11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3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1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1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1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1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1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J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13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L11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1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1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1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1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Q11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table:formula="of:=HEX2DEC(MID(['Charpad Export'.B11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1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1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11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1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14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I11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J11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4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11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1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1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1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14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B11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C11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D11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E115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1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H11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I115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J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K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L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N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P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Q115];2;2))" office:value-type="float" office:value="171">
            <text:p>17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B11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C11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D11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11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F11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1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11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J11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L116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M116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N116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O116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P11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Q116];2;2))" office:value-type="float" office:value="153">
            <text:p>1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B11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1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D117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117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F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7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H117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I117];2;2))" office:value-type="float" office:value="105">
            <text:p>105</text:p>
          </table:table-cell>
          <table:table-cell office:value-type="string">
            <text:p>,</text:p>
          </table:table-cell>
          <table:table-cell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J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7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B118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C118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D118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E118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F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G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H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I118];2;2))" office:value-type="float" office:value="251">
            <text:p>251</text:p>
          </table:table-cell>
          <table:table-cell office:value-type="string">
            <text:p>,</text:p>
          </table:table-cell>
          <table:table-cell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J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K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L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M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N118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O118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P118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Q118];2;2))" office:value-type="float" office:value="235">
            <text:p>23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2">
            <text:p>132</text:p>
          </table:table-cell>
          <table:table-cell office:value-type="string">
            <text:p>,</text:p>
          </table:table-cell>
          <table:table-cell table:formula="of:=HEX2DEC(MID(['Charpad Export'.B11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9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19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E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F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G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H11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19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J11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19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M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N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O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P11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19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B12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20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E120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F120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G120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H120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I120];2;2))" office:value-type="float" office:value="202">
            <text:p>202</text:p>
          </table:table-cell>
          <table:table-cell office:value-type="string">
            <text:p>,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table:formula="of:=HEX2DEC(MID(['Charpad Export'.J120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20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L120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M120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2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2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20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0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B12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1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D121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E12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2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2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H121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1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37">
            <text:p>137</text:p>
          </table:table-cell>
          <table:table-cell office:value-type="string">
            <text:p>,</text:p>
          </table:table-cell>
          <table:table-cell table:formula="of:=HEX2DEC(MID(['Charpad Export'.J121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21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21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21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21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21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1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B12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22];2;2))"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E122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F122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G122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H122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I122];2;2))"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J12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22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22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2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N12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12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122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2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table:formula="of:=HEX2DEC(MID(['Charpad Export'.B123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23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D123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E123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F12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2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23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3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1">
            <text:p>141</text:p>
          </table:table-cell>
          <table:table-cell office:value-type="string">
            <text:p>,</text:p>
          </table:table-cell>
          <table:table-cell table:formula="of:=HEX2DEC(MID(['Charpad Export'.J12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K123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23];2;2))"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M123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N123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O123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P123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Q123];2;2))" office:value-type="float" office:value="64">
            <text:p>6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B12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4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2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2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2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24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24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J124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K124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L124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M124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N124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O124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P124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Q124];2;2))" office:value-type="float" office:value="26">
            <text:p>2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4">
            <text:p>144</text:p>
          </table:table-cell>
          <table:table-cell office:value-type="string">
            <text:p>,</text:p>
          </table:table-cell>
          <table:table-cell table:formula="of:=HEX2DEC(MID(['Charpad Export'.B12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2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12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25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2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25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25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25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45">
            <text:p>145</text:p>
          </table:table-cell>
          <table:table-cell office:value-type="string">
            <text:p>,</text:p>
          </table:table-cell>
          <table:table-cell table:formula="of:=HEX2DEC(MID(['Charpad Export'.J125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25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25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M125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N125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O125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P125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Q125];2;2))" office:value-type="float" office:value="131">
            <text:p>13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B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2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26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E126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F126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G126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26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26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47">
            <text:p>147</text:p>
          </table:table-cell>
          <table:table-cell office:value-type="string">
            <text:p>,</text:p>
          </table:table-cell>
          <table:table-cell table:formula="of:=HEX2DEC(MID(['Charpad Export'.J126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K126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L126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M126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N126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O126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P126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Q126];2;2))" office:value-type="float" office:value="131">
            <text:p>13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B12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2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2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2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2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2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27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J127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K127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27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M12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27];2;2))"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O127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P127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Q127];2;2))" office:value-type="float" office:value="13">
            <text:p>1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B12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2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2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2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28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G12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128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I12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51">
            <text:p>151</text:p>
          </table:table-cell>
          <table:table-cell office:value-type="string">
            <text:p>,</text:p>
          </table:table-cell>
          <table:table-cell table:formula="of:=HEX2DEC(MID(['Charpad Export'.J12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K12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L12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M128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N128];2;2))"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O12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2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128];2;2))" office:value-type="float" office:value="14">
            <text:p>1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B12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29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D12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29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F12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2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29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2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J129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29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29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M129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N129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29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P129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Q129];2;2))" office:value-type="float" office:value="14">
            <text:p>1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B13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D13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3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F13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G13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30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3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55">
            <text:p>155</text:p>
          </table:table-cell>
          <table:table-cell office:value-type="string">
            <text:p>,</text:p>
          </table:table-cell>
          <table:table-cell table:formula="of:=HEX2DEC(MID(['Charpad Export'.J130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30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L130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M13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13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13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3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B13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3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3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3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31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G131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31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31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J13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K131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L131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M13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31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O131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3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31];2;2))" office:value-type="float" office:value="44">
            <text:p>4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8">
            <text:p>158</text:p>
          </table:table-cell>
          <table:table-cell office:value-type="string">
            <text:p>,</text:p>
          </table:table-cell>
          <table:table-cell table:formula="of:=HEX2DEC(MID(['Charpad Export'.B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E13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3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J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K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L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M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O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32];2;2))" office:value-type="float" office:value="46">
            <text:p>4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B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33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61">
            <text:p>161</text:p>
          </table:table-cell>
          <table:table-cell office:value-type="string">
            <text:p>,</text:p>
          </table:table-cell>
          <table:table-cell table:formula="of:=HEX2DEC(MID(['Charpad Export'.J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3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33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33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B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4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134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134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J134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K134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L13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34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N134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O134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P134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34];2;2))" office:value-type="float" office:value="44">
            <text:p>4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B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J135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K135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L135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35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N13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O13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3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3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B136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C136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D136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E136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36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G136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H136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J13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3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3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3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3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36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P136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36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B137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137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D137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E137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3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G13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H13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37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J13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3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3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13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3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O137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P13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137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B138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C138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D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E138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F138];2;2))"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G138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3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38];2;2))" office:value-type="float" office:value="234">
            <text:p>234</text:p>
          </table:table-cell>
          <table:table-cell office:value-type="string">
            <text:p>,</text:p>
          </table:table-cell>
          <table:table-cell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J13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3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38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M138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13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3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3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3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2">
            <text:p>172</text:p>
          </table:table-cell>
          <table:table-cell office:value-type="string">
            <text:p>,</text:p>
          </table:table-cell>
          <table:table-cell table:formula="of:=HEX2DEC(MID(['Charpad Export'.B139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C139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3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73">
            <text:p>173</text:p>
          </table:table-cell>
          <table:table-cell office:value-type="string">
            <text:p>,</text:p>
          </table:table-cell>
          <table:table-cell table:formula="of:=HEX2DEC(MID(['Charpad Export'.J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39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Q139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B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4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14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4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4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4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I14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J14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K14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L14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140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N14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40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B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14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H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141];2;2))"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177">
            <text:p>177</text:p>
          </table:table-cell>
          <table:table-cell office:value-type="string">
            <text:p>,</text:p>
          </table:table-cell>
          <table:table-cell table:formula="of:=HEX2DEC(MID(['Charpad Export'.J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K14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L141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M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1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O141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41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4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8">
            <text:p>178</text:p>
          </table:table-cell>
          <table:table-cell office:value-type="string">
            <text:p>,</text:p>
          </table:table-cell>
          <table:table-cell table:formula="of:=HEX2DEC(MID(['Charpad Export'.B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2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142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142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F142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42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42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42];2;2))" office:value-type="float" office:value="162">
            <text:p>162</text:p>
          </table:table-cell>
          <table:table-cell office:value-type="string">
            <text:p>,</text:p>
          </table:table-cell>
          <table:table-cell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J14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4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142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N14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O14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4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42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0">
            <text:p>180</text:p>
          </table:table-cell>
          <table:table-cell office:value-type="string">
            <text:p>,</text:p>
          </table:table-cell>
          <table:table-cell table:formula="of:=HEX2DEC(MID(['Charpad Export'.B143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4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3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143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43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J14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K14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43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43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43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43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P143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Q143];2;2))" office:value-type="float" office:value="136">
            <text:p>13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B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4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4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J14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4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L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4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44];2;2))" office:value-type="float" office:value="190">
            <text:p>19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B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45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E14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4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4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4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45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formula="of:=HEX2DEC(MID(['Charpad Export'.J14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B146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46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J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46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M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N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O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P146];2;2))"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Q146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B14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4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47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E147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F147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47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H147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I147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J147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47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47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47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47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4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47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Q147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B14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4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48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14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4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4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4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I148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J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8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4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4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4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4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P14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Q148];2;2))" office:value-type="float" office:value="63">
            <text:p>6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B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9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D14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4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49];2;2))"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G14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9];2;2))" office:value-type="float" office:value="80">
            <text:p>80</text:p>
          </table:table-cell>
          <table:table-cell office:value-type="string">
            <text:p>,</text:p>
          </table:table-cell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formula="of:=HEX2DEC(MID(['Charpad Export'.J149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4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4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4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4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49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49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Q149];2;2))" office:value-type="float" office:value="15">
            <text:p>1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B150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C150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50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E150];2;2))"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F150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G150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H150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I150];2;2))" office:value-type="float" office:value="84">
            <text:p>84</text:p>
          </table:table-cell>
          <table:table-cell office:value-type="string">
            <text:p>,</text:p>
          </table:table-cell>
          <table:table-cell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J15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K15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L15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M150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50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O150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P150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Q150];2;2))" office:value-type="float" office:value="143">
            <text:p>14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B15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5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5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5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51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51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H151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I151];2;2))" office:value-type="float" office:value="176">
            <text:p>176</text:p>
          </table:table-cell>
          <table:table-cell office:value-type="string">
            <text:p>,</text:p>
          </table:table-cell>
          <table:table-cell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J15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5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51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M151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N151];2;2))"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O151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P15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51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B15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5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52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52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H15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52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99">
            <text:p>199</text:p>
          </table:table-cell>
          <table:table-cell office:value-type="string">
            <text:p>,</text:p>
          </table:table-cell>
          <table:table-cell table:formula="of:=HEX2DEC(MID(['Charpad Export'.J152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K15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52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M152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N152];2;2))"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O152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52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52];2;2))" office:value-type="float" office:value="42">
            <text:p>4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B153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5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3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53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53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5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5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5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01">
            <text:p>201</text:p>
          </table:table-cell>
          <table:table-cell office:value-type="string">
            <text:p>,</text:p>
          </table:table-cell>
          <table:table-cell table:formula="of:=HEX2DEC(MID(['Charpad Export'.J15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N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O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53];2;2))" office:value-type="float" office:value="26">
            <text:p>2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B15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5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E15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5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54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54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54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03">
            <text:p>203</text:p>
          </table:table-cell>
          <table:table-cell office:value-type="string">
            <text:p>,</text:p>
          </table:table-cell>
          <table:table-cell table:formula="of:=HEX2DEC(MID(['Charpad Export'.J154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K154];2;2))"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L154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M154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N154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O154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54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5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B155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5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5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55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55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5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5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55];2;2))" office:value-type="float" office:value="148">
            <text:p>148</text:p>
          </table:table-cell>
          <table:table-cell office:value-type="string">
            <text:p>,</text:p>
          </table:table-cell>
          <table:table-cell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J15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L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M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N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O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55];2;2))" office:value-type="float" office:value="74">
            <text:p>7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B15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56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D156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E15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F156];2;2))"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G156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56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56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J15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15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15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N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56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P156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Q156];2;2))" office:value-type="float" office:value="79">
            <text:p>79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B15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5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57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F157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G157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H15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57];2;2))" office:value-type="float" office:value="243">
            <text:p>243</text:p>
          </table:table-cell>
          <table:table-cell office:value-type="string">
            <text:p>,</text:p>
          </table:table-cell>
          <table:table-cell office:value-type="float" office:value="209">
            <text:p>209</text:p>
          </table:table-cell>
          <table:table-cell office:value-type="string">
            <text:p>,</text:p>
          </table:table-cell>
          <table:table-cell table:formula="of:=HEX2DEC(MID(['Charpad Export'.J157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K157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L157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M157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N157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5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5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57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0">
            <text:p>210</text:p>
          </table:table-cell>
          <table:table-cell office:value-type="string">
            <text:p>,</text:p>
          </table:table-cell>
          <table:table-cell table:formula="of:=HEX2DEC(MID(['Charpad Export'.B158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C158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58];2;2))"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E15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1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5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5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58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formula="of:=HEX2DEC(MID(['Charpad Export'.J158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5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58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58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58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58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58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Q158];2;2))" office:value-type="float" office:value="15">
            <text:p>1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B15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5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59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E159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F159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G159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H159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159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J159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59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L159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59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N159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5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5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59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B160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C160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E1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160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G160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H160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I160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215">
            <text:p>215</text:p>
          </table:table-cell>
          <table:table-cell office:value-type="string">
            <text:p>,</text:p>
          </table:table-cell>
          <table:table-cell table:formula="of:=HEX2DEC(MID(['Charpad Export'.J16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6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L160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M16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16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60];2;2))"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P160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Q160];2;2))" office:value-type="float" office:value="253">
            <text:p>2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B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1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E161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F161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6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61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I161];2;2))" office:value-type="float" office:value="95">
            <text:p>95</text:p>
          </table:table-cell>
          <table:table-cell office:value-type="string">
            <text:p>,</text:p>
          </table:table-cell>
          <table:table-cell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J161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61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61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M161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61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O16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61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61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B162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62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62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E162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F162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G16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6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62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J162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K162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L162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M162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N1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162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Q162];2;2))" office:value-type="float" office:value="165">
            <text:p>16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B163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C163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D163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E163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6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6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H16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63];2;2))" office:value-type="float" office:value="86">
            <text:p>86</text:p>
          </table:table-cell>
          <table:table-cell office:value-type="string">
            <text:p>,</text:p>
          </table:table-cell>
          <table:table-cell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J163];2;2))"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K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63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M16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63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O163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P163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Q16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B164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C16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4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164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J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6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O16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6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Q164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B165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C165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D165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E16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65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65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16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65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225">
            <text:p>225</text:p>
          </table:table-cell>
          <table:table-cell office:value-type="string">
            <text:p>,</text:p>
          </table:table-cell>
          <table:table-cell table:formula="of:=HEX2DEC(MID(['Charpad Export'.J16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6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6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6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6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O1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65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65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B16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6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6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6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6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66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66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27">
            <text:p>227</text:p>
          </table:table-cell>
          <table:table-cell office:value-type="string">
            <text:p>,</text:p>
          </table:table-cell>
          <table:table-cell table:formula="of:=HEX2DEC(MID(['Charpad Export'.J16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6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66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1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1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1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1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166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8">
            <text:p>228</text:p>
          </table:table-cell>
          <table:table-cell office:value-type="string">
            <text:p>,</text:p>
          </table:table-cell>
          <table:table-cell table:formula="of:=HEX2DEC(MID(['Charpad Export'.B16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6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6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9">
            <text:p>229</text:p>
          </table:table-cell>
          <table:table-cell office:value-type="string">
            <text:p>,</text:p>
          </table:table-cell>
          <table:table-cell table:formula="of:=HEX2DEC(MID(['Charpad Export'.J16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16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67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16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16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16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16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167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B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168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J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168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B16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6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6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6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16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6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169];2;2))"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J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6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B17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17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17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E17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17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17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7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170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J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B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J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B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J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B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1">
            <text:p>241</text:p>
          </table:table-cell>
          <table:table-cell office:value-type="string">
            <text:p>,</text:p>
          </table:table-cell>
          <table:table-cell table:formula="of:=HEX2DEC(MID(['Charpad Export'.J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B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J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B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J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B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J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formula="of:=HEX2DEC(MID(['Charpad Export'.B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formula="of:=HEX2DEC(MID(['Charpad Export'.J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B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J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B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J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B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8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J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80];2;2))" office:value-type="float" office:value="0">
            <text:p>0</text:p>
          </table:table-cell>
        </table:table-row>
        <table:table-row table:style-name="ro1" table:number-rows-repeated="104844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ata Tile" table:style-name="ta1" table:print="false">
        <table:table-column table:style-name="co7" table:number-columns-repeated="4" table:default-cell-style-name="Default"/>
        <table:table-column table:style-name="co4" table:number-columns-repeated="4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50"/>
        <table:table-column table:style-name="co19" table:default-cell-style-name="ce50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8" office:value-type="string" table:number-columns-spanned="4" table:number-rows-spanned="1">
            <text:p>HEX CHAR INDEX</text:p>
          </table:table-cell>
          <table:covered-table-cell table:number-columns-repeated="3" table:style-name="ce13"/>
          <table:table-cell table:number-columns-repeated="4" table:style-name="ce14" office:value-type="string">
            <text:p>DEZ</text:p>
          </table:table-cell>
          <table:table-cell table:style-name="ce21" office:value-type="string">
            <text:p>ADD</text:p>
          </table:table-cell>
          <table:table-cell table:number-columns-repeated="2" table:style-name="ce14" office:value-type="string">
            <text:p>ADD</text:p>
          </table:table-cell>
          <table:table-cell table:style-name="ce24" office:value-type="string">
            <text:p>ADD</text:p>
          </table:table-cell>
          <table:table-cell table:style-name="ce25" office:value-type="string" table:number-columns-spanned="10" table:number-rows-spanned="1">
            <text:p>COLOR</text:p>
          </table:table-cell>
          <table:covered-table-cell table:number-columns-repeated="9" table:style-name="ce13"/>
          <table:table-cell table:style-name="ce14" table:number-columns-repeated="2"/>
          <table:table-cell table:style-name="ce21"/>
          <table:table-cell table:style-name="ce14" table:number-columns-repeated="3"/>
          <table:table-cell table:style-name="ce14" office:value-type="string">
            <text:p>IST</text:p>
          </table:table-cell>
          <table:table-cell table:style-name="ce14" table:number-columns-repeated="4"/>
          <table:table-cell table:style-name="ce14" office:value-type="string">
            <text:p>IST</text:p>
          </table:table-cell>
          <table:table-cell table:style-name="ce14" table:number-columns-repeated="5"/>
          <table:table-cell table:style-name="ce14" office:value-type="string">
            <text:p>IST</text:p>
          </table:table-cell>
          <table:table-cell table:style-name="ce14" table:number-columns-repeated="4"/>
          <table:table-cell table:style-name="ce14" office:value-type="string">
            <text:p>IST</text:p>
          </table:table-cell>
          <table:table-cell table:style-name="ce14"/>
          <table:table-cell table:style-name="ce45"/>
          <table:table-cell table:style-name="ce49" office:value-type="string">
            <text:p>CHAR</text:p>
          </table:table-cell>
          <table:table-cell table:style-name="ce51"/>
          <table:table-cell table:style-name="ce52" office:value-type="string" table:number-columns-spanned="5" table:number-rows-spanned="1">
            <text:p>COLOR NUMMER</text:p>
          </table:table-cell>
          <table:covered-table-cell table:number-columns-repeated="4" table:style-name="ce58"/>
        </table:table-row>
        <table:table-row table:style-name="ro2">
          <table:table-cell table:style-name="ce9" table:formula="of:=MID(['Charpad Export'.B209];2;2)" office:value-type="string" office:string-value="40">
            <text:p>40</text:p>
          </table:table-cell>
          <table:table-cell table:style-name="ce9" table:formula="of:=MID(['Charpad Export'.C209];2;2)" office:value-type="string" office:string-value="41">
            <text:p>41</text:p>
          </table:table-cell>
          <table:table-cell table:style-name="ce9" table:formula="of:=MID(['Charpad Export'.D209];2;2)" office:value-type="string" office:string-value="41">
            <text:p>41</text:p>
          </table:table-cell>
          <table:table-cell table:style-name="ce9" table:formula="of:=MID(['Charpad Export'.E209];2;2)" office:value-type="string" office:string-value="40">
            <text:p>40</text:p>
          </table:table-cell>
          <table:table-cell table:style-name="ce15" table:formula="of:=HEX2DEC([.A2])" office:value-type="float" office:value="64">
            <text:p>64</text:p>
          </table:table-cell>
          <table:table-cell table:style-name="ce18" table:formula="of:=HEX2DEC([.B2])" office:value-type="float" office:value="65">
            <text:p>65</text:p>
          </table:table-cell>
          <table:table-cell table:style-name="ce18" table:formula="of:=HEX2DEC([.C2])" office:value-type="float" office:value="65">
            <text:p>65</text:p>
          </table:table-cell>
          <table:table-cell table:style-name="ce18" table:formula="of:=HEX2DEC([.D2])" office:value-type="float" office:value="64">
            <text:p>64</text:p>
          </table:table-cell>
          <table:table-cell table:style-name="ce15" table:formula="of:=IF(AND([.E2]&gt;=0;[.E2]&lt;=31);&quot;+64&quot;;IF(AND([.E2]&gt;=32;[.E2]&lt;=63);&quot;0&quot;;IF(AND([.E2]&gt;=64;[.E2]&lt;=95);&quot;+128&quot;;IF(AND([.E2]&gt;=96;[.E2]&lt;=127);&quot;+64&quot;;IF(AND([.E2]&gt;=128;[.E2]&lt;=159);&quot;-64&quot;;IF(AND([.E2]&gt;=160;[.E2]&lt;=191);&quot;-128&quot;;IF(AND([.E2]&gt;=192;[.E2]&lt;=254);&quot;0&quot;;IF(AND([.E2]=255);&quot;-64&quot;;&quot;&quot;))))))))" office:value-type="string" office:string-value="+128">
            <text:p>+128</text:p>
          </table:table-cell>
          <table:table-cell table:style-name="ce15" table:formula="of:=IF(AND([.F2]&gt;=0;[.F2]&lt;=31);&quot;+64&quot;;IF(AND([.F2]&gt;=32;[.F2]&lt;=63);&quot;0&quot;;IF(AND([.F2]&gt;=64;[.F2]&lt;=95);&quot;+128&quot;;IF(AND([.F2]&gt;=96;[.F2]&lt;=127);&quot;+64&quot;;IF(AND([.F2]&gt;=128;[.F2]&lt;=159);&quot;-64&quot;;IF(AND([.F2]&gt;=160;[.F2]&lt;=191);&quot;-128&quot;;IF(AND([.F2]&gt;=192;[.F2]&lt;=254);&quot;0&quot;;IF(AND([.F2]=255);&quot;-64&quot;;&quot;&quot;))))))))" office:value-type="string" office:string-value="+128">
            <text:p>+128</text:p>
          </table:table-cell>
          <table:table-cell table:style-name="ce15" table:formula="of:=IF(AND([.G2]&gt;=0;[.G2]&lt;=31);&quot;+64&quot;;IF(AND([.G2]&gt;=32;[.G2]&lt;=63);&quot;0&quot;;IF(AND([.G2]&gt;=64;[.G2]&lt;=95);&quot;+128&quot;;IF(AND([.G2]&gt;=96;[.G2]&lt;=127);&quot;+64&quot;;IF(AND([.G2]&gt;=128;[.G2]&lt;=159);&quot;-64&quot;;IF(AND([.G2]&gt;=160;[.G2]&lt;=191);&quot;-128&quot;;IF(AND([.G2]&gt;=192;[.G2]&lt;=254);&quot;0&quot;;IF(AND([.G2]=255);&quot;-64&quot;;&quot;&quot;))))))))" office:value-type="string" office:string-value="+128">
            <text:p>+128</text:p>
          </table:table-cell>
          <table:table-cell table:style-name="ce15" table:formula="of:=IF(AND([.H2]&gt;=0;[.H2]&lt;=31);&quot;+64&quot;;IF(AND([.H2]&gt;=32;[.H2]&lt;=63);&quot;0&quot;;IF(AND([.H2]&gt;=64;[.H2]&lt;=95);&quot;+128&quot;;IF(AND([.H2]&gt;=96;[.H2]&lt;=127);&quot;+64&quot;;IF(AND([.H2]&gt;=128;[.H2]&lt;=159);&quot;-64&quot;;IF(AND([.H2]&gt;=160;[.H2]&lt;=191);&quot;-128&quot;;IF(AND([.H2]&gt;=192;[.H2]&lt;=254);&quot;0&quot;;IF(AND([.H2]=255);&quot;-64&quot;;&quot;&quot;))))))))" office:value-type="string" office:string-value="+128">
            <text:p>+128</text:p>
          </table:table-cell>
          <table:table-cell table:style-name="ce26" table:formula="of:=MID(['Charpad Export'.B236];2;2)" office:value-type="string" office:string-value="0b">
            <text:p>0b</text:p>
          </table:table-cell>
          <table:table-cell table:style-name="ce18" table:formula="of:=HEX2DEC([.M2])" office:value-type="float" office:value="11">
            <text:p>11</text:p>
          </table:table-cell>
          <table:table-cell table:style-name="ce18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gray1}">
            <text:p>{gray1}</text:p>
          </table:table-cell>
          <table:table-cell table:style-name="ce31" table:formula="of:=[.M2]" office:value-type="string" office:string-value="0b">
            <text:p>0b</text:p>
          </table:table-cell>
          <table:table-cell table:style-name="ce18" table:formula="of:=HEX2DEC([.P2])" office:value-type="float" office:value="11">
            <text:p>11</text:p>
          </table:table-cell>
          <table:table-cell table:style-name="ce18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gray1}">
            <text:p>{gray1}</text:p>
          </table:table-cell>
          <table:table-cell table:style-name="ce31" table:formula="of:=[.M2]" office:value-type="string" office:string-value="0b">
            <text:p>0b</text:p>
          </table:table-cell>
          <table:table-cell table:style-name="ce18" table:formula="of:=HEX2DEC([.S2])" office:value-type="float" office:value="11">
            <text:p>11</text:p>
          </table:table-cell>
          <table:table-cell table:style-name="ce18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gray1}">
            <text:p>{gray1}</text:p>
          </table:table-cell>
          <table:table-cell table:style-name="ce35" table:formula="of:=[.M2]" office:value-type="string" office:string-value="0b">
            <text:p>0b</text:p>
          </table:table-cell>
          <table:table-cell table:style-name="ce18" table:formula="of:=HEX2DEC([.V2])" office:value-type="float" office:value="11">
            <text:p>11</text:p>
          </table:table-cell>
          <table:table-cell table:style-name="ce18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gray1}">
            <text:p>{gray1}</text:p>
          </table:table-cell>
          <table:table-cell table:style-name="ce39" office:value-type="string">
            <text:p>data"</text:p>
          </table:table-cell>
          <table:table-cell table:style-name="ce42" table:formula="of:=[.O2]" office:value-type="string" office:string-value="{gray1}">
            <text:p>{gray1}</text:p>
          </table:table-cell>
          <table:table-cell table:style-name="ce42" table:formula="of:=IF(AND([.E2]&gt;=128;[.E2]&lt;=255);&quot;{rvrs on}&quot;;&quot;{rvrs off}&quot;)" office:value-type="string" office:string-value="{rvrs off}">
            <text:p>{rvrs off}</text:p>
          </table:table-cell>
          <table:table-cell table:style-name="ce42" office:value-type="string">
            <text:p>{</text:p>
          </table:table-cell>
          <table:table-cell table:style-name="ce42" table:formula="of:=[.E2]+[.I2]" office:value-type="float" office:value="192">
            <text:p>192</text:p>
          </table:table-cell>
          <table:table-cell table:style-name="ce42" office:value-type="string">
            <text:p>}</text:p>
          </table:table-cell>
          <table:table-cell table:style-name="ce42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42" table:formula="of:=[.R2]" office:value-type="string" office:string-value="{gray1}">
            <text:p>{gray1}</text:p>
          </table:table-cell>
          <table:table-cell table:style-name="ce42" office:value-type="string">
            <text:p>{</text:p>
          </table:table-cell>
          <table:table-cell table:style-name="ce42" table:formula="of:=[.F2]+[.J2]" office:value-type="float" office:value="193">
            <text:p>193</text:p>
          </table:table-cell>
          <table:table-cell table:style-name="ce42" office:value-type="string">
            <text:p>}</text:p>
          </table:table-cell>
          <table:table-cell table:style-name="ce42" office:value-type="string">
            <text:p>{down}{left:2}</text:p>
          </table:table-cell>
          <table:table-cell table:style-name="ce42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42" table:formula="of:=[.U2]" office:value-type="string" office:string-value="{gray1}">
            <text:p>{gray1}</text:p>
          </table:table-cell>
          <table:table-cell table:style-name="ce42" office:value-type="string">
            <text:p>{</text:p>
          </table:table-cell>
          <table:table-cell table:style-name="ce42" table:formula="of:=[.G2]+[.K2]" office:value-type="float" office:value="193">
            <text:p>193</text:p>
          </table:table-cell>
          <table:table-cell table:style-name="ce42" office:value-type="string">
            <text:p>}</text:p>
          </table:table-cell>
          <table:table-cell table:style-name="ce42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42" table:formula="of:=[.X2]" office:value-type="string" office:string-value="{gray1}">
            <text:p>{gray1}</text:p>
          </table:table-cell>
          <table:table-cell table:style-name="ce42" office:value-type="string">
            <text:p>{</text:p>
          </table:table-cell>
          <table:table-cell table:style-name="ce42" table:formula="of:=[.H2]+[.L2]" office:value-type="float" office:value="192">
            <text:p>192</text:p>
          </table:table-cell>
          <table:table-cell table:style-name="ce42" office:value-type="string">
            <text:p>}</text:p>
          </table:table-cell>
          <table:table-cell table:style-name="ce46" office:value-type="string">
            <text:p>{rvrs off}"</text:p>
          </table:table-cell>
          <table:table-cell table:style-name="ce10" office:value-type="float" office:value="0">
            <text:p>0</text:p>
          </table:table-cell>
          <table:table-cell table:style-name="ce33"/>
          <table:table-cell table:style-name="ce53" office:value-type="string">
            <text:p>Multi Color</text:p>
          </table:table-cell>
          <table:table-cell table:style-name="ce59"/>
          <table:table-cell table:style-name="ce60" office:value-type="string">
            <text:p>Char Color</text:p>
          </table:table-cell>
          <table:table-cell table:style-name="ce65"/>
          <table:table-cell table:style-name="ce59"/>
        </table:table-row>
        <table:table-row table:style-name="ro2">
          <table:table-cell table:style-name="ce9" table:formula="of:=MID(['Charpad Export'.F209];2;2)" office:value-type="string" office:string-value="42">
            <text:p>42</text:p>
          </table:table-cell>
          <table:table-cell table:style-name="ce9" table:formula="of:=MID(['Charpad Export'.G209];2;2)" office:value-type="string" office:string-value="43">
            <text:p>43</text:p>
          </table:table-cell>
          <table:table-cell table:style-name="ce9" table:formula="of:=MID(['Charpad Export'.H209];2;2)" office:value-type="string" office:string-value="40">
            <text:p>40</text:p>
          </table:table-cell>
          <table:table-cell table:style-name="ce9" table:formula="of:=MID(['Charpad Export'.I209];2;2)" office:value-type="string" office:string-value="41">
            <text:p>41</text:p>
          </table:table-cell>
          <table:table-cell table:style-name="ce16" table:formula="of:=HEX2DEC([.A3])" office:value-type="float" office:value="66">
            <text:p>66</text:p>
          </table:table-cell>
          <table:table-cell table:style-name="ce19" table:formula="of:=HEX2DEC([.B3])" office:value-type="float" office:value="67">
            <text:p>67</text:p>
          </table:table-cell>
          <table:table-cell table:style-name="ce19" table:formula="of:=HEX2DEC([.C3])" office:value-type="float" office:value="64">
            <text:p>64</text:p>
          </table:table-cell>
          <table:table-cell table:style-name="ce19" table:formula="of:=HEX2DEC([.D3])" office:value-type="float" office:value="65">
            <text:p>65</text:p>
          </table:table-cell>
          <table:table-cell table:style-name="ce22" table:formula="of:=IF(AND([.E3]&gt;=0;[.E3]&lt;=31);&quot;+64&quot;;IF(AND([.E3]&gt;=32;[.E3]&lt;=63);&quot;0&quot;;IF(AND([.E3]&gt;=64;[.E3]&lt;=95);&quot;+128&quot;;IF(AND([.E3]&gt;=96;[.E3]&lt;=127);&quot;+64&quot;;IF(AND([.E3]&gt;=128;[.E3]&lt;=159);&quot;-64&quot;;IF(AND([.E3]&gt;=160;[.E3]&lt;=191);&quot;-128&quot;;IF(AND([.E3]&gt;=192;[.E3]&lt;=254);&quot;0&quot;;IF(AND([.E3]=255);&quot;-64&quot;;&quot;&quot;))))))))" office:value-type="string" office:string-value="+128">
            <text:p>+128</text:p>
          </table:table-cell>
          <table:table-cell table:style-name="ce22" table:formula="of:=IF(AND([.F3]&gt;=0;[.F3]&lt;=31);&quot;+64&quot;;IF(AND([.F3]&gt;=32;[.F3]&lt;=63);&quot;0&quot;;IF(AND([.F3]&gt;=64;[.F3]&lt;=95);&quot;+128&quot;;IF(AND([.F3]&gt;=96;[.F3]&lt;=127);&quot;+64&quot;;IF(AND([.F3]&gt;=128;[.F3]&lt;=159);&quot;-64&quot;;IF(AND([.F3]&gt;=160;[.F3]&lt;=191);&quot;-128&quot;;IF(AND([.F3]&gt;=192;[.F3]&lt;=254);&quot;0&quot;;IF(AND([.F3]=255);&quot;-64&quot;;&quot;&quot;))))))))" office:value-type="string" office:string-value="+128">
            <text:p>+128</text:p>
          </table:table-cell>
          <table:table-cell table:style-name="ce22" table:formula="of:=IF(AND([.G3]&gt;=0;[.G3]&lt;=31);&quot;+64&quot;;IF(AND([.G3]&gt;=32;[.G3]&lt;=63);&quot;0&quot;;IF(AND([.G3]&gt;=64;[.G3]&lt;=95);&quot;+128&quot;;IF(AND([.G3]&gt;=96;[.G3]&lt;=127);&quot;+64&quot;;IF(AND([.G3]&gt;=128;[.G3]&lt;=159);&quot;-64&quot;;IF(AND([.G3]&gt;=160;[.G3]&lt;=191);&quot;-128&quot;;IF(AND([.G3]&gt;=192;[.G3]&lt;=254);&quot;0&quot;;IF(AND([.G3]=255);&quot;-64&quot;;&quot;&quot;))))))))" office:value-type="string" office:string-value="+128">
            <text:p>+128</text:p>
          </table:table-cell>
          <table:table-cell table:style-name="ce22" table:formula="of:=IF(AND([.H3]&gt;=0;[.H3]&lt;=31);&quot;+64&quot;;IF(AND([.H3]&gt;=32;[.H3]&lt;=63);&quot;0&quot;;IF(AND([.H3]&gt;=64;[.H3]&lt;=95);&quot;+128&quot;;IF(AND([.H3]&gt;=96;[.H3]&lt;=127);&quot;+64&quot;;IF(AND([.H3]&gt;=128;[.H3]&lt;=159);&quot;-64&quot;;IF(AND([.H3]&gt;=160;[.H3]&lt;=191);&quot;-128&quot;;IF(AND([.H3]&gt;=192;[.H3]&lt;=254);&quot;0&quot;;IF(AND([.H3]=255);&quot;-64&quot;;&quot;&quot;))))))))" office:value-type="string" office:string-value="+128">
            <text:p>+128</text:p>
          </table:table-cell>
          <table:table-cell table:style-name="ce27" table:formula="of:=MID(['Charpad Export'.C236];2;2)" office:value-type="string" office:string-value="0b">
            <text:p>0b</text:p>
          </table:table-cell>
          <table:table-cell table:style-name="ce19" table:formula="of:=HEX2DEC([.M3])" office:value-type="float" office:value="11">
            <text:p>11</text:p>
          </table:table-cell>
          <table:table-cell table:style-name="ce19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gray1}">
            <text:p>{gray1}</text:p>
          </table:table-cell>
          <table:table-cell table:style-name="ce32" table:formula="of:=[.M3]" office:value-type="string" office:string-value="0b">
            <text:p>0b</text:p>
          </table:table-cell>
          <table:table-cell table:style-name="ce19" table:formula="of:=HEX2DEC([.P3])" office:value-type="float" office:value="11">
            <text:p>11</text:p>
          </table:table-cell>
          <table:table-cell table:style-name="ce19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gray1}">
            <text:p>{gray1}</text:p>
          </table:table-cell>
          <table:table-cell table:style-name="ce32" table:formula="of:=[.M3]" office:value-type="string" office:string-value="0b">
            <text:p>0b</text:p>
          </table:table-cell>
          <table:table-cell table:style-name="ce19" table:formula="of:=HEX2DEC([.S3])" office:value-type="float" office:value="11">
            <text:p>11</text:p>
          </table:table-cell>
          <table:table-cell table:style-name="ce19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gray1}">
            <text:p>{gray1}</text:p>
          </table:table-cell>
          <table:table-cell table:style-name="ce36" table:formula="of:=[.M3]" office:value-type="string" office:string-value="0b">
            <text:p>0b</text:p>
          </table:table-cell>
          <table:table-cell table:style-name="ce19" table:formula="of:=HEX2DEC([.V3])" office:value-type="float" office:value="11">
            <text:p>11</text:p>
          </table:table-cell>
          <table:table-cell table:style-name="ce19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3]" office:value-type="string" office:string-value="{gray1}">
            <text:p>{gray1}</text:p>
          </table:table-cell>
          <table:table-cell table:style-name="ce43" table:formula="of:=IF(AND([.E3]&gt;=128;[.E3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]+[.I3]" office:value-type="float" office:value="194">
            <text:p>194</text:p>
          </table:table-cell>
          <table:table-cell table:style-name="ce43" office:value-type="string">
            <text:p>}</text:p>
          </table:table-cell>
          <table:table-cell table:style-name="ce43" table:formula="of:=IF(AND([.F3]&gt;=128;[.F3]&lt;=255);&quot;{rvrs on}&quot;;&quot;{rvrs off}&quot;)" office:value-type="string" office:string-value="{rvrs off}">
            <text:p>{rvrs off}</text:p>
          </table:table-cell>
          <table:table-cell table:style-name="ce43" table:formula="of:=[.R3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3]+[.J3]" office:value-type="float" office:value="195">
            <text:p>195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]&gt;=128;[.G3]&lt;=255);&quot;{rvrs on}&quot;;&quot;{rvrs off}&quot;)" office:value-type="string" office:string-value="{rvrs off}">
            <text:p>{rvrs off}</text:p>
          </table:table-cell>
          <table:table-cell table:style-name="ce43" table:formula="of:=[.U3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3]+[.K3]" office:value-type="float" office:value="192">
            <text:p>192</text:p>
          </table:table-cell>
          <table:table-cell table:style-name="ce43" office:value-type="string">
            <text:p>}</text:p>
          </table:table-cell>
          <table:table-cell table:style-name="ce43" table:formula="of:=IF(AND([.H3]&gt;=128;[.H3]&lt;=255);&quot;{rvrs on}&quot;;&quot;{rvrs off}&quot;)" office:value-type="string" office:string-value="{rvrs off}">
            <text:p>{rvrs off}</text:p>
          </table:table-cell>
          <table:table-cell table:style-name="ce43" table:formula="of:=[.X3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3]+[.L3]" office:value-type="float" office:value="193">
            <text:p>193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1">
            <text:p>1</text:p>
          </table:table-cell>
          <table:table-cell table:style-name="ce33"/>
          <table:table-cell table:style-name="ce54" office:value-type="string">
            <text:p>sw</text:p>
          </table:table-cell>
          <table:table-cell table:style-name="ce54" office:value-type="float" office:value="0">
            <text:p>0</text:p>
          </table:table-cell>
          <table:table-cell table:style-name="ce61" office:value-type="string">
            <text:p>sw</text:p>
          </table:table-cell>
          <table:table-cell table:style-name="ce61" office:value-type="float" office:value="0">
            <text:p>0</text:p>
          </table:table-cell>
          <table:table-cell table:style-name="ce61" office:value-type="string">
            <text:p>hires</text:p>
          </table:table-cell>
        </table:table-row>
        <table:table-row table:style-name="ro2">
          <table:table-cell table:style-name="ce9" table:formula="of:=MID(['Charpad Export'.J209];2;2)" office:value-type="string" office:string-value="44">
            <text:p>44</text:p>
          </table:table-cell>
          <table:table-cell table:style-name="ce9" table:formula="of:=MID(['Charpad Export'.K209];2;2)" office:value-type="string" office:string-value="45">
            <text:p>45</text:p>
          </table:table-cell>
          <table:table-cell table:style-name="ce9" table:formula="of:=MID(['Charpad Export'.L209];2;2)" office:value-type="string" office:string-value="40">
            <text:p>40</text:p>
          </table:table-cell>
          <table:table-cell table:style-name="ce9" table:formula="of:=MID(['Charpad Export'.M209];2;2)" office:value-type="string" office:string-value="41">
            <text:p>41</text:p>
          </table:table-cell>
          <table:table-cell table:style-name="ce16" table:formula="of:=HEX2DEC([.A4])" office:value-type="float" office:value="68">
            <text:p>68</text:p>
          </table:table-cell>
          <table:table-cell table:style-name="ce19" table:formula="of:=HEX2DEC([.B4])" office:value-type="float" office:value="69">
            <text:p>69</text:p>
          </table:table-cell>
          <table:table-cell table:style-name="ce19" table:formula="of:=HEX2DEC([.C4])" office:value-type="float" office:value="64">
            <text:p>64</text:p>
          </table:table-cell>
          <table:table-cell table:style-name="ce19" table:formula="of:=HEX2DEC([.D4])" office:value-type="float" office:value="65">
            <text:p>65</text:p>
          </table:table-cell>
          <table:table-cell table:style-name="ce22" table:formula="of:=IF(AND([.E4]&gt;=0;[.E4]&lt;=31);&quot;+64&quot;;IF(AND([.E4]&gt;=32;[.E4]&lt;=63);&quot;0&quot;;IF(AND([.E4]&gt;=64;[.E4]&lt;=95);&quot;+128&quot;;IF(AND([.E4]&gt;=96;[.E4]&lt;=127);&quot;+64&quot;;IF(AND([.E4]&gt;=128;[.E4]&lt;=159);&quot;-64&quot;;IF(AND([.E4]&gt;=160;[.E4]&lt;=191);&quot;-128&quot;;IF(AND([.E4]&gt;=192;[.E4]&lt;=254);&quot;0&quot;;IF(AND([.E4]=255);&quot;-64&quot;;&quot;&quot;))))))))" office:value-type="string" office:string-value="+128">
            <text:p>+128</text:p>
          </table:table-cell>
          <table:table-cell table:style-name="ce22" table:formula="of:=IF(AND([.F4]&gt;=0;[.F4]&lt;=31);&quot;+64&quot;;IF(AND([.F4]&gt;=32;[.F4]&lt;=63);&quot;0&quot;;IF(AND([.F4]&gt;=64;[.F4]&lt;=95);&quot;+128&quot;;IF(AND([.F4]&gt;=96;[.F4]&lt;=127);&quot;+64&quot;;IF(AND([.F4]&gt;=128;[.F4]&lt;=159);&quot;-64&quot;;IF(AND([.F4]&gt;=160;[.F4]&lt;=191);&quot;-128&quot;;IF(AND([.F4]&gt;=192;[.F4]&lt;=254);&quot;0&quot;;IF(AND([.F4]=255);&quot;-64&quot;;&quot;&quot;))))))))" office:value-type="string" office:string-value="+128">
            <text:p>+128</text:p>
          </table:table-cell>
          <table:table-cell table:style-name="ce22" table:formula="of:=IF(AND([.G4]&gt;=0;[.G4]&lt;=31);&quot;+64&quot;;IF(AND([.G4]&gt;=32;[.G4]&lt;=63);&quot;0&quot;;IF(AND([.G4]&gt;=64;[.G4]&lt;=95);&quot;+128&quot;;IF(AND([.G4]&gt;=96;[.G4]&lt;=127);&quot;+64&quot;;IF(AND([.G4]&gt;=128;[.G4]&lt;=159);&quot;-64&quot;;IF(AND([.G4]&gt;=160;[.G4]&lt;=191);&quot;-128&quot;;IF(AND([.G4]&gt;=192;[.G4]&lt;=254);&quot;0&quot;;IF(AND([.G4]=255);&quot;-64&quot;;&quot;&quot;))))))))" office:value-type="string" office:string-value="+128">
            <text:p>+128</text:p>
          </table:table-cell>
          <table:table-cell table:style-name="ce22" table:formula="of:=IF(AND([.H4]&gt;=0;[.H4]&lt;=31);&quot;+64&quot;;IF(AND([.H4]&gt;=32;[.H4]&lt;=63);&quot;0&quot;;IF(AND([.H4]&gt;=64;[.H4]&lt;=95);&quot;+128&quot;;IF(AND([.H4]&gt;=96;[.H4]&lt;=127);&quot;+64&quot;;IF(AND([.H4]&gt;=128;[.H4]&lt;=159);&quot;-64&quot;;IF(AND([.H4]&gt;=160;[.H4]&lt;=191);&quot;-128&quot;;IF(AND([.H4]&gt;=192;[.H4]&lt;=254);&quot;0&quot;;IF(AND([.H4]=255);&quot;-64&quot;;&quot;&quot;))))))))" office:value-type="string" office:string-value="+128">
            <text:p>+128</text:p>
          </table:table-cell>
          <table:table-cell table:style-name="ce28" table:formula="of:=MID(['Charpad Export'.D236];2;2)" office:value-type="string" office:string-value="0b">
            <text:p>0b</text:p>
          </table:table-cell>
          <table:table-cell table:style-name="ce19" table:formula="of:=HEX2DEC([.M4])" office:value-type="float" office:value="11">
            <text:p>11</text:p>
          </table:table-cell>
          <table:table-cell table:style-name="ce19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gray1}">
            <text:p>{gray1}</text:p>
          </table:table-cell>
          <table:table-cell table:style-name="ce33" table:formula="of:=[.M4]" office:value-type="string" office:string-value="0b">
            <text:p>0b</text:p>
          </table:table-cell>
          <table:table-cell table:style-name="ce19" table:formula="of:=HEX2DEC([.P4])" office:value-type="float" office:value="11">
            <text:p>11</text:p>
          </table:table-cell>
          <table:table-cell table:style-name="ce19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gray1}">
            <text:p>{gray1}</text:p>
          </table:table-cell>
          <table:table-cell table:style-name="ce33" table:formula="of:=[.M4]" office:value-type="string" office:string-value="0b">
            <text:p>0b</text:p>
          </table:table-cell>
          <table:table-cell table:style-name="ce19" table:formula="of:=HEX2DEC([.S4])" office:value-type="float" office:value="11">
            <text:p>11</text:p>
          </table:table-cell>
          <table:table-cell table:style-name="ce19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gray1}">
            <text:p>{gray1}</text:p>
          </table:table-cell>
          <table:table-cell table:style-name="ce37" table:formula="of:=[.M4]" office:value-type="string" office:string-value="0b">
            <text:p>0b</text:p>
          </table:table-cell>
          <table:table-cell table:style-name="ce19" table:formula="of:=HEX2DEC([.V4])" office:value-type="float" office:value="11">
            <text:p>11</text:p>
          </table:table-cell>
          <table:table-cell table:style-name="ce19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4]" office:value-type="string" office:string-value="{gray1}">
            <text:p>{gray1}</text:p>
          </table:table-cell>
          <table:table-cell table:style-name="ce43" table:formula="of:=IF(AND([.E4]&gt;=128;[.E4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4]+[.I4]" office:value-type="float" office:value="196">
            <text:p>196</text:p>
          </table:table-cell>
          <table:table-cell table:style-name="ce43" office:value-type="string">
            <text:p>}</text:p>
          </table:table-cell>
          <table:table-cell table:style-name="ce43" table:formula="of:=IF(AND([.F4]&gt;=128;[.F4]&lt;=255);&quot;{rvrs on}&quot;;&quot;{rvrs off}&quot;)" office:value-type="string" office:string-value="{rvrs off}">
            <text:p>{rvrs off}</text:p>
          </table:table-cell>
          <table:table-cell table:style-name="ce43" table:formula="of:=[.R4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4]+[.J4]" office:value-type="float" office:value="197">
            <text:p>197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4]&gt;=128;[.G4]&lt;=255);&quot;{rvrs on}&quot;;&quot;{rvrs off}&quot;)" office:value-type="string" office:string-value="{rvrs off}">
            <text:p>{rvrs off}</text:p>
          </table:table-cell>
          <table:table-cell table:style-name="ce43" table:formula="of:=[.U4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4]+[.K4]" office:value-type="float" office:value="192">
            <text:p>192</text:p>
          </table:table-cell>
          <table:table-cell table:style-name="ce43" office:value-type="string">
            <text:p>}</text:p>
          </table:table-cell>
          <table:table-cell table:style-name="ce43" table:formula="of:=IF(AND([.H4]&gt;=128;[.H4]&lt;=255);&quot;{rvrs on}&quot;;&quot;{rvrs off}&quot;)" office:value-type="string" office:string-value="{rvrs off}">
            <text:p>{rvrs off}</text:p>
          </table:table-cell>
          <table:table-cell table:style-name="ce43" table:formula="of:=[.X4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4]+[.L4]" office:value-type="float" office:value="193">
            <text:p>193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2">
            <text:p>2</text:p>
          </table:table-cell>
          <table:table-cell table:style-name="ce33"/>
          <table:table-cell table:style-name="ce55" office:value-type="string">
            <text:p>ws</text:p>
          </table:table-cell>
          <table:table-cell table:style-name="ce55" office:value-type="float" office:value="1">
            <text:p>1</text:p>
          </table:table-cell>
          <table:table-cell table:style-name="ce62" office:value-type="string">
            <text:p>ws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hires</text:p>
          </table:table-cell>
        </table:table-row>
        <table:table-row table:style-name="ro2">
          <table:table-cell table:style-name="ce9" table:formula="of:=MID(['Charpad Export'.N209];2;2)" office:value-type="string" office:string-value="46">
            <text:p>46</text:p>
          </table:table-cell>
          <table:table-cell table:style-name="ce9" table:formula="of:=MID(['Charpad Export'.O209];2;2)" office:value-type="string" office:string-value="46">
            <text:p>46</text:p>
          </table:table-cell>
          <table:table-cell table:style-name="ce9" table:formula="of:=MID(['Charpad Export'.P209];2;2)" office:value-type="string" office:string-value="46">
            <text:p>46</text:p>
          </table:table-cell>
          <table:table-cell table:style-name="ce9" table:formula="of:=MID(['Charpad Export'.Q209];2;2)" office:value-type="string" office:string-value="46">
            <text:p>46</text:p>
          </table:table-cell>
          <table:table-cell table:style-name="ce16" table:formula="of:=HEX2DEC([.A5])" office:value-type="float" office:value="70">
            <text:p>70</text:p>
          </table:table-cell>
          <table:table-cell table:style-name="ce19" table:formula="of:=HEX2DEC([.B5])" office:value-type="float" office:value="70">
            <text:p>70</text:p>
          </table:table-cell>
          <table:table-cell table:style-name="ce19" table:formula="of:=HEX2DEC([.C5])" office:value-type="float" office:value="70">
            <text:p>70</text:p>
          </table:table-cell>
          <table:table-cell table:style-name="ce19" table:formula="of:=HEX2DEC([.D5])" office:value-type="float" office:value="70">
            <text:p>70</text:p>
          </table:table-cell>
          <table:table-cell table:style-name="ce22" table:formula="of:=IF(AND([.E5]&gt;=0;[.E5]&lt;=31);&quot;+64&quot;;IF(AND([.E5]&gt;=32;[.E5]&lt;=63);&quot;0&quot;;IF(AND([.E5]&gt;=64;[.E5]&lt;=95);&quot;+128&quot;;IF(AND([.E5]&gt;=96;[.E5]&lt;=127);&quot;+64&quot;;IF(AND([.E5]&gt;=128;[.E5]&lt;=159);&quot;-64&quot;;IF(AND([.E5]&gt;=160;[.E5]&lt;=191);&quot;-128&quot;;IF(AND([.E5]&gt;=192;[.E5]&lt;=254);&quot;0&quot;;IF(AND([.E5]=255);&quot;-64&quot;;&quot;&quot;))))))))" office:value-type="string" office:string-value="+128">
            <text:p>+128</text:p>
          </table:table-cell>
          <table:table-cell table:style-name="ce22" table:formula="of:=IF(AND([.F5]&gt;=0;[.F5]&lt;=31);&quot;+64&quot;;IF(AND([.F5]&gt;=32;[.F5]&lt;=63);&quot;0&quot;;IF(AND([.F5]&gt;=64;[.F5]&lt;=95);&quot;+128&quot;;IF(AND([.F5]&gt;=96;[.F5]&lt;=127);&quot;+64&quot;;IF(AND([.F5]&gt;=128;[.F5]&lt;=159);&quot;-64&quot;;IF(AND([.F5]&gt;=160;[.F5]&lt;=191);&quot;-128&quot;;IF(AND([.F5]&gt;=192;[.F5]&lt;=254);&quot;0&quot;;IF(AND([.F5]=255);&quot;-64&quot;;&quot;&quot;))))))))" office:value-type="string" office:string-value="+128">
            <text:p>+128</text:p>
          </table:table-cell>
          <table:table-cell table:style-name="ce22" table:formula="of:=IF(AND([.G5]&gt;=0;[.G5]&lt;=31);&quot;+64&quot;;IF(AND([.G5]&gt;=32;[.G5]&lt;=63);&quot;0&quot;;IF(AND([.G5]&gt;=64;[.G5]&lt;=95);&quot;+128&quot;;IF(AND([.G5]&gt;=96;[.G5]&lt;=127);&quot;+64&quot;;IF(AND([.G5]&gt;=128;[.G5]&lt;=159);&quot;-64&quot;;IF(AND([.G5]&gt;=160;[.G5]&lt;=191);&quot;-128&quot;;IF(AND([.G5]&gt;=192;[.G5]&lt;=254);&quot;0&quot;;IF(AND([.G5]=255);&quot;-64&quot;;&quot;&quot;))))))))" office:value-type="string" office:string-value="+128">
            <text:p>+128</text:p>
          </table:table-cell>
          <table:table-cell table:style-name="ce22" table:formula="of:=IF(AND([.H5]&gt;=0;[.H5]&lt;=31);&quot;+64&quot;;IF(AND([.H5]&gt;=32;[.H5]&lt;=63);&quot;0&quot;;IF(AND([.H5]&gt;=64;[.H5]&lt;=95);&quot;+128&quot;;IF(AND([.H5]&gt;=96;[.H5]&lt;=127);&quot;+64&quot;;IF(AND([.H5]&gt;=128;[.H5]&lt;=159);&quot;-64&quot;;IF(AND([.H5]&gt;=160;[.H5]&lt;=191);&quot;-128&quot;;IF(AND([.H5]&gt;=192;[.H5]&lt;=254);&quot;0&quot;;IF(AND([.H5]=255);&quot;-64&quot;;&quot;&quot;))))))))" office:value-type="string" office:string-value="+128">
            <text:p>+128</text:p>
          </table:table-cell>
          <table:table-cell table:style-name="ce27" table:formula="of:=MID(['Charpad Export'.E236];2;2)" office:value-type="string" office:string-value="08">
            <text:p>08</text:p>
          </table:table-cell>
          <table:table-cell table:style-name="ce19" table:formula="of:=HEX2DEC([.M5])" office:value-type="float" office:value="8">
            <text:p>8</text:p>
          </table:table-cell>
          <table:table-cell table:style-name="ce19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orange}">
            <text:p>{orange}</text:p>
          </table:table-cell>
          <table:table-cell table:style-name="ce32" table:formula="of:=[.M5]" office:value-type="string" office:string-value="08">
            <text:p>08</text:p>
          </table:table-cell>
          <table:table-cell table:style-name="ce19" table:formula="of:=HEX2DEC([.P5])" office:value-type="float" office:value="8">
            <text:p>8</text:p>
          </table:table-cell>
          <table:table-cell table:style-name="ce19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orange}">
            <text:p>{orange}</text:p>
          </table:table-cell>
          <table:table-cell table:style-name="ce32" table:formula="of:=[.M5]" office:value-type="string" office:string-value="08">
            <text:p>08</text:p>
          </table:table-cell>
          <table:table-cell table:style-name="ce19" table:formula="of:=HEX2DEC([.S5])" office:value-type="float" office:value="8">
            <text:p>8</text:p>
          </table:table-cell>
          <table:table-cell table:style-name="ce19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orange}">
            <text:p>{orange}</text:p>
          </table:table-cell>
          <table:table-cell table:style-name="ce36" table:formula="of:=[.M5]" office:value-type="string" office:string-value="08">
            <text:p>08</text:p>
          </table:table-cell>
          <table:table-cell table:style-name="ce19" table:formula="of:=HEX2DEC([.V5])" office:value-type="float" office:value="8">
            <text:p>8</text:p>
          </table:table-cell>
          <table:table-cell table:style-name="ce19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orange}">
            <text:p>{orange}</text:p>
          </table:table-cell>
          <table:table-cell table:style-name="ce40" office:value-type="string">
            <text:p>data"</text:p>
          </table:table-cell>
          <table:table-cell table:style-name="ce43" table:formula="of:=[.O5]" office:value-type="string" office:string-value="{orange}">
            <text:p>{orange}</text:p>
          </table:table-cell>
          <table:table-cell table:style-name="ce43" table:formula="of:=IF(AND([.E5]&gt;=128;[.E5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5]+[.I5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table:formula="of:=IF(AND([.F5]&gt;=128;[.F5]&lt;=255);&quot;{rvrs on}&quot;;&quot;{rvrs off}&quot;)" office:value-type="string" office:string-value="{rvrs off}">
            <text:p>{rvrs off}</text:p>
          </table:table-cell>
          <table:table-cell table:style-name="ce43" table:formula="of:=[.R5]" office:value-type="string" office:string-value="{orange}">
            <text:p>{orange}</text:p>
          </table:table-cell>
          <table:table-cell table:style-name="ce43" office:value-type="string">
            <text:p>{</text:p>
          </table:table-cell>
          <table:table-cell table:style-name="ce43" table:formula="of:=[.F5]+[.J5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5]&gt;=128;[.G5]&lt;=255);&quot;{rvrs on}&quot;;&quot;{rvrs off}&quot;)" office:value-type="string" office:string-value="{rvrs off}">
            <text:p>{rvrs off}</text:p>
          </table:table-cell>
          <table:table-cell table:style-name="ce43" table:formula="of:=[.U5]" office:value-type="string" office:string-value="{orange}">
            <text:p>{orange}</text:p>
          </table:table-cell>
          <table:table-cell table:style-name="ce43" office:value-type="string">
            <text:p>{</text:p>
          </table:table-cell>
          <table:table-cell table:style-name="ce43" table:formula="of:=[.G5]+[.K5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table:formula="of:=IF(AND([.H5]&gt;=128;[.H5]&lt;=255);&quot;{rvrs on}&quot;;&quot;{rvrs off}&quot;)" office:value-type="string" office:string-value="{rvrs off}">
            <text:p>{rvrs off}</text:p>
          </table:table-cell>
          <table:table-cell table:style-name="ce43" table:formula="of:=[.X5]" office:value-type="string" office:string-value="{orange}">
            <text:p>{orange}</text:p>
          </table:table-cell>
          <table:table-cell table:style-name="ce43" office:value-type="string">
            <text:p>{</text:p>
          </table:table-cell>
          <table:table-cell table:style-name="ce43" table:formula="of:=[.H5]+[.L5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3">
            <text:p>3</text:p>
          </table:table-cell>
          <table:table-cell table:style-name="ce33"/>
          <table:table-cell table:style-name="ce55" office:value-type="string">
            <text:p>rd</text:p>
          </table:table-cell>
          <table:table-cell table:style-name="ce55" office:value-type="float" office:value="2">
            <text:p>2</text:p>
          </table:table-cell>
          <table:table-cell table:style-name="ce62" office:value-type="string">
            <text:p>rd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hires</text:p>
          </table:table-cell>
        </table:table-row>
        <table:table-row table:style-name="ro2">
          <table:table-cell table:style-name="ce10" table:formula="of:=MID(['Charpad Export'.B210];2;2)" office:value-type="string" office:string-value="40">
            <text:p>40</text:p>
          </table:table-cell>
          <table:table-cell table:style-name="ce10" table:formula="of:=MID(['Charpad Export'.C210];2;2)" office:value-type="string" office:string-value="41">
            <text:p>41</text:p>
          </table:table-cell>
          <table:table-cell table:style-name="ce10" table:formula="of:=MID(['Charpad Export'.D210];2;2)" office:value-type="string" office:string-value="41">
            <text:p>41</text:p>
          </table:table-cell>
          <table:table-cell table:style-name="ce10" table:formula="of:=MID(['Charpad Export'.E210];2;2)" office:value-type="string" office:string-value="40">
            <text:p>40</text:p>
          </table:table-cell>
          <table:table-cell table:style-name="ce16" table:formula="of:=HEX2DEC([.A6])" office:value-type="float" office:value="64">
            <text:p>64</text:p>
          </table:table-cell>
          <table:table-cell table:style-name="ce19" table:formula="of:=HEX2DEC([.B6])" office:value-type="float" office:value="65">
            <text:p>65</text:p>
          </table:table-cell>
          <table:table-cell table:style-name="ce19" table:formula="of:=HEX2DEC([.C6])" office:value-type="float" office:value="65">
            <text:p>65</text:p>
          </table:table-cell>
          <table:table-cell table:style-name="ce19" table:formula="of:=HEX2DEC([.D6])" office:value-type="float" office:value="64">
            <text:p>64</text:p>
          </table:table-cell>
          <table:table-cell table:style-name="ce22" table:formula="of:=IF(AND([.E6]&gt;=0;[.E6]&lt;=31);&quot;+64&quot;;IF(AND([.E6]&gt;=32;[.E6]&lt;=63);&quot;0&quot;;IF(AND([.E6]&gt;=64;[.E6]&lt;=95);&quot;+128&quot;;IF(AND([.E6]&gt;=96;[.E6]&lt;=127);&quot;+64&quot;;IF(AND([.E6]&gt;=128;[.E6]&lt;=159);&quot;-64&quot;;IF(AND([.E6]&gt;=160;[.E6]&lt;=191);&quot;-128&quot;;IF(AND([.E6]&gt;=192;[.E6]&lt;=254);&quot;0&quot;;IF(AND([.E6]=255);&quot;-64&quot;;&quot;&quot;))))))))" office:value-type="string" office:string-value="+128">
            <text:p>+128</text:p>
          </table:table-cell>
          <table:table-cell table:style-name="ce22" table:formula="of:=IF(AND([.F6]&gt;=0;[.F6]&lt;=31);&quot;+64&quot;;IF(AND([.F6]&gt;=32;[.F6]&lt;=63);&quot;0&quot;;IF(AND([.F6]&gt;=64;[.F6]&lt;=95);&quot;+128&quot;;IF(AND([.F6]&gt;=96;[.F6]&lt;=127);&quot;+64&quot;;IF(AND([.F6]&gt;=128;[.F6]&lt;=159);&quot;-64&quot;;IF(AND([.F6]&gt;=160;[.F6]&lt;=191);&quot;-128&quot;;IF(AND([.F6]&gt;=192;[.F6]&lt;=254);&quot;0&quot;;IF(AND([.F6]=255);&quot;-64&quot;;&quot;&quot;))))))))" office:value-type="string" office:string-value="+128">
            <text:p>+128</text:p>
          </table:table-cell>
          <table:table-cell table:style-name="ce22" table:formula="of:=IF(AND([.G6]&gt;=0;[.G6]&lt;=31);&quot;+64&quot;;IF(AND([.G6]&gt;=32;[.G6]&lt;=63);&quot;0&quot;;IF(AND([.G6]&gt;=64;[.G6]&lt;=95);&quot;+128&quot;;IF(AND([.G6]&gt;=96;[.G6]&lt;=127);&quot;+64&quot;;IF(AND([.G6]&gt;=128;[.G6]&lt;=159);&quot;-64&quot;;IF(AND([.G6]&gt;=160;[.G6]&lt;=191);&quot;-128&quot;;IF(AND([.G6]&gt;=192;[.G6]&lt;=254);&quot;0&quot;;IF(AND([.G6]=255);&quot;-64&quot;;&quot;&quot;))))))))" office:value-type="string" office:string-value="+128">
            <text:p>+128</text:p>
          </table:table-cell>
          <table:table-cell table:style-name="ce22" table:formula="of:=IF(AND([.H6]&gt;=0;[.H6]&lt;=31);&quot;+64&quot;;IF(AND([.H6]&gt;=32;[.H6]&lt;=63);&quot;0&quot;;IF(AND([.H6]&gt;=64;[.H6]&lt;=95);&quot;+128&quot;;IF(AND([.H6]&gt;=96;[.H6]&lt;=127);&quot;+64&quot;;IF(AND([.H6]&gt;=128;[.H6]&lt;=159);&quot;-64&quot;;IF(AND([.H6]&gt;=160;[.H6]&lt;=191);&quot;-128&quot;;IF(AND([.H6]&gt;=192;[.H6]&lt;=254);&quot;0&quot;;IF(AND([.H6]=255);&quot;-64&quot;;&quot;&quot;))))))))" office:value-type="string" office:string-value="+128">
            <text:p>+128</text:p>
          </table:table-cell>
          <table:table-cell table:style-name="ce28" table:formula="of:=MID(['Charpad Export'.F236];2;2)" office:value-type="string" office:string-value="0b">
            <text:p>0b</text:p>
          </table:table-cell>
          <table:table-cell table:style-name="ce19" table:formula="of:=HEX2DEC([.M6])" office:value-type="float" office:value="11">
            <text:p>11</text:p>
          </table:table-cell>
          <table:table-cell table:style-name="ce19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gray1}">
            <text:p>{gray1}</text:p>
          </table:table-cell>
          <table:table-cell table:style-name="ce33" table:formula="of:=[.M6]" office:value-type="string" office:string-value="0b">
            <text:p>0b</text:p>
          </table:table-cell>
          <table:table-cell table:style-name="ce19" table:formula="of:=HEX2DEC([.P6])" office:value-type="float" office:value="11">
            <text:p>11</text:p>
          </table:table-cell>
          <table:table-cell table:style-name="ce19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gray1}">
            <text:p>{gray1}</text:p>
          </table:table-cell>
          <table:table-cell table:style-name="ce33" table:formula="of:=[.M6]" office:value-type="string" office:string-value="0b">
            <text:p>0b</text:p>
          </table:table-cell>
          <table:table-cell table:style-name="ce19" table:formula="of:=HEX2DEC([.S6])" office:value-type="float" office:value="11">
            <text:p>11</text:p>
          </table:table-cell>
          <table:table-cell table:style-name="ce19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gray1}">
            <text:p>{gray1}</text:p>
          </table:table-cell>
          <table:table-cell table:style-name="ce37" table:formula="of:=[.M6]" office:value-type="string" office:string-value="0b">
            <text:p>0b</text:p>
          </table:table-cell>
          <table:table-cell table:style-name="ce19" table:formula="of:=HEX2DEC([.V6])" office:value-type="float" office:value="11">
            <text:p>11</text:p>
          </table:table-cell>
          <table:table-cell table:style-name="ce19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6]" office:value-type="string" office:string-value="{gray1}">
            <text:p>{gray1}</text:p>
          </table:table-cell>
          <table:table-cell table:style-name="ce43" table:formula="of:=IF(AND([.E6]&gt;=128;[.E6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6]+[.I6]" office:value-type="float" office:value="192">
            <text:p>192</text:p>
          </table:table-cell>
          <table:table-cell table:style-name="ce43" office:value-type="string">
            <text:p>}</text:p>
          </table:table-cell>
          <table:table-cell table:style-name="ce43" table:formula="of:=IF(AND([.F6]&gt;=128;[.F6]&lt;=255);&quot;{rvrs on}&quot;;&quot;{rvrs off}&quot;)" office:value-type="string" office:string-value="{rvrs off}">
            <text:p>{rvrs off}</text:p>
          </table:table-cell>
          <table:table-cell table:style-name="ce43" table:formula="of:=[.R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6]+[.J6]" office:value-type="float" office:value="193">
            <text:p>193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6]&gt;=128;[.G6]&lt;=255);&quot;{rvrs on}&quot;;&quot;{rvrs off}&quot;)" office:value-type="string" office:string-value="{rvrs off}">
            <text:p>{rvrs off}</text:p>
          </table:table-cell>
          <table:table-cell table:style-name="ce43" table:formula="of:=[.U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6]+[.K6]" office:value-type="float" office:value="193">
            <text:p>193</text:p>
          </table:table-cell>
          <table:table-cell table:style-name="ce43" office:value-type="string">
            <text:p>}</text:p>
          </table:table-cell>
          <table:table-cell table:style-name="ce43" table:formula="of:=IF(AND([.H6]&gt;=128;[.H6]&lt;=255);&quot;{rvrs on}&quot;;&quot;{rvrs off}&quot;)" office:value-type="string" office:string-value="{rvrs off}">
            <text:p>{rvrs off}</text:p>
          </table:table-cell>
          <table:table-cell table:style-name="ce43" table:formula="of:=[.X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6]+[.L6]" office:value-type="float" office:value="192">
            <text:p>19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4">
            <text:p>4</text:p>
          </table:table-cell>
          <table:table-cell table:style-name="ce33"/>
          <table:table-cell table:style-name="ce55" office:value-type="string">
            <text:p>tk</text:p>
          </table:table-cell>
          <table:table-cell table:style-name="ce55" office:value-type="float" office:value="3">
            <text:p>3</text:p>
          </table:table-cell>
          <table:table-cell table:style-name="ce62" office:value-type="string">
            <text:p>rd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hires</text:p>
          </table:table-cell>
        </table:table-row>
        <table:table-row table:style-name="ro2">
          <table:table-cell table:style-name="ce10" table:formula="of:=MID(['Charpad Export'.F210];2;2)" office:value-type="string" office:string-value="47">
            <text:p>47</text:p>
          </table:table-cell>
          <table:table-cell table:style-name="ce10" table:formula="of:=MID(['Charpad Export'.G210];2;2)" office:value-type="string" office:string-value="48">
            <text:p>48</text:p>
          </table:table-cell>
          <table:table-cell table:style-name="ce10" table:formula="of:=MID(['Charpad Export'.H210];2;2)" office:value-type="string" office:string-value="49">
            <text:p>49</text:p>
          </table:table-cell>
          <table:table-cell table:style-name="ce10" table:formula="of:=MID(['Charpad Export'.I210];2;2)" office:value-type="string" office:string-value="4a">
            <text:p>4a</text:p>
          </table:table-cell>
          <table:table-cell table:style-name="ce16" table:formula="of:=HEX2DEC([.A7])" office:value-type="float" office:value="71">
            <text:p>71</text:p>
          </table:table-cell>
          <table:table-cell table:style-name="ce19" table:formula="of:=HEX2DEC([.B7])" office:value-type="float" office:value="72">
            <text:p>72</text:p>
          </table:table-cell>
          <table:table-cell table:style-name="ce19" table:formula="of:=HEX2DEC([.C7])" office:value-type="float" office:value="73">
            <text:p>73</text:p>
          </table:table-cell>
          <table:table-cell table:style-name="ce19" table:formula="of:=HEX2DEC([.D7])" office:value-type="float" office:value="74">
            <text:p>74</text:p>
          </table:table-cell>
          <table:table-cell table:style-name="ce22" table:formula="of:=IF(AND([.E7]&gt;=0;[.E7]&lt;=31);&quot;+64&quot;;IF(AND([.E7]&gt;=32;[.E7]&lt;=63);&quot;0&quot;;IF(AND([.E7]&gt;=64;[.E7]&lt;=95);&quot;+128&quot;;IF(AND([.E7]&gt;=96;[.E7]&lt;=127);&quot;+64&quot;;IF(AND([.E7]&gt;=128;[.E7]&lt;=159);&quot;-64&quot;;IF(AND([.E7]&gt;=160;[.E7]&lt;=191);&quot;-128&quot;;IF(AND([.E7]&gt;=192;[.E7]&lt;=254);&quot;0&quot;;IF(AND([.E7]=255);&quot;-64&quot;;&quot;&quot;))))))))" office:value-type="string" office:string-value="+128">
            <text:p>+128</text:p>
          </table:table-cell>
          <table:table-cell table:style-name="ce22" table:formula="of:=IF(AND([.F7]&gt;=0;[.F7]&lt;=31);&quot;+64&quot;;IF(AND([.F7]&gt;=32;[.F7]&lt;=63);&quot;0&quot;;IF(AND([.F7]&gt;=64;[.F7]&lt;=95);&quot;+128&quot;;IF(AND([.F7]&gt;=96;[.F7]&lt;=127);&quot;+64&quot;;IF(AND([.F7]&gt;=128;[.F7]&lt;=159);&quot;-64&quot;;IF(AND([.F7]&gt;=160;[.F7]&lt;=191);&quot;-128&quot;;IF(AND([.F7]&gt;=192;[.F7]&lt;=254);&quot;0&quot;;IF(AND([.F7]=255);&quot;-64&quot;;&quot;&quot;))))))))" office:value-type="string" office:string-value="+128">
            <text:p>+128</text:p>
          </table:table-cell>
          <table:table-cell table:style-name="ce22" table:formula="of:=IF(AND([.G7]&gt;=0;[.G7]&lt;=31);&quot;+64&quot;;IF(AND([.G7]&gt;=32;[.G7]&lt;=63);&quot;0&quot;;IF(AND([.G7]&gt;=64;[.G7]&lt;=95);&quot;+128&quot;;IF(AND([.G7]&gt;=96;[.G7]&lt;=127);&quot;+64&quot;;IF(AND([.G7]&gt;=128;[.G7]&lt;=159);&quot;-64&quot;;IF(AND([.G7]&gt;=160;[.G7]&lt;=191);&quot;-128&quot;;IF(AND([.G7]&gt;=192;[.G7]&lt;=254);&quot;0&quot;;IF(AND([.G7]=255);&quot;-64&quot;;&quot;&quot;))))))))" office:value-type="string" office:string-value="+128">
            <text:p>+128</text:p>
          </table:table-cell>
          <table:table-cell table:style-name="ce22" table:formula="of:=IF(AND([.H7]&gt;=0;[.H7]&lt;=31);&quot;+64&quot;;IF(AND([.H7]&gt;=32;[.H7]&lt;=63);&quot;0&quot;;IF(AND([.H7]&gt;=64;[.H7]&lt;=95);&quot;+128&quot;;IF(AND([.H7]&gt;=96;[.H7]&lt;=127);&quot;+64&quot;;IF(AND([.H7]&gt;=128;[.H7]&lt;=159);&quot;-64&quot;;IF(AND([.H7]&gt;=160;[.H7]&lt;=191);&quot;-128&quot;;IF(AND([.H7]&gt;=192;[.H7]&lt;=254);&quot;0&quot;;IF(AND([.H7]=255);&quot;-64&quot;;&quot;&quot;))))))))" office:value-type="string" office:string-value="+128">
            <text:p>+128</text:p>
          </table:table-cell>
          <table:table-cell table:style-name="ce27" table:formula="of:=MID(['Charpad Export'.G236];2;2)" office:value-type="string" office:string-value="0b">
            <text:p>0b</text:p>
          </table:table-cell>
          <table:table-cell table:style-name="ce19" table:formula="of:=HEX2DEC([.M7])" office:value-type="float" office:value="11">
            <text:p>11</text:p>
          </table:table-cell>
          <table:table-cell table:style-name="ce19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gray1}">
            <text:p>{gray1}</text:p>
          </table:table-cell>
          <table:table-cell table:style-name="ce32" table:formula="of:=[.M7]" office:value-type="string" office:string-value="0b">
            <text:p>0b</text:p>
          </table:table-cell>
          <table:table-cell table:style-name="ce19" table:formula="of:=HEX2DEC([.P7])" office:value-type="float" office:value="11">
            <text:p>11</text:p>
          </table:table-cell>
          <table:table-cell table:style-name="ce19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gray1}">
            <text:p>{gray1}</text:p>
          </table:table-cell>
          <table:table-cell table:style-name="ce32" table:formula="of:=[.M7]" office:value-type="string" office:string-value="0b">
            <text:p>0b</text:p>
          </table:table-cell>
          <table:table-cell table:style-name="ce19" table:formula="of:=HEX2DEC([.S7])" office:value-type="float" office:value="11">
            <text:p>11</text:p>
          </table:table-cell>
          <table:table-cell table:style-name="ce19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gray1}">
            <text:p>{gray1}</text:p>
          </table:table-cell>
          <table:table-cell table:style-name="ce36" table:formula="of:=[.M7]" office:value-type="string" office:string-value="0b">
            <text:p>0b</text:p>
          </table:table-cell>
          <table:table-cell table:style-name="ce19" table:formula="of:=HEX2DEC([.V7])" office:value-type="float" office:value="11">
            <text:p>11</text:p>
          </table:table-cell>
          <table:table-cell table:style-name="ce19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7]" office:value-type="string" office:string-value="{gray1}">
            <text:p>{gray1}</text:p>
          </table:table-cell>
          <table:table-cell table:style-name="ce43" table:formula="of:=IF(AND([.E7]&gt;=128;[.E7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7]+[.I7]" office:value-type="float" office:value="199">
            <text:p>199</text:p>
          </table:table-cell>
          <table:table-cell table:style-name="ce43" office:value-type="string">
            <text:p>}</text:p>
          </table:table-cell>
          <table:table-cell table:style-name="ce43" table:formula="of:=IF(AND([.F7]&gt;=128;[.F7]&lt;=255);&quot;{rvrs on}&quot;;&quot;{rvrs off}&quot;)" office:value-type="string" office:string-value="{rvrs off}">
            <text:p>{rvrs off}</text:p>
          </table:table-cell>
          <table:table-cell table:style-name="ce43" table:formula="of:=[.R7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7]+[.J7]" office:value-type="float" office:value="200">
            <text:p>200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7]&gt;=128;[.G7]&lt;=255);&quot;{rvrs on}&quot;;&quot;{rvrs off}&quot;)" office:value-type="string" office:string-value="{rvrs off}">
            <text:p>{rvrs off}</text:p>
          </table:table-cell>
          <table:table-cell table:style-name="ce43" table:formula="of:=[.U7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7]+[.K7]" office:value-type="float" office:value="201">
            <text:p>201</text:p>
          </table:table-cell>
          <table:table-cell table:style-name="ce43" office:value-type="string">
            <text:p>}</text:p>
          </table:table-cell>
          <table:table-cell table:style-name="ce43" table:formula="of:=IF(AND([.H7]&gt;=128;[.H7]&lt;=255);&quot;{rvrs on}&quot;;&quot;{rvrs off}&quot;)" office:value-type="string" office:string-value="{rvrs off}">
            <text:p>{rvrs off}</text:p>
          </table:table-cell>
          <table:table-cell table:style-name="ce43" table:formula="of:=[.X7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7]+[.L7]" office:value-type="float" office:value="202">
            <text:p>20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5">
            <text:p>5</text:p>
          </table:table-cell>
          <table:table-cell table:style-name="ce33"/>
          <table:table-cell table:style-name="ce55" office:value-type="string">
            <text:p>vi</text:p>
          </table:table-cell>
          <table:table-cell table:style-name="ce55" office:value-type="float" office:value="4">
            <text:p>4</text:p>
          </table:table-cell>
          <table:table-cell table:style-name="ce62" office:value-type="string">
            <text:p>vi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hires</text:p>
          </table:table-cell>
        </table:table-row>
        <table:table-row table:style-name="ro2">
          <table:table-cell table:style-name="ce10" table:formula="of:=MID(['Charpad Export'.J210];2;2)" office:value-type="string" office:string-value="4b">
            <text:p>4b</text:p>
          </table:table-cell>
          <table:table-cell table:style-name="ce10" table:formula="of:=MID(['Charpad Export'.K210];2;2)" office:value-type="string" office:string-value="46">
            <text:p>46</text:p>
          </table:table-cell>
          <table:table-cell table:style-name="ce10" table:formula="of:=MID(['Charpad Export'.L210];2;2)" office:value-type="string" office:string-value="46">
            <text:p>46</text:p>
          </table:table-cell>
          <table:table-cell table:style-name="ce10" table:formula="of:=MID(['Charpad Export'.M210];2;2)" office:value-type="string" office:string-value="4c">
            <text:p>4c</text:p>
          </table:table-cell>
          <table:table-cell table:style-name="ce16" table:formula="of:=HEX2DEC([.A8])" office:value-type="float" office:value="75">
            <text:p>75</text:p>
          </table:table-cell>
          <table:table-cell table:style-name="ce19" table:formula="of:=HEX2DEC([.B8])" office:value-type="float" office:value="70">
            <text:p>70</text:p>
          </table:table-cell>
          <table:table-cell table:style-name="ce19" table:formula="of:=HEX2DEC([.C8])" office:value-type="float" office:value="70">
            <text:p>70</text:p>
          </table:table-cell>
          <table:table-cell table:style-name="ce19" table:formula="of:=HEX2DEC([.D8])" office:value-type="float" office:value="76">
            <text:p>76</text:p>
          </table:table-cell>
          <table:table-cell table:style-name="ce22" table:formula="of:=IF(AND([.E8]&gt;=0;[.E8]&lt;=31);&quot;+64&quot;;IF(AND([.E8]&gt;=32;[.E8]&lt;=63);&quot;0&quot;;IF(AND([.E8]&gt;=64;[.E8]&lt;=95);&quot;+128&quot;;IF(AND([.E8]&gt;=96;[.E8]&lt;=127);&quot;+64&quot;;IF(AND([.E8]&gt;=128;[.E8]&lt;=159);&quot;-64&quot;;IF(AND([.E8]&gt;=160;[.E8]&lt;=191);&quot;-128&quot;;IF(AND([.E8]&gt;=192;[.E8]&lt;=254);&quot;0&quot;;IF(AND([.E8]=255);&quot;-64&quot;;&quot;&quot;))))))))" office:value-type="string" office:string-value="+128">
            <text:p>+128</text:p>
          </table:table-cell>
          <table:table-cell table:style-name="ce22" table:formula="of:=IF(AND([.F8]&gt;=0;[.F8]&lt;=31);&quot;+64&quot;;IF(AND([.F8]&gt;=32;[.F8]&lt;=63);&quot;0&quot;;IF(AND([.F8]&gt;=64;[.F8]&lt;=95);&quot;+128&quot;;IF(AND([.F8]&gt;=96;[.F8]&lt;=127);&quot;+64&quot;;IF(AND([.F8]&gt;=128;[.F8]&lt;=159);&quot;-64&quot;;IF(AND([.F8]&gt;=160;[.F8]&lt;=191);&quot;-128&quot;;IF(AND([.F8]&gt;=192;[.F8]&lt;=254);&quot;0&quot;;IF(AND([.F8]=255);&quot;-64&quot;;&quot;&quot;))))))))" office:value-type="string" office:string-value="+128">
            <text:p>+128</text:p>
          </table:table-cell>
          <table:table-cell table:style-name="ce22" table:formula="of:=IF(AND([.G8]&gt;=0;[.G8]&lt;=31);&quot;+64&quot;;IF(AND([.G8]&gt;=32;[.G8]&lt;=63);&quot;0&quot;;IF(AND([.G8]&gt;=64;[.G8]&lt;=95);&quot;+128&quot;;IF(AND([.G8]&gt;=96;[.G8]&lt;=127);&quot;+64&quot;;IF(AND([.G8]&gt;=128;[.G8]&lt;=159);&quot;-64&quot;;IF(AND([.G8]&gt;=160;[.G8]&lt;=191);&quot;-128&quot;;IF(AND([.G8]&gt;=192;[.G8]&lt;=254);&quot;0&quot;;IF(AND([.G8]=255);&quot;-64&quot;;&quot;&quot;))))))))" office:value-type="string" office:string-value="+128">
            <text:p>+128</text:p>
          </table:table-cell>
          <table:table-cell table:style-name="ce22" table:formula="of:=IF(AND([.H8]&gt;=0;[.H8]&lt;=31);&quot;+64&quot;;IF(AND([.H8]&gt;=32;[.H8]&lt;=63);&quot;0&quot;;IF(AND([.H8]&gt;=64;[.H8]&lt;=95);&quot;+128&quot;;IF(AND([.H8]&gt;=96;[.H8]&lt;=127);&quot;+64&quot;;IF(AND([.H8]&gt;=128;[.H8]&lt;=159);&quot;-64&quot;;IF(AND([.H8]&gt;=160;[.H8]&lt;=191);&quot;-128&quot;;IF(AND([.H8]&gt;=192;[.H8]&lt;=254);&quot;0&quot;;IF(AND([.H8]=255);&quot;-64&quot;;&quot;&quot;))))))))" office:value-type="string" office:string-value="+128">
            <text:p>+128</text:p>
          </table:table-cell>
          <table:table-cell table:style-name="ce28" table:formula="of:=MID(['Charpad Export'.H236];2;2)" office:value-type="string" office:string-value="0d">
            <text:p>0d</text:p>
          </table:table-cell>
          <table:table-cell table:style-name="ce19" table:formula="of:=HEX2DEC([.M8])" office:value-type="float" office:value="13">
            <text:p>13</text:p>
          </table:table-cell>
          <table:table-cell table:style-name="ce19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lt. green}">
            <text:p>{lt. green}</text:p>
          </table:table-cell>
          <table:table-cell table:style-name="ce33" table:formula="of:=[.M8]" office:value-type="string" office:string-value="0d">
            <text:p>0d</text:p>
          </table:table-cell>
          <table:table-cell table:style-name="ce19" table:formula="of:=HEX2DEC([.P8])" office:value-type="float" office:value="13">
            <text:p>13</text:p>
          </table:table-cell>
          <table:table-cell table:style-name="ce19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lt. green}">
            <text:p>{lt. green}</text:p>
          </table:table-cell>
          <table:table-cell table:style-name="ce33" table:formula="of:=[.M8]" office:value-type="string" office:string-value="0d">
            <text:p>0d</text:p>
          </table:table-cell>
          <table:table-cell table:style-name="ce19" table:formula="of:=HEX2DEC([.S8])" office:value-type="float" office:value="13">
            <text:p>13</text:p>
          </table:table-cell>
          <table:table-cell table:style-name="ce19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lt. green}">
            <text:p>{lt. green}</text:p>
          </table:table-cell>
          <table:table-cell table:style-name="ce37" table:formula="of:=[.M8]" office:value-type="string" office:string-value="0d">
            <text:p>0d</text:p>
          </table:table-cell>
          <table:table-cell table:style-name="ce19" table:formula="of:=HEX2DEC([.V8])" office:value-type="float" office:value="13">
            <text:p>13</text:p>
          </table:table-cell>
          <table:table-cell table:style-name="ce19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lt. green}">
            <text:p>{lt. green}</text:p>
          </table:table-cell>
          <table:table-cell table:style-name="ce40" office:value-type="string">
            <text:p>data"</text:p>
          </table:table-cell>
          <table:table-cell table:style-name="ce43" table:formula="of:=[.O8]" office:value-type="string" office:string-value="{lt. green}">
            <text:p>{lt. green}</text:p>
          </table:table-cell>
          <table:table-cell table:style-name="ce43" table:formula="of:=IF(AND([.E8]&gt;=128;[.E8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8]+[.I8]" office:value-type="float" office:value="203">
            <text:p>203</text:p>
          </table:table-cell>
          <table:table-cell table:style-name="ce43" office:value-type="string">
            <text:p>}</text:p>
          </table:table-cell>
          <table:table-cell table:style-name="ce43" table:formula="of:=IF(AND([.F8]&gt;=128;[.F8]&lt;=255);&quot;{rvrs on}&quot;;&quot;{rvrs off}&quot;)" office:value-type="string" office:string-value="{rvrs off}">
            <text:p>{rvrs off}</text:p>
          </table:table-cell>
          <table:table-cell table:style-name="ce43" table:formula="of:=[.R8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F8]+[.J8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8]&gt;=128;[.G8]&lt;=255);&quot;{rvrs on}&quot;;&quot;{rvrs off}&quot;)" office:value-type="string" office:string-value="{rvrs off}">
            <text:p>{rvrs off}</text:p>
          </table:table-cell>
          <table:table-cell table:style-name="ce43" table:formula="of:=[.U8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G8]+[.K8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table:formula="of:=IF(AND([.H8]&gt;=128;[.H8]&lt;=255);&quot;{rvrs on}&quot;;&quot;{rvrs off}&quot;)" office:value-type="string" office:string-value="{rvrs off}">
            <text:p>{rvrs off}</text:p>
          </table:table-cell>
          <table:table-cell table:style-name="ce43" table:formula="of:=[.X8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H8]+[.L8]" office:value-type="float" office:value="204">
            <text:p>20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6">
            <text:p>6</text:p>
          </table:table-cell>
          <table:table-cell table:style-name="ce33"/>
          <table:table-cell table:style-name="ce55" office:value-type="string">
            <text:p>gn</text:p>
          </table:table-cell>
          <table:table-cell table:style-name="ce55" office:value-type="float" office:value="5">
            <text:p>5</text:p>
          </table:table-cell>
          <table:table-cell table:style-name="ce62" office:value-type="string">
            <text:p>gn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hires</text:p>
          </table:table-cell>
        </table:table-row>
        <table:table-row table:style-name="ro2">
          <table:table-cell table:style-name="ce10" table:formula="of:=MID(['Charpad Export'.N210];2;2)" office:value-type="string" office:string-value="4d">
            <text:p>4d</text:p>
          </table:table-cell>
          <table:table-cell table:style-name="ce10" table:formula="of:=MID(['Charpad Export'.O210];2;2)" office:value-type="string" office:string-value="4e">
            <text:p>4e</text:p>
          </table:table-cell>
          <table:table-cell table:style-name="ce10" table:formula="of:=MID(['Charpad Export'.P210];2;2)" office:value-type="string" office:string-value="4f">
            <text:p>4f</text:p>
          </table:table-cell>
          <table:table-cell table:style-name="ce10" table:formula="of:=MID(['Charpad Export'.Q210];2;2)" office:value-type="string" office:string-value="50">
            <text:p>50</text:p>
          </table:table-cell>
          <table:table-cell table:style-name="ce16" table:formula="of:=HEX2DEC([.A9])" office:value-type="float" office:value="77">
            <text:p>77</text:p>
          </table:table-cell>
          <table:table-cell table:style-name="ce19" table:formula="of:=HEX2DEC([.B9])" office:value-type="float" office:value="78">
            <text:p>78</text:p>
          </table:table-cell>
          <table:table-cell table:style-name="ce19" table:formula="of:=HEX2DEC([.C9])" office:value-type="float" office:value="79">
            <text:p>79</text:p>
          </table:table-cell>
          <table:table-cell table:style-name="ce19" table:formula="of:=HEX2DEC([.D9])" office:value-type="float" office:value="80">
            <text:p>80</text:p>
          </table:table-cell>
          <table:table-cell table:style-name="ce22" table:formula="of:=IF(AND([.E9]&gt;=0;[.E9]&lt;=31);&quot;+64&quot;;IF(AND([.E9]&gt;=32;[.E9]&lt;=63);&quot;0&quot;;IF(AND([.E9]&gt;=64;[.E9]&lt;=95);&quot;+128&quot;;IF(AND([.E9]&gt;=96;[.E9]&lt;=127);&quot;+64&quot;;IF(AND([.E9]&gt;=128;[.E9]&lt;=159);&quot;-64&quot;;IF(AND([.E9]&gt;=160;[.E9]&lt;=191);&quot;-128&quot;;IF(AND([.E9]&gt;=192;[.E9]&lt;=254);&quot;0&quot;;IF(AND([.E9]=255);&quot;-64&quot;;&quot;&quot;))))))))" office:value-type="string" office:string-value="+128">
            <text:p>+128</text:p>
          </table:table-cell>
          <table:table-cell table:style-name="ce22" table:formula="of:=IF(AND([.F9]&gt;=0;[.F9]&lt;=31);&quot;+64&quot;;IF(AND([.F9]&gt;=32;[.F9]&lt;=63);&quot;0&quot;;IF(AND([.F9]&gt;=64;[.F9]&lt;=95);&quot;+128&quot;;IF(AND([.F9]&gt;=96;[.F9]&lt;=127);&quot;+64&quot;;IF(AND([.F9]&gt;=128;[.F9]&lt;=159);&quot;-64&quot;;IF(AND([.F9]&gt;=160;[.F9]&lt;=191);&quot;-128&quot;;IF(AND([.F9]&gt;=192;[.F9]&lt;=254);&quot;0&quot;;IF(AND([.F9]=255);&quot;-64&quot;;&quot;&quot;))))))))" office:value-type="string" office:string-value="+128">
            <text:p>+128</text:p>
          </table:table-cell>
          <table:table-cell table:style-name="ce22" table:formula="of:=IF(AND([.G9]&gt;=0;[.G9]&lt;=31);&quot;+64&quot;;IF(AND([.G9]&gt;=32;[.G9]&lt;=63);&quot;0&quot;;IF(AND([.G9]&gt;=64;[.G9]&lt;=95);&quot;+128&quot;;IF(AND([.G9]&gt;=96;[.G9]&lt;=127);&quot;+64&quot;;IF(AND([.G9]&gt;=128;[.G9]&lt;=159);&quot;-64&quot;;IF(AND([.G9]&gt;=160;[.G9]&lt;=191);&quot;-128&quot;;IF(AND([.G9]&gt;=192;[.G9]&lt;=254);&quot;0&quot;;IF(AND([.G9]=255);&quot;-64&quot;;&quot;&quot;))))))))" office:value-type="string" office:string-value="+128">
            <text:p>+128</text:p>
          </table:table-cell>
          <table:table-cell table:style-name="ce22" table:formula="of:=IF(AND([.H9]&gt;=0;[.H9]&lt;=31);&quot;+64&quot;;IF(AND([.H9]&gt;=32;[.H9]&lt;=63);&quot;0&quot;;IF(AND([.H9]&gt;=64;[.H9]&lt;=95);&quot;+128&quot;;IF(AND([.H9]&gt;=96;[.H9]&lt;=127);&quot;+64&quot;;IF(AND([.H9]&gt;=128;[.H9]&lt;=159);&quot;-64&quot;;IF(AND([.H9]&gt;=160;[.H9]&lt;=191);&quot;-128&quot;;IF(AND([.H9]&gt;=192;[.H9]&lt;=254);&quot;0&quot;;IF(AND([.H9]=255);&quot;-64&quot;;&quot;&quot;))))))))" office:value-type="string" office:string-value="+128">
            <text:p>+128</text:p>
          </table:table-cell>
          <table:table-cell table:style-name="ce27" table:formula="of:=MID(['Charpad Export'.I236];2;2)" office:value-type="string" office:string-value="0b">
            <text:p>0b</text:p>
          </table:table-cell>
          <table:table-cell table:style-name="ce19" table:formula="of:=HEX2DEC([.M9])" office:value-type="float" office:value="11">
            <text:p>11</text:p>
          </table:table-cell>
          <table:table-cell table:style-name="ce19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gray1}">
            <text:p>{gray1}</text:p>
          </table:table-cell>
          <table:table-cell table:style-name="ce32" table:formula="of:=[.M9]" office:value-type="string" office:string-value="0b">
            <text:p>0b</text:p>
          </table:table-cell>
          <table:table-cell table:style-name="ce19" table:formula="of:=HEX2DEC([.P9])" office:value-type="float" office:value="11">
            <text:p>11</text:p>
          </table:table-cell>
          <table:table-cell table:style-name="ce19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gray1}">
            <text:p>{gray1}</text:p>
          </table:table-cell>
          <table:table-cell table:style-name="ce32" table:formula="of:=[.M9]" office:value-type="string" office:string-value="0b">
            <text:p>0b</text:p>
          </table:table-cell>
          <table:table-cell table:style-name="ce19" table:formula="of:=HEX2DEC([.S9])" office:value-type="float" office:value="11">
            <text:p>11</text:p>
          </table:table-cell>
          <table:table-cell table:style-name="ce19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gray1}">
            <text:p>{gray1}</text:p>
          </table:table-cell>
          <table:table-cell table:style-name="ce36" table:formula="of:=[.M9]" office:value-type="string" office:string-value="0b">
            <text:p>0b</text:p>
          </table:table-cell>
          <table:table-cell table:style-name="ce19" table:formula="of:=HEX2DEC([.V9])" office:value-type="float" office:value="11">
            <text:p>11</text:p>
          </table:table-cell>
          <table:table-cell table:style-name="ce19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9]" office:value-type="string" office:string-value="{gray1}">
            <text:p>{gray1}</text:p>
          </table:table-cell>
          <table:table-cell table:style-name="ce43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9]+[.I9]" office:value-type="float" office:value="205">
            <text:p>205</text:p>
          </table:table-cell>
          <table:table-cell table:style-name="ce43" office:value-type="string">
            <text:p>}</text:p>
          </table:table-cell>
          <table:table-cell table:style-name="ce43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43" table:formula="of:=[.R9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9]+[.J9]" office:value-type="float" office:value="206">
            <text:p>206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43" table:formula="of:=[.U9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9]+[.K9]" office:value-type="float" office:value="207">
            <text:p>207</text:p>
          </table:table-cell>
          <table:table-cell table:style-name="ce43" office:value-type="string">
            <text:p>}</text:p>
          </table:table-cell>
          <table:table-cell table:style-name="ce43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43" table:formula="of:=[.X9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9]+[.L9]" office:value-type="float" office:value="208">
            <text:p>208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7">
            <text:p>7</text:p>
          </table:table-cell>
          <table:table-cell table:style-name="ce33"/>
          <table:table-cell table:style-name="ce55" office:value-type="string">
            <text:p>bl</text:p>
          </table:table-cell>
          <table:table-cell table:style-name="ce55" office:value-type="float" office:value="6">
            <text:p>6</text:p>
          </table:table-cell>
          <table:table-cell table:style-name="ce62" office:value-type="string">
            <text:p>bl</text:p>
          </table:table-cell>
          <table:table-cell table:style-name="ce62" office:value-type="float" office:value="6">
            <text:p>6</text:p>
          </table:table-cell>
          <table:table-cell table:style-name="ce62" office:value-type="string">
            <text:p>hires</text:p>
          </table:table-cell>
        </table:table-row>
        <table:table-row table:style-name="ro2">
          <table:table-cell table:style-name="ce9" table:formula="of:=MID(['Charpad Export'.B211];2;2)" office:value-type="string" office:string-value="51">
            <text:p>51</text:p>
          </table:table-cell>
          <table:table-cell table:style-name="ce9" table:formula="of:=MID(['Charpad Export'.C211];2;2)" office:value-type="string" office:string-value="52">
            <text:p>52</text:p>
          </table:table-cell>
          <table:table-cell table:style-name="ce9" table:formula="of:=MID(['Charpad Export'.D211];2;2)" office:value-type="string" office:string-value="53">
            <text:p>53</text:p>
          </table:table-cell>
          <table:table-cell table:style-name="ce9" table:formula="of:=MID(['Charpad Export'.E211];2;2)" office:value-type="string" office:string-value="54">
            <text:p>54</text:p>
          </table:table-cell>
          <table:table-cell table:style-name="ce16" table:formula="of:=HEX2DEC([.A10])" office:value-type="float" office:value="81">
            <text:p>81</text:p>
          </table:table-cell>
          <table:table-cell table:style-name="ce19" table:formula="of:=HEX2DEC([.B10])" office:value-type="float" office:value="82">
            <text:p>82</text:p>
          </table:table-cell>
          <table:table-cell table:style-name="ce19" table:formula="of:=HEX2DEC([.C10])" office:value-type="float" office:value="83">
            <text:p>83</text:p>
          </table:table-cell>
          <table:table-cell table:style-name="ce19" table:formula="of:=HEX2DEC([.D10])" office:value-type="float" office:value="84">
            <text:p>84</text:p>
          </table:table-cell>
          <table:table-cell table:style-name="ce22" table:formula="of:=IF(AND([.E10]&gt;=0;[.E10]&lt;=31);&quot;+64&quot;;IF(AND([.E10]&gt;=32;[.E10]&lt;=63);&quot;0&quot;;IF(AND([.E10]&gt;=64;[.E10]&lt;=95);&quot;+128&quot;;IF(AND([.E10]&gt;=96;[.E10]&lt;=127);&quot;+64&quot;;IF(AND([.E10]&gt;=128;[.E10]&lt;=159);&quot;-64&quot;;IF(AND([.E10]&gt;=160;[.E10]&lt;=191);&quot;-128&quot;;IF(AND([.E10]&gt;=192;[.E10]&lt;=254);&quot;0&quot;;IF(AND([.E10]=255);&quot;-64&quot;;&quot;&quot;))))))))" office:value-type="string" office:string-value="+128">
            <text:p>+128</text:p>
          </table:table-cell>
          <table:table-cell table:style-name="ce22" table:formula="of:=IF(AND([.F10]&gt;=0;[.F10]&lt;=31);&quot;+64&quot;;IF(AND([.F10]&gt;=32;[.F10]&lt;=63);&quot;0&quot;;IF(AND([.F10]&gt;=64;[.F10]&lt;=95);&quot;+128&quot;;IF(AND([.F10]&gt;=96;[.F10]&lt;=127);&quot;+64&quot;;IF(AND([.F10]&gt;=128;[.F10]&lt;=159);&quot;-64&quot;;IF(AND([.F10]&gt;=160;[.F10]&lt;=191);&quot;-128&quot;;IF(AND([.F10]&gt;=192;[.F10]&lt;=254);&quot;0&quot;;IF(AND([.F10]=255);&quot;-64&quot;;&quot;&quot;))))))))" office:value-type="string" office:string-value="+128">
            <text:p>+128</text:p>
          </table:table-cell>
          <table:table-cell table:style-name="ce22" table:formula="of:=IF(AND([.G10]&gt;=0;[.G10]&lt;=31);&quot;+64&quot;;IF(AND([.G10]&gt;=32;[.G10]&lt;=63);&quot;0&quot;;IF(AND([.G10]&gt;=64;[.G10]&lt;=95);&quot;+128&quot;;IF(AND([.G10]&gt;=96;[.G10]&lt;=127);&quot;+64&quot;;IF(AND([.G10]&gt;=128;[.G10]&lt;=159);&quot;-64&quot;;IF(AND([.G10]&gt;=160;[.G10]&lt;=191);&quot;-128&quot;;IF(AND([.G10]&gt;=192;[.G10]&lt;=254);&quot;0&quot;;IF(AND([.G10]=255);&quot;-64&quot;;&quot;&quot;))))))))" office:value-type="string" office:string-value="+128">
            <text:p>+128</text:p>
          </table:table-cell>
          <table:table-cell table:style-name="ce22" table:formula="of:=IF(AND([.H10]&gt;=0;[.H10]&lt;=31);&quot;+64&quot;;IF(AND([.H10]&gt;=32;[.H10]&lt;=63);&quot;0&quot;;IF(AND([.H10]&gt;=64;[.H10]&lt;=95);&quot;+128&quot;;IF(AND([.H10]&gt;=96;[.H10]&lt;=127);&quot;+64&quot;;IF(AND([.H10]&gt;=128;[.H10]&lt;=159);&quot;-64&quot;;IF(AND([.H10]&gt;=160;[.H10]&lt;=191);&quot;-128&quot;;IF(AND([.H10]&gt;=192;[.H10]&lt;=254);&quot;0&quot;;IF(AND([.H10]=255);&quot;-64&quot;;&quot;&quot;))))))))" office:value-type="string" office:string-value="+128">
            <text:p>+128</text:p>
          </table:table-cell>
          <table:table-cell table:style-name="ce28" table:formula="of:=MID(['Charpad Export'.J236];2;2)" office:value-type="string" office:string-value="09">
            <text:p>09</text:p>
          </table:table-cell>
          <table:table-cell table:style-name="ce19" table:formula="of:=HEX2DEC([.M10])" office:value-type="float" office:value="9">
            <text:p>9</text:p>
          </table:table-cell>
          <table:table-cell table:style-name="ce19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brown}">
            <text:p>{brown}</text:p>
          </table:table-cell>
          <table:table-cell table:style-name="ce33" table:formula="of:=[.M10]" office:value-type="string" office:string-value="09">
            <text:p>09</text:p>
          </table:table-cell>
          <table:table-cell table:style-name="ce19" table:formula="of:=HEX2DEC([.P10])" office:value-type="float" office:value="9">
            <text:p>9</text:p>
          </table:table-cell>
          <table:table-cell table:style-name="ce19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brown}">
            <text:p>{brown}</text:p>
          </table:table-cell>
          <table:table-cell table:style-name="ce33" table:formula="of:=[.M10]" office:value-type="string" office:string-value="09">
            <text:p>09</text:p>
          </table:table-cell>
          <table:table-cell table:style-name="ce19" table:formula="of:=HEX2DEC([.S10])" office:value-type="float" office:value="9">
            <text:p>9</text:p>
          </table:table-cell>
          <table:table-cell table:style-name="ce19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brown}">
            <text:p>{brown}</text:p>
          </table:table-cell>
          <table:table-cell table:style-name="ce37" table:formula="of:=[.M10]" office:value-type="string" office:string-value="09">
            <text:p>09</text:p>
          </table:table-cell>
          <table:table-cell table:style-name="ce19" table:formula="of:=HEX2DEC([.V10])" office:value-type="float" office:value="9">
            <text:p>9</text:p>
          </table:table-cell>
          <table:table-cell table:style-name="ce19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10]" office:value-type="string" office:string-value="{brown}">
            <text:p>{brown}</text:p>
          </table:table-cell>
          <table:table-cell table:style-name="ce43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0]+[.I10]" office:value-type="float" office:value="209">
            <text:p>209</text:p>
          </table:table-cell>
          <table:table-cell table:style-name="ce43" office:value-type="string">
            <text:p>}</text:p>
          </table:table-cell>
          <table:table-cell table:style-name="ce43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43" table:formula="of:=[.R10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10]+[.J10]" office:value-type="float" office:value="210">
            <text:p>210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43" table:formula="of:=[.U10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10]+[.K10]" office:value-type="float" office:value="211">
            <text:p>211</text:p>
          </table:table-cell>
          <table:table-cell table:style-name="ce43" office:value-type="string">
            <text:p>}</text:p>
          </table:table-cell>
          <table:table-cell table:style-name="ce43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43" table:formula="of:=[.X10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10]+[.L10]" office:value-type="float" office:value="212">
            <text:p>21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8">
            <text:p>8</text:p>
          </table:table-cell>
          <table:table-cell table:style-name="ce33"/>
          <table:table-cell table:style-name="ce55" office:value-type="string">
            <text:p>ge</text:p>
          </table:table-cell>
          <table:table-cell table:style-name="ce55" office:value-type="float" office:value="7">
            <text:p>7</text:p>
          </table:table-cell>
          <table:table-cell table:style-name="ce62" office:value-type="string">
            <text:p>ge</text:p>
          </table:table-cell>
          <table:table-cell table:style-name="ce62" office:value-type="float" office:value="7">
            <text:p>7</text:p>
          </table:table-cell>
          <table:table-cell table:style-name="ce62" office:value-type="string">
            <text:p>hires</text:p>
          </table:table-cell>
        </table:table-row>
        <table:table-row table:style-name="ro2">
          <table:table-cell table:style-name="ce9" table:formula="of:=MID(['Charpad Export'.F211];2;2)" office:value-type="string" office:string-value="55">
            <text:p>55</text:p>
          </table:table-cell>
          <table:table-cell table:style-name="ce9" table:formula="of:=MID(['Charpad Export'.G211];2;2)" office:value-type="string" office:string-value="55">
            <text:p>55</text:p>
          </table:table-cell>
          <table:table-cell table:style-name="ce9" table:formula="of:=MID(['Charpad Export'.H211];2;2)" office:value-type="string" office:string-value="55">
            <text:p>55</text:p>
          </table:table-cell>
          <table:table-cell table:style-name="ce9" table:formula="of:=MID(['Charpad Export'.I211];2;2)" office:value-type="string" office:string-value="55">
            <text:p>55</text:p>
          </table:table-cell>
          <table:table-cell table:style-name="ce16" table:formula="of:=HEX2DEC([.A11])" office:value-type="float" office:value="85">
            <text:p>85</text:p>
          </table:table-cell>
          <table:table-cell table:style-name="ce19" table:formula="of:=HEX2DEC([.B11])" office:value-type="float" office:value="85">
            <text:p>85</text:p>
          </table:table-cell>
          <table:table-cell table:style-name="ce19" table:formula="of:=HEX2DEC([.C11])" office:value-type="float" office:value="85">
            <text:p>85</text:p>
          </table:table-cell>
          <table:table-cell table:style-name="ce19" table:formula="of:=HEX2DEC([.D11])" office:value-type="float" office:value="85">
            <text:p>85</text:p>
          </table:table-cell>
          <table:table-cell table:style-name="ce22" table:formula="of:=IF(AND([.E11]&gt;=0;[.E11]&lt;=31);&quot;+64&quot;;IF(AND([.E11]&gt;=32;[.E11]&lt;=63);&quot;0&quot;;IF(AND([.E11]&gt;=64;[.E11]&lt;=95);&quot;+128&quot;;IF(AND([.E11]&gt;=96;[.E11]&lt;=127);&quot;+64&quot;;IF(AND([.E11]&gt;=128;[.E11]&lt;=159);&quot;-64&quot;;IF(AND([.E11]&gt;=160;[.E11]&lt;=191);&quot;-128&quot;;IF(AND([.E11]&gt;=192;[.E11]&lt;=254);&quot;0&quot;;IF(AND([.E11]=255);&quot;-64&quot;;&quot;&quot;))))))))" office:value-type="string" office:string-value="+128">
            <text:p>+128</text:p>
          </table:table-cell>
          <table:table-cell table:style-name="ce22" table:formula="of:=IF(AND([.F11]&gt;=0;[.F11]&lt;=31);&quot;+64&quot;;IF(AND([.F11]&gt;=32;[.F11]&lt;=63);&quot;0&quot;;IF(AND([.F11]&gt;=64;[.F11]&lt;=95);&quot;+128&quot;;IF(AND([.F11]&gt;=96;[.F11]&lt;=127);&quot;+64&quot;;IF(AND([.F11]&gt;=128;[.F11]&lt;=159);&quot;-64&quot;;IF(AND([.F11]&gt;=160;[.F11]&lt;=191);&quot;-128&quot;;IF(AND([.F11]&gt;=192;[.F11]&lt;=254);&quot;0&quot;;IF(AND([.F11]=255);&quot;-64&quot;;&quot;&quot;))))))))" office:value-type="string" office:string-value="+128">
            <text:p>+128</text:p>
          </table:table-cell>
          <table:table-cell table:style-name="ce22" table:formula="of:=IF(AND([.G11]&gt;=0;[.G11]&lt;=31);&quot;+64&quot;;IF(AND([.G11]&gt;=32;[.G11]&lt;=63);&quot;0&quot;;IF(AND([.G11]&gt;=64;[.G11]&lt;=95);&quot;+128&quot;;IF(AND([.G11]&gt;=96;[.G11]&lt;=127);&quot;+64&quot;;IF(AND([.G11]&gt;=128;[.G11]&lt;=159);&quot;-64&quot;;IF(AND([.G11]&gt;=160;[.G11]&lt;=191);&quot;-128&quot;;IF(AND([.G11]&gt;=192;[.G11]&lt;=254);&quot;0&quot;;IF(AND([.G11]=255);&quot;-64&quot;;&quot;&quot;))))))))" office:value-type="string" office:string-value="+128">
            <text:p>+128</text:p>
          </table:table-cell>
          <table:table-cell table:style-name="ce22" table:formula="of:=IF(AND([.H11]&gt;=0;[.H11]&lt;=31);&quot;+64&quot;;IF(AND([.H11]&gt;=32;[.H11]&lt;=63);&quot;0&quot;;IF(AND([.H11]&gt;=64;[.H11]&lt;=95);&quot;+128&quot;;IF(AND([.H11]&gt;=96;[.H11]&lt;=127);&quot;+64&quot;;IF(AND([.H11]&gt;=128;[.H11]&lt;=159);&quot;-64&quot;;IF(AND([.H11]&gt;=160;[.H11]&lt;=191);&quot;-128&quot;;IF(AND([.H11]&gt;=192;[.H11]&lt;=254);&quot;0&quot;;IF(AND([.H11]=255);&quot;-64&quot;;&quot;&quot;))))))))" office:value-type="string" office:string-value="+128">
            <text:p>+128</text:p>
          </table:table-cell>
          <table:table-cell table:style-name="ce27" table:formula="of:=MID(['Charpad Export'.K236];2;2)" office:value-type="string" office:string-value="0a">
            <text:p>0a</text:p>
          </table:table-cell>
          <table:table-cell table:style-name="ce19" table:formula="of:=HEX2DEC([.M11])" office:value-type="float" office:value="10">
            <text:p>10</text:p>
          </table:table-cell>
          <table:table-cell table:style-name="ce19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lt. red}">
            <text:p>{lt. red}</text:p>
          </table:table-cell>
          <table:table-cell table:style-name="ce32" table:formula="of:=[.M11]" office:value-type="string" office:string-value="0a">
            <text:p>0a</text:p>
          </table:table-cell>
          <table:table-cell table:style-name="ce19" table:formula="of:=HEX2DEC([.P11])" office:value-type="float" office:value="10">
            <text:p>10</text:p>
          </table:table-cell>
          <table:table-cell table:style-name="ce19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lt. red}">
            <text:p>{lt. red}</text:p>
          </table:table-cell>
          <table:table-cell table:style-name="ce32" table:formula="of:=[.M11]" office:value-type="string" office:string-value="0a">
            <text:p>0a</text:p>
          </table:table-cell>
          <table:table-cell table:style-name="ce19" table:formula="of:=HEX2DEC([.S11])" office:value-type="float" office:value="10">
            <text:p>10</text:p>
          </table:table-cell>
          <table:table-cell table:style-name="ce19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lt. red}">
            <text:p>{lt. red}</text:p>
          </table:table-cell>
          <table:table-cell table:style-name="ce36" table:formula="of:=[.M11]" office:value-type="string" office:string-value="0a">
            <text:p>0a</text:p>
          </table:table-cell>
          <table:table-cell table:style-name="ce19" table:formula="of:=HEX2DEC([.V11])" office:value-type="float" office:value="10">
            <text:p>10</text:p>
          </table:table-cell>
          <table:table-cell table:style-name="ce19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lt. red}">
            <text:p>{lt. red}</text:p>
          </table:table-cell>
          <table:table-cell table:style-name="ce40" office:value-type="string">
            <text:p>data"</text:p>
          </table:table-cell>
          <table:table-cell table:style-name="ce43" table:formula="of:=[.O11]" office:value-type="string" office:string-value="{lt. red}">
            <text:p>{lt. red}</text:p>
          </table:table-cell>
          <table:table-cell table:style-name="ce43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1]+[.I11]" office:value-type="float" office:value="213">
            <text:p>213</text:p>
          </table:table-cell>
          <table:table-cell table:style-name="ce43" office:value-type="string">
            <text:p>}</text:p>
          </table:table-cell>
          <table:table-cell table:style-name="ce43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43" table:formula="of:=[.R11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F11]+[.J11]" office:value-type="float" office:value="213">
            <text:p>213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43" table:formula="of:=[.U11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G11]+[.K11]" office:value-type="float" office:value="213">
            <text:p>213</text:p>
          </table:table-cell>
          <table:table-cell table:style-name="ce43" office:value-type="string">
            <text:p>}</text:p>
          </table:table-cell>
          <table:table-cell table:style-name="ce43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43" table:formula="of:=[.X11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H11]+[.L11]" office:value-type="float" office:value="213">
            <text:p>213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9">
            <text:p>9</text:p>
          </table:table-cell>
          <table:table-cell table:style-name="ce33"/>
          <table:table-cell table:style-name="ce55" office:value-type="string">
            <text:p>or</text:p>
          </table:table-cell>
          <table:table-cell table:style-name="ce55" office:value-type="float" office:value="8">
            <text:p>8</text:p>
          </table:table-cell>
          <table:table-cell table:style-name="ce63" office:value-type="string">
            <text:p>sw</text:p>
          </table:table-cell>
          <table:table-cell table:style-name="ce63" office:value-type="float" office:value="8">
            <text:p>8</text:p>
          </table:table-cell>
          <table:table-cell table:style-name="ce63" office:value-type="string">
            <text:p>multi</text:p>
          </table:table-cell>
        </table:table-row>
        <table:table-row table:style-name="ro2">
          <table:table-cell table:style-name="ce9" table:formula="of:=MID(['Charpad Export'.J211];2;2)" office:value-type="string" office:string-value="56">
            <text:p>56</text:p>
          </table:table-cell>
          <table:table-cell table:style-name="ce9" table:formula="of:=MID(['Charpad Export'.K211];2;2)" office:value-type="string" office:string-value="57">
            <text:p>57</text:p>
          </table:table-cell>
          <table:table-cell table:style-name="ce9" table:formula="of:=MID(['Charpad Export'.L211];2;2)" office:value-type="string" office:string-value="58">
            <text:p>58</text:p>
          </table:table-cell>
          <table:table-cell table:style-name="ce9" table:formula="of:=MID(['Charpad Export'.M211];2;2)" office:value-type="string" office:string-value="59">
            <text:p>59</text:p>
          </table:table-cell>
          <table:table-cell table:style-name="ce16" table:formula="of:=HEX2DEC([.A12])" office:value-type="float" office:value="86">
            <text:p>86</text:p>
          </table:table-cell>
          <table:table-cell table:style-name="ce19" table:formula="of:=HEX2DEC([.B12])" office:value-type="float" office:value="87">
            <text:p>87</text:p>
          </table:table-cell>
          <table:table-cell table:style-name="ce19" table:formula="of:=HEX2DEC([.C12])" office:value-type="float" office:value="88">
            <text:p>88</text:p>
          </table:table-cell>
          <table:table-cell table:style-name="ce19" table:formula="of:=HEX2DEC([.D12])" office:value-type="float" office:value="89">
            <text:p>89</text:p>
          </table:table-cell>
          <table:table-cell table:style-name="ce22" table:formula="of:=IF(AND([.E12]&gt;=0;[.E12]&lt;=31);&quot;+64&quot;;IF(AND([.E12]&gt;=32;[.E12]&lt;=63);&quot;0&quot;;IF(AND([.E12]&gt;=64;[.E12]&lt;=95);&quot;+128&quot;;IF(AND([.E12]&gt;=96;[.E12]&lt;=127);&quot;+64&quot;;IF(AND([.E12]&gt;=128;[.E12]&lt;=159);&quot;-64&quot;;IF(AND([.E12]&gt;=160;[.E12]&lt;=191);&quot;-128&quot;;IF(AND([.E12]&gt;=192;[.E12]&lt;=254);&quot;0&quot;;IF(AND([.E12]=255);&quot;-64&quot;;&quot;&quot;))))))))" office:value-type="string" office:string-value="+128">
            <text:p>+128</text:p>
          </table:table-cell>
          <table:table-cell table:style-name="ce22" table:formula="of:=IF(AND([.F12]&gt;=0;[.F12]&lt;=31);&quot;+64&quot;;IF(AND([.F12]&gt;=32;[.F12]&lt;=63);&quot;0&quot;;IF(AND([.F12]&gt;=64;[.F12]&lt;=95);&quot;+128&quot;;IF(AND([.F12]&gt;=96;[.F12]&lt;=127);&quot;+64&quot;;IF(AND([.F12]&gt;=128;[.F12]&lt;=159);&quot;-64&quot;;IF(AND([.F12]&gt;=160;[.F12]&lt;=191);&quot;-128&quot;;IF(AND([.F12]&gt;=192;[.F12]&lt;=254);&quot;0&quot;;IF(AND([.F12]=255);&quot;-64&quot;;&quot;&quot;))))))))" office:value-type="string" office:string-value="+128">
            <text:p>+128</text:p>
          </table:table-cell>
          <table:table-cell table:style-name="ce22" table:formula="of:=IF(AND([.G12]&gt;=0;[.G12]&lt;=31);&quot;+64&quot;;IF(AND([.G12]&gt;=32;[.G12]&lt;=63);&quot;0&quot;;IF(AND([.G12]&gt;=64;[.G12]&lt;=95);&quot;+128&quot;;IF(AND([.G12]&gt;=96;[.G12]&lt;=127);&quot;+64&quot;;IF(AND([.G12]&gt;=128;[.G12]&lt;=159);&quot;-64&quot;;IF(AND([.G12]&gt;=160;[.G12]&lt;=191);&quot;-128&quot;;IF(AND([.G12]&gt;=192;[.G12]&lt;=254);&quot;0&quot;;IF(AND([.G12]=255);&quot;-64&quot;;&quot;&quot;))))))))" office:value-type="string" office:string-value="+128">
            <text:p>+128</text:p>
          </table:table-cell>
          <table:table-cell table:style-name="ce22" table:formula="of:=IF(AND([.H12]&gt;=0;[.H12]&lt;=31);&quot;+64&quot;;IF(AND([.H12]&gt;=32;[.H12]&lt;=63);&quot;0&quot;;IF(AND([.H12]&gt;=64;[.H12]&lt;=95);&quot;+128&quot;;IF(AND([.H12]&gt;=96;[.H12]&lt;=127);&quot;+64&quot;;IF(AND([.H12]&gt;=128;[.H12]&lt;=159);&quot;-64&quot;;IF(AND([.H12]&gt;=160;[.H12]&lt;=191);&quot;-128&quot;;IF(AND([.H12]&gt;=192;[.H12]&lt;=254);&quot;0&quot;;IF(AND([.H12]=255);&quot;-64&quot;;&quot;&quot;))))))))" office:value-type="string" office:string-value="+128">
            <text:p>+128</text:p>
          </table:table-cell>
          <table:table-cell table:style-name="ce28" table:formula="of:=MID(['Charpad Export'.L236];2;2)" office:value-type="string" office:string-value="0a">
            <text:p>0a</text:p>
          </table:table-cell>
          <table:table-cell table:style-name="ce19" table:formula="of:=HEX2DEC([.M12])" office:value-type="float" office:value="10">
            <text:p>10</text:p>
          </table:table-cell>
          <table:table-cell table:style-name="ce19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lt. red}">
            <text:p>{lt. red}</text:p>
          </table:table-cell>
          <table:table-cell table:style-name="ce33" table:formula="of:=[.M12]" office:value-type="string" office:string-value="0a">
            <text:p>0a</text:p>
          </table:table-cell>
          <table:table-cell table:style-name="ce19" table:formula="of:=HEX2DEC([.P12])" office:value-type="float" office:value="10">
            <text:p>10</text:p>
          </table:table-cell>
          <table:table-cell table:style-name="ce19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lt. red}">
            <text:p>{lt. red}</text:p>
          </table:table-cell>
          <table:table-cell table:style-name="ce33" table:formula="of:=[.M12]" office:value-type="string" office:string-value="0a">
            <text:p>0a</text:p>
          </table:table-cell>
          <table:table-cell table:style-name="ce19" table:formula="of:=HEX2DEC([.S12])" office:value-type="float" office:value="10">
            <text:p>10</text:p>
          </table:table-cell>
          <table:table-cell table:style-name="ce19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lt. red}">
            <text:p>{lt. red}</text:p>
          </table:table-cell>
          <table:table-cell table:style-name="ce37" table:formula="of:=[.M12]" office:value-type="string" office:string-value="0a">
            <text:p>0a</text:p>
          </table:table-cell>
          <table:table-cell table:style-name="ce19" table:formula="of:=HEX2DEC([.V12])" office:value-type="float" office:value="10">
            <text:p>10</text:p>
          </table:table-cell>
          <table:table-cell table:style-name="ce19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lt. red}">
            <text:p>{lt. red}</text:p>
          </table:table-cell>
          <table:table-cell table:style-name="ce40" office:value-type="string">
            <text:p>data"</text:p>
          </table:table-cell>
          <table:table-cell table:style-name="ce43" table:formula="of:=[.O12]" office:value-type="string" office:string-value="{lt. red}">
            <text:p>{lt. red}</text:p>
          </table:table-cell>
          <table:table-cell table:style-name="ce43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2]+[.I12]" office:value-type="float" office:value="214">
            <text:p>214</text:p>
          </table:table-cell>
          <table:table-cell table:style-name="ce43" office:value-type="string">
            <text:p>}</text:p>
          </table:table-cell>
          <table:table-cell table:style-name="ce43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43" table:formula="of:=[.R12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F12]+[.J12]" office:value-type="float" office:value="215">
            <text:p>215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43" table:formula="of:=[.U12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G12]+[.K12]" office:value-type="float" office:value="216">
            <text:p>216</text:p>
          </table:table-cell>
          <table:table-cell table:style-name="ce43" office:value-type="string">
            <text:p>}</text:p>
          </table:table-cell>
          <table:table-cell table:style-name="ce43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43" table:formula="of:=[.X12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H12]+[.L12]" office:value-type="float" office:value="217">
            <text:p>217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10">
            <text:p>10</text:p>
          </table:table-cell>
          <table:table-cell table:style-name="ce33"/>
          <table:table-cell table:style-name="ce55" office:value-type="string">
            <text:p>br</text:p>
          </table:table-cell>
          <table:table-cell table:style-name="ce55" office:value-type="float" office:value="9">
            <text:p>9</text:p>
          </table:table-cell>
          <table:table-cell table:style-name="ce63" office:value-type="string">
            <text:p>ws</text:p>
          </table:table-cell>
          <table:table-cell table:style-name="ce63" office:value-type="float" office:value="9">
            <text:p>9</text:p>
          </table:table-cell>
          <table:table-cell table:style-name="ce63" office:value-type="string">
            <text:p>multi</text:p>
          </table:table-cell>
        </table:table-row>
        <table:table-row table:style-name="ro2">
          <table:table-cell table:style-name="ce9" table:formula="of:=MID(['Charpad Export'.N211];2;2)" office:value-type="string" office:string-value="5a">
            <text:p>5a</text:p>
          </table:table-cell>
          <table:table-cell table:style-name="ce9" table:formula="of:=MID(['Charpad Export'.O211];2;2)" office:value-type="string" office:string-value="5b">
            <text:p>5b</text:p>
          </table:table-cell>
          <table:table-cell table:style-name="ce9" table:formula="of:=MID(['Charpad Export'.P211];2;2)" office:value-type="string" office:string-value="5c">
            <text:p>5c</text:p>
          </table:table-cell>
          <table:table-cell table:style-name="ce9" table:formula="of:=MID(['Charpad Export'.Q211];2;2)" office:value-type="string" office:string-value="5d">
            <text:p>5d</text:p>
          </table:table-cell>
          <table:table-cell table:style-name="ce16" table:formula="of:=HEX2DEC([.A13])" office:value-type="float" office:value="90">
            <text:p>90</text:p>
          </table:table-cell>
          <table:table-cell table:style-name="ce19" table:formula="of:=HEX2DEC([.B13])" office:value-type="float" office:value="91">
            <text:p>91</text:p>
          </table:table-cell>
          <table:table-cell table:style-name="ce19" table:formula="of:=HEX2DEC([.C13])" office:value-type="float" office:value="92">
            <text:p>92</text:p>
          </table:table-cell>
          <table:table-cell table:style-name="ce19" table:formula="of:=HEX2DEC([.D13])" office:value-type="float" office:value="93">
            <text:p>93</text:p>
          </table:table-cell>
          <table:table-cell table:style-name="ce22" table:formula="of:=IF(AND([.E13]&gt;=0;[.E13]&lt;=31);&quot;+64&quot;;IF(AND([.E13]&gt;=32;[.E13]&lt;=63);&quot;0&quot;;IF(AND([.E13]&gt;=64;[.E13]&lt;=95);&quot;+128&quot;;IF(AND([.E13]&gt;=96;[.E13]&lt;=127);&quot;+64&quot;;IF(AND([.E13]&gt;=128;[.E13]&lt;=159);&quot;-64&quot;;IF(AND([.E13]&gt;=160;[.E13]&lt;=191);&quot;-128&quot;;IF(AND([.E13]&gt;=192;[.E13]&lt;=254);&quot;0&quot;;IF(AND([.E13]=255);&quot;-64&quot;;&quot;&quot;))))))))" office:value-type="string" office:string-value="+128">
            <text:p>+128</text:p>
          </table:table-cell>
          <table:table-cell table:style-name="ce22" table:formula="of:=IF(AND([.F13]&gt;=0;[.F13]&lt;=31);&quot;+64&quot;;IF(AND([.F13]&gt;=32;[.F13]&lt;=63);&quot;0&quot;;IF(AND([.F13]&gt;=64;[.F13]&lt;=95);&quot;+128&quot;;IF(AND([.F13]&gt;=96;[.F13]&lt;=127);&quot;+64&quot;;IF(AND([.F13]&gt;=128;[.F13]&lt;=159);&quot;-64&quot;;IF(AND([.F13]&gt;=160;[.F13]&lt;=191);&quot;-128&quot;;IF(AND([.F13]&gt;=192;[.F13]&lt;=254);&quot;0&quot;;IF(AND([.F13]=255);&quot;-64&quot;;&quot;&quot;))))))))" office:value-type="string" office:string-value="+128">
            <text:p>+128</text:p>
          </table:table-cell>
          <table:table-cell table:style-name="ce22" table:formula="of:=IF(AND([.G13]&gt;=0;[.G13]&lt;=31);&quot;+64&quot;;IF(AND([.G13]&gt;=32;[.G13]&lt;=63);&quot;0&quot;;IF(AND([.G13]&gt;=64;[.G13]&lt;=95);&quot;+128&quot;;IF(AND([.G13]&gt;=96;[.G13]&lt;=127);&quot;+64&quot;;IF(AND([.G13]&gt;=128;[.G13]&lt;=159);&quot;-64&quot;;IF(AND([.G13]&gt;=160;[.G13]&lt;=191);&quot;-128&quot;;IF(AND([.G13]&gt;=192;[.G13]&lt;=254);&quot;0&quot;;IF(AND([.G13]=255);&quot;-64&quot;;&quot;&quot;))))))))" office:value-type="string" office:string-value="+128">
            <text:p>+128</text:p>
          </table:table-cell>
          <table:table-cell table:style-name="ce22" table:formula="of:=IF(AND([.H13]&gt;=0;[.H13]&lt;=31);&quot;+64&quot;;IF(AND([.H13]&gt;=32;[.H13]&lt;=63);&quot;0&quot;;IF(AND([.H13]&gt;=64;[.H13]&lt;=95);&quot;+128&quot;;IF(AND([.H13]&gt;=96;[.H13]&lt;=127);&quot;+64&quot;;IF(AND([.H13]&gt;=128;[.H13]&lt;=159);&quot;-64&quot;;IF(AND([.H13]&gt;=160;[.H13]&lt;=191);&quot;-128&quot;;IF(AND([.H13]&gt;=192;[.H13]&lt;=254);&quot;0&quot;;IF(AND([.H13]=255);&quot;-64&quot;;&quot;&quot;))))))))" office:value-type="string" office:string-value="+128">
            <text:p>+128</text:p>
          </table:table-cell>
          <table:table-cell table:style-name="ce27" table:formula="of:=MID(['Charpad Export'.M236];2;2)" office:value-type="string" office:string-value="0a">
            <text:p>0a</text:p>
          </table:table-cell>
          <table:table-cell table:style-name="ce19" table:formula="of:=HEX2DEC([.M13])" office:value-type="float" office:value="10">
            <text:p>10</text:p>
          </table:table-cell>
          <table:table-cell table:style-name="ce19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lt. red}">
            <text:p>{lt. red}</text:p>
          </table:table-cell>
          <table:table-cell table:style-name="ce32" table:formula="of:=[.M13]" office:value-type="string" office:string-value="0a">
            <text:p>0a</text:p>
          </table:table-cell>
          <table:table-cell table:style-name="ce19" table:formula="of:=HEX2DEC([.P13])" office:value-type="float" office:value="10">
            <text:p>10</text:p>
          </table:table-cell>
          <table:table-cell table:style-name="ce19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lt. red}">
            <text:p>{lt. red}</text:p>
          </table:table-cell>
          <table:table-cell table:style-name="ce32" table:formula="of:=[.M13]" office:value-type="string" office:string-value="0a">
            <text:p>0a</text:p>
          </table:table-cell>
          <table:table-cell table:style-name="ce19" table:formula="of:=HEX2DEC([.S13])" office:value-type="float" office:value="10">
            <text:p>10</text:p>
          </table:table-cell>
          <table:table-cell table:style-name="ce19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lt. red}">
            <text:p>{lt. red}</text:p>
          </table:table-cell>
          <table:table-cell table:style-name="ce36" table:formula="of:=[.M13]" office:value-type="string" office:string-value="0a">
            <text:p>0a</text:p>
          </table:table-cell>
          <table:table-cell table:style-name="ce19" table:formula="of:=HEX2DEC([.V13])" office:value-type="float" office:value="10">
            <text:p>10</text:p>
          </table:table-cell>
          <table:table-cell table:style-name="ce19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lt. red}">
            <text:p>{lt. red}</text:p>
          </table:table-cell>
          <table:table-cell table:style-name="ce40" office:value-type="string">
            <text:p>data"</text:p>
          </table:table-cell>
          <table:table-cell table:style-name="ce43" table:formula="of:=[.O13]" office:value-type="string" office:string-value="{lt. red}">
            <text:p>{lt. red}</text:p>
          </table:table-cell>
          <table:table-cell table:style-name="ce43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3]+[.I13]" office:value-type="float" office:value="218">
            <text:p>218</text:p>
          </table:table-cell>
          <table:table-cell table:style-name="ce43" office:value-type="string">
            <text:p>}</text:p>
          </table:table-cell>
          <table:table-cell table:style-name="ce43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43" table:formula="of:=[.R13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F13]+[.J13]" office:value-type="float" office:value="219">
            <text:p>219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43" table:formula="of:=[.U13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G13]+[.K13]" office:value-type="float" office:value="220">
            <text:p>220</text:p>
          </table:table-cell>
          <table:table-cell table:style-name="ce43" office:value-type="string">
            <text:p>}</text:p>
          </table:table-cell>
          <table:table-cell table:style-name="ce43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43" table:formula="of:=[.X13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H13]+[.L13]" office:value-type="float" office:value="221">
            <text:p>221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11">
            <text:p>11</text:p>
          </table:table-cell>
          <table:table-cell table:style-name="ce33"/>
          <table:table-cell table:style-name="ce55" office:value-type="string">
            <text:p>lrd</text:p>
          </table:table-cell>
          <table:table-cell table:style-name="ce55" office:value-type="float" office:value="10">
            <text:p>10</text:p>
          </table:table-cell>
          <table:table-cell table:style-name="ce63" office:value-type="string">
            <text:p>rd</text:p>
          </table:table-cell>
          <table:table-cell table:style-name="ce63" office:value-type="string">
            <text:p>a</text:p>
          </table:table-cell>
          <table:table-cell table:style-name="ce63" office:value-type="string">
            <text:p>multi</text:p>
          </table:table-cell>
        </table:table-row>
        <table:table-row table:style-name="ro2">
          <table:table-cell table:style-name="ce10" table:formula="of:=MID(['Charpad Export'.B212];2;2)" office:value-type="string" office:string-value="4b">
            <text:p>4b</text:p>
          </table:table-cell>
          <table:table-cell table:style-name="ce10" table:formula="of:=MID(['Charpad Export'.C212];2;2)" office:value-type="string" office:string-value="46">
            <text:p>46</text:p>
          </table:table-cell>
          <table:table-cell table:style-name="ce10" table:formula="of:=MID(['Charpad Export'.D212];2;2)" office:value-type="string" office:string-value="46">
            <text:p>46</text:p>
          </table:table-cell>
          <table:table-cell table:style-name="ce10" table:formula="of:=MID(['Charpad Export'.E212];2;2)" office:value-type="string" office:string-value="4c">
            <text:p>4c</text:p>
          </table:table-cell>
          <table:table-cell table:style-name="ce16" table:formula="of:=HEX2DEC([.A14])" office:value-type="float" office:value="75">
            <text:p>75</text:p>
          </table:table-cell>
          <table:table-cell table:style-name="ce19" table:formula="of:=HEX2DEC([.B14])" office:value-type="float" office:value="70">
            <text:p>70</text:p>
          </table:table-cell>
          <table:table-cell table:style-name="ce19" table:formula="of:=HEX2DEC([.C14])" office:value-type="float" office:value="70">
            <text:p>70</text:p>
          </table:table-cell>
          <table:table-cell table:style-name="ce19" table:formula="of:=HEX2DEC([.D14])" office:value-type="float" office:value="76">
            <text:p>76</text:p>
          </table:table-cell>
          <table:table-cell table:style-name="ce22" table:formula="of:=IF(AND([.E14]&gt;=0;[.E14]&lt;=31);&quot;+64&quot;;IF(AND([.E14]&gt;=32;[.E14]&lt;=63);&quot;0&quot;;IF(AND([.E14]&gt;=64;[.E14]&lt;=95);&quot;+128&quot;;IF(AND([.E14]&gt;=96;[.E14]&lt;=127);&quot;+64&quot;;IF(AND([.E14]&gt;=128;[.E14]&lt;=159);&quot;-64&quot;;IF(AND([.E14]&gt;=160;[.E14]&lt;=191);&quot;-128&quot;;IF(AND([.E14]&gt;=192;[.E14]&lt;=254);&quot;0&quot;;IF(AND([.E14]=255);&quot;-64&quot;;&quot;&quot;))))))))" office:value-type="string" office:string-value="+128">
            <text:p>+128</text:p>
          </table:table-cell>
          <table:table-cell table:style-name="ce22" table:formula="of:=IF(AND([.F14]&gt;=0;[.F14]&lt;=31);&quot;+64&quot;;IF(AND([.F14]&gt;=32;[.F14]&lt;=63);&quot;0&quot;;IF(AND([.F14]&gt;=64;[.F14]&lt;=95);&quot;+128&quot;;IF(AND([.F14]&gt;=96;[.F14]&lt;=127);&quot;+64&quot;;IF(AND([.F14]&gt;=128;[.F14]&lt;=159);&quot;-64&quot;;IF(AND([.F14]&gt;=160;[.F14]&lt;=191);&quot;-128&quot;;IF(AND([.F14]&gt;=192;[.F14]&lt;=254);&quot;0&quot;;IF(AND([.F14]=255);&quot;-64&quot;;&quot;&quot;))))))))" office:value-type="string" office:string-value="+128">
            <text:p>+128</text:p>
          </table:table-cell>
          <table:table-cell table:style-name="ce22" table:formula="of:=IF(AND([.G14]&gt;=0;[.G14]&lt;=31);&quot;+64&quot;;IF(AND([.G14]&gt;=32;[.G14]&lt;=63);&quot;0&quot;;IF(AND([.G14]&gt;=64;[.G14]&lt;=95);&quot;+128&quot;;IF(AND([.G14]&gt;=96;[.G14]&lt;=127);&quot;+64&quot;;IF(AND([.G14]&gt;=128;[.G14]&lt;=159);&quot;-64&quot;;IF(AND([.G14]&gt;=160;[.G14]&lt;=191);&quot;-128&quot;;IF(AND([.G14]&gt;=192;[.G14]&lt;=254);&quot;0&quot;;IF(AND([.G14]=255);&quot;-64&quot;;&quot;&quot;))))))))" office:value-type="string" office:string-value="+128">
            <text:p>+128</text:p>
          </table:table-cell>
          <table:table-cell table:style-name="ce22" table:formula="of:=IF(AND([.H14]&gt;=0;[.H14]&lt;=31);&quot;+64&quot;;IF(AND([.H14]&gt;=32;[.H14]&lt;=63);&quot;0&quot;;IF(AND([.H14]&gt;=64;[.H14]&lt;=95);&quot;+128&quot;;IF(AND([.H14]&gt;=96;[.H14]&lt;=127);&quot;+64&quot;;IF(AND([.H14]&gt;=128;[.H14]&lt;=159);&quot;-64&quot;;IF(AND([.H14]&gt;=160;[.H14]&lt;=191);&quot;-128&quot;;IF(AND([.H14]&gt;=192;[.H14]&lt;=254);&quot;0&quot;;IF(AND([.H14]=255);&quot;-64&quot;;&quot;&quot;))))))))" office:value-type="string" office:string-value="+128">
            <text:p>+128</text:p>
          </table:table-cell>
          <table:table-cell table:style-name="ce28" table:formula="of:=MID(['Charpad Export'.N236];2;2)" office:value-type="string" office:string-value="0d">
            <text:p>0d</text:p>
          </table:table-cell>
          <table:table-cell table:style-name="ce19" table:formula="of:=HEX2DEC([.M14])" office:value-type="float" office:value="13">
            <text:p>13</text:p>
          </table:table-cell>
          <table:table-cell table:style-name="ce19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lt. green}">
            <text:p>{lt. green}</text:p>
          </table:table-cell>
          <table:table-cell table:style-name="ce33" table:formula="of:=[.M14]" office:value-type="string" office:string-value="0d">
            <text:p>0d</text:p>
          </table:table-cell>
          <table:table-cell table:style-name="ce19" table:formula="of:=HEX2DEC([.P14])" office:value-type="float" office:value="13">
            <text:p>13</text:p>
          </table:table-cell>
          <table:table-cell table:style-name="ce19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lt. green}">
            <text:p>{lt. green}</text:p>
          </table:table-cell>
          <table:table-cell table:style-name="ce33" table:formula="of:=[.M14]" office:value-type="string" office:string-value="0d">
            <text:p>0d</text:p>
          </table:table-cell>
          <table:table-cell table:style-name="ce19" table:formula="of:=HEX2DEC([.S14])" office:value-type="float" office:value="13">
            <text:p>13</text:p>
          </table:table-cell>
          <table:table-cell table:style-name="ce19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lt. green}">
            <text:p>{lt. green}</text:p>
          </table:table-cell>
          <table:table-cell table:style-name="ce37" table:formula="of:=[.M14]" office:value-type="string" office:string-value="0d">
            <text:p>0d</text:p>
          </table:table-cell>
          <table:table-cell table:style-name="ce19" table:formula="of:=HEX2DEC([.V14])" office:value-type="float" office:value="13">
            <text:p>13</text:p>
          </table:table-cell>
          <table:table-cell table:style-name="ce19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lt. green}">
            <text:p>{lt. green}</text:p>
          </table:table-cell>
          <table:table-cell table:style-name="ce40" office:value-type="string">
            <text:p>data"</text:p>
          </table:table-cell>
          <table:table-cell table:style-name="ce43" table:formula="of:=[.O14]" office:value-type="string" office:string-value="{lt. green}">
            <text:p>{lt. green}</text:p>
          </table:table-cell>
          <table:table-cell table:style-name="ce43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4]+[.I14]" office:value-type="float" office:value="203">
            <text:p>203</text:p>
          </table:table-cell>
          <table:table-cell table:style-name="ce43" office:value-type="string">
            <text:p>}</text:p>
          </table:table-cell>
          <table:table-cell table:style-name="ce43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43" table:formula="of:=[.R14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F14]+[.J14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43" table:formula="of:=[.U14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G14]+[.K14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43" table:formula="of:=[.X14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H14]+[.L14]" office:value-type="float" office:value="204">
            <text:p>20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12">
            <text:p>12</text:p>
          </table:table-cell>
          <table:table-cell table:style-name="ce33"/>
          <table:table-cell table:style-name="ce55" office:value-type="string">
            <text:p>dgr</text:p>
          </table:table-cell>
          <table:table-cell table:style-name="ce55" office:value-type="string">
            <text:p>a</text:p>
          </table:table-cell>
          <table:table-cell table:style-name="ce63" office:value-type="string">
            <text:p>rd</text:p>
          </table:table-cell>
          <table:table-cell table:style-name="ce63" office:value-type="string">
            <text:p>b</text:p>
          </table:table-cell>
          <table:table-cell table:style-name="ce63" office:value-type="string">
            <text:p>multi</text:p>
          </table:table-cell>
        </table:table-row>
        <table:table-row table:style-name="ro2">
          <table:table-cell table:style-name="ce10" table:formula="of:=MID(['Charpad Export'.F212];2;2)" office:value-type="string" office:string-value="5e">
            <text:p>5e</text:p>
          </table:table-cell>
          <table:table-cell table:style-name="ce10" table:formula="of:=MID(['Charpad Export'.G212];2;2)" office:value-type="string" office:string-value="5e">
            <text:p>5e</text:p>
          </table:table-cell>
          <table:table-cell table:style-name="ce10" table:formula="of:=MID(['Charpad Export'.H212];2;2)" office:value-type="string" office:string-value="5e">
            <text:p>5e</text:p>
          </table:table-cell>
          <table:table-cell table:style-name="ce10" table:formula="of:=MID(['Charpad Export'.I212];2;2)" office:value-type="string" office:string-value="5e">
            <text:p>5e</text:p>
          </table:table-cell>
          <table:table-cell table:style-name="ce16" table:formula="of:=HEX2DEC([.A15])" office:value-type="float" office:value="94">
            <text:p>94</text:p>
          </table:table-cell>
          <table:table-cell table:style-name="ce19" table:formula="of:=HEX2DEC([.B15])" office:value-type="float" office:value="94">
            <text:p>94</text:p>
          </table:table-cell>
          <table:table-cell table:style-name="ce19" table:formula="of:=HEX2DEC([.C15])" office:value-type="float" office:value="94">
            <text:p>94</text:p>
          </table:table-cell>
          <table:table-cell table:style-name="ce19" table:formula="of:=HEX2DEC([.D15])" office:value-type="float" office:value="94">
            <text:p>94</text:p>
          </table:table-cell>
          <table:table-cell table:style-name="ce22" table:formula="of:=IF(AND([.E15]&gt;=0;[.E15]&lt;=31);&quot;+64&quot;;IF(AND([.E15]&gt;=32;[.E15]&lt;=63);&quot;0&quot;;IF(AND([.E15]&gt;=64;[.E15]&lt;=95);&quot;+128&quot;;IF(AND([.E15]&gt;=96;[.E15]&lt;=127);&quot;+64&quot;;IF(AND([.E15]&gt;=128;[.E15]&lt;=159);&quot;-64&quot;;IF(AND([.E15]&gt;=160;[.E15]&lt;=191);&quot;-128&quot;;IF(AND([.E15]&gt;=192;[.E15]&lt;=254);&quot;0&quot;;IF(AND([.E15]=255);&quot;-64&quot;;&quot;&quot;))))))))" office:value-type="string" office:string-value="+128">
            <text:p>+128</text:p>
          </table:table-cell>
          <table:table-cell table:style-name="ce22" table:formula="of:=IF(AND([.F15]&gt;=0;[.F15]&lt;=31);&quot;+64&quot;;IF(AND([.F15]&gt;=32;[.F15]&lt;=63);&quot;0&quot;;IF(AND([.F15]&gt;=64;[.F15]&lt;=95);&quot;+128&quot;;IF(AND([.F15]&gt;=96;[.F15]&lt;=127);&quot;+64&quot;;IF(AND([.F15]&gt;=128;[.F15]&lt;=159);&quot;-64&quot;;IF(AND([.F15]&gt;=160;[.F15]&lt;=191);&quot;-128&quot;;IF(AND([.F15]&gt;=192;[.F15]&lt;=254);&quot;0&quot;;IF(AND([.F15]=255);&quot;-64&quot;;&quot;&quot;))))))))" office:value-type="string" office:string-value="+128">
            <text:p>+128</text:p>
          </table:table-cell>
          <table:table-cell table:style-name="ce22" table:formula="of:=IF(AND([.G15]&gt;=0;[.G15]&lt;=31);&quot;+64&quot;;IF(AND([.G15]&gt;=32;[.G15]&lt;=63);&quot;0&quot;;IF(AND([.G15]&gt;=64;[.G15]&lt;=95);&quot;+128&quot;;IF(AND([.G15]&gt;=96;[.G15]&lt;=127);&quot;+64&quot;;IF(AND([.G15]&gt;=128;[.G15]&lt;=159);&quot;-64&quot;;IF(AND([.G15]&gt;=160;[.G15]&lt;=191);&quot;-128&quot;;IF(AND([.G15]&gt;=192;[.G15]&lt;=254);&quot;0&quot;;IF(AND([.G15]=255);&quot;-64&quot;;&quot;&quot;))))))))" office:value-type="string" office:string-value="+128">
            <text:p>+128</text:p>
          </table:table-cell>
          <table:table-cell table:style-name="ce22" table:formula="of:=IF(AND([.H15]&gt;=0;[.H15]&lt;=31);&quot;+64&quot;;IF(AND([.H15]&gt;=32;[.H15]&lt;=63);&quot;0&quot;;IF(AND([.H15]&gt;=64;[.H15]&lt;=95);&quot;+128&quot;;IF(AND([.H15]&gt;=96;[.H15]&lt;=127);&quot;+64&quot;;IF(AND([.H15]&gt;=128;[.H15]&lt;=159);&quot;-64&quot;;IF(AND([.H15]&gt;=160;[.H15]&lt;=191);&quot;-128&quot;;IF(AND([.H15]&gt;=192;[.H15]&lt;=254);&quot;0&quot;;IF(AND([.H15]=255);&quot;-64&quot;;&quot;&quot;))))))))" office:value-type="string" office:string-value="+128">
            <text:p>+128</text:p>
          </table:table-cell>
          <table:table-cell table:style-name="ce27" table:formula="of:=MID(['Charpad Export'.O236];2;2)" office:value-type="string" office:string-value="09">
            <text:p>09</text:p>
          </table:table-cell>
          <table:table-cell table:style-name="ce19" table:formula="of:=HEX2DEC([.M15])" office:value-type="float" office:value="9">
            <text:p>9</text:p>
          </table:table-cell>
          <table:table-cell table:style-name="ce19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brown}">
            <text:p>{brown}</text:p>
          </table:table-cell>
          <table:table-cell table:style-name="ce32" table:formula="of:=[.M15]" office:value-type="string" office:string-value="09">
            <text:p>09</text:p>
          </table:table-cell>
          <table:table-cell table:style-name="ce19" table:formula="of:=HEX2DEC([.P15])" office:value-type="float" office:value="9">
            <text:p>9</text:p>
          </table:table-cell>
          <table:table-cell table:style-name="ce19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brown}">
            <text:p>{brown}</text:p>
          </table:table-cell>
          <table:table-cell table:style-name="ce32" table:formula="of:=[.M15]" office:value-type="string" office:string-value="09">
            <text:p>09</text:p>
          </table:table-cell>
          <table:table-cell table:style-name="ce19" table:formula="of:=HEX2DEC([.S15])" office:value-type="float" office:value="9">
            <text:p>9</text:p>
          </table:table-cell>
          <table:table-cell table:style-name="ce19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brown}">
            <text:p>{brown}</text:p>
          </table:table-cell>
          <table:table-cell table:style-name="ce36" table:formula="of:=[.M15]" office:value-type="string" office:string-value="09">
            <text:p>09</text:p>
          </table:table-cell>
          <table:table-cell table:style-name="ce19" table:formula="of:=HEX2DEC([.V15])" office:value-type="float" office:value="9">
            <text:p>9</text:p>
          </table:table-cell>
          <table:table-cell table:style-name="ce19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15]" office:value-type="string" office:string-value="{brown}">
            <text:p>{brown}</text:p>
          </table:table-cell>
          <table:table-cell table:style-name="ce43" table:formula="of:=IF(AND([.E15]&gt;=128;[.E15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5]+[.I15]" office:value-type="float" office:value="222">
            <text:p>222</text:p>
          </table:table-cell>
          <table:table-cell table:style-name="ce43" office:value-type="string">
            <text:p>}</text:p>
          </table:table-cell>
          <table:table-cell table:style-name="ce43" table:formula="of:=IF(AND([.F15]&gt;=128;[.F15]&lt;=255);&quot;{rvrs on}&quot;;&quot;{rvrs off}&quot;)" office:value-type="string" office:string-value="{rvrs off}">
            <text:p>{rvrs off}</text:p>
          </table:table-cell>
          <table:table-cell table:style-name="ce43" table:formula="of:=[.R15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15]+[.J15]" office:value-type="float" office:value="222">
            <text:p>222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5]&gt;=128;[.G15]&lt;=255);&quot;{rvrs on}&quot;;&quot;{rvrs off}&quot;)" office:value-type="string" office:string-value="{rvrs off}">
            <text:p>{rvrs off}</text:p>
          </table:table-cell>
          <table:table-cell table:style-name="ce43" table:formula="of:=[.U15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15]+[.K15]" office:value-type="float" office:value="222">
            <text:p>222</text:p>
          </table:table-cell>
          <table:table-cell table:style-name="ce43" office:value-type="string">
            <text:p>}</text:p>
          </table:table-cell>
          <table:table-cell table:style-name="ce43" table:formula="of:=IF(AND([.H15]&gt;=128;[.H15]&lt;=255);&quot;{rvrs on}&quot;;&quot;{rvrs off}&quot;)" office:value-type="string" office:string-value="{rvrs off}">
            <text:p>{rvrs off}</text:p>
          </table:table-cell>
          <table:table-cell table:style-name="ce43" table:formula="of:=[.X15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15]+[.L15]" office:value-type="float" office:value="222">
            <text:p>22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13">
            <text:p>13</text:p>
          </table:table-cell>
          <table:table-cell table:style-name="ce33"/>
          <table:table-cell table:style-name="ce55" office:value-type="string">
            <text:p>mgr</text:p>
          </table:table-cell>
          <table:table-cell table:style-name="ce55" office:value-type="string">
            <text:p>b</text:p>
          </table:table-cell>
          <table:table-cell table:style-name="ce63" office:value-type="string">
            <text:p>vi</text:p>
          </table:table-cell>
          <table:table-cell table:style-name="ce63" office:value-type="string">
            <text:p>c</text:p>
          </table:table-cell>
          <table:table-cell table:style-name="ce63" office:value-type="string">
            <text:p>multi</text:p>
          </table:table-cell>
        </table:table-row>
        <table:table-row table:style-name="ro2">
          <table:table-cell table:style-name="ce10" table:formula="of:=MID(['Charpad Export'.J212];2;2)" office:value-type="string" office:string-value="5f">
            <text:p>5f</text:p>
          </table:table-cell>
          <table:table-cell table:style-name="ce10" table:formula="of:=MID(['Charpad Export'.K212];2;2)" office:value-type="string" office:string-value="60">
            <text:p>60</text:p>
          </table:table-cell>
          <table:table-cell table:style-name="ce10" table:formula="of:=MID(['Charpad Export'.L212];2;2)" office:value-type="string" office:string-value="61">
            <text:p>61</text:p>
          </table:table-cell>
          <table:table-cell table:style-name="ce10" table:formula="of:=MID(['Charpad Export'.M212];2;2)" office:value-type="string" office:string-value="62">
            <text:p>62</text:p>
          </table:table-cell>
          <table:table-cell table:style-name="ce16" table:formula="of:=HEX2DEC([.A16])" office:value-type="float" office:value="95">
            <text:p>95</text:p>
          </table:table-cell>
          <table:table-cell table:style-name="ce19" table:formula="of:=HEX2DEC([.B16])" office:value-type="float" office:value="96">
            <text:p>96</text:p>
          </table:table-cell>
          <table:table-cell table:style-name="ce19" table:formula="of:=HEX2DEC([.C16])" office:value-type="float" office:value="97">
            <text:p>97</text:p>
          </table:table-cell>
          <table:table-cell table:style-name="ce19" table:formula="of:=HEX2DEC([.D16])" office:value-type="float" office:value="98">
            <text:p>98</text:p>
          </table:table-cell>
          <table:table-cell table:style-name="ce22" table:formula="of:=IF(AND([.E16]&gt;=0;[.E16]&lt;=31);&quot;+64&quot;;IF(AND([.E16]&gt;=32;[.E16]&lt;=63);&quot;0&quot;;IF(AND([.E16]&gt;=64;[.E16]&lt;=95);&quot;+128&quot;;IF(AND([.E16]&gt;=96;[.E16]&lt;=127);&quot;+64&quot;;IF(AND([.E16]&gt;=128;[.E16]&lt;=159);&quot;-64&quot;;IF(AND([.E16]&gt;=160;[.E16]&lt;=191);&quot;-128&quot;;IF(AND([.E16]&gt;=192;[.E16]&lt;=254);&quot;0&quot;;IF(AND([.E16]=255);&quot;-64&quot;;&quot;&quot;))))))))" office:value-type="string" office:string-value="+128">
            <text:p>+128</text:p>
          </table:table-cell>
          <table:table-cell table:style-name="ce22" table:formula="of:=IF(AND([.F16]&gt;=0;[.F16]&lt;=31);&quot;+64&quot;;IF(AND([.F16]&gt;=32;[.F16]&lt;=63);&quot;0&quot;;IF(AND([.F16]&gt;=64;[.F16]&lt;=95);&quot;+128&quot;;IF(AND([.F16]&gt;=96;[.F16]&lt;=127);&quot;+64&quot;;IF(AND([.F16]&gt;=128;[.F16]&lt;=159);&quot;-64&quot;;IF(AND([.F16]&gt;=160;[.F16]&lt;=191);&quot;-128&quot;;IF(AND([.F16]&gt;=192;[.F16]&lt;=254);&quot;0&quot;;IF(AND([.F16]=255);&quot;-64&quot;;&quot;&quot;))))))))" office:value-type="string" office:string-value="+64">
            <text:p>+64</text:p>
          </table:table-cell>
          <table:table-cell table:style-name="ce22" table:formula="of:=IF(AND([.G16]&gt;=0;[.G16]&lt;=31);&quot;+64&quot;;IF(AND([.G16]&gt;=32;[.G16]&lt;=63);&quot;0&quot;;IF(AND([.G16]&gt;=64;[.G16]&lt;=95);&quot;+128&quot;;IF(AND([.G16]&gt;=96;[.G16]&lt;=127);&quot;+64&quot;;IF(AND([.G16]&gt;=128;[.G16]&lt;=159);&quot;-64&quot;;IF(AND([.G16]&gt;=160;[.G16]&lt;=191);&quot;-128&quot;;IF(AND([.G16]&gt;=192;[.G16]&lt;=254);&quot;0&quot;;IF(AND([.G16]=255);&quot;-64&quot;;&quot;&quot;))))))))" office:value-type="string" office:string-value="+64">
            <text:p>+64</text:p>
          </table:table-cell>
          <table:table-cell table:style-name="ce22" table:formula="of:=IF(AND([.H16]&gt;=0;[.H16]&lt;=31);&quot;+64&quot;;IF(AND([.H16]&gt;=32;[.H16]&lt;=63);&quot;0&quot;;IF(AND([.H16]&gt;=64;[.H16]&lt;=95);&quot;+128&quot;;IF(AND([.H16]&gt;=96;[.H16]&lt;=127);&quot;+64&quot;;IF(AND([.H16]&gt;=128;[.H16]&lt;=159);&quot;-64&quot;;IF(AND([.H16]&gt;=160;[.H16]&lt;=191);&quot;-128&quot;;IF(AND([.H16]&gt;=192;[.H16]&lt;=254);&quot;0&quot;;IF(AND([.H16]=255);&quot;-64&quot;;&quot;&quot;))))))))" office:value-type="string" office:string-value="+64">
            <text:p>+64</text:p>
          </table:table-cell>
          <table:table-cell table:style-name="ce28" table:formula="of:=MID(['Charpad Export'.P236];2;2)" office:value-type="string" office:string-value="0b">
            <text:p>0b</text:p>
          </table:table-cell>
          <table:table-cell table:style-name="ce19" table:formula="of:=HEX2DEC([.M16])" office:value-type="float" office:value="11">
            <text:p>11</text:p>
          </table:table-cell>
          <table:table-cell table:style-name="ce19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gray1}">
            <text:p>{gray1}</text:p>
          </table:table-cell>
          <table:table-cell table:style-name="ce33" table:formula="of:=[.M16]" office:value-type="string" office:string-value="0b">
            <text:p>0b</text:p>
          </table:table-cell>
          <table:table-cell table:style-name="ce19" table:formula="of:=HEX2DEC([.P16])" office:value-type="float" office:value="11">
            <text:p>11</text:p>
          </table:table-cell>
          <table:table-cell table:style-name="ce19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gray1}">
            <text:p>{gray1}</text:p>
          </table:table-cell>
          <table:table-cell table:style-name="ce33" table:formula="of:=[.M16]" office:value-type="string" office:string-value="0b">
            <text:p>0b</text:p>
          </table:table-cell>
          <table:table-cell table:style-name="ce19" table:formula="of:=HEX2DEC([.S16])" office:value-type="float" office:value="11">
            <text:p>11</text:p>
          </table:table-cell>
          <table:table-cell table:style-name="ce19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gray1}">
            <text:p>{gray1}</text:p>
          </table:table-cell>
          <table:table-cell table:style-name="ce37" table:formula="of:=[.M16]" office:value-type="string" office:string-value="0b">
            <text:p>0b</text:p>
          </table:table-cell>
          <table:table-cell table:style-name="ce19" table:formula="of:=HEX2DEC([.V16])" office:value-type="float" office:value="11">
            <text:p>11</text:p>
          </table:table-cell>
          <table:table-cell table:style-name="ce19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16]" office:value-type="string" office:string-value="{gray1}">
            <text:p>{gray1}</text:p>
          </table:table-cell>
          <table:table-cell table:style-name="ce43" table:formula="of:=IF(AND([.E16]&gt;=128;[.E16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6]+[.I16]" office:value-type="float" office:value="223">
            <text:p>223</text:p>
          </table:table-cell>
          <table:table-cell table:style-name="ce43" office:value-type="string">
            <text:p>}</text:p>
          </table:table-cell>
          <table:table-cell table:style-name="ce43" table:formula="of:=IF(AND([.F16]&gt;=128;[.F16]&lt;=255);&quot;{rvrs on}&quot;;&quot;{rvrs off}&quot;)" office:value-type="string" office:string-value="{rvrs off}">
            <text:p>{rvrs off}</text:p>
          </table:table-cell>
          <table:table-cell table:style-name="ce43" table:formula="of:=[.R1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16]+[.J16]" office:value-type="float" office:value="160">
            <text:p>160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6]&gt;=128;[.G16]&lt;=255);&quot;{rvrs on}&quot;;&quot;{rvrs off}&quot;)" office:value-type="string" office:string-value="{rvrs off}">
            <text:p>{rvrs off}</text:p>
          </table:table-cell>
          <table:table-cell table:style-name="ce43" table:formula="of:=[.U1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16]+[.K16]" office:value-type="float" office:value="161">
            <text:p>161</text:p>
          </table:table-cell>
          <table:table-cell table:style-name="ce43" office:value-type="string">
            <text:p>}</text:p>
          </table:table-cell>
          <table:table-cell table:style-name="ce43" table:formula="of:=IF(AND([.H16]&gt;=128;[.H16]&lt;=255);&quot;{rvrs on}&quot;;&quot;{rvrs off}&quot;)" office:value-type="string" office:string-value="{rvrs off}">
            <text:p>{rvrs off}</text:p>
          </table:table-cell>
          <table:table-cell table:style-name="ce43" table:formula="of:=[.X1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16]+[.L16]" office:value-type="float" office:value="162">
            <text:p>16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14">
            <text:p>14</text:p>
          </table:table-cell>
          <table:table-cell table:style-name="ce33"/>
          <table:table-cell table:style-name="ce55" office:value-type="string">
            <text:p>lgn</text:p>
          </table:table-cell>
          <table:table-cell table:style-name="ce55" office:value-type="string">
            <text:p>c</text:p>
          </table:table-cell>
          <table:table-cell table:style-name="ce63" office:value-type="string">
            <text:p>gn</text:p>
          </table:table-cell>
          <table:table-cell table:style-name="ce63" office:value-type="string">
            <text:p>d</text:p>
          </table:table-cell>
          <table:table-cell table:style-name="ce63" office:value-type="string">
            <text:p>multi</text:p>
          </table:table-cell>
        </table:table-row>
        <table:table-row table:style-name="ro2">
          <table:table-cell table:style-name="ce10" table:formula="of:=MID(['Charpad Export'.N212];2;2)" office:value-type="string" office:string-value="63">
            <text:p>63</text:p>
          </table:table-cell>
          <table:table-cell table:style-name="ce10" table:formula="of:=MID(['Charpad Export'.O212];2;2)" office:value-type="string" office:string-value="64">
            <text:p>64</text:p>
          </table:table-cell>
          <table:table-cell table:style-name="ce10" table:formula="of:=MID(['Charpad Export'.P212];2;2)" office:value-type="string" office:string-value="65">
            <text:p>65</text:p>
          </table:table-cell>
          <table:table-cell table:style-name="ce10" table:formula="of:=MID(['Charpad Export'.Q212];2;2)" office:value-type="string" office:string-value="66">
            <text:p>66</text:p>
          </table:table-cell>
          <table:table-cell table:style-name="ce16" table:formula="of:=HEX2DEC([.A17])" office:value-type="float" office:value="99">
            <text:p>99</text:p>
          </table:table-cell>
          <table:table-cell table:style-name="ce19" table:formula="of:=HEX2DEC([.B17])" office:value-type="float" office:value="100">
            <text:p>100</text:p>
          </table:table-cell>
          <table:table-cell table:style-name="ce19" table:formula="of:=HEX2DEC([.C17])" office:value-type="float" office:value="101">
            <text:p>101</text:p>
          </table:table-cell>
          <table:table-cell table:style-name="ce19" table:formula="of:=HEX2DEC([.D17])" office:value-type="float" office:value="102">
            <text:p>102</text:p>
          </table:table-cell>
          <table:table-cell table:style-name="ce22" table:formula="of:=IF(AND([.E17]&gt;=0;[.E17]&lt;=31);&quot;+64&quot;;IF(AND([.E17]&gt;=32;[.E17]&lt;=63);&quot;0&quot;;IF(AND([.E17]&gt;=64;[.E17]&lt;=95);&quot;+128&quot;;IF(AND([.E17]&gt;=96;[.E17]&lt;=127);&quot;+64&quot;;IF(AND([.E17]&gt;=128;[.E17]&lt;=159);&quot;-64&quot;;IF(AND([.E17]&gt;=160;[.E17]&lt;=191);&quot;-128&quot;;IF(AND([.E17]&gt;=192;[.E17]&lt;=254);&quot;0&quot;;IF(AND([.E17]=255);&quot;-64&quot;;&quot;&quot;))))))))" office:value-type="string" office:string-value="+64">
            <text:p>+64</text:p>
          </table:table-cell>
          <table:table-cell table:style-name="ce22" table:formula="of:=IF(AND([.F17]&gt;=0;[.F17]&lt;=31);&quot;+64&quot;;IF(AND([.F17]&gt;=32;[.F17]&lt;=63);&quot;0&quot;;IF(AND([.F17]&gt;=64;[.F17]&lt;=95);&quot;+128&quot;;IF(AND([.F17]&gt;=96;[.F17]&lt;=127);&quot;+64&quot;;IF(AND([.F17]&gt;=128;[.F17]&lt;=159);&quot;-64&quot;;IF(AND([.F17]&gt;=160;[.F17]&lt;=191);&quot;-128&quot;;IF(AND([.F17]&gt;=192;[.F17]&lt;=254);&quot;0&quot;;IF(AND([.F17]=255);&quot;-64&quot;;&quot;&quot;))))))))" office:value-type="string" office:string-value="+64">
            <text:p>+64</text:p>
          </table:table-cell>
          <table:table-cell table:style-name="ce22" table:formula="of:=IF(AND([.G17]&gt;=0;[.G17]&lt;=31);&quot;+64&quot;;IF(AND([.G17]&gt;=32;[.G17]&lt;=63);&quot;0&quot;;IF(AND([.G17]&gt;=64;[.G17]&lt;=95);&quot;+128&quot;;IF(AND([.G17]&gt;=96;[.G17]&lt;=127);&quot;+64&quot;;IF(AND([.G17]&gt;=128;[.G17]&lt;=159);&quot;-64&quot;;IF(AND([.G17]&gt;=160;[.G17]&lt;=191);&quot;-128&quot;;IF(AND([.G17]&gt;=192;[.G17]&lt;=254);&quot;0&quot;;IF(AND([.G17]=255);&quot;-64&quot;;&quot;&quot;))))))))" office:value-type="string" office:string-value="+64">
            <text:p>+64</text:p>
          </table:table-cell>
          <table:table-cell table:style-name="ce22" table:formula="of:=IF(AND([.H17]&gt;=0;[.H17]&lt;=31);&quot;+64&quot;;IF(AND([.H17]&gt;=32;[.H17]&lt;=63);&quot;0&quot;;IF(AND([.H17]&gt;=64;[.H17]&lt;=95);&quot;+128&quot;;IF(AND([.H17]&gt;=96;[.H17]&lt;=127);&quot;+64&quot;;IF(AND([.H17]&gt;=128;[.H17]&lt;=159);&quot;-64&quot;;IF(AND([.H17]&gt;=160;[.H17]&lt;=191);&quot;-128&quot;;IF(AND([.H17]&gt;=192;[.H17]&lt;=254);&quot;0&quot;;IF(AND([.H17]=255);&quot;-64&quot;;&quot;&quot;))))))))" office:value-type="string" office:string-value="+64">
            <text:p>+64</text:p>
          </table:table-cell>
          <table:table-cell table:style-name="ce27" table:formula="of:=MID(['Charpad Export'.Q236];2;2)" office:value-type="string" office:string-value="0c">
            <text:p>0c</text:p>
          </table:table-cell>
          <table:table-cell table:style-name="ce19" table:formula="of:=HEX2DEC([.M17])" office:value-type="float" office:value="12">
            <text:p>12</text:p>
          </table:table-cell>
          <table:table-cell table:style-name="ce19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gray2}">
            <text:p>{gray2}</text:p>
          </table:table-cell>
          <table:table-cell table:style-name="ce32" table:formula="of:=[.M17]" office:value-type="string" office:string-value="0c">
            <text:p>0c</text:p>
          </table:table-cell>
          <table:table-cell table:style-name="ce19" table:formula="of:=HEX2DEC([.P17])" office:value-type="float" office:value="12">
            <text:p>12</text:p>
          </table:table-cell>
          <table:table-cell table:style-name="ce19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gray2}">
            <text:p>{gray2}</text:p>
          </table:table-cell>
          <table:table-cell table:style-name="ce32" table:formula="of:=[.M17]" office:value-type="string" office:string-value="0c">
            <text:p>0c</text:p>
          </table:table-cell>
          <table:table-cell table:style-name="ce19" table:formula="of:=HEX2DEC([.S17])" office:value-type="float" office:value="12">
            <text:p>12</text:p>
          </table:table-cell>
          <table:table-cell table:style-name="ce19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gray2}">
            <text:p>{gray2}</text:p>
          </table:table-cell>
          <table:table-cell table:style-name="ce36" table:formula="of:=[.M17]" office:value-type="string" office:string-value="0c">
            <text:p>0c</text:p>
          </table:table-cell>
          <table:table-cell table:style-name="ce19" table:formula="of:=HEX2DEC([.V17])" office:value-type="float" office:value="12">
            <text:p>12</text:p>
          </table:table-cell>
          <table:table-cell table:style-name="ce19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gray2}">
            <text:p>{gray2}</text:p>
          </table:table-cell>
          <table:table-cell table:style-name="ce40" office:value-type="string">
            <text:p>data"</text:p>
          </table:table-cell>
          <table:table-cell table:style-name="ce43" table:formula="of:=[.O17]" office:value-type="string" office:string-value="{gray2}">
            <text:p>{gray2}</text:p>
          </table:table-cell>
          <table:table-cell table:style-name="ce43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7]+[.I17]" office:value-type="float" office:value="163">
            <text:p>163</text:p>
          </table:table-cell>
          <table:table-cell table:style-name="ce43" office:value-type="string">
            <text:p>}</text:p>
          </table:table-cell>
          <table:table-cell table:style-name="ce43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43" table:formula="of:=[.R17]" office:value-type="string" office:string-value="{gray2}">
            <text:p>{gray2}</text:p>
          </table:table-cell>
          <table:table-cell table:style-name="ce43" office:value-type="string">
            <text:p>{</text:p>
          </table:table-cell>
          <table:table-cell table:style-name="ce43" table:formula="of:=[.F17]+[.J17]" office:value-type="float" office:value="164">
            <text:p>1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43" table:formula="of:=[.U17]" office:value-type="string" office:string-value="{gray2}">
            <text:p>{gray2}</text:p>
          </table:table-cell>
          <table:table-cell table:style-name="ce43" office:value-type="string">
            <text:p>{</text:p>
          </table:table-cell>
          <table:table-cell table:style-name="ce43" table:formula="of:=[.G17]+[.K17]" office:value-type="float" office:value="165">
            <text:p>165</text:p>
          </table:table-cell>
          <table:table-cell table:style-name="ce43" office:value-type="string">
            <text:p>}</text:p>
          </table:table-cell>
          <table:table-cell table:style-name="ce43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43" table:formula="of:=[.X17]" office:value-type="string" office:string-value="{gray2}">
            <text:p>{gray2}</text:p>
          </table:table-cell>
          <table:table-cell table:style-name="ce43" office:value-type="string">
            <text:p>{</text:p>
          </table:table-cell>
          <table:table-cell table:style-name="ce43" table:formula="of:=[.H17]+[.L17]" office:value-type="float" office:value="166">
            <text:p>166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15">
            <text:p>15</text:p>
          </table:table-cell>
          <table:table-cell table:style-name="ce33"/>
          <table:table-cell table:style-name="ce55" office:value-type="string">
            <text:p>lbl</text:p>
          </table:table-cell>
          <table:table-cell table:style-name="ce55" office:value-type="string">
            <text:p>d</text:p>
          </table:table-cell>
          <table:table-cell table:style-name="ce63" office:value-type="string">
            <text:p>bl</text:p>
          </table:table-cell>
          <table:table-cell table:style-name="ce63" office:value-type="string">
            <text:p>e</text:p>
          </table:table-cell>
          <table:table-cell table:style-name="ce63" office:value-type="string">
            <text:p>multi</text:p>
          </table:table-cell>
        </table:table-row>
        <table:table-row table:style-name="ro2">
          <table:table-cell table:style-name="ce9" table:formula="of:=MID(['Charpad Export'.B213];2;2)" office:value-type="string" office:string-value="67">
            <text:p>67</text:p>
          </table:table-cell>
          <table:table-cell table:style-name="ce9" table:formula="of:=MID(['Charpad Export'.C213];2;2)" office:value-type="string" office:string-value="68">
            <text:p>68</text:p>
          </table:table-cell>
          <table:table-cell table:style-name="ce9" table:formula="of:=MID(['Charpad Export'.D213];2;2)" office:value-type="string" office:string-value="69">
            <text:p>69</text:p>
          </table:table-cell>
          <table:table-cell table:style-name="ce9" table:formula="of:=MID(['Charpad Export'.E213];2;2)" office:value-type="string" office:string-value="6a">
            <text:p>6a</text:p>
          </table:table-cell>
          <table:table-cell table:style-name="ce16" table:formula="of:=HEX2DEC([.A18])" office:value-type="float" office:value="103">
            <text:p>103</text:p>
          </table:table-cell>
          <table:table-cell table:style-name="ce19" table:formula="of:=HEX2DEC([.B18])" office:value-type="float" office:value="104">
            <text:p>104</text:p>
          </table:table-cell>
          <table:table-cell table:style-name="ce19" table:formula="of:=HEX2DEC([.C18])" office:value-type="float" office:value="105">
            <text:p>105</text:p>
          </table:table-cell>
          <table:table-cell table:style-name="ce19" table:formula="of:=HEX2DEC([.D18])" office:value-type="float" office:value="106">
            <text:p>106</text:p>
          </table:table-cell>
          <table:table-cell table:style-name="ce22" table:formula="of:=IF(AND([.E18]&gt;=0;[.E18]&lt;=31);&quot;+64&quot;;IF(AND([.E18]&gt;=32;[.E18]&lt;=63);&quot;0&quot;;IF(AND([.E18]&gt;=64;[.E18]&lt;=95);&quot;+128&quot;;IF(AND([.E18]&gt;=96;[.E18]&lt;=127);&quot;+64&quot;;IF(AND([.E18]&gt;=128;[.E18]&lt;=159);&quot;-64&quot;;IF(AND([.E18]&gt;=160;[.E18]&lt;=191);&quot;-128&quot;;IF(AND([.E18]&gt;=192;[.E18]&lt;=254);&quot;0&quot;;IF(AND([.E18]=255);&quot;-64&quot;;&quot;&quot;))))))))" office:value-type="string" office:string-value="+64">
            <text:p>+64</text:p>
          </table:table-cell>
          <table:table-cell table:style-name="ce22" table:formula="of:=IF(AND([.F18]&gt;=0;[.F18]&lt;=31);&quot;+64&quot;;IF(AND([.F18]&gt;=32;[.F18]&lt;=63);&quot;0&quot;;IF(AND([.F18]&gt;=64;[.F18]&lt;=95);&quot;+128&quot;;IF(AND([.F18]&gt;=96;[.F18]&lt;=127);&quot;+64&quot;;IF(AND([.F18]&gt;=128;[.F18]&lt;=159);&quot;-64&quot;;IF(AND([.F18]&gt;=160;[.F18]&lt;=191);&quot;-128&quot;;IF(AND([.F18]&gt;=192;[.F18]&lt;=254);&quot;0&quot;;IF(AND([.F18]=255);&quot;-64&quot;;&quot;&quot;))))))))" office:value-type="string" office:string-value="+64">
            <text:p>+64</text:p>
          </table:table-cell>
          <table:table-cell table:style-name="ce22" table:formula="of:=IF(AND([.G18]&gt;=0;[.G18]&lt;=31);&quot;+64&quot;;IF(AND([.G18]&gt;=32;[.G18]&lt;=63);&quot;0&quot;;IF(AND([.G18]&gt;=64;[.G18]&lt;=95);&quot;+128&quot;;IF(AND([.G18]&gt;=96;[.G18]&lt;=127);&quot;+64&quot;;IF(AND([.G18]&gt;=128;[.G18]&lt;=159);&quot;-64&quot;;IF(AND([.G18]&gt;=160;[.G18]&lt;=191);&quot;-128&quot;;IF(AND([.G18]&gt;=192;[.G18]&lt;=254);&quot;0&quot;;IF(AND([.G18]=255);&quot;-64&quot;;&quot;&quot;))))))))" office:value-type="string" office:string-value="+64">
            <text:p>+64</text:p>
          </table:table-cell>
          <table:table-cell table:style-name="ce22" table:formula="of:=IF(AND([.H18]&gt;=0;[.H18]&lt;=31);&quot;+64&quot;;IF(AND([.H18]&gt;=32;[.H18]&lt;=63);&quot;0&quot;;IF(AND([.H18]&gt;=64;[.H18]&lt;=95);&quot;+128&quot;;IF(AND([.H18]&gt;=96;[.H18]&lt;=127);&quot;+64&quot;;IF(AND([.H18]&gt;=128;[.H18]&lt;=159);&quot;-64&quot;;IF(AND([.H18]&gt;=160;[.H18]&lt;=191);&quot;-128&quot;;IF(AND([.H18]&gt;=192;[.H18]&lt;=254);&quot;0&quot;;IF(AND([.H18]=255);&quot;-64&quot;;&quot;&quot;))))))))" office:value-type="string" office:string-value="+64">
            <text:p>+64</text:p>
          </table:table-cell>
          <table:table-cell table:style-name="ce28" table:formula="of:=MID(['Charpad Export'.B237];2;2)" office:value-type="string" office:string-value="0b">
            <text:p>0b</text:p>
          </table:table-cell>
          <table:table-cell table:style-name="ce19" table:formula="of:=HEX2DEC([.M18])" office:value-type="float" office:value="11">
            <text:p>11</text:p>
          </table:table-cell>
          <table:table-cell table:style-name="ce19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gray1}">
            <text:p>{gray1}</text:p>
          </table:table-cell>
          <table:table-cell table:style-name="ce33" table:formula="of:=[.M18]" office:value-type="string" office:string-value="0b">
            <text:p>0b</text:p>
          </table:table-cell>
          <table:table-cell table:style-name="ce19" table:formula="of:=HEX2DEC([.P18])" office:value-type="float" office:value="11">
            <text:p>11</text:p>
          </table:table-cell>
          <table:table-cell table:style-name="ce19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gray1}">
            <text:p>{gray1}</text:p>
          </table:table-cell>
          <table:table-cell table:style-name="ce33" table:formula="of:=[.M18]" office:value-type="string" office:string-value="0b">
            <text:p>0b</text:p>
          </table:table-cell>
          <table:table-cell table:style-name="ce19" table:formula="of:=HEX2DEC([.S18])" office:value-type="float" office:value="11">
            <text:p>11</text:p>
          </table:table-cell>
          <table:table-cell table:style-name="ce19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gray1}">
            <text:p>{gray1}</text:p>
          </table:table-cell>
          <table:table-cell table:style-name="ce37" table:formula="of:=[.M18]" office:value-type="string" office:string-value="0b">
            <text:p>0b</text:p>
          </table:table-cell>
          <table:table-cell table:style-name="ce19" table:formula="of:=HEX2DEC([.V18])" office:value-type="float" office:value="11">
            <text:p>11</text:p>
          </table:table-cell>
          <table:table-cell table:style-name="ce19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18]" office:value-type="string" office:string-value="{gray1}">
            <text:p>{gray1}</text:p>
          </table:table-cell>
          <table:table-cell table:style-name="ce43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8]+[.I18]" office:value-type="float" office:value="167">
            <text:p>167</text:p>
          </table:table-cell>
          <table:table-cell table:style-name="ce43" office:value-type="string">
            <text:p>}</text:p>
          </table:table-cell>
          <table:table-cell table:style-name="ce43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43" table:formula="of:=[.R18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18]+[.J18]" office:value-type="float" office:value="168">
            <text:p>16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43" table:formula="of:=[.U18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18]+[.K18]" office:value-type="float" office:value="169">
            <text:p>169</text:p>
          </table:table-cell>
          <table:table-cell table:style-name="ce43" office:value-type="string">
            <text:p>}</text:p>
          </table:table-cell>
          <table:table-cell table:style-name="ce43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43" table:formula="of:=[.X18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18]+[.L18]" office:value-type="float" office:value="170">
            <text:p>170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16">
            <text:p>16</text:p>
          </table:table-cell>
          <table:table-cell table:style-name="ce33"/>
          <table:table-cell table:style-name="ce56" office:value-type="string">
            <text:p>lgr</text:p>
          </table:table-cell>
          <table:table-cell table:style-name="ce56" office:value-type="string">
            <text:p>e</text:p>
          </table:table-cell>
          <table:table-cell table:style-name="ce64" office:value-type="string">
            <text:p>ge</text:p>
          </table:table-cell>
          <table:table-cell table:style-name="ce64" office:value-type="string">
            <text:p>f</text:p>
          </table:table-cell>
          <table:table-cell table:style-name="ce64" office:value-type="string">
            <text:p>multi</text:p>
          </table:table-cell>
        </table:table-row>
        <table:table-row table:style-name="ro2">
          <table:table-cell table:style-name="ce9" table:formula="of:=MID(['Charpad Export'.F213];2;2)" office:value-type="string" office:string-value="6b">
            <text:p>6b</text:p>
          </table:table-cell>
          <table:table-cell table:style-name="ce9" table:formula="of:=MID(['Charpad Export'.G213];2;2)" office:value-type="string" office:string-value="6c">
            <text:p>6c</text:p>
          </table:table-cell>
          <table:table-cell table:style-name="ce9" table:formula="of:=MID(['Charpad Export'.H213];2;2)" office:value-type="string" office:string-value="6d">
            <text:p>6d</text:p>
          </table:table-cell>
          <table:table-cell table:style-name="ce9" table:formula="of:=MID(['Charpad Export'.I213];2;2)" office:value-type="string" office:string-value="6e">
            <text:p>6e</text:p>
          </table:table-cell>
          <table:table-cell table:style-name="ce16" table:formula="of:=HEX2DEC([.A19])" office:value-type="float" office:value="107">
            <text:p>107</text:p>
          </table:table-cell>
          <table:table-cell table:style-name="ce19" table:formula="of:=HEX2DEC([.B19])" office:value-type="float" office:value="108">
            <text:p>108</text:p>
          </table:table-cell>
          <table:table-cell table:style-name="ce19" table:formula="of:=HEX2DEC([.C19])" office:value-type="float" office:value="109">
            <text:p>109</text:p>
          </table:table-cell>
          <table:table-cell table:style-name="ce19" table:formula="of:=HEX2DEC([.D19])" office:value-type="float" office:value="110">
            <text:p>110</text:p>
          </table:table-cell>
          <table:table-cell table:style-name="ce22" table:formula="of:=IF(AND([.E19]&gt;=0;[.E19]&lt;=31);&quot;+64&quot;;IF(AND([.E19]&gt;=32;[.E19]&lt;=63);&quot;0&quot;;IF(AND([.E19]&gt;=64;[.E19]&lt;=95);&quot;+128&quot;;IF(AND([.E19]&gt;=96;[.E19]&lt;=127);&quot;+64&quot;;IF(AND([.E19]&gt;=128;[.E19]&lt;=159);&quot;-64&quot;;IF(AND([.E19]&gt;=160;[.E19]&lt;=191);&quot;-128&quot;;IF(AND([.E19]&gt;=192;[.E19]&lt;=254);&quot;0&quot;;IF(AND([.E19]=255);&quot;-64&quot;;&quot;&quot;))))))))" office:value-type="string" office:string-value="+64">
            <text:p>+64</text:p>
          </table:table-cell>
          <table:table-cell table:style-name="ce22" table:formula="of:=IF(AND([.F19]&gt;=0;[.F19]&lt;=31);&quot;+64&quot;;IF(AND([.F19]&gt;=32;[.F19]&lt;=63);&quot;0&quot;;IF(AND([.F19]&gt;=64;[.F19]&lt;=95);&quot;+128&quot;;IF(AND([.F19]&gt;=96;[.F19]&lt;=127);&quot;+64&quot;;IF(AND([.F19]&gt;=128;[.F19]&lt;=159);&quot;-64&quot;;IF(AND([.F19]&gt;=160;[.F19]&lt;=191);&quot;-128&quot;;IF(AND([.F19]&gt;=192;[.F19]&lt;=254);&quot;0&quot;;IF(AND([.F19]=255);&quot;-64&quot;;&quot;&quot;))))))))" office:value-type="string" office:string-value="+64">
            <text:p>+64</text:p>
          </table:table-cell>
          <table:table-cell table:style-name="ce22" table:formula="of:=IF(AND([.G19]&gt;=0;[.G19]&lt;=31);&quot;+64&quot;;IF(AND([.G19]&gt;=32;[.G19]&lt;=63);&quot;0&quot;;IF(AND([.G19]&gt;=64;[.G19]&lt;=95);&quot;+128&quot;;IF(AND([.G19]&gt;=96;[.G19]&lt;=127);&quot;+64&quot;;IF(AND([.G19]&gt;=128;[.G19]&lt;=159);&quot;-64&quot;;IF(AND([.G19]&gt;=160;[.G19]&lt;=191);&quot;-128&quot;;IF(AND([.G19]&gt;=192;[.G19]&lt;=254);&quot;0&quot;;IF(AND([.G19]=255);&quot;-64&quot;;&quot;&quot;))))))))" office:value-type="string" office:string-value="+64">
            <text:p>+64</text:p>
          </table:table-cell>
          <table:table-cell table:style-name="ce22" table:formula="of:=IF(AND([.H19]&gt;=0;[.H19]&lt;=31);&quot;+64&quot;;IF(AND([.H19]&gt;=32;[.H19]&lt;=63);&quot;0&quot;;IF(AND([.H19]&gt;=64;[.H19]&lt;=95);&quot;+128&quot;;IF(AND([.H19]&gt;=96;[.H19]&lt;=127);&quot;+64&quot;;IF(AND([.H19]&gt;=128;[.H19]&lt;=159);&quot;-64&quot;;IF(AND([.H19]&gt;=160;[.H19]&lt;=191);&quot;-128&quot;;IF(AND([.H19]&gt;=192;[.H19]&lt;=254);&quot;0&quot;;IF(AND([.H19]=255);&quot;-64&quot;;&quot;&quot;))))))))" office:value-type="string" office:string-value="+64">
            <text:p>+64</text:p>
          </table:table-cell>
          <table:table-cell table:style-name="ce27" table:formula="of:=MID(['Charpad Export'.C237];2;2)" office:value-type="string" office:string-value="0d">
            <text:p>0d</text:p>
          </table:table-cell>
          <table:table-cell table:style-name="ce19" table:formula="of:=HEX2DEC([.M19])" office:value-type="float" office:value="13">
            <text:p>13</text:p>
          </table:table-cell>
          <table:table-cell table:style-name="ce19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lt. green}">
            <text:p>{lt. green}</text:p>
          </table:table-cell>
          <table:table-cell table:style-name="ce32" table:formula="of:=[.M19]" office:value-type="string" office:string-value="0d">
            <text:p>0d</text:p>
          </table:table-cell>
          <table:table-cell table:style-name="ce19" table:formula="of:=HEX2DEC([.P19])" office:value-type="float" office:value="13">
            <text:p>13</text:p>
          </table:table-cell>
          <table:table-cell table:style-name="ce19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lt. green}">
            <text:p>{lt. green}</text:p>
          </table:table-cell>
          <table:table-cell table:style-name="ce32" table:formula="of:=[.M19]" office:value-type="string" office:string-value="0d">
            <text:p>0d</text:p>
          </table:table-cell>
          <table:table-cell table:style-name="ce19" table:formula="of:=HEX2DEC([.S19])" office:value-type="float" office:value="13">
            <text:p>13</text:p>
          </table:table-cell>
          <table:table-cell table:style-name="ce19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lt. green}">
            <text:p>{lt. green}</text:p>
          </table:table-cell>
          <table:table-cell table:style-name="ce36" table:formula="of:=[.M19]" office:value-type="string" office:string-value="0d">
            <text:p>0d</text:p>
          </table:table-cell>
          <table:table-cell table:style-name="ce19" table:formula="of:=HEX2DEC([.V19])" office:value-type="float" office:value="13">
            <text:p>13</text:p>
          </table:table-cell>
          <table:table-cell table:style-name="ce19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lt. green}">
            <text:p>{lt. green}</text:p>
          </table:table-cell>
          <table:table-cell table:style-name="ce40" office:value-type="string">
            <text:p>data"</text:p>
          </table:table-cell>
          <table:table-cell table:style-name="ce43" table:formula="of:=[.O19]" office:value-type="string" office:string-value="{lt. green}">
            <text:p>{lt. green}</text:p>
          </table:table-cell>
          <table:table-cell table:style-name="ce43" table:formula="of:=IF(AND([.E19]&gt;=128;[.E19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9]+[.I19]" office:value-type="float" office:value="171">
            <text:p>171</text:p>
          </table:table-cell>
          <table:table-cell table:style-name="ce43" office:value-type="string">
            <text:p>}</text:p>
          </table:table-cell>
          <table:table-cell table:style-name="ce43" table:formula="of:=IF(AND([.F19]&gt;=128;[.F19]&lt;=255);&quot;{rvrs on}&quot;;&quot;{rvrs off}&quot;)" office:value-type="string" office:string-value="{rvrs off}">
            <text:p>{rvrs off}</text:p>
          </table:table-cell>
          <table:table-cell table:style-name="ce43" table:formula="of:=[.R19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F19]+[.J19]" office:value-type="float" office:value="172">
            <text:p>172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9]&gt;=128;[.G19]&lt;=255);&quot;{rvrs on}&quot;;&quot;{rvrs off}&quot;)" office:value-type="string" office:string-value="{rvrs off}">
            <text:p>{rvrs off}</text:p>
          </table:table-cell>
          <table:table-cell table:style-name="ce43" table:formula="of:=[.U19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G19]+[.K19]" office:value-type="float" office:value="173">
            <text:p>173</text:p>
          </table:table-cell>
          <table:table-cell table:style-name="ce43" office:value-type="string">
            <text:p>}</text:p>
          </table:table-cell>
          <table:table-cell table:style-name="ce43" table:formula="of:=IF(AND([.H19]&gt;=128;[.H19]&lt;=255);&quot;{rvrs on}&quot;;&quot;{rvrs off}&quot;)" office:value-type="string" office:string-value="{rvrs off}">
            <text:p>{rvrs off}</text:p>
          </table:table-cell>
          <table:table-cell table:style-name="ce43" table:formula="of:=[.X19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H19]+[.L19]" office:value-type="float" office:value="174">
            <text:p>17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17">
            <text:p>17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9" table:formula="of:=MID(['Charpad Export'.J213];2;2)" office:value-type="string" office:string-value="6f">
            <text:p>6f</text:p>
          </table:table-cell>
          <table:table-cell table:style-name="ce9" table:formula="of:=MID(['Charpad Export'.K213];2;2)" office:value-type="string" office:string-value="70">
            <text:p>70</text:p>
          </table:table-cell>
          <table:table-cell table:style-name="ce9" table:formula="of:=MID(['Charpad Export'.L213];2;2)" office:value-type="string" office:string-value="6f">
            <text:p>6f</text:p>
          </table:table-cell>
          <table:table-cell table:style-name="ce9" table:formula="of:=MID(['Charpad Export'.M213];2;2)" office:value-type="string" office:string-value="70">
            <text:p>70</text:p>
          </table:table-cell>
          <table:table-cell table:style-name="ce16" table:formula="of:=HEX2DEC([.A20])" office:value-type="float" office:value="111">
            <text:p>111</text:p>
          </table:table-cell>
          <table:table-cell table:style-name="ce19" table:formula="of:=HEX2DEC([.B20])" office:value-type="float" office:value="112">
            <text:p>112</text:p>
          </table:table-cell>
          <table:table-cell table:style-name="ce19" table:formula="of:=HEX2DEC([.C20])" office:value-type="float" office:value="111">
            <text:p>111</text:p>
          </table:table-cell>
          <table:table-cell table:style-name="ce19" table:formula="of:=HEX2DEC([.D20])" office:value-type="float" office:value="112">
            <text:p>112</text:p>
          </table:table-cell>
          <table:table-cell table:style-name="ce22" table:formula="of:=IF(AND([.E20]&gt;=0;[.E20]&lt;=31);&quot;+64&quot;;IF(AND([.E20]&gt;=32;[.E20]&lt;=63);&quot;0&quot;;IF(AND([.E20]&gt;=64;[.E20]&lt;=95);&quot;+128&quot;;IF(AND([.E20]&gt;=96;[.E20]&lt;=127);&quot;+64&quot;;IF(AND([.E20]&gt;=128;[.E20]&lt;=159);&quot;-64&quot;;IF(AND([.E20]&gt;=160;[.E20]&lt;=191);&quot;-128&quot;;IF(AND([.E20]&gt;=192;[.E20]&lt;=254);&quot;0&quot;;IF(AND([.E20]=255);&quot;-64&quot;;&quot;&quot;))))))))" office:value-type="string" office:string-value="+64">
            <text:p>+64</text:p>
          </table:table-cell>
          <table:table-cell table:style-name="ce22" table:formula="of:=IF(AND([.F20]&gt;=0;[.F20]&lt;=31);&quot;+64&quot;;IF(AND([.F20]&gt;=32;[.F20]&lt;=63);&quot;0&quot;;IF(AND([.F20]&gt;=64;[.F20]&lt;=95);&quot;+128&quot;;IF(AND([.F20]&gt;=96;[.F20]&lt;=127);&quot;+64&quot;;IF(AND([.F20]&gt;=128;[.F20]&lt;=159);&quot;-64&quot;;IF(AND([.F20]&gt;=160;[.F20]&lt;=191);&quot;-128&quot;;IF(AND([.F20]&gt;=192;[.F20]&lt;=254);&quot;0&quot;;IF(AND([.F20]=255);&quot;-64&quot;;&quot;&quot;))))))))" office:value-type="string" office:string-value="+64">
            <text:p>+64</text:p>
          </table:table-cell>
          <table:table-cell table:style-name="ce22" table:formula="of:=IF(AND([.G20]&gt;=0;[.G20]&lt;=31);&quot;+64&quot;;IF(AND([.G20]&gt;=32;[.G20]&lt;=63);&quot;0&quot;;IF(AND([.G20]&gt;=64;[.G20]&lt;=95);&quot;+128&quot;;IF(AND([.G20]&gt;=96;[.G20]&lt;=127);&quot;+64&quot;;IF(AND([.G20]&gt;=128;[.G20]&lt;=159);&quot;-64&quot;;IF(AND([.G20]&gt;=160;[.G20]&lt;=191);&quot;-128&quot;;IF(AND([.G20]&gt;=192;[.G20]&lt;=254);&quot;0&quot;;IF(AND([.G20]=255);&quot;-64&quot;;&quot;&quot;))))))))" office:value-type="string" office:string-value="+64">
            <text:p>+64</text:p>
          </table:table-cell>
          <table:table-cell table:style-name="ce22" table:formula="of:=IF(AND([.H20]&gt;=0;[.H20]&lt;=31);&quot;+64&quot;;IF(AND([.H20]&gt;=32;[.H20]&lt;=63);&quot;0&quot;;IF(AND([.H20]&gt;=64;[.H20]&lt;=95);&quot;+128&quot;;IF(AND([.H20]&gt;=96;[.H20]&lt;=127);&quot;+64&quot;;IF(AND([.H20]&gt;=128;[.H20]&lt;=159);&quot;-64&quot;;IF(AND([.H20]&gt;=160;[.H20]&lt;=191);&quot;-128&quot;;IF(AND([.H20]&gt;=192;[.H20]&lt;=254);&quot;0&quot;;IF(AND([.H20]=255);&quot;-64&quot;;&quot;&quot;))))))))" office:value-type="string" office:string-value="+64">
            <text:p>+64</text:p>
          </table:table-cell>
          <table:table-cell table:style-name="ce28" table:formula="of:=MID(['Charpad Export'.D237];2;2)" office:value-type="string" office:string-value="0d">
            <text:p>0d</text:p>
          </table:table-cell>
          <table:table-cell table:style-name="ce19" table:formula="of:=HEX2DEC([.M20])" office:value-type="float" office:value="13">
            <text:p>13</text:p>
          </table:table-cell>
          <table:table-cell table:style-name="ce19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lt. green}">
            <text:p>{lt. green}</text:p>
          </table:table-cell>
          <table:table-cell table:style-name="ce33" table:formula="of:=[.M20]" office:value-type="string" office:string-value="0d">
            <text:p>0d</text:p>
          </table:table-cell>
          <table:table-cell table:style-name="ce19" table:formula="of:=HEX2DEC([.P20])" office:value-type="float" office:value="13">
            <text:p>13</text:p>
          </table:table-cell>
          <table:table-cell table:style-name="ce19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lt. green}">
            <text:p>{lt. green}</text:p>
          </table:table-cell>
          <table:table-cell table:style-name="ce33" table:formula="of:=[.M20]" office:value-type="string" office:string-value="0d">
            <text:p>0d</text:p>
          </table:table-cell>
          <table:table-cell table:style-name="ce19" table:formula="of:=HEX2DEC([.S20])" office:value-type="float" office:value="13">
            <text:p>13</text:p>
          </table:table-cell>
          <table:table-cell table:style-name="ce19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lt. green}">
            <text:p>{lt. green}</text:p>
          </table:table-cell>
          <table:table-cell table:style-name="ce37" table:formula="of:=[.M20]" office:value-type="string" office:string-value="0d">
            <text:p>0d</text:p>
          </table:table-cell>
          <table:table-cell table:style-name="ce19" table:formula="of:=HEX2DEC([.V20])" office:value-type="float" office:value="13">
            <text:p>13</text:p>
          </table:table-cell>
          <table:table-cell table:style-name="ce19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lt. green}">
            <text:p>{lt. green}</text:p>
          </table:table-cell>
          <table:table-cell table:style-name="ce40" office:value-type="string">
            <text:p>data"</text:p>
          </table:table-cell>
          <table:table-cell table:style-name="ce43" table:formula="of:=[.O20]" office:value-type="string" office:string-value="{lt. green}">
            <text:p>{lt. green}</text:p>
          </table:table-cell>
          <table:table-cell table:style-name="ce43" table:formula="of:=IF(AND([.E20]&gt;=128;[.E20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0]+[.I20]" office:value-type="float" office:value="175">
            <text:p>175</text:p>
          </table:table-cell>
          <table:table-cell table:style-name="ce43" office:value-type="string">
            <text:p>}</text:p>
          </table:table-cell>
          <table:table-cell table:style-name="ce43" table:formula="of:=IF(AND([.F20]&gt;=128;[.F20]&lt;=255);&quot;{rvrs on}&quot;;&quot;{rvrs off}&quot;)" office:value-type="string" office:string-value="{rvrs off}">
            <text:p>{rvrs off}</text:p>
          </table:table-cell>
          <table:table-cell table:style-name="ce43" table:formula="of:=[.R20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F20]+[.J20]" office:value-type="float" office:value="176">
            <text:p>176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0]&gt;=128;[.G20]&lt;=255);&quot;{rvrs on}&quot;;&quot;{rvrs off}&quot;)" office:value-type="string" office:string-value="{rvrs off}">
            <text:p>{rvrs off}</text:p>
          </table:table-cell>
          <table:table-cell table:style-name="ce43" table:formula="of:=[.U20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G20]+[.K20]" office:value-type="float" office:value="175">
            <text:p>175</text:p>
          </table:table-cell>
          <table:table-cell table:style-name="ce43" office:value-type="string">
            <text:p>}</text:p>
          </table:table-cell>
          <table:table-cell table:style-name="ce43" table:formula="of:=IF(AND([.H20]&gt;=128;[.H20]&lt;=255);&quot;{rvrs on}&quot;;&quot;{rvrs off}&quot;)" office:value-type="string" office:string-value="{rvrs off}">
            <text:p>{rvrs off}</text:p>
          </table:table-cell>
          <table:table-cell table:style-name="ce43" table:formula="of:=[.X20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H20]+[.L20]" office:value-type="float" office:value="176">
            <text:p>176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18">
            <text:p>18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9" table:formula="of:=MID(['Charpad Export'.N213];2;2)" office:value-type="string" office:string-value="71">
            <text:p>71</text:p>
          </table:table-cell>
          <table:table-cell table:style-name="ce9" table:formula="of:=MID(['Charpad Export'.O213];2;2)" office:value-type="string" office:string-value="72">
            <text:p>72</text:p>
          </table:table-cell>
          <table:table-cell table:style-name="ce9" table:formula="of:=MID(['Charpad Export'.P213];2;2)" office:value-type="string" office:string-value="73">
            <text:p>73</text:p>
          </table:table-cell>
          <table:table-cell table:style-name="ce9" table:formula="of:=MID(['Charpad Export'.Q213];2;2)" office:value-type="string" office:string-value="74">
            <text:p>74</text:p>
          </table:table-cell>
          <table:table-cell table:style-name="ce16" table:formula="of:=HEX2DEC([.A21])" office:value-type="float" office:value="113">
            <text:p>113</text:p>
          </table:table-cell>
          <table:table-cell table:style-name="ce19" table:formula="of:=HEX2DEC([.B21])" office:value-type="float" office:value="114">
            <text:p>114</text:p>
          </table:table-cell>
          <table:table-cell table:style-name="ce19" table:formula="of:=HEX2DEC([.C21])" office:value-type="float" office:value="115">
            <text:p>115</text:p>
          </table:table-cell>
          <table:table-cell table:style-name="ce19" table:formula="of:=HEX2DEC([.D21])" office:value-type="float" office:value="116">
            <text:p>116</text:p>
          </table:table-cell>
          <table:table-cell table:style-name="ce22" table:formula="of:=IF(AND([.E21]&gt;=0;[.E21]&lt;=31);&quot;+64&quot;;IF(AND([.E21]&gt;=32;[.E21]&lt;=63);&quot;0&quot;;IF(AND([.E21]&gt;=64;[.E21]&lt;=95);&quot;+128&quot;;IF(AND([.E21]&gt;=96;[.E21]&lt;=127);&quot;+64&quot;;IF(AND([.E21]&gt;=128;[.E21]&lt;=159);&quot;-64&quot;;IF(AND([.E21]&gt;=160;[.E21]&lt;=191);&quot;-128&quot;;IF(AND([.E21]&gt;=192;[.E21]&lt;=254);&quot;0&quot;;IF(AND([.E21]=255);&quot;-64&quot;;&quot;&quot;))))))))" office:value-type="string" office:string-value="+64">
            <text:p>+64</text:p>
          </table:table-cell>
          <table:table-cell table:style-name="ce22" table:formula="of:=IF(AND([.F21]&gt;=0;[.F21]&lt;=31);&quot;+64&quot;;IF(AND([.F21]&gt;=32;[.F21]&lt;=63);&quot;0&quot;;IF(AND([.F21]&gt;=64;[.F21]&lt;=95);&quot;+128&quot;;IF(AND([.F21]&gt;=96;[.F21]&lt;=127);&quot;+64&quot;;IF(AND([.F21]&gt;=128;[.F21]&lt;=159);&quot;-64&quot;;IF(AND([.F21]&gt;=160;[.F21]&lt;=191);&quot;-128&quot;;IF(AND([.F21]&gt;=192;[.F21]&lt;=254);&quot;0&quot;;IF(AND([.F21]=255);&quot;-64&quot;;&quot;&quot;))))))))" office:value-type="string" office:string-value="+64">
            <text:p>+64</text:p>
          </table:table-cell>
          <table:table-cell table:style-name="ce22" table:formula="of:=IF(AND([.G21]&gt;=0;[.G21]&lt;=31);&quot;+64&quot;;IF(AND([.G21]&gt;=32;[.G21]&lt;=63);&quot;0&quot;;IF(AND([.G21]&gt;=64;[.G21]&lt;=95);&quot;+128&quot;;IF(AND([.G21]&gt;=96;[.G21]&lt;=127);&quot;+64&quot;;IF(AND([.G21]&gt;=128;[.G21]&lt;=159);&quot;-64&quot;;IF(AND([.G21]&gt;=160;[.G21]&lt;=191);&quot;-128&quot;;IF(AND([.G21]&gt;=192;[.G21]&lt;=254);&quot;0&quot;;IF(AND([.G21]=255);&quot;-64&quot;;&quot;&quot;))))))))" office:value-type="string" office:string-value="+64">
            <text:p>+64</text:p>
          </table:table-cell>
          <table:table-cell table:style-name="ce22" table:formula="of:=IF(AND([.H21]&gt;=0;[.H21]&lt;=31);&quot;+64&quot;;IF(AND([.H21]&gt;=32;[.H21]&lt;=63);&quot;0&quot;;IF(AND([.H21]&gt;=64;[.H21]&lt;=95);&quot;+128&quot;;IF(AND([.H21]&gt;=96;[.H21]&lt;=127);&quot;+64&quot;;IF(AND([.H21]&gt;=128;[.H21]&lt;=159);&quot;-64&quot;;IF(AND([.H21]&gt;=160;[.H21]&lt;=191);&quot;-128&quot;;IF(AND([.H21]&gt;=192;[.H21]&lt;=254);&quot;0&quot;;IF(AND([.H21]=255);&quot;-64&quot;;&quot;&quot;))))))))" office:value-type="string" office:string-value="+64">
            <text:p>+64</text:p>
          </table:table-cell>
          <table:table-cell table:style-name="ce27" table:formula="of:=MID(['Charpad Export'.E237];2;2)" office:value-type="string" office:string-value="0d">
            <text:p>0d</text:p>
          </table:table-cell>
          <table:table-cell table:style-name="ce19" table:formula="of:=HEX2DEC([.M21])" office:value-type="float" office:value="13">
            <text:p>13</text:p>
          </table:table-cell>
          <table:table-cell table:style-name="ce19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lt. green}">
            <text:p>{lt. green}</text:p>
          </table:table-cell>
          <table:table-cell table:style-name="ce32" table:formula="of:=[.M21]" office:value-type="string" office:string-value="0d">
            <text:p>0d</text:p>
          </table:table-cell>
          <table:table-cell table:style-name="ce19" table:formula="of:=HEX2DEC([.P21])" office:value-type="float" office:value="13">
            <text:p>13</text:p>
          </table:table-cell>
          <table:table-cell table:style-name="ce19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lt. green}">
            <text:p>{lt. green}</text:p>
          </table:table-cell>
          <table:table-cell table:style-name="ce32" table:formula="of:=[.M21]" office:value-type="string" office:string-value="0d">
            <text:p>0d</text:p>
          </table:table-cell>
          <table:table-cell table:style-name="ce19" table:formula="of:=HEX2DEC([.S21])" office:value-type="float" office:value="13">
            <text:p>13</text:p>
          </table:table-cell>
          <table:table-cell table:style-name="ce19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lt. green}">
            <text:p>{lt. green}</text:p>
          </table:table-cell>
          <table:table-cell table:style-name="ce36" table:formula="of:=[.M21]" office:value-type="string" office:string-value="0d">
            <text:p>0d</text:p>
          </table:table-cell>
          <table:table-cell table:style-name="ce19" table:formula="of:=HEX2DEC([.V21])" office:value-type="float" office:value="13">
            <text:p>13</text:p>
          </table:table-cell>
          <table:table-cell table:style-name="ce19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lt. green}">
            <text:p>{lt. green}</text:p>
          </table:table-cell>
          <table:table-cell table:style-name="ce40" office:value-type="string">
            <text:p>data"</text:p>
          </table:table-cell>
          <table:table-cell table:style-name="ce43" table:formula="of:=[.O21]" office:value-type="string" office:string-value="{lt. green}">
            <text:p>{lt. green}</text:p>
          </table:table-cell>
          <table:table-cell table:style-name="ce43" table:formula="of:=IF(AND([.E21]&gt;=128;[.E21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1]+[.I21]" office:value-type="float" office:value="177">
            <text:p>177</text:p>
          </table:table-cell>
          <table:table-cell table:style-name="ce43" office:value-type="string">
            <text:p>}</text:p>
          </table:table-cell>
          <table:table-cell table:style-name="ce43" table:formula="of:=IF(AND([.F21]&gt;=128;[.F21]&lt;=255);&quot;{rvrs on}&quot;;&quot;{rvrs off}&quot;)" office:value-type="string" office:string-value="{rvrs off}">
            <text:p>{rvrs off}</text:p>
          </table:table-cell>
          <table:table-cell table:style-name="ce43" table:formula="of:=[.R21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F21]+[.J21]" office:value-type="float" office:value="178">
            <text:p>17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1]&gt;=128;[.G21]&lt;=255);&quot;{rvrs on}&quot;;&quot;{rvrs off}&quot;)" office:value-type="string" office:string-value="{rvrs off}">
            <text:p>{rvrs off}</text:p>
          </table:table-cell>
          <table:table-cell table:style-name="ce43" table:formula="of:=[.U21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G21]+[.K21]" office:value-type="float" office:value="179">
            <text:p>179</text:p>
          </table:table-cell>
          <table:table-cell table:style-name="ce43" office:value-type="string">
            <text:p>}</text:p>
          </table:table-cell>
          <table:table-cell table:style-name="ce43" table:formula="of:=IF(AND([.H21]&gt;=128;[.H21]&lt;=255);&quot;{rvrs on}&quot;;&quot;{rvrs off}&quot;)" office:value-type="string" office:string-value="{rvrs off}">
            <text:p>{rvrs off}</text:p>
          </table:table-cell>
          <table:table-cell table:style-name="ce43" table:formula="of:=[.X21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H21]+[.L21]" office:value-type="float" office:value="180">
            <text:p>180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19">
            <text:p>19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0" table:formula="of:=MID(['Charpad Export'.B214];2;2)" office:value-type="string" office:string-value="6b">
            <text:p>6b</text:p>
          </table:table-cell>
          <table:table-cell table:style-name="ce10" table:formula="of:=MID(['Charpad Export'.C214];2;2)" office:value-type="string" office:string-value="6c">
            <text:p>6c</text:p>
          </table:table-cell>
          <table:table-cell table:style-name="ce10" table:formula="of:=MID(['Charpad Export'.D214];2;2)" office:value-type="string" office:string-value="6d">
            <text:p>6d</text:p>
          </table:table-cell>
          <table:table-cell table:style-name="ce10" table:formula="of:=MID(['Charpad Export'.E214];2;2)" office:value-type="string" office:string-value="6e">
            <text:p>6e</text:p>
          </table:table-cell>
          <table:table-cell table:style-name="ce16" table:formula="of:=HEX2DEC([.A22])" office:value-type="float" office:value="107">
            <text:p>107</text:p>
          </table:table-cell>
          <table:table-cell table:style-name="ce19" table:formula="of:=HEX2DEC([.B22])" office:value-type="float" office:value="108">
            <text:p>108</text:p>
          </table:table-cell>
          <table:table-cell table:style-name="ce19" table:formula="of:=HEX2DEC([.C22])" office:value-type="float" office:value="109">
            <text:p>109</text:p>
          </table:table-cell>
          <table:table-cell table:style-name="ce19" table:formula="of:=HEX2DEC([.D22])" office:value-type="float" office:value="110">
            <text:p>110</text:p>
          </table:table-cell>
          <table:table-cell table:style-name="ce22" table:formula="of:=IF(AND([.E22]&gt;=0;[.E22]&lt;=31);&quot;+64&quot;;IF(AND([.E22]&gt;=32;[.E22]&lt;=63);&quot;0&quot;;IF(AND([.E22]&gt;=64;[.E22]&lt;=95);&quot;+128&quot;;IF(AND([.E22]&gt;=96;[.E22]&lt;=127);&quot;+64&quot;;IF(AND([.E22]&gt;=128;[.E22]&lt;=159);&quot;-64&quot;;IF(AND([.E22]&gt;=160;[.E22]&lt;=191);&quot;-128&quot;;IF(AND([.E22]&gt;=192;[.E22]&lt;=254);&quot;0&quot;;IF(AND([.E22]=255);&quot;-64&quot;;&quot;&quot;))))))))" office:value-type="string" office:string-value="+64">
            <text:p>+64</text:p>
          </table:table-cell>
          <table:table-cell table:style-name="ce22" table:formula="of:=IF(AND([.F22]&gt;=0;[.F22]&lt;=31);&quot;+64&quot;;IF(AND([.F22]&gt;=32;[.F22]&lt;=63);&quot;0&quot;;IF(AND([.F22]&gt;=64;[.F22]&lt;=95);&quot;+128&quot;;IF(AND([.F22]&gt;=96;[.F22]&lt;=127);&quot;+64&quot;;IF(AND([.F22]&gt;=128;[.F22]&lt;=159);&quot;-64&quot;;IF(AND([.F22]&gt;=160;[.F22]&lt;=191);&quot;-128&quot;;IF(AND([.F22]&gt;=192;[.F22]&lt;=254);&quot;0&quot;;IF(AND([.F22]=255);&quot;-64&quot;;&quot;&quot;))))))))" office:value-type="string" office:string-value="+64">
            <text:p>+64</text:p>
          </table:table-cell>
          <table:table-cell table:style-name="ce22" table:formula="of:=IF(AND([.G22]&gt;=0;[.G22]&lt;=31);&quot;+64&quot;;IF(AND([.G22]&gt;=32;[.G22]&lt;=63);&quot;0&quot;;IF(AND([.G22]&gt;=64;[.G22]&lt;=95);&quot;+128&quot;;IF(AND([.G22]&gt;=96;[.G22]&lt;=127);&quot;+64&quot;;IF(AND([.G22]&gt;=128;[.G22]&lt;=159);&quot;-64&quot;;IF(AND([.G22]&gt;=160;[.G22]&lt;=191);&quot;-128&quot;;IF(AND([.G22]&gt;=192;[.G22]&lt;=254);&quot;0&quot;;IF(AND([.G22]=255);&quot;-64&quot;;&quot;&quot;))))))))" office:value-type="string" office:string-value="+64">
            <text:p>+64</text:p>
          </table:table-cell>
          <table:table-cell table:style-name="ce22" table:formula="of:=IF(AND([.H22]&gt;=0;[.H22]&lt;=31);&quot;+64&quot;;IF(AND([.H22]&gt;=32;[.H22]&lt;=63);&quot;0&quot;;IF(AND([.H22]&gt;=64;[.H22]&lt;=95);&quot;+128&quot;;IF(AND([.H22]&gt;=96;[.H22]&lt;=127);&quot;+64&quot;;IF(AND([.H22]&gt;=128;[.H22]&lt;=159);&quot;-64&quot;;IF(AND([.H22]&gt;=160;[.H22]&lt;=191);&quot;-128&quot;;IF(AND([.H22]&gt;=192;[.H22]&lt;=254);&quot;0&quot;;IF(AND([.H22]=255);&quot;-64&quot;;&quot;&quot;))))))))" office:value-type="string" office:string-value="+64">
            <text:p>+64</text:p>
          </table:table-cell>
          <table:table-cell table:style-name="ce28" table:formula="of:=MID(['Charpad Export'.F237];2;2)" office:value-type="string" office:string-value="09">
            <text:p>09</text:p>
          </table:table-cell>
          <table:table-cell table:style-name="ce19" table:formula="of:=HEX2DEC([.M22])" office:value-type="float" office:value="9">
            <text:p>9</text:p>
          </table:table-cell>
          <table:table-cell table:style-name="ce19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33" table:formula="of:=[.M22]" office:value-type="string" office:string-value="09">
            <text:p>09</text:p>
          </table:table-cell>
          <table:table-cell table:style-name="ce19" table:formula="of:=HEX2DEC([.P22])" office:value-type="float" office:value="9">
            <text:p>9</text:p>
          </table:table-cell>
          <table:table-cell table:style-name="ce19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33" table:formula="of:=[.M22]" office:value-type="string" office:string-value="09">
            <text:p>09</text:p>
          </table:table-cell>
          <table:table-cell table:style-name="ce19" table:formula="of:=HEX2DEC([.S22])" office:value-type="float" office:value="9">
            <text:p>9</text:p>
          </table:table-cell>
          <table:table-cell table:style-name="ce19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37" table:formula="of:=[.M22]" office:value-type="string" office:string-value="09">
            <text:p>09</text:p>
          </table:table-cell>
          <table:table-cell table:style-name="ce19" table:formula="of:=HEX2DEC([.V22])" office:value-type="float" office:value="9">
            <text:p>9</text:p>
          </table:table-cell>
          <table:table-cell table:style-name="ce19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22]" office:value-type="string" office:string-value="{brown}">
            <text:p>{brown}</text:p>
          </table:table-cell>
          <table:table-cell table:style-name="ce43" table:formula="of:=IF(AND([.E22]&gt;=128;[.E22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2]+[.I22]" office:value-type="float" office:value="171">
            <text:p>171</text:p>
          </table:table-cell>
          <table:table-cell table:style-name="ce43" office:value-type="string">
            <text:p>}</text:p>
          </table:table-cell>
          <table:table-cell table:style-name="ce43" table:formula="of:=IF(AND([.F22]&gt;=128;[.F22]&lt;=255);&quot;{rvrs on}&quot;;&quot;{rvrs off}&quot;)" office:value-type="string" office:string-value="{rvrs off}">
            <text:p>{rvrs off}</text:p>
          </table:table-cell>
          <table:table-cell table:style-name="ce43" table:formula="of:=[.R22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22]+[.J22]" office:value-type="float" office:value="172">
            <text:p>172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2]&gt;=128;[.G22]&lt;=255);&quot;{rvrs on}&quot;;&quot;{rvrs off}&quot;)" office:value-type="string" office:string-value="{rvrs off}">
            <text:p>{rvrs off}</text:p>
          </table:table-cell>
          <table:table-cell table:style-name="ce43" table:formula="of:=[.U22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22]+[.K22]" office:value-type="float" office:value="173">
            <text:p>173</text:p>
          </table:table-cell>
          <table:table-cell table:style-name="ce43" office:value-type="string">
            <text:p>}</text:p>
          </table:table-cell>
          <table:table-cell table:style-name="ce43" table:formula="of:=IF(AND([.H22]&gt;=128;[.H22]&lt;=255);&quot;{rvrs on}&quot;;&quot;{rvrs off}&quot;)" office:value-type="string" office:string-value="{rvrs off}">
            <text:p>{rvrs off}</text:p>
          </table:table-cell>
          <table:table-cell table:style-name="ce43" table:formula="of:=[.X22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22]+[.L22]" office:value-type="float" office:value="174">
            <text:p>17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20">
            <text:p>20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0" table:formula="of:=MID(['Charpad Export'.F214];2;2)" office:value-type="string" office:string-value="6f">
            <text:p>6f</text:p>
          </table:table-cell>
          <table:table-cell table:style-name="ce10" table:formula="of:=MID(['Charpad Export'.G214];2;2)" office:value-type="string" office:string-value="70">
            <text:p>70</text:p>
          </table:table-cell>
          <table:table-cell table:style-name="ce10" table:formula="of:=MID(['Charpad Export'.H214];2;2)" office:value-type="string" office:string-value="6f">
            <text:p>6f</text:p>
          </table:table-cell>
          <table:table-cell table:style-name="ce10" table:formula="of:=MID(['Charpad Export'.I214];2;2)" office:value-type="string" office:string-value="70">
            <text:p>70</text:p>
          </table:table-cell>
          <table:table-cell table:style-name="ce16" table:formula="of:=HEX2DEC([.A23])" office:value-type="float" office:value="111">
            <text:p>111</text:p>
          </table:table-cell>
          <table:table-cell table:style-name="ce19" table:formula="of:=HEX2DEC([.B23])" office:value-type="float" office:value="112">
            <text:p>112</text:p>
          </table:table-cell>
          <table:table-cell table:style-name="ce19" table:formula="of:=HEX2DEC([.C23])" office:value-type="float" office:value="111">
            <text:p>111</text:p>
          </table:table-cell>
          <table:table-cell table:style-name="ce19" table:formula="of:=HEX2DEC([.D23])" office:value-type="float" office:value="112">
            <text:p>112</text:p>
          </table:table-cell>
          <table:table-cell table:style-name="ce22" table:formula="of:=IF(AND([.E23]&gt;=0;[.E23]&lt;=31);&quot;+64&quot;;IF(AND([.E23]&gt;=32;[.E23]&lt;=63);&quot;0&quot;;IF(AND([.E23]&gt;=64;[.E23]&lt;=95);&quot;+128&quot;;IF(AND([.E23]&gt;=96;[.E23]&lt;=127);&quot;+64&quot;;IF(AND([.E23]&gt;=128;[.E23]&lt;=159);&quot;-64&quot;;IF(AND([.E23]&gt;=160;[.E23]&lt;=191);&quot;-128&quot;;IF(AND([.E23]&gt;=192;[.E23]&lt;=254);&quot;0&quot;;IF(AND([.E23]=255);&quot;-64&quot;;&quot;&quot;))))))))" office:value-type="string" office:string-value="+64">
            <text:p>+64</text:p>
          </table:table-cell>
          <table:table-cell table:style-name="ce22" table:formula="of:=IF(AND([.F23]&gt;=0;[.F23]&lt;=31);&quot;+64&quot;;IF(AND([.F23]&gt;=32;[.F23]&lt;=63);&quot;0&quot;;IF(AND([.F23]&gt;=64;[.F23]&lt;=95);&quot;+128&quot;;IF(AND([.F23]&gt;=96;[.F23]&lt;=127);&quot;+64&quot;;IF(AND([.F23]&gt;=128;[.F23]&lt;=159);&quot;-64&quot;;IF(AND([.F23]&gt;=160;[.F23]&lt;=191);&quot;-128&quot;;IF(AND([.F23]&gt;=192;[.F23]&lt;=254);&quot;0&quot;;IF(AND([.F23]=255);&quot;-64&quot;;&quot;&quot;))))))))" office:value-type="string" office:string-value="+64">
            <text:p>+64</text:p>
          </table:table-cell>
          <table:table-cell table:style-name="ce22" table:formula="of:=IF(AND([.G23]&gt;=0;[.G23]&lt;=31);&quot;+64&quot;;IF(AND([.G23]&gt;=32;[.G23]&lt;=63);&quot;0&quot;;IF(AND([.G23]&gt;=64;[.G23]&lt;=95);&quot;+128&quot;;IF(AND([.G23]&gt;=96;[.G23]&lt;=127);&quot;+64&quot;;IF(AND([.G23]&gt;=128;[.G23]&lt;=159);&quot;-64&quot;;IF(AND([.G23]&gt;=160;[.G23]&lt;=191);&quot;-128&quot;;IF(AND([.G23]&gt;=192;[.G23]&lt;=254);&quot;0&quot;;IF(AND([.G23]=255);&quot;-64&quot;;&quot;&quot;))))))))" office:value-type="string" office:string-value="+64">
            <text:p>+64</text:p>
          </table:table-cell>
          <table:table-cell table:style-name="ce22" table:formula="of:=IF(AND([.H23]&gt;=0;[.H23]&lt;=31);&quot;+64&quot;;IF(AND([.H23]&gt;=32;[.H23]&lt;=63);&quot;0&quot;;IF(AND([.H23]&gt;=64;[.H23]&lt;=95);&quot;+128&quot;;IF(AND([.H23]&gt;=96;[.H23]&lt;=127);&quot;+64&quot;;IF(AND([.H23]&gt;=128;[.H23]&lt;=159);&quot;-64&quot;;IF(AND([.H23]&gt;=160;[.H23]&lt;=191);&quot;-128&quot;;IF(AND([.H23]&gt;=192;[.H23]&lt;=254);&quot;0&quot;;IF(AND([.H23]=255);&quot;-64&quot;;&quot;&quot;))))))))" office:value-type="string" office:string-value="+64">
            <text:p>+64</text:p>
          </table:table-cell>
          <table:table-cell table:style-name="ce27" table:formula="of:=MID(['Charpad Export'.G237];2;2)" office:value-type="string" office:string-value="09">
            <text:p>09</text:p>
          </table:table-cell>
          <table:table-cell table:style-name="ce19" table:formula="of:=HEX2DEC([.M23])" office:value-type="float" office:value="9">
            <text:p>9</text:p>
          </table:table-cell>
          <table:table-cell table:style-name="ce19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brown}">
            <text:p>{brown}</text:p>
          </table:table-cell>
          <table:table-cell table:style-name="ce32" table:formula="of:=[.M23]" office:value-type="string" office:string-value="09">
            <text:p>09</text:p>
          </table:table-cell>
          <table:table-cell table:style-name="ce19" table:formula="of:=HEX2DEC([.P23])" office:value-type="float" office:value="9">
            <text:p>9</text:p>
          </table:table-cell>
          <table:table-cell table:style-name="ce19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brown}">
            <text:p>{brown}</text:p>
          </table:table-cell>
          <table:table-cell table:style-name="ce32" table:formula="of:=[.M23]" office:value-type="string" office:string-value="09">
            <text:p>09</text:p>
          </table:table-cell>
          <table:table-cell table:style-name="ce19" table:formula="of:=HEX2DEC([.S23])" office:value-type="float" office:value="9">
            <text:p>9</text:p>
          </table:table-cell>
          <table:table-cell table:style-name="ce19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brown}">
            <text:p>{brown}</text:p>
          </table:table-cell>
          <table:table-cell table:style-name="ce36" table:formula="of:=[.M23]" office:value-type="string" office:string-value="09">
            <text:p>09</text:p>
          </table:table-cell>
          <table:table-cell table:style-name="ce19" table:formula="of:=HEX2DEC([.V23])" office:value-type="float" office:value="9">
            <text:p>9</text:p>
          </table:table-cell>
          <table:table-cell table:style-name="ce19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23]" office:value-type="string" office:string-value="{brown}">
            <text:p>{brown}</text:p>
          </table:table-cell>
          <table:table-cell table:style-name="ce43" table:formula="of:=IF(AND([.E23]&gt;=128;[.E23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3]+[.I23]" office:value-type="float" office:value="175">
            <text:p>175</text:p>
          </table:table-cell>
          <table:table-cell table:style-name="ce43" office:value-type="string">
            <text:p>}</text:p>
          </table:table-cell>
          <table:table-cell table:style-name="ce43" table:formula="of:=IF(AND([.F23]&gt;=128;[.F23]&lt;=255);&quot;{rvrs on}&quot;;&quot;{rvrs off}&quot;)" office:value-type="string" office:string-value="{rvrs off}">
            <text:p>{rvrs off}</text:p>
          </table:table-cell>
          <table:table-cell table:style-name="ce43" table:formula="of:=[.R23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23]+[.J23]" office:value-type="float" office:value="176">
            <text:p>176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3]&gt;=128;[.G23]&lt;=255);&quot;{rvrs on}&quot;;&quot;{rvrs off}&quot;)" office:value-type="string" office:string-value="{rvrs off}">
            <text:p>{rvrs off}</text:p>
          </table:table-cell>
          <table:table-cell table:style-name="ce43" table:formula="of:=[.U23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23]+[.K23]" office:value-type="float" office:value="175">
            <text:p>175</text:p>
          </table:table-cell>
          <table:table-cell table:style-name="ce43" office:value-type="string">
            <text:p>}</text:p>
          </table:table-cell>
          <table:table-cell table:style-name="ce43" table:formula="of:=IF(AND([.H23]&gt;=128;[.H23]&lt;=255);&quot;{rvrs on}&quot;;&quot;{rvrs off}&quot;)" office:value-type="string" office:string-value="{rvrs off}">
            <text:p>{rvrs off}</text:p>
          </table:table-cell>
          <table:table-cell table:style-name="ce43" table:formula="of:=[.X23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23]+[.L23]" office:value-type="float" office:value="176">
            <text:p>176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21">
            <text:p>21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0" table:formula="of:=MID(['Charpad Export'.J214];2;2)" office:value-type="string" office:string-value="71">
            <text:p>71</text:p>
          </table:table-cell>
          <table:table-cell table:style-name="ce10" table:formula="of:=MID(['Charpad Export'.K214];2;2)" office:value-type="string" office:string-value="72">
            <text:p>72</text:p>
          </table:table-cell>
          <table:table-cell table:style-name="ce10" table:formula="of:=MID(['Charpad Export'.L214];2;2)" office:value-type="string" office:string-value="73">
            <text:p>73</text:p>
          </table:table-cell>
          <table:table-cell table:style-name="ce10" table:formula="of:=MID(['Charpad Export'.M214];2;2)" office:value-type="string" office:string-value="74">
            <text:p>74</text:p>
          </table:table-cell>
          <table:table-cell table:style-name="ce16" table:formula="of:=HEX2DEC([.A24])" office:value-type="float" office:value="113">
            <text:p>113</text:p>
          </table:table-cell>
          <table:table-cell table:style-name="ce19" table:formula="of:=HEX2DEC([.B24])" office:value-type="float" office:value="114">
            <text:p>114</text:p>
          </table:table-cell>
          <table:table-cell table:style-name="ce19" table:formula="of:=HEX2DEC([.C24])" office:value-type="float" office:value="115">
            <text:p>115</text:p>
          </table:table-cell>
          <table:table-cell table:style-name="ce19" table:formula="of:=HEX2DEC([.D24])" office:value-type="float" office:value="116">
            <text:p>116</text:p>
          </table:table-cell>
          <table:table-cell table:style-name="ce22" table:formula="of:=IF(AND([.E24]&gt;=0;[.E24]&lt;=31);&quot;+64&quot;;IF(AND([.E24]&gt;=32;[.E24]&lt;=63);&quot;0&quot;;IF(AND([.E24]&gt;=64;[.E24]&lt;=95);&quot;+128&quot;;IF(AND([.E24]&gt;=96;[.E24]&lt;=127);&quot;+64&quot;;IF(AND([.E24]&gt;=128;[.E24]&lt;=159);&quot;-64&quot;;IF(AND([.E24]&gt;=160;[.E24]&lt;=191);&quot;-128&quot;;IF(AND([.E24]&gt;=192;[.E24]&lt;=254);&quot;0&quot;;IF(AND([.E24]=255);&quot;-64&quot;;&quot;&quot;))))))))" office:value-type="string" office:string-value="+64">
            <text:p>+64</text:p>
          </table:table-cell>
          <table:table-cell table:style-name="ce22" table:formula="of:=IF(AND([.F24]&gt;=0;[.F24]&lt;=31);&quot;+64&quot;;IF(AND([.F24]&gt;=32;[.F24]&lt;=63);&quot;0&quot;;IF(AND([.F24]&gt;=64;[.F24]&lt;=95);&quot;+128&quot;;IF(AND([.F24]&gt;=96;[.F24]&lt;=127);&quot;+64&quot;;IF(AND([.F24]&gt;=128;[.F24]&lt;=159);&quot;-64&quot;;IF(AND([.F24]&gt;=160;[.F24]&lt;=191);&quot;-128&quot;;IF(AND([.F24]&gt;=192;[.F24]&lt;=254);&quot;0&quot;;IF(AND([.F24]=255);&quot;-64&quot;;&quot;&quot;))))))))" office:value-type="string" office:string-value="+64">
            <text:p>+64</text:p>
          </table:table-cell>
          <table:table-cell table:style-name="ce22" table:formula="of:=IF(AND([.G24]&gt;=0;[.G24]&lt;=31);&quot;+64&quot;;IF(AND([.G24]&gt;=32;[.G24]&lt;=63);&quot;0&quot;;IF(AND([.G24]&gt;=64;[.G24]&lt;=95);&quot;+128&quot;;IF(AND([.G24]&gt;=96;[.G24]&lt;=127);&quot;+64&quot;;IF(AND([.G24]&gt;=128;[.G24]&lt;=159);&quot;-64&quot;;IF(AND([.G24]&gt;=160;[.G24]&lt;=191);&quot;-128&quot;;IF(AND([.G24]&gt;=192;[.G24]&lt;=254);&quot;0&quot;;IF(AND([.G24]=255);&quot;-64&quot;;&quot;&quot;))))))))" office:value-type="string" office:string-value="+64">
            <text:p>+64</text:p>
          </table:table-cell>
          <table:table-cell table:style-name="ce22" table:formula="of:=IF(AND([.H24]&gt;=0;[.H24]&lt;=31);&quot;+64&quot;;IF(AND([.H24]&gt;=32;[.H24]&lt;=63);&quot;0&quot;;IF(AND([.H24]&gt;=64;[.H24]&lt;=95);&quot;+128&quot;;IF(AND([.H24]&gt;=96;[.H24]&lt;=127);&quot;+64&quot;;IF(AND([.H24]&gt;=128;[.H24]&lt;=159);&quot;-64&quot;;IF(AND([.H24]&gt;=160;[.H24]&lt;=191);&quot;-128&quot;;IF(AND([.H24]&gt;=192;[.H24]&lt;=254);&quot;0&quot;;IF(AND([.H24]=255);&quot;-64&quot;;&quot;&quot;))))))))" office:value-type="string" office:string-value="+64">
            <text:p>+64</text:p>
          </table:table-cell>
          <table:table-cell table:style-name="ce28" table:formula="of:=MID(['Charpad Export'.H237];2;2)" office:value-type="string" office:string-value="09">
            <text:p>09</text:p>
          </table:table-cell>
          <table:table-cell table:style-name="ce19" table:formula="of:=HEX2DEC([.M24])" office:value-type="float" office:value="9">
            <text:p>9</text:p>
          </table:table-cell>
          <table:table-cell table:style-name="ce19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brown}">
            <text:p>{brown}</text:p>
          </table:table-cell>
          <table:table-cell table:style-name="ce33" table:formula="of:=[.M24]" office:value-type="string" office:string-value="09">
            <text:p>09</text:p>
          </table:table-cell>
          <table:table-cell table:style-name="ce19" table:formula="of:=HEX2DEC([.P24])" office:value-type="float" office:value="9">
            <text:p>9</text:p>
          </table:table-cell>
          <table:table-cell table:style-name="ce19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brown}">
            <text:p>{brown}</text:p>
          </table:table-cell>
          <table:table-cell table:style-name="ce33" table:formula="of:=[.M24]" office:value-type="string" office:string-value="09">
            <text:p>09</text:p>
          </table:table-cell>
          <table:table-cell table:style-name="ce19" table:formula="of:=HEX2DEC([.S24])" office:value-type="float" office:value="9">
            <text:p>9</text:p>
          </table:table-cell>
          <table:table-cell table:style-name="ce19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brown}">
            <text:p>{brown}</text:p>
          </table:table-cell>
          <table:table-cell table:style-name="ce37" table:formula="of:=[.M24]" office:value-type="string" office:string-value="09">
            <text:p>09</text:p>
          </table:table-cell>
          <table:table-cell table:style-name="ce19" table:formula="of:=HEX2DEC([.V24])" office:value-type="float" office:value="9">
            <text:p>9</text:p>
          </table:table-cell>
          <table:table-cell table:style-name="ce19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24]" office:value-type="string" office:string-value="{brown}">
            <text:p>{brown}</text:p>
          </table:table-cell>
          <table:table-cell table:style-name="ce43" table:formula="of:=IF(AND([.E24]&gt;=128;[.E24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4]+[.I24]" office:value-type="float" office:value="177">
            <text:p>177</text:p>
          </table:table-cell>
          <table:table-cell table:style-name="ce43" office:value-type="string">
            <text:p>}</text:p>
          </table:table-cell>
          <table:table-cell table:style-name="ce43" table:formula="of:=IF(AND([.F24]&gt;=128;[.F24]&lt;=255);&quot;{rvrs on}&quot;;&quot;{rvrs off}&quot;)" office:value-type="string" office:string-value="{rvrs off}">
            <text:p>{rvrs off}</text:p>
          </table:table-cell>
          <table:table-cell table:style-name="ce43" table:formula="of:=[.R24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24]+[.J24]" office:value-type="float" office:value="178">
            <text:p>17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4]&gt;=128;[.G24]&lt;=255);&quot;{rvrs on}&quot;;&quot;{rvrs off}&quot;)" office:value-type="string" office:string-value="{rvrs off}">
            <text:p>{rvrs off}</text:p>
          </table:table-cell>
          <table:table-cell table:style-name="ce43" table:formula="of:=[.U24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24]+[.K24]" office:value-type="float" office:value="179">
            <text:p>179</text:p>
          </table:table-cell>
          <table:table-cell table:style-name="ce43" office:value-type="string">
            <text:p>}</text:p>
          </table:table-cell>
          <table:table-cell table:style-name="ce43" table:formula="of:=IF(AND([.H24]&gt;=128;[.H24]&lt;=255);&quot;{rvrs on}&quot;;&quot;{rvrs off}&quot;)" office:value-type="string" office:string-value="{rvrs off}">
            <text:p>{rvrs off}</text:p>
          </table:table-cell>
          <table:table-cell table:style-name="ce43" table:formula="of:=[.X24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24]+[.L24]" office:value-type="float" office:value="180">
            <text:p>180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22">
            <text:p>22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0" table:formula="of:=MID(['Charpad Export'.N214];2;2)" office:value-type="string" office:string-value="4b">
            <text:p>4b</text:p>
          </table:table-cell>
          <table:table-cell table:style-name="ce10" table:formula="of:=MID(['Charpad Export'.O214];2;2)" office:value-type="string" office:string-value="46">
            <text:p>46</text:p>
          </table:table-cell>
          <table:table-cell table:style-name="ce10" table:formula="of:=MID(['Charpad Export'.P214];2;2)" office:value-type="string" office:string-value="46">
            <text:p>46</text:p>
          </table:table-cell>
          <table:table-cell table:style-name="ce10" table:formula="of:=MID(['Charpad Export'.Q214];2;2)" office:value-type="string" office:string-value="4c">
            <text:p>4c</text:p>
          </table:table-cell>
          <table:table-cell table:style-name="ce16" table:formula="of:=HEX2DEC([.A25])" office:value-type="float" office:value="75">
            <text:p>75</text:p>
          </table:table-cell>
          <table:table-cell table:style-name="ce19" table:formula="of:=HEX2DEC([.B25])" office:value-type="float" office:value="70">
            <text:p>70</text:p>
          </table:table-cell>
          <table:table-cell table:style-name="ce19" table:formula="of:=HEX2DEC([.C25])" office:value-type="float" office:value="70">
            <text:p>70</text:p>
          </table:table-cell>
          <table:table-cell table:style-name="ce19" table:formula="of:=HEX2DEC([.D25])" office:value-type="float" office:value="76">
            <text:p>76</text:p>
          </table:table-cell>
          <table:table-cell table:style-name="ce22" table:formula="of:=IF(AND([.E25]&gt;=0;[.E25]&lt;=31);&quot;+64&quot;;IF(AND([.E25]&gt;=32;[.E25]&lt;=63);&quot;0&quot;;IF(AND([.E25]&gt;=64;[.E25]&lt;=95);&quot;+128&quot;;IF(AND([.E25]&gt;=96;[.E25]&lt;=127);&quot;+64&quot;;IF(AND([.E25]&gt;=128;[.E25]&lt;=159);&quot;-64&quot;;IF(AND([.E25]&gt;=160;[.E25]&lt;=191);&quot;-128&quot;;IF(AND([.E25]&gt;=192;[.E25]&lt;=254);&quot;0&quot;;IF(AND([.E25]=255);&quot;-64&quot;;&quot;&quot;))))))))" office:value-type="string" office:string-value="+128">
            <text:p>+128</text:p>
          </table:table-cell>
          <table:table-cell table:style-name="ce22" table:formula="of:=IF(AND([.F25]&gt;=0;[.F25]&lt;=31);&quot;+64&quot;;IF(AND([.F25]&gt;=32;[.F25]&lt;=63);&quot;0&quot;;IF(AND([.F25]&gt;=64;[.F25]&lt;=95);&quot;+128&quot;;IF(AND([.F25]&gt;=96;[.F25]&lt;=127);&quot;+64&quot;;IF(AND([.F25]&gt;=128;[.F25]&lt;=159);&quot;-64&quot;;IF(AND([.F25]&gt;=160;[.F25]&lt;=191);&quot;-128&quot;;IF(AND([.F25]&gt;=192;[.F25]&lt;=254);&quot;0&quot;;IF(AND([.F25]=255);&quot;-64&quot;;&quot;&quot;))))))))" office:value-type="string" office:string-value="+128">
            <text:p>+128</text:p>
          </table:table-cell>
          <table:table-cell table:style-name="ce22" table:formula="of:=IF(AND([.G25]&gt;=0;[.G25]&lt;=31);&quot;+64&quot;;IF(AND([.G25]&gt;=32;[.G25]&lt;=63);&quot;0&quot;;IF(AND([.G25]&gt;=64;[.G25]&lt;=95);&quot;+128&quot;;IF(AND([.G25]&gt;=96;[.G25]&lt;=127);&quot;+64&quot;;IF(AND([.G25]&gt;=128;[.G25]&lt;=159);&quot;-64&quot;;IF(AND([.G25]&gt;=160;[.G25]&lt;=191);&quot;-128&quot;;IF(AND([.G25]&gt;=192;[.G25]&lt;=254);&quot;0&quot;;IF(AND([.G25]=255);&quot;-64&quot;;&quot;&quot;))))))))" office:value-type="string" office:string-value="+128">
            <text:p>+128</text:p>
          </table:table-cell>
          <table:table-cell table:style-name="ce22" table:formula="of:=IF(AND([.H25]&gt;=0;[.H25]&lt;=31);&quot;+64&quot;;IF(AND([.H25]&gt;=32;[.H25]&lt;=63);&quot;0&quot;;IF(AND([.H25]&gt;=64;[.H25]&lt;=95);&quot;+128&quot;;IF(AND([.H25]&gt;=96;[.H25]&lt;=127);&quot;+64&quot;;IF(AND([.H25]&gt;=128;[.H25]&lt;=159);&quot;-64&quot;;IF(AND([.H25]&gt;=160;[.H25]&lt;=191);&quot;-128&quot;;IF(AND([.H25]&gt;=192;[.H25]&lt;=254);&quot;0&quot;;IF(AND([.H25]=255);&quot;-64&quot;;&quot;&quot;))))))))" office:value-type="string" office:string-value="+128">
            <text:p>+128</text:p>
          </table:table-cell>
          <table:table-cell table:style-name="ce27" table:formula="of:=MID(['Charpad Export'.I237];2;2)" office:value-type="string" office:string-value="09">
            <text:p>09</text:p>
          </table:table-cell>
          <table:table-cell table:style-name="ce19" table:formula="of:=HEX2DEC([.M25])" office:value-type="float" office:value="9">
            <text:p>9</text:p>
          </table:table-cell>
          <table:table-cell table:style-name="ce19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brown}">
            <text:p>{brown}</text:p>
          </table:table-cell>
          <table:table-cell table:style-name="ce32" table:formula="of:=[.M25]" office:value-type="string" office:string-value="09">
            <text:p>09</text:p>
          </table:table-cell>
          <table:table-cell table:style-name="ce19" table:formula="of:=HEX2DEC([.P25])" office:value-type="float" office:value="9">
            <text:p>9</text:p>
          </table:table-cell>
          <table:table-cell table:style-name="ce19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brown}">
            <text:p>{brown}</text:p>
          </table:table-cell>
          <table:table-cell table:style-name="ce32" table:formula="of:=[.M25]" office:value-type="string" office:string-value="09">
            <text:p>09</text:p>
          </table:table-cell>
          <table:table-cell table:style-name="ce19" table:formula="of:=HEX2DEC([.S25])" office:value-type="float" office:value="9">
            <text:p>9</text:p>
          </table:table-cell>
          <table:table-cell table:style-name="ce19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brown}">
            <text:p>{brown}</text:p>
          </table:table-cell>
          <table:table-cell table:style-name="ce36" table:formula="of:=[.M25]" office:value-type="string" office:string-value="09">
            <text:p>09</text:p>
          </table:table-cell>
          <table:table-cell table:style-name="ce19" table:formula="of:=HEX2DEC([.V25])" office:value-type="float" office:value="9">
            <text:p>9</text:p>
          </table:table-cell>
          <table:table-cell table:style-name="ce19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25]" office:value-type="string" office:string-value="{brown}">
            <text:p>{brown}</text:p>
          </table:table-cell>
          <table:table-cell table:style-name="ce43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5]+[.I25]" office:value-type="float" office:value="203">
            <text:p>203</text:p>
          </table:table-cell>
          <table:table-cell table:style-name="ce43" office:value-type="string">
            <text:p>}</text:p>
          </table:table-cell>
          <table:table-cell table:style-name="ce43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43" table:formula="of:=[.R25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25]+[.J25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43" table:formula="of:=[.U25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25]+[.K25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43" table:formula="of:=[.X25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25]+[.L25]" office:value-type="float" office:value="204">
            <text:p>20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23">
            <text:p>23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9" table:formula="of:=MID(['Charpad Export'.B215];2;2)" office:value-type="string" office:string-value="75">
            <text:p>75</text:p>
          </table:table-cell>
          <table:table-cell table:style-name="ce9" table:formula="of:=MID(['Charpad Export'.C215];2;2)" office:value-type="string" office:string-value="75">
            <text:p>75</text:p>
          </table:table-cell>
          <table:table-cell table:style-name="ce9" table:formula="of:=MID(['Charpad Export'.D215];2;2)" office:value-type="string" office:string-value="76">
            <text:p>76</text:p>
          </table:table-cell>
          <table:table-cell table:style-name="ce9" table:formula="of:=MID(['Charpad Export'.E215];2;2)" office:value-type="string" office:string-value="76">
            <text:p>76</text:p>
          </table:table-cell>
          <table:table-cell table:style-name="ce16" table:formula="of:=HEX2DEC([.A26])" office:value-type="float" office:value="117">
            <text:p>117</text:p>
          </table:table-cell>
          <table:table-cell table:style-name="ce19" table:formula="of:=HEX2DEC([.B26])" office:value-type="float" office:value="117">
            <text:p>117</text:p>
          </table:table-cell>
          <table:table-cell table:style-name="ce19" table:formula="of:=HEX2DEC([.C26])" office:value-type="float" office:value="118">
            <text:p>118</text:p>
          </table:table-cell>
          <table:table-cell table:style-name="ce19" table:formula="of:=HEX2DEC([.D26])" office:value-type="float" office:value="118">
            <text:p>118</text:p>
          </table:table-cell>
          <table:table-cell table:style-name="ce22" table:formula="of:=IF(AND([.E26]&gt;=0;[.E26]&lt;=31);&quot;+64&quot;;IF(AND([.E26]&gt;=32;[.E26]&lt;=63);&quot;0&quot;;IF(AND([.E26]&gt;=64;[.E26]&lt;=95);&quot;+128&quot;;IF(AND([.E26]&gt;=96;[.E26]&lt;=127);&quot;+64&quot;;IF(AND([.E26]&gt;=128;[.E26]&lt;=159);&quot;-64&quot;;IF(AND([.E26]&gt;=160;[.E26]&lt;=191);&quot;-128&quot;;IF(AND([.E26]&gt;=192;[.E26]&lt;=254);&quot;0&quot;;IF(AND([.E26]=255);&quot;-64&quot;;&quot;&quot;))))))))" office:value-type="string" office:string-value="+64">
            <text:p>+64</text:p>
          </table:table-cell>
          <table:table-cell table:style-name="ce22" table:formula="of:=IF(AND([.F26]&gt;=0;[.F26]&lt;=31);&quot;+64&quot;;IF(AND([.F26]&gt;=32;[.F26]&lt;=63);&quot;0&quot;;IF(AND([.F26]&gt;=64;[.F26]&lt;=95);&quot;+128&quot;;IF(AND([.F26]&gt;=96;[.F26]&lt;=127);&quot;+64&quot;;IF(AND([.F26]&gt;=128;[.F26]&lt;=159);&quot;-64&quot;;IF(AND([.F26]&gt;=160;[.F26]&lt;=191);&quot;-128&quot;;IF(AND([.F26]&gt;=192;[.F26]&lt;=254);&quot;0&quot;;IF(AND([.F26]=255);&quot;-64&quot;;&quot;&quot;))))))))" office:value-type="string" office:string-value="+64">
            <text:p>+64</text:p>
          </table:table-cell>
          <table:table-cell table:style-name="ce22" table:formula="of:=IF(AND([.G26]&gt;=0;[.G26]&lt;=31);&quot;+64&quot;;IF(AND([.G26]&gt;=32;[.G26]&lt;=63);&quot;0&quot;;IF(AND([.G26]&gt;=64;[.G26]&lt;=95);&quot;+128&quot;;IF(AND([.G26]&gt;=96;[.G26]&lt;=127);&quot;+64&quot;;IF(AND([.G26]&gt;=128;[.G26]&lt;=159);&quot;-64&quot;;IF(AND([.G26]&gt;=160;[.G26]&lt;=191);&quot;-128&quot;;IF(AND([.G26]&gt;=192;[.G26]&lt;=254);&quot;0&quot;;IF(AND([.G26]=255);&quot;-64&quot;;&quot;&quot;))))))))" office:value-type="string" office:string-value="+64">
            <text:p>+64</text:p>
          </table:table-cell>
          <table:table-cell table:style-name="ce22" table:formula="of:=IF(AND([.H26]&gt;=0;[.H26]&lt;=31);&quot;+64&quot;;IF(AND([.H26]&gt;=32;[.H26]&lt;=63);&quot;0&quot;;IF(AND([.H26]&gt;=64;[.H26]&lt;=95);&quot;+128&quot;;IF(AND([.H26]&gt;=96;[.H26]&lt;=127);&quot;+64&quot;;IF(AND([.H26]&gt;=128;[.H26]&lt;=159);&quot;-64&quot;;IF(AND([.H26]&gt;=160;[.H26]&lt;=191);&quot;-128&quot;;IF(AND([.H26]&gt;=192;[.H26]&lt;=254);&quot;0&quot;;IF(AND([.H26]=255);&quot;-64&quot;;&quot;&quot;))))))))" office:value-type="string" office:string-value="+64">
            <text:p>+64</text:p>
          </table:table-cell>
          <table:table-cell table:style-name="ce28" table:formula="of:=MID(['Charpad Export'.J237];2;2)" office:value-type="string" office:string-value="09">
            <text:p>09</text:p>
          </table:table-cell>
          <table:table-cell table:style-name="ce19" table:formula="of:=HEX2DEC([.M26])" office:value-type="float" office:value="9">
            <text:p>9</text:p>
          </table:table-cell>
          <table:table-cell table:style-name="ce19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brown}">
            <text:p>{brown}</text:p>
          </table:table-cell>
          <table:table-cell table:style-name="ce33" table:formula="of:=[.M26]" office:value-type="string" office:string-value="09">
            <text:p>09</text:p>
          </table:table-cell>
          <table:table-cell table:style-name="ce19" table:formula="of:=HEX2DEC([.P26])" office:value-type="float" office:value="9">
            <text:p>9</text:p>
          </table:table-cell>
          <table:table-cell table:style-name="ce19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brown}">
            <text:p>{brown}</text:p>
          </table:table-cell>
          <table:table-cell table:style-name="ce33" table:formula="of:=[.M26]" office:value-type="string" office:string-value="09">
            <text:p>09</text:p>
          </table:table-cell>
          <table:table-cell table:style-name="ce19" table:formula="of:=HEX2DEC([.S26])" office:value-type="float" office:value="9">
            <text:p>9</text:p>
          </table:table-cell>
          <table:table-cell table:style-name="ce19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brown}">
            <text:p>{brown}</text:p>
          </table:table-cell>
          <table:table-cell table:style-name="ce37" table:formula="of:=[.M26]" office:value-type="string" office:string-value="09">
            <text:p>09</text:p>
          </table:table-cell>
          <table:table-cell table:style-name="ce19" table:formula="of:=HEX2DEC([.V26])" office:value-type="float" office:value="9">
            <text:p>9</text:p>
          </table:table-cell>
          <table:table-cell table:style-name="ce19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26]" office:value-type="string" office:string-value="{brown}">
            <text:p>{brown}</text:p>
          </table:table-cell>
          <table:table-cell table:style-name="ce43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6]+[.I26]" office:value-type="float" office:value="181">
            <text:p>181</text:p>
          </table:table-cell>
          <table:table-cell table:style-name="ce43" office:value-type="string">
            <text:p>}</text:p>
          </table:table-cell>
          <table:table-cell table:style-name="ce43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43" table:formula="of:=[.R26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26]+[.J26]" office:value-type="float" office:value="181">
            <text:p>181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43" table:formula="of:=[.U26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26]+[.K26]" office:value-type="float" office:value="182">
            <text:p>182</text:p>
          </table:table-cell>
          <table:table-cell table:style-name="ce43" office:value-type="string">
            <text:p>}</text:p>
          </table:table-cell>
          <table:table-cell table:style-name="ce43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43" table:formula="of:=[.X26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26]+[.L26]" office:value-type="float" office:value="182">
            <text:p>18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24">
            <text:p>24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9" table:formula="of:=MID(['Charpad Export'.F215];2;2)" office:value-type="string" office:string-value="77">
            <text:p>77</text:p>
          </table:table-cell>
          <table:table-cell table:style-name="ce9" table:formula="of:=MID(['Charpad Export'.G215];2;2)" office:value-type="string" office:string-value="78">
            <text:p>78</text:p>
          </table:table-cell>
          <table:table-cell table:style-name="ce9" table:formula="of:=MID(['Charpad Export'.H215];2;2)" office:value-type="string" office:string-value="79">
            <text:p>79</text:p>
          </table:table-cell>
          <table:table-cell table:style-name="ce9" table:formula="of:=MID(['Charpad Export'.I215];2;2)" office:value-type="string" office:string-value="7a">
            <text:p>7a</text:p>
          </table:table-cell>
          <table:table-cell table:style-name="ce16" table:formula="of:=HEX2DEC([.A27])" office:value-type="float" office:value="119">
            <text:p>119</text:p>
          </table:table-cell>
          <table:table-cell table:style-name="ce19" table:formula="of:=HEX2DEC([.B27])" office:value-type="float" office:value="120">
            <text:p>120</text:p>
          </table:table-cell>
          <table:table-cell table:style-name="ce19" table:formula="of:=HEX2DEC([.C27])" office:value-type="float" office:value="121">
            <text:p>121</text:p>
          </table:table-cell>
          <table:table-cell table:style-name="ce19" table:formula="of:=HEX2DEC([.D27])" office:value-type="float" office:value="122">
            <text:p>122</text:p>
          </table:table-cell>
          <table:table-cell table:style-name="ce22" table:formula="of:=IF(AND([.E27]&gt;=0;[.E27]&lt;=31);&quot;+64&quot;;IF(AND([.E27]&gt;=32;[.E27]&lt;=63);&quot;0&quot;;IF(AND([.E27]&gt;=64;[.E27]&lt;=95);&quot;+128&quot;;IF(AND([.E27]&gt;=96;[.E27]&lt;=127);&quot;+64&quot;;IF(AND([.E27]&gt;=128;[.E27]&lt;=159);&quot;-64&quot;;IF(AND([.E27]&gt;=160;[.E27]&lt;=191);&quot;-128&quot;;IF(AND([.E27]&gt;=192;[.E27]&lt;=254);&quot;0&quot;;IF(AND([.E27]=255);&quot;-64&quot;;&quot;&quot;))))))))" office:value-type="string" office:string-value="+64">
            <text:p>+64</text:p>
          </table:table-cell>
          <table:table-cell table:style-name="ce22" table:formula="of:=IF(AND([.F27]&gt;=0;[.F27]&lt;=31);&quot;+64&quot;;IF(AND([.F27]&gt;=32;[.F27]&lt;=63);&quot;0&quot;;IF(AND([.F27]&gt;=64;[.F27]&lt;=95);&quot;+128&quot;;IF(AND([.F27]&gt;=96;[.F27]&lt;=127);&quot;+64&quot;;IF(AND([.F27]&gt;=128;[.F27]&lt;=159);&quot;-64&quot;;IF(AND([.F27]&gt;=160;[.F27]&lt;=191);&quot;-128&quot;;IF(AND([.F27]&gt;=192;[.F27]&lt;=254);&quot;0&quot;;IF(AND([.F27]=255);&quot;-64&quot;;&quot;&quot;))))))))" office:value-type="string" office:string-value="+64">
            <text:p>+64</text:p>
          </table:table-cell>
          <table:table-cell table:style-name="ce22" table:formula="of:=IF(AND([.G27]&gt;=0;[.G27]&lt;=31);&quot;+64&quot;;IF(AND([.G27]&gt;=32;[.G27]&lt;=63);&quot;0&quot;;IF(AND([.G27]&gt;=64;[.G27]&lt;=95);&quot;+128&quot;;IF(AND([.G27]&gt;=96;[.G27]&lt;=127);&quot;+64&quot;;IF(AND([.G27]&gt;=128;[.G27]&lt;=159);&quot;-64&quot;;IF(AND([.G27]&gt;=160;[.G27]&lt;=191);&quot;-128&quot;;IF(AND([.G27]&gt;=192;[.G27]&lt;=254);&quot;0&quot;;IF(AND([.G27]=255);&quot;-64&quot;;&quot;&quot;))))))))" office:value-type="string" office:string-value="+64">
            <text:p>+64</text:p>
          </table:table-cell>
          <table:table-cell table:style-name="ce22" table:formula="of:=IF(AND([.H27]&gt;=0;[.H27]&lt;=31);&quot;+64&quot;;IF(AND([.H27]&gt;=32;[.H27]&lt;=63);&quot;0&quot;;IF(AND([.H27]&gt;=64;[.H27]&lt;=95);&quot;+128&quot;;IF(AND([.H27]&gt;=96;[.H27]&lt;=127);&quot;+64&quot;;IF(AND([.H27]&gt;=128;[.H27]&lt;=159);&quot;-64&quot;;IF(AND([.H27]&gt;=160;[.H27]&lt;=191);&quot;-128&quot;;IF(AND([.H27]&gt;=192;[.H27]&lt;=254);&quot;0&quot;;IF(AND([.H27]=255);&quot;-64&quot;;&quot;&quot;))))))))" office:value-type="string" office:string-value="+64">
            <text:p>+64</text:p>
          </table:table-cell>
          <table:table-cell table:style-name="ce27" table:formula="of:=MID(['Charpad Export'.K237];2;2)" office:value-type="string" office:string-value="0b">
            <text:p>0b</text:p>
          </table:table-cell>
          <table:table-cell table:style-name="ce19" table:formula="of:=HEX2DEC([.M27])" office:value-type="float" office:value="11">
            <text:p>11</text:p>
          </table:table-cell>
          <table:table-cell table:style-name="ce19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gray1}">
            <text:p>{gray1}</text:p>
          </table:table-cell>
          <table:table-cell table:style-name="ce32" table:formula="of:=[.M27]" office:value-type="string" office:string-value="0b">
            <text:p>0b</text:p>
          </table:table-cell>
          <table:table-cell table:style-name="ce19" table:formula="of:=HEX2DEC([.P27])" office:value-type="float" office:value="11">
            <text:p>11</text:p>
          </table:table-cell>
          <table:table-cell table:style-name="ce19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gray1}">
            <text:p>{gray1}</text:p>
          </table:table-cell>
          <table:table-cell table:style-name="ce32" table:formula="of:=[.M27]" office:value-type="string" office:string-value="0b">
            <text:p>0b</text:p>
          </table:table-cell>
          <table:table-cell table:style-name="ce19" table:formula="of:=HEX2DEC([.S27])" office:value-type="float" office:value="11">
            <text:p>11</text:p>
          </table:table-cell>
          <table:table-cell table:style-name="ce19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gray1}">
            <text:p>{gray1}</text:p>
          </table:table-cell>
          <table:table-cell table:style-name="ce36" table:formula="of:=[.M27]" office:value-type="string" office:string-value="0b">
            <text:p>0b</text:p>
          </table:table-cell>
          <table:table-cell table:style-name="ce19" table:formula="of:=HEX2DEC([.V27])" office:value-type="float" office:value="11">
            <text:p>11</text:p>
          </table:table-cell>
          <table:table-cell table:style-name="ce19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27]" office:value-type="string" office:string-value="{gray1}">
            <text:p>{gray1}</text:p>
          </table:table-cell>
          <table:table-cell table:style-name="ce43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7]+[.I27]" office:value-type="float" office:value="183">
            <text:p>183</text:p>
          </table:table-cell>
          <table:table-cell table:style-name="ce43" office:value-type="string">
            <text:p>}</text:p>
          </table:table-cell>
          <table:table-cell table:style-name="ce43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43" table:formula="of:=[.R27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27]+[.J27]" office:value-type="float" office:value="184">
            <text:p>18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7]&gt;=128;[.G27]&lt;=255);&quot;{rvrs on}&quot;;&quot;{rvrs off}&quot;)" office:value-type="string" office:string-value="{rvrs off}">
            <text:p>{rvrs off}</text:p>
          </table:table-cell>
          <table:table-cell table:style-name="ce43" table:formula="of:=[.U27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27]+[.K27]" office:value-type="float" office:value="185">
            <text:p>185</text:p>
          </table:table-cell>
          <table:table-cell table:style-name="ce43" office:value-type="string">
            <text:p>}</text:p>
          </table:table-cell>
          <table:table-cell table:style-name="ce43" table:formula="of:=IF(AND([.H27]&gt;=128;[.H27]&lt;=255);&quot;{rvrs on}&quot;;&quot;{rvrs off}&quot;)" office:value-type="string" office:string-value="{rvrs off}">
            <text:p>{rvrs off}</text:p>
          </table:table-cell>
          <table:table-cell table:style-name="ce43" table:formula="of:=[.X27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27]+[.L27]" office:value-type="float" office:value="186">
            <text:p>186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25">
            <text:p>25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9" table:formula="of:=MID(['Charpad Export'.J215];2;2)" office:value-type="string" office:string-value="75">
            <text:p>75</text:p>
          </table:table-cell>
          <table:table-cell table:style-name="ce9" table:formula="of:=MID(['Charpad Export'.K215];2;2)" office:value-type="string" office:string-value="7b">
            <text:p>7b</text:p>
          </table:table-cell>
          <table:table-cell table:style-name="ce9" table:formula="of:=MID(['Charpad Export'.L215];2;2)" office:value-type="string" office:string-value="76">
            <text:p>76</text:p>
          </table:table-cell>
          <table:table-cell table:style-name="ce9" table:formula="of:=MID(['Charpad Export'.M215];2;2)" office:value-type="string" office:string-value="76">
            <text:p>76</text:p>
          </table:table-cell>
          <table:table-cell table:style-name="ce16" table:formula="of:=HEX2DEC([.A28])" office:value-type="float" office:value="117">
            <text:p>117</text:p>
          </table:table-cell>
          <table:table-cell table:style-name="ce19" table:formula="of:=HEX2DEC([.B28])" office:value-type="float" office:value="123">
            <text:p>123</text:p>
          </table:table-cell>
          <table:table-cell table:style-name="ce19" table:formula="of:=HEX2DEC([.C28])" office:value-type="float" office:value="118">
            <text:p>118</text:p>
          </table:table-cell>
          <table:table-cell table:style-name="ce19" table:formula="of:=HEX2DEC([.D28])" office:value-type="float" office:value="118">
            <text:p>118</text:p>
          </table:table-cell>
          <table:table-cell table:style-name="ce22" table:formula="of:=IF(AND([.E28]&gt;=0;[.E28]&lt;=31);&quot;+64&quot;;IF(AND([.E28]&gt;=32;[.E28]&lt;=63);&quot;0&quot;;IF(AND([.E28]&gt;=64;[.E28]&lt;=95);&quot;+128&quot;;IF(AND([.E28]&gt;=96;[.E28]&lt;=127);&quot;+64&quot;;IF(AND([.E28]&gt;=128;[.E28]&lt;=159);&quot;-64&quot;;IF(AND([.E28]&gt;=160;[.E28]&lt;=191);&quot;-128&quot;;IF(AND([.E28]&gt;=192;[.E28]&lt;=254);&quot;0&quot;;IF(AND([.E28]=255);&quot;-64&quot;;&quot;&quot;))))))))" office:value-type="string" office:string-value="+64">
            <text:p>+64</text:p>
          </table:table-cell>
          <table:table-cell table:style-name="ce22" table:formula="of:=IF(AND([.F28]&gt;=0;[.F28]&lt;=31);&quot;+64&quot;;IF(AND([.F28]&gt;=32;[.F28]&lt;=63);&quot;0&quot;;IF(AND([.F28]&gt;=64;[.F28]&lt;=95);&quot;+128&quot;;IF(AND([.F28]&gt;=96;[.F28]&lt;=127);&quot;+64&quot;;IF(AND([.F28]&gt;=128;[.F28]&lt;=159);&quot;-64&quot;;IF(AND([.F28]&gt;=160;[.F28]&lt;=191);&quot;-128&quot;;IF(AND([.F28]&gt;=192;[.F28]&lt;=254);&quot;0&quot;;IF(AND([.F28]=255);&quot;-64&quot;;&quot;&quot;))))))))" office:value-type="string" office:string-value="+64">
            <text:p>+64</text:p>
          </table:table-cell>
          <table:table-cell table:style-name="ce22" table:formula="of:=IF(AND([.G28]&gt;=0;[.G28]&lt;=31);&quot;+64&quot;;IF(AND([.G28]&gt;=32;[.G28]&lt;=63);&quot;0&quot;;IF(AND([.G28]&gt;=64;[.G28]&lt;=95);&quot;+128&quot;;IF(AND([.G28]&gt;=96;[.G28]&lt;=127);&quot;+64&quot;;IF(AND([.G28]&gt;=128;[.G28]&lt;=159);&quot;-64&quot;;IF(AND([.G28]&gt;=160;[.G28]&lt;=191);&quot;-128&quot;;IF(AND([.G28]&gt;=192;[.G28]&lt;=254);&quot;0&quot;;IF(AND([.G28]=255);&quot;-64&quot;;&quot;&quot;))))))))" office:value-type="string" office:string-value="+64">
            <text:p>+64</text:p>
          </table:table-cell>
          <table:table-cell table:style-name="ce22" table:formula="of:=IF(AND([.H28]&gt;=0;[.H28]&lt;=31);&quot;+64&quot;;IF(AND([.H28]&gt;=32;[.H28]&lt;=63);&quot;0&quot;;IF(AND([.H28]&gt;=64;[.H28]&lt;=95);&quot;+128&quot;;IF(AND([.H28]&gt;=96;[.H28]&lt;=127);&quot;+64&quot;;IF(AND([.H28]&gt;=128;[.H28]&lt;=159);&quot;-64&quot;;IF(AND([.H28]&gt;=160;[.H28]&lt;=191);&quot;-128&quot;;IF(AND([.H28]&gt;=192;[.H28]&lt;=254);&quot;0&quot;;IF(AND([.H28]=255);&quot;-64&quot;;&quot;&quot;))))))))" office:value-type="string" office:string-value="+64">
            <text:p>+64</text:p>
          </table:table-cell>
          <table:table-cell table:style-name="ce28" table:formula="of:=MID(['Charpad Export'.L237];2;2)" office:value-type="string" office:string-value="09">
            <text:p>09</text:p>
          </table:table-cell>
          <table:table-cell table:style-name="ce19" table:formula="of:=HEX2DEC([.M28])" office:value-type="float" office:value="9">
            <text:p>9</text:p>
          </table:table-cell>
          <table:table-cell table:style-name="ce19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brown}">
            <text:p>{brown}</text:p>
          </table:table-cell>
          <table:table-cell table:style-name="ce33" table:formula="of:=[.M28]" office:value-type="string" office:string-value="09">
            <text:p>09</text:p>
          </table:table-cell>
          <table:table-cell table:style-name="ce19" table:formula="of:=HEX2DEC([.P28])" office:value-type="float" office:value="9">
            <text:p>9</text:p>
          </table:table-cell>
          <table:table-cell table:style-name="ce19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brown}">
            <text:p>{brown}</text:p>
          </table:table-cell>
          <table:table-cell table:style-name="ce33" table:formula="of:=[.M28]" office:value-type="string" office:string-value="09">
            <text:p>09</text:p>
          </table:table-cell>
          <table:table-cell table:style-name="ce19" table:formula="of:=HEX2DEC([.S28])" office:value-type="float" office:value="9">
            <text:p>9</text:p>
          </table:table-cell>
          <table:table-cell table:style-name="ce19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brown}">
            <text:p>{brown}</text:p>
          </table:table-cell>
          <table:table-cell table:style-name="ce37" table:formula="of:=[.M28]" office:value-type="string" office:string-value="09">
            <text:p>09</text:p>
          </table:table-cell>
          <table:table-cell table:style-name="ce19" table:formula="of:=HEX2DEC([.V28])" office:value-type="float" office:value="9">
            <text:p>9</text:p>
          </table:table-cell>
          <table:table-cell table:style-name="ce19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28]" office:value-type="string" office:string-value="{brown}">
            <text:p>{brown}</text:p>
          </table:table-cell>
          <table:table-cell table:style-name="ce43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8]+[.I28]" office:value-type="float" office:value="181">
            <text:p>181</text:p>
          </table:table-cell>
          <table:table-cell table:style-name="ce43" office:value-type="string">
            <text:p>}</text:p>
          </table:table-cell>
          <table:table-cell table:style-name="ce43" table:formula="of:=IF(AND([.F28]&gt;=128;[.F28]&lt;=255);&quot;{rvrs on}&quot;;&quot;{rvrs off}&quot;)" office:value-type="string" office:string-value="{rvrs off}">
            <text:p>{rvrs off}</text:p>
          </table:table-cell>
          <table:table-cell table:style-name="ce43" table:formula="of:=[.R28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28]+[.J28]" office:value-type="float" office:value="187">
            <text:p>187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43" table:formula="of:=[.U28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28]+[.K28]" office:value-type="float" office:value="182">
            <text:p>182</text:p>
          </table:table-cell>
          <table:table-cell table:style-name="ce43" office:value-type="string">
            <text:p>}</text:p>
          </table:table-cell>
          <table:table-cell table:style-name="ce43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43" table:formula="of:=[.X28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28]+[.L28]" office:value-type="float" office:value="182">
            <text:p>18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26">
            <text:p>26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9" table:formula="of:=MID(['Charpad Export'.N215];2;2)" office:value-type="string" office:string-value="7b">
            <text:p>7b</text:p>
          </table:table-cell>
          <table:table-cell table:style-name="ce9" table:formula="of:=MID(['Charpad Export'.O215];2;2)" office:value-type="string" office:string-value="75">
            <text:p>75</text:p>
          </table:table-cell>
          <table:table-cell table:style-name="ce9" table:formula="of:=MID(['Charpad Export'.P215];2;2)" office:value-type="string" office:string-value="76">
            <text:p>76</text:p>
          </table:table-cell>
          <table:table-cell table:style-name="ce9" table:formula="of:=MID(['Charpad Export'.Q215];2;2)" office:value-type="string" office:string-value="76">
            <text:p>76</text:p>
          </table:table-cell>
          <table:table-cell table:style-name="ce16" table:formula="of:=HEX2DEC([.A29])" office:value-type="float" office:value="123">
            <text:p>123</text:p>
          </table:table-cell>
          <table:table-cell table:style-name="ce19" table:formula="of:=HEX2DEC([.B29])" office:value-type="float" office:value="117">
            <text:p>117</text:p>
          </table:table-cell>
          <table:table-cell table:style-name="ce19" table:formula="of:=HEX2DEC([.C29])" office:value-type="float" office:value="118">
            <text:p>118</text:p>
          </table:table-cell>
          <table:table-cell table:style-name="ce19" table:formula="of:=HEX2DEC([.D29])" office:value-type="float" office:value="118">
            <text:p>118</text:p>
          </table:table-cell>
          <table:table-cell table:style-name="ce22" table:formula="of:=IF(AND([.E29]&gt;=0;[.E29]&lt;=31);&quot;+64&quot;;IF(AND([.E29]&gt;=32;[.E29]&lt;=63);&quot;0&quot;;IF(AND([.E29]&gt;=64;[.E29]&lt;=95);&quot;+128&quot;;IF(AND([.E29]&gt;=96;[.E29]&lt;=127);&quot;+64&quot;;IF(AND([.E29]&gt;=128;[.E29]&lt;=159);&quot;-64&quot;;IF(AND([.E29]&gt;=160;[.E29]&lt;=191);&quot;-128&quot;;IF(AND([.E29]&gt;=192;[.E29]&lt;=254);&quot;0&quot;;IF(AND([.E29]=255);&quot;-64&quot;;&quot;&quot;))))))))" office:value-type="string" office:string-value="+64">
            <text:p>+64</text:p>
          </table:table-cell>
          <table:table-cell table:style-name="ce22" table:formula="of:=IF(AND([.F29]&gt;=0;[.F29]&lt;=31);&quot;+64&quot;;IF(AND([.F29]&gt;=32;[.F29]&lt;=63);&quot;0&quot;;IF(AND([.F29]&gt;=64;[.F29]&lt;=95);&quot;+128&quot;;IF(AND([.F29]&gt;=96;[.F29]&lt;=127);&quot;+64&quot;;IF(AND([.F29]&gt;=128;[.F29]&lt;=159);&quot;-64&quot;;IF(AND([.F29]&gt;=160;[.F29]&lt;=191);&quot;-128&quot;;IF(AND([.F29]&gt;=192;[.F29]&lt;=254);&quot;0&quot;;IF(AND([.F29]=255);&quot;-64&quot;;&quot;&quot;))))))))" office:value-type="string" office:string-value="+64">
            <text:p>+64</text:p>
          </table:table-cell>
          <table:table-cell table:style-name="ce22" table:formula="of:=IF(AND([.G29]&gt;=0;[.G29]&lt;=31);&quot;+64&quot;;IF(AND([.G29]&gt;=32;[.G29]&lt;=63);&quot;0&quot;;IF(AND([.G29]&gt;=64;[.G29]&lt;=95);&quot;+128&quot;;IF(AND([.G29]&gt;=96;[.G29]&lt;=127);&quot;+64&quot;;IF(AND([.G29]&gt;=128;[.G29]&lt;=159);&quot;-64&quot;;IF(AND([.G29]&gt;=160;[.G29]&lt;=191);&quot;-128&quot;;IF(AND([.G29]&gt;=192;[.G29]&lt;=254);&quot;0&quot;;IF(AND([.G29]=255);&quot;-64&quot;;&quot;&quot;))))))))" office:value-type="string" office:string-value="+64">
            <text:p>+64</text:p>
          </table:table-cell>
          <table:table-cell table:style-name="ce22" table:formula="of:=IF(AND([.H29]&gt;=0;[.H29]&lt;=31);&quot;+64&quot;;IF(AND([.H29]&gt;=32;[.H29]&lt;=63);&quot;0&quot;;IF(AND([.H29]&gt;=64;[.H29]&lt;=95);&quot;+128&quot;;IF(AND([.H29]&gt;=96;[.H29]&lt;=127);&quot;+64&quot;;IF(AND([.H29]&gt;=128;[.H29]&lt;=159);&quot;-64&quot;;IF(AND([.H29]&gt;=160;[.H29]&lt;=191);&quot;-128&quot;;IF(AND([.H29]&gt;=192;[.H29]&lt;=254);&quot;0&quot;;IF(AND([.H29]=255);&quot;-64&quot;;&quot;&quot;))))))))" office:value-type="string" office:string-value="+64">
            <text:p>+64</text:p>
          </table:table-cell>
          <table:table-cell table:style-name="ce27" table:formula="of:=MID(['Charpad Export'.M237];2;2)" office:value-type="string" office:string-value="09">
            <text:p>09</text:p>
          </table:table-cell>
          <table:table-cell table:style-name="ce19" table:formula="of:=HEX2DEC([.M29])" office:value-type="float" office:value="9">
            <text:p>9</text:p>
          </table:table-cell>
          <table:table-cell table:style-name="ce19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brown}">
            <text:p>{brown}</text:p>
          </table:table-cell>
          <table:table-cell table:style-name="ce32" table:formula="of:=[.M29]" office:value-type="string" office:string-value="09">
            <text:p>09</text:p>
          </table:table-cell>
          <table:table-cell table:style-name="ce19" table:formula="of:=HEX2DEC([.P29])" office:value-type="float" office:value="9">
            <text:p>9</text:p>
          </table:table-cell>
          <table:table-cell table:style-name="ce19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brown}">
            <text:p>{brown}</text:p>
          </table:table-cell>
          <table:table-cell table:style-name="ce32" table:formula="of:=[.M29]" office:value-type="string" office:string-value="09">
            <text:p>09</text:p>
          </table:table-cell>
          <table:table-cell table:style-name="ce19" table:formula="of:=HEX2DEC([.S29])" office:value-type="float" office:value="9">
            <text:p>9</text:p>
          </table:table-cell>
          <table:table-cell table:style-name="ce19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brown}">
            <text:p>{brown}</text:p>
          </table:table-cell>
          <table:table-cell table:style-name="ce36" table:formula="of:=[.M29]" office:value-type="string" office:string-value="09">
            <text:p>09</text:p>
          </table:table-cell>
          <table:table-cell table:style-name="ce19" table:formula="of:=HEX2DEC([.V29])" office:value-type="float" office:value="9">
            <text:p>9</text:p>
          </table:table-cell>
          <table:table-cell table:style-name="ce19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29]" office:value-type="string" office:string-value="{brown}">
            <text:p>{brown}</text:p>
          </table:table-cell>
          <table:table-cell table:style-name="ce43" table:formula="of:=IF(AND([.E29]&gt;=128;[.E29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9]+[.I29]" office:value-type="float" office:value="187">
            <text:p>187</text:p>
          </table:table-cell>
          <table:table-cell table:style-name="ce43" office:value-type="string">
            <text:p>}</text:p>
          </table:table-cell>
          <table:table-cell table:style-name="ce43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43" table:formula="of:=[.R29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29]+[.J29]" office:value-type="float" office:value="181">
            <text:p>181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43" table:formula="of:=[.U29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29]+[.K29]" office:value-type="float" office:value="182">
            <text:p>182</text:p>
          </table:table-cell>
          <table:table-cell table:style-name="ce43" office:value-type="string">
            <text:p>}</text:p>
          </table:table-cell>
          <table:table-cell table:style-name="ce43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43" table:formula="of:=[.X29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29]+[.L29]" office:value-type="float" office:value="182">
            <text:p>18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27">
            <text:p>27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1" table:formula="of:=MID(['Charpad Export'.B216];2;2)" office:value-type="string" office:string-value="20">
            <text:p>20</text:p>
          </table:table-cell>
          <table:table-cell table:style-name="ce11" table:formula="of:=MID(['Charpad Export'.C216];2;2)" office:value-type="string" office:string-value="20">
            <text:p>20</text:p>
          </table:table-cell>
          <table:table-cell table:style-name="ce11" table:formula="of:=MID(['Charpad Export'.D216];2;2)" office:value-type="string" office:string-value="20">
            <text:p>20</text:p>
          </table:table-cell>
          <table:table-cell table:style-name="ce11" table:formula="of:=MID(['Charpad Export'.E216];2;2)" office:value-type="string" office:string-value="20">
            <text:p>20</text:p>
          </table:table-cell>
          <table:table-cell table:style-name="ce16" table:formula="of:=HEX2DEC([.A30])" office:value-type="float" office:value="32">
            <text:p>32</text:p>
          </table:table-cell>
          <table:table-cell table:style-name="ce19" table:formula="of:=HEX2DEC([.B30])" office:value-type="float" office:value="32">
            <text:p>32</text:p>
          </table:table-cell>
          <table:table-cell table:style-name="ce19" table:formula="of:=HEX2DEC([.C30])" office:value-type="float" office:value="32">
            <text:p>32</text:p>
          </table:table-cell>
          <table:table-cell table:style-name="ce19" table:formula="of:=HEX2DEC([.D30])" office:value-type="float" office:value="32">
            <text:p>32</text:p>
          </table:table-cell>
          <table:table-cell table:style-name="ce22" table:formula="of:=IF(AND([.E30]&gt;=0;[.E30]&lt;=31);&quot;+64&quot;;IF(AND([.E30]&gt;=32;[.E30]&lt;=63);&quot;0&quot;;IF(AND([.E30]&gt;=64;[.E30]&lt;=95);&quot;+128&quot;;IF(AND([.E30]&gt;=96;[.E30]&lt;=127);&quot;+64&quot;;IF(AND([.E30]&gt;=128;[.E30]&lt;=159);&quot;-64&quot;;IF(AND([.E30]&gt;=160;[.E30]&lt;=191);&quot;-128&quot;;IF(AND([.E30]&gt;=192;[.E30]&lt;=254);&quot;0&quot;;IF(AND([.E30]=255);&quot;-64&quot;;&quot;&quot;))))))))" office:value-type="string" office:string-value="0">
            <text:p>0</text:p>
          </table:table-cell>
          <table:table-cell table:style-name="ce22" table:formula="of:=IF(AND([.F30]&gt;=0;[.F30]&lt;=31);&quot;+64&quot;;IF(AND([.F30]&gt;=32;[.F30]&lt;=63);&quot;0&quot;;IF(AND([.F30]&gt;=64;[.F30]&lt;=95);&quot;+128&quot;;IF(AND([.F30]&gt;=96;[.F30]&lt;=127);&quot;+64&quot;;IF(AND([.F30]&gt;=128;[.F30]&lt;=159);&quot;-64&quot;;IF(AND([.F30]&gt;=160;[.F30]&lt;=191);&quot;-128&quot;;IF(AND([.F30]&gt;=192;[.F30]&lt;=254);&quot;0&quot;;IF(AND([.F30]=255);&quot;-64&quot;;&quot;&quot;))))))))" office:value-type="string" office:string-value="0">
            <text:p>0</text:p>
          </table:table-cell>
          <table:table-cell table:style-name="ce22" table:formula="of:=IF(AND([.G30]&gt;=0;[.G30]&lt;=31);&quot;+64&quot;;IF(AND([.G30]&gt;=32;[.G30]&lt;=63);&quot;0&quot;;IF(AND([.G30]&gt;=64;[.G30]&lt;=95);&quot;+128&quot;;IF(AND([.G30]&gt;=96;[.G30]&lt;=127);&quot;+64&quot;;IF(AND([.G30]&gt;=128;[.G30]&lt;=159);&quot;-64&quot;;IF(AND([.G30]&gt;=160;[.G30]&lt;=191);&quot;-128&quot;;IF(AND([.G30]&gt;=192;[.G30]&lt;=254);&quot;0&quot;;IF(AND([.G30]=255);&quot;-64&quot;;&quot;&quot;))))))))" office:value-type="string" office:string-value="0">
            <text:p>0</text:p>
          </table:table-cell>
          <table:table-cell table:style-name="ce22" table:formula="of:=IF(AND([.H30]&gt;=0;[.H30]&lt;=31);&quot;+64&quot;;IF(AND([.H30]&gt;=32;[.H30]&lt;=63);&quot;0&quot;;IF(AND([.H30]&gt;=64;[.H30]&lt;=95);&quot;+128&quot;;IF(AND([.H30]&gt;=96;[.H30]&lt;=127);&quot;+64&quot;;IF(AND([.H30]&gt;=128;[.H30]&lt;=159);&quot;-64&quot;;IF(AND([.H30]&gt;=160;[.H30]&lt;=191);&quot;-128&quot;;IF(AND([.H30]&gt;=192;[.H30]&lt;=254);&quot;0&quot;;IF(AND([.H30]=255);&quot;-64&quot;;&quot;&quot;))))))))" office:value-type="string" office:string-value="0">
            <text:p>0</text:p>
          </table:table-cell>
          <table:table-cell table:style-name="ce28" table:formula="of:=MID(['Charpad Export'.N237];2;2)" office:value-type="string" office:string-value="0b">
            <text:p>0b</text:p>
          </table:table-cell>
          <table:table-cell table:style-name="ce19" table:formula="of:=HEX2DEC([.M30])" office:value-type="float" office:value="11">
            <text:p>11</text:p>
          </table:table-cell>
          <table:table-cell table:style-name="ce19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gray1}">
            <text:p>{gray1}</text:p>
          </table:table-cell>
          <table:table-cell table:style-name="ce33" table:formula="of:=[.M30]" office:value-type="string" office:string-value="0b">
            <text:p>0b</text:p>
          </table:table-cell>
          <table:table-cell table:style-name="ce19" table:formula="of:=HEX2DEC([.P30])" office:value-type="float" office:value="11">
            <text:p>11</text:p>
          </table:table-cell>
          <table:table-cell table:style-name="ce19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gray1}">
            <text:p>{gray1}</text:p>
          </table:table-cell>
          <table:table-cell table:style-name="ce33" table:formula="of:=[.M30]" office:value-type="string" office:string-value="0b">
            <text:p>0b</text:p>
          </table:table-cell>
          <table:table-cell table:style-name="ce19" table:formula="of:=HEX2DEC([.S30])" office:value-type="float" office:value="11">
            <text:p>11</text:p>
          </table:table-cell>
          <table:table-cell table:style-name="ce19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gray1}">
            <text:p>{gray1}</text:p>
          </table:table-cell>
          <table:table-cell table:style-name="ce37" table:formula="of:=[.M30]" office:value-type="string" office:string-value="0b">
            <text:p>0b</text:p>
          </table:table-cell>
          <table:table-cell table:style-name="ce19" table:formula="of:=HEX2DEC([.V30])" office:value-type="float" office:value="11">
            <text:p>11</text:p>
          </table:table-cell>
          <table:table-cell table:style-name="ce19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30]" office:value-type="string" office:string-value="{gray1}">
            <text:p>{gray1}</text:p>
          </table:table-cell>
          <table:table-cell table:style-name="ce43" table:formula="of:=IF(AND([.E30]&gt;=128;[.E30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0]+[.I30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table:formula="of:=IF(AND([.F30]&gt;=128;[.F30]&lt;=255);&quot;{rvrs on}&quot;;&quot;{rvrs off}&quot;)" office:value-type="string" office:string-value="{rvrs off}">
            <text:p>{rvrs off}</text:p>
          </table:table-cell>
          <table:table-cell table:style-name="ce43" table:formula="of:=[.R30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30]+[.J30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0]&gt;=128;[.G30]&lt;=255);&quot;{rvrs on}&quot;;&quot;{rvrs off}&quot;)" office:value-type="string" office:string-value="{rvrs off}">
            <text:p>{rvrs off}</text:p>
          </table:table-cell>
          <table:table-cell table:style-name="ce43" table:formula="of:=[.U30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30]+[.K30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table:formula="of:=IF(AND([.H30]&gt;=128;[.H30]&lt;=255);&quot;{rvrs on}&quot;;&quot;{rvrs off}&quot;)" office:value-type="string" office:string-value="{rvrs off}">
            <text:p>{rvrs off}</text:p>
          </table:table-cell>
          <table:table-cell table:style-name="ce43" table:formula="of:=[.X30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30]+[.L30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28">
            <text:p>28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1" table:formula="of:=MID(['Charpad Export'.F216];2;2)" office:value-type="string" office:string-value="20">
            <text:p>20</text:p>
          </table:table-cell>
          <table:table-cell table:style-name="ce11" table:formula="of:=MID(['Charpad Export'.G216];2;2)" office:value-type="string" office:string-value="20">
            <text:p>20</text:p>
          </table:table-cell>
          <table:table-cell table:style-name="ce11" table:formula="of:=MID(['Charpad Export'.H216];2;2)" office:value-type="string" office:string-value="20">
            <text:p>20</text:p>
          </table:table-cell>
          <table:table-cell table:style-name="ce11" table:formula="of:=MID(['Charpad Export'.I216];2;2)" office:value-type="string" office:string-value="20">
            <text:p>20</text:p>
          </table:table-cell>
          <table:table-cell table:style-name="ce16" table:formula="of:=HEX2DEC([.A31])" office:value-type="float" office:value="32">
            <text:p>32</text:p>
          </table:table-cell>
          <table:table-cell table:style-name="ce19" table:formula="of:=HEX2DEC([.B31])" office:value-type="float" office:value="32">
            <text:p>32</text:p>
          </table:table-cell>
          <table:table-cell table:style-name="ce19" table:formula="of:=HEX2DEC([.C31])" office:value-type="float" office:value="32">
            <text:p>32</text:p>
          </table:table-cell>
          <table:table-cell table:style-name="ce19" table:formula="of:=HEX2DEC([.D31])" office:value-type="float" office:value="32">
            <text:p>32</text:p>
          </table:table-cell>
          <table:table-cell table:style-name="ce22" table:formula="of:=IF(AND([.E31]&gt;=0;[.E31]&lt;=31);&quot;+64&quot;;IF(AND([.E31]&gt;=32;[.E31]&lt;=63);&quot;0&quot;;IF(AND([.E31]&gt;=64;[.E31]&lt;=95);&quot;+128&quot;;IF(AND([.E31]&gt;=96;[.E31]&lt;=127);&quot;+64&quot;;IF(AND([.E31]&gt;=128;[.E31]&lt;=159);&quot;-64&quot;;IF(AND([.E31]&gt;=160;[.E31]&lt;=191);&quot;-128&quot;;IF(AND([.E31]&gt;=192;[.E31]&lt;=254);&quot;0&quot;;IF(AND([.E31]=255);&quot;-64&quot;;&quot;&quot;))))))))" office:value-type="string" office:string-value="0">
            <text:p>0</text:p>
          </table:table-cell>
          <table:table-cell table:style-name="ce22" table:formula="of:=IF(AND([.F31]&gt;=0;[.F31]&lt;=31);&quot;+64&quot;;IF(AND([.F31]&gt;=32;[.F31]&lt;=63);&quot;0&quot;;IF(AND([.F31]&gt;=64;[.F31]&lt;=95);&quot;+128&quot;;IF(AND([.F31]&gt;=96;[.F31]&lt;=127);&quot;+64&quot;;IF(AND([.F31]&gt;=128;[.F31]&lt;=159);&quot;-64&quot;;IF(AND([.F31]&gt;=160;[.F31]&lt;=191);&quot;-128&quot;;IF(AND([.F31]&gt;=192;[.F31]&lt;=254);&quot;0&quot;;IF(AND([.F31]=255);&quot;-64&quot;;&quot;&quot;))))))))" office:value-type="string" office:string-value="0">
            <text:p>0</text:p>
          </table:table-cell>
          <table:table-cell table:style-name="ce22" table:formula="of:=IF(AND([.G31]&gt;=0;[.G31]&lt;=31);&quot;+64&quot;;IF(AND([.G31]&gt;=32;[.G31]&lt;=63);&quot;0&quot;;IF(AND([.G31]&gt;=64;[.G31]&lt;=95);&quot;+128&quot;;IF(AND([.G31]&gt;=96;[.G31]&lt;=127);&quot;+64&quot;;IF(AND([.G31]&gt;=128;[.G31]&lt;=159);&quot;-64&quot;;IF(AND([.G31]&gt;=160;[.G31]&lt;=191);&quot;-128&quot;;IF(AND([.G31]&gt;=192;[.G31]&lt;=254);&quot;0&quot;;IF(AND([.G31]=255);&quot;-64&quot;;&quot;&quot;))))))))" office:value-type="string" office:string-value="0">
            <text:p>0</text:p>
          </table:table-cell>
          <table:table-cell table:style-name="ce22" table:formula="of:=IF(AND([.H31]&gt;=0;[.H31]&lt;=31);&quot;+64&quot;;IF(AND([.H31]&gt;=32;[.H31]&lt;=63);&quot;0&quot;;IF(AND([.H31]&gt;=64;[.H31]&lt;=95);&quot;+128&quot;;IF(AND([.H31]&gt;=96;[.H31]&lt;=127);&quot;+64&quot;;IF(AND([.H31]&gt;=128;[.H31]&lt;=159);&quot;-64&quot;;IF(AND([.H31]&gt;=160;[.H31]&lt;=191);&quot;-128&quot;;IF(AND([.H31]&gt;=192;[.H31]&lt;=254);&quot;0&quot;;IF(AND([.H31]=255);&quot;-64&quot;;&quot;&quot;))))))))" office:value-type="string" office:string-value="0">
            <text:p>0</text:p>
          </table:table-cell>
          <table:table-cell table:style-name="ce27" table:formula="of:=MID(['Charpad Export'.O237];2;2)" office:value-type="string" office:string-value="0b">
            <text:p>0b</text:p>
          </table:table-cell>
          <table:table-cell table:style-name="ce19" table:formula="of:=HEX2DEC([.M31])" office:value-type="float" office:value="11">
            <text:p>11</text:p>
          </table:table-cell>
          <table:table-cell table:style-name="ce19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gray1}">
            <text:p>{gray1}</text:p>
          </table:table-cell>
          <table:table-cell table:style-name="ce32" table:formula="of:=[.M31]" office:value-type="string" office:string-value="0b">
            <text:p>0b</text:p>
          </table:table-cell>
          <table:table-cell table:style-name="ce19" table:formula="of:=HEX2DEC([.P31])" office:value-type="float" office:value="11">
            <text:p>11</text:p>
          </table:table-cell>
          <table:table-cell table:style-name="ce19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gray1}">
            <text:p>{gray1}</text:p>
          </table:table-cell>
          <table:table-cell table:style-name="ce32" table:formula="of:=[.M31]" office:value-type="string" office:string-value="0b">
            <text:p>0b</text:p>
          </table:table-cell>
          <table:table-cell table:style-name="ce19" table:formula="of:=HEX2DEC([.S31])" office:value-type="float" office:value="11">
            <text:p>11</text:p>
          </table:table-cell>
          <table:table-cell table:style-name="ce19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gray1}">
            <text:p>{gray1}</text:p>
          </table:table-cell>
          <table:table-cell table:style-name="ce36" table:formula="of:=[.M31]" office:value-type="string" office:string-value="0b">
            <text:p>0b</text:p>
          </table:table-cell>
          <table:table-cell table:style-name="ce19" table:formula="of:=HEX2DEC([.V31])" office:value-type="float" office:value="11">
            <text:p>11</text:p>
          </table:table-cell>
          <table:table-cell table:style-name="ce19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31]" office:value-type="string" office:string-value="{gray1}">
            <text:p>{gray1}</text:p>
          </table:table-cell>
          <table:table-cell table:style-name="ce43" table:formula="of:=IF(AND([.E31]&gt;=128;[.E31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1]+[.I31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table:formula="of:=IF(AND([.F31]&gt;=128;[.F31]&lt;=255);&quot;{rvrs on}&quot;;&quot;{rvrs off}&quot;)" office:value-type="string" office:string-value="{rvrs off}">
            <text:p>{rvrs off}</text:p>
          </table:table-cell>
          <table:table-cell table:style-name="ce43" table:formula="of:=[.R31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31]+[.J31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1]&gt;=128;[.G31]&lt;=255);&quot;{rvrs on}&quot;;&quot;{rvrs off}&quot;)" office:value-type="string" office:string-value="{rvrs off}">
            <text:p>{rvrs off}</text:p>
          </table:table-cell>
          <table:table-cell table:style-name="ce43" table:formula="of:=[.U31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31]+[.K31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table:formula="of:=IF(AND([.H31]&gt;=128;[.H31]&lt;=255);&quot;{rvrs on}&quot;;&quot;{rvrs off}&quot;)" office:value-type="string" office:string-value="{rvrs off}">
            <text:p>{rvrs off}</text:p>
          </table:table-cell>
          <table:table-cell table:style-name="ce43" table:formula="of:=[.X31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31]+[.L31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29">
            <text:p>29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1" table:formula="of:=MID(['Charpad Export'.J216];2;2)" office:value-type="string" office:string-value="20">
            <text:p>20</text:p>
          </table:table-cell>
          <table:table-cell table:style-name="ce11" table:formula="of:=MID(['Charpad Export'.K216];2;2)" office:value-type="string" office:string-value="20">
            <text:p>20</text:p>
          </table:table-cell>
          <table:table-cell table:style-name="ce11" table:formula="of:=MID(['Charpad Export'.L216];2;2)" office:value-type="string" office:string-value="20">
            <text:p>20</text:p>
          </table:table-cell>
          <table:table-cell table:style-name="ce11" table:formula="of:=MID(['Charpad Export'.M216];2;2)" office:value-type="string" office:string-value="20">
            <text:p>20</text:p>
          </table:table-cell>
          <table:table-cell table:style-name="ce16" table:formula="of:=HEX2DEC([.A32])" office:value-type="float" office:value="32">
            <text:p>32</text:p>
          </table:table-cell>
          <table:table-cell table:style-name="ce19" table:formula="of:=HEX2DEC([.B32])" office:value-type="float" office:value="32">
            <text:p>32</text:p>
          </table:table-cell>
          <table:table-cell table:style-name="ce19" table:formula="of:=HEX2DEC([.C32])" office:value-type="float" office:value="32">
            <text:p>32</text:p>
          </table:table-cell>
          <table:table-cell table:style-name="ce19" table:formula="of:=HEX2DEC([.D32])" office:value-type="float" office:value="32">
            <text:p>32</text:p>
          </table:table-cell>
          <table:table-cell table:style-name="ce22" table:formula="of:=IF(AND([.E32]&gt;=0;[.E32]&lt;=31);&quot;+64&quot;;IF(AND([.E32]&gt;=32;[.E32]&lt;=63);&quot;0&quot;;IF(AND([.E32]&gt;=64;[.E32]&lt;=95);&quot;+128&quot;;IF(AND([.E32]&gt;=96;[.E32]&lt;=127);&quot;+64&quot;;IF(AND([.E32]&gt;=128;[.E32]&lt;=159);&quot;-64&quot;;IF(AND([.E32]&gt;=160;[.E32]&lt;=191);&quot;-128&quot;;IF(AND([.E32]&gt;=192;[.E32]&lt;=254);&quot;0&quot;;IF(AND([.E32]=255);&quot;-64&quot;;&quot;&quot;))))))))" office:value-type="string" office:string-value="0">
            <text:p>0</text:p>
          </table:table-cell>
          <table:table-cell table:style-name="ce22" table:formula="of:=IF(AND([.F32]&gt;=0;[.F32]&lt;=31);&quot;+64&quot;;IF(AND([.F32]&gt;=32;[.F32]&lt;=63);&quot;0&quot;;IF(AND([.F32]&gt;=64;[.F32]&lt;=95);&quot;+128&quot;;IF(AND([.F32]&gt;=96;[.F32]&lt;=127);&quot;+64&quot;;IF(AND([.F32]&gt;=128;[.F32]&lt;=159);&quot;-64&quot;;IF(AND([.F32]&gt;=160;[.F32]&lt;=191);&quot;-128&quot;;IF(AND([.F32]&gt;=192;[.F32]&lt;=254);&quot;0&quot;;IF(AND([.F32]=255);&quot;-64&quot;;&quot;&quot;))))))))" office:value-type="string" office:string-value="0">
            <text:p>0</text:p>
          </table:table-cell>
          <table:table-cell table:style-name="ce22" table:formula="of:=IF(AND([.G32]&gt;=0;[.G32]&lt;=31);&quot;+64&quot;;IF(AND([.G32]&gt;=32;[.G32]&lt;=63);&quot;0&quot;;IF(AND([.G32]&gt;=64;[.G32]&lt;=95);&quot;+128&quot;;IF(AND([.G32]&gt;=96;[.G32]&lt;=127);&quot;+64&quot;;IF(AND([.G32]&gt;=128;[.G32]&lt;=159);&quot;-64&quot;;IF(AND([.G32]&gt;=160;[.G32]&lt;=191);&quot;-128&quot;;IF(AND([.G32]&gt;=192;[.G32]&lt;=254);&quot;0&quot;;IF(AND([.G32]=255);&quot;-64&quot;;&quot;&quot;))))))))" office:value-type="string" office:string-value="0">
            <text:p>0</text:p>
          </table:table-cell>
          <table:table-cell table:style-name="ce22" table:formula="of:=IF(AND([.H32]&gt;=0;[.H32]&lt;=31);&quot;+64&quot;;IF(AND([.H32]&gt;=32;[.H32]&lt;=63);&quot;0&quot;;IF(AND([.H32]&gt;=64;[.H32]&lt;=95);&quot;+128&quot;;IF(AND([.H32]&gt;=96;[.H32]&lt;=127);&quot;+64&quot;;IF(AND([.H32]&gt;=128;[.H32]&lt;=159);&quot;-64&quot;;IF(AND([.H32]&gt;=160;[.H32]&lt;=191);&quot;-128&quot;;IF(AND([.H32]&gt;=192;[.H32]&lt;=254);&quot;0&quot;;IF(AND([.H32]=255);&quot;-64&quot;;&quot;&quot;))))))))" office:value-type="string" office:string-value="0">
            <text:p>0</text:p>
          </table:table-cell>
          <table:table-cell table:style-name="ce28" table:formula="of:=MID(['Charpad Export'.P237];2;2)" office:value-type="string" office:string-value="0b">
            <text:p>0b</text:p>
          </table:table-cell>
          <table:table-cell table:style-name="ce19" table:formula="of:=HEX2DEC([.M32])" office:value-type="float" office:value="11">
            <text:p>11</text:p>
          </table:table-cell>
          <table:table-cell table:style-name="ce19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gray1}">
            <text:p>{gray1}</text:p>
          </table:table-cell>
          <table:table-cell table:style-name="ce33" table:formula="of:=[.M32]" office:value-type="string" office:string-value="0b">
            <text:p>0b</text:p>
          </table:table-cell>
          <table:table-cell table:style-name="ce19" table:formula="of:=HEX2DEC([.P32])" office:value-type="float" office:value="11">
            <text:p>11</text:p>
          </table:table-cell>
          <table:table-cell table:style-name="ce19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gray1}">
            <text:p>{gray1}</text:p>
          </table:table-cell>
          <table:table-cell table:style-name="ce33" table:formula="of:=[.M32]" office:value-type="string" office:string-value="0b">
            <text:p>0b</text:p>
          </table:table-cell>
          <table:table-cell table:style-name="ce19" table:formula="of:=HEX2DEC([.S32])" office:value-type="float" office:value="11">
            <text:p>11</text:p>
          </table:table-cell>
          <table:table-cell table:style-name="ce19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gray1}">
            <text:p>{gray1}</text:p>
          </table:table-cell>
          <table:table-cell table:style-name="ce37" table:formula="of:=[.M32]" office:value-type="string" office:string-value="0b">
            <text:p>0b</text:p>
          </table:table-cell>
          <table:table-cell table:style-name="ce19" table:formula="of:=HEX2DEC([.V32])" office:value-type="float" office:value="11">
            <text:p>11</text:p>
          </table:table-cell>
          <table:table-cell table:style-name="ce19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32]" office:value-type="string" office:string-value="{gray1}">
            <text:p>{gray1}</text:p>
          </table:table-cell>
          <table:table-cell table:style-name="ce43" table:formula="of:=IF(AND([.E32]&gt;=128;[.E32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2]+[.I32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table:formula="of:=IF(AND([.F32]&gt;=128;[.F32]&lt;=255);&quot;{rvrs on}&quot;;&quot;{rvrs off}&quot;)" office:value-type="string" office:string-value="{rvrs off}">
            <text:p>{rvrs off}</text:p>
          </table:table-cell>
          <table:table-cell table:style-name="ce43" table:formula="of:=[.R32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32]+[.J32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2]&gt;=128;[.G32]&lt;=255);&quot;{rvrs on}&quot;;&quot;{rvrs off}&quot;)" office:value-type="string" office:string-value="{rvrs off}">
            <text:p>{rvrs off}</text:p>
          </table:table-cell>
          <table:table-cell table:style-name="ce43" table:formula="of:=[.U32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32]+[.K32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table:formula="of:=IF(AND([.H32]&gt;=128;[.H32]&lt;=255);&quot;{rvrs on}&quot;;&quot;{rvrs off}&quot;)" office:value-type="string" office:string-value="{rvrs off}">
            <text:p>{rvrs off}</text:p>
          </table:table-cell>
          <table:table-cell table:style-name="ce43" table:formula="of:=[.X32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32]+[.L32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30">
            <text:p>30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1" table:formula="of:=MID(['Charpad Export'.N216];2;2)" office:value-type="string" office:string-value="7c">
            <text:p>7c</text:p>
          </table:table-cell>
          <table:table-cell table:style-name="ce11" table:formula="of:=MID(['Charpad Export'.O216];2;2)" office:value-type="string" office:string-value="7c">
            <text:p>7c</text:p>
          </table:table-cell>
          <table:table-cell table:style-name="ce11" table:formula="of:=MID(['Charpad Export'.P216];2;2)" office:value-type="string" office:string-value="7c">
            <text:p>7c</text:p>
          </table:table-cell>
          <table:table-cell table:style-name="ce11" table:formula="of:=MID(['Charpad Export'.Q216];2;2)" office:value-type="string" office:string-value="7c">
            <text:p>7c</text:p>
          </table:table-cell>
          <table:table-cell table:style-name="ce16" table:formula="of:=HEX2DEC([.A33])" office:value-type="float" office:value="124">
            <text:p>124</text:p>
          </table:table-cell>
          <table:table-cell table:style-name="ce19" table:formula="of:=HEX2DEC([.B33])" office:value-type="float" office:value="124">
            <text:p>124</text:p>
          </table:table-cell>
          <table:table-cell table:style-name="ce19" table:formula="of:=HEX2DEC([.C33])" office:value-type="float" office:value="124">
            <text:p>124</text:p>
          </table:table-cell>
          <table:table-cell table:style-name="ce19" table:formula="of:=HEX2DEC([.D33])" office:value-type="float" office:value="124">
            <text:p>124</text:p>
          </table:table-cell>
          <table:table-cell table:style-name="ce22" table:formula="of:=IF(AND([.E33]&gt;=0;[.E33]&lt;=31);&quot;+64&quot;;IF(AND([.E33]&gt;=32;[.E33]&lt;=63);&quot;0&quot;;IF(AND([.E33]&gt;=64;[.E33]&lt;=95);&quot;+128&quot;;IF(AND([.E33]&gt;=96;[.E33]&lt;=127);&quot;+64&quot;;IF(AND([.E33]&gt;=128;[.E33]&lt;=159);&quot;-64&quot;;IF(AND([.E33]&gt;=160;[.E33]&lt;=191);&quot;-128&quot;;IF(AND([.E33]&gt;=192;[.E33]&lt;=254);&quot;0&quot;;IF(AND([.E33]=255);&quot;-64&quot;;&quot;&quot;))))))))" office:value-type="string" office:string-value="+64">
            <text:p>+64</text:p>
          </table:table-cell>
          <table:table-cell table:style-name="ce22" table:formula="of:=IF(AND([.F33]&gt;=0;[.F33]&lt;=31);&quot;+64&quot;;IF(AND([.F33]&gt;=32;[.F33]&lt;=63);&quot;0&quot;;IF(AND([.F33]&gt;=64;[.F33]&lt;=95);&quot;+128&quot;;IF(AND([.F33]&gt;=96;[.F33]&lt;=127);&quot;+64&quot;;IF(AND([.F33]&gt;=128;[.F33]&lt;=159);&quot;-64&quot;;IF(AND([.F33]&gt;=160;[.F33]&lt;=191);&quot;-128&quot;;IF(AND([.F33]&gt;=192;[.F33]&lt;=254);&quot;0&quot;;IF(AND([.F33]=255);&quot;-64&quot;;&quot;&quot;))))))))" office:value-type="string" office:string-value="+64">
            <text:p>+64</text:p>
          </table:table-cell>
          <table:table-cell table:style-name="ce22" table:formula="of:=IF(AND([.G33]&gt;=0;[.G33]&lt;=31);&quot;+64&quot;;IF(AND([.G33]&gt;=32;[.G33]&lt;=63);&quot;0&quot;;IF(AND([.G33]&gt;=64;[.G33]&lt;=95);&quot;+128&quot;;IF(AND([.G33]&gt;=96;[.G33]&lt;=127);&quot;+64&quot;;IF(AND([.G33]&gt;=128;[.G33]&lt;=159);&quot;-64&quot;;IF(AND([.G33]&gt;=160;[.G33]&lt;=191);&quot;-128&quot;;IF(AND([.G33]&gt;=192;[.G33]&lt;=254);&quot;0&quot;;IF(AND([.G33]=255);&quot;-64&quot;;&quot;&quot;))))))))" office:value-type="string" office:string-value="+64">
            <text:p>+64</text:p>
          </table:table-cell>
          <table:table-cell table:style-name="ce22" table:formula="of:=IF(AND([.H33]&gt;=0;[.H33]&lt;=31);&quot;+64&quot;;IF(AND([.H33]&gt;=32;[.H33]&lt;=63);&quot;0&quot;;IF(AND([.H33]&gt;=64;[.H33]&lt;=95);&quot;+128&quot;;IF(AND([.H33]&gt;=96;[.H33]&lt;=127);&quot;+64&quot;;IF(AND([.H33]&gt;=128;[.H33]&lt;=159);&quot;-64&quot;;IF(AND([.H33]&gt;=160;[.H33]&lt;=191);&quot;-128&quot;;IF(AND([.H33]&gt;=192;[.H33]&lt;=254);&quot;0&quot;;IF(AND([.H33]=255);&quot;-64&quot;;&quot;&quot;))))))))" office:value-type="string" office:string-value="+64">
            <text:p>+64</text:p>
          </table:table-cell>
          <table:table-cell table:style-name="ce27" table:formula="of:=MID(['Charpad Export'.Q237];2;2)" office:value-type="string" office:string-value="09">
            <text:p>09</text:p>
          </table:table-cell>
          <table:table-cell table:style-name="ce19" table:formula="of:=HEX2DEC([.M33])" office:value-type="float" office:value="9">
            <text:p>9</text:p>
          </table:table-cell>
          <table:table-cell table:style-name="ce19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brown}">
            <text:p>{brown}</text:p>
          </table:table-cell>
          <table:table-cell table:style-name="ce32" table:formula="of:=[.M33]" office:value-type="string" office:string-value="09">
            <text:p>09</text:p>
          </table:table-cell>
          <table:table-cell table:style-name="ce19" table:formula="of:=HEX2DEC([.P33])" office:value-type="float" office:value="9">
            <text:p>9</text:p>
          </table:table-cell>
          <table:table-cell table:style-name="ce19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brown}">
            <text:p>{brown}</text:p>
          </table:table-cell>
          <table:table-cell table:style-name="ce32" table:formula="of:=[.M33]" office:value-type="string" office:string-value="09">
            <text:p>09</text:p>
          </table:table-cell>
          <table:table-cell table:style-name="ce19" table:formula="of:=HEX2DEC([.S33])" office:value-type="float" office:value="9">
            <text:p>9</text:p>
          </table:table-cell>
          <table:table-cell table:style-name="ce19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brown}">
            <text:p>{brown}</text:p>
          </table:table-cell>
          <table:table-cell table:style-name="ce36" table:formula="of:=[.M33]" office:value-type="string" office:string-value="09">
            <text:p>09</text:p>
          </table:table-cell>
          <table:table-cell table:style-name="ce19" table:formula="of:=HEX2DEC([.V33])" office:value-type="float" office:value="9">
            <text:p>9</text:p>
          </table:table-cell>
          <table:table-cell table:style-name="ce19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33]" office:value-type="string" office:string-value="{brown}">
            <text:p>{brown}</text:p>
          </table:table-cell>
          <table:table-cell table:style-name="ce43" table:formula="of:=IF(AND([.E33]&gt;=128;[.E33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3]+[.I33]" office:value-type="float" office:value="188">
            <text:p>188</text:p>
          </table:table-cell>
          <table:table-cell table:style-name="ce43" office:value-type="string">
            <text:p>}</text:p>
          </table:table-cell>
          <table:table-cell table:style-name="ce43" table:formula="of:=IF(AND([.F33]&gt;=128;[.F33]&lt;=255);&quot;{rvrs on}&quot;;&quot;{rvrs off}&quot;)" office:value-type="string" office:string-value="{rvrs off}">
            <text:p>{rvrs off}</text:p>
          </table:table-cell>
          <table:table-cell table:style-name="ce43" table:formula="of:=[.R33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33]+[.J33]" office:value-type="float" office:value="188">
            <text:p>18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3]&gt;=128;[.G33]&lt;=255);&quot;{rvrs on}&quot;;&quot;{rvrs off}&quot;)" office:value-type="string" office:string-value="{rvrs off}">
            <text:p>{rvrs off}</text:p>
          </table:table-cell>
          <table:table-cell table:style-name="ce43" table:formula="of:=[.U33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33]+[.K33]" office:value-type="float" office:value="188">
            <text:p>188</text:p>
          </table:table-cell>
          <table:table-cell table:style-name="ce43" office:value-type="string">
            <text:p>}</text:p>
          </table:table-cell>
          <table:table-cell table:style-name="ce43" table:formula="of:=IF(AND([.H33]&gt;=128;[.H33]&lt;=255);&quot;{rvrs on}&quot;;&quot;{rvrs off}&quot;)" office:value-type="string" office:string-value="{rvrs off}">
            <text:p>{rvrs off}</text:p>
          </table:table-cell>
          <table:table-cell table:style-name="ce43" table:formula="of:=[.X33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33]+[.L33]" office:value-type="float" office:value="188">
            <text:p>188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31">
            <text:p>31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2" table:formula="of:=MID(['Charpad Export'.B217];2;2)" office:value-type="string" office:string-value="46">
            <text:p>46</text:p>
          </table:table-cell>
          <table:table-cell table:style-name="ce12" table:formula="of:=MID(['Charpad Export'.C217];2;2)" office:value-type="string" office:string-value="46">
            <text:p>46</text:p>
          </table:table-cell>
          <table:table-cell table:style-name="ce12" table:formula="of:=MID(['Charpad Export'.D217];2;2)" office:value-type="string" office:string-value="46">
            <text:p>46</text:p>
          </table:table-cell>
          <table:table-cell table:style-name="ce12" table:formula="of:=MID(['Charpad Export'.E217];2;2)" office:value-type="string" office:string-value="46">
            <text:p>46</text:p>
          </table:table-cell>
          <table:table-cell table:style-name="ce16" table:formula="of:=HEX2DEC([.A34])" office:value-type="float" office:value="70">
            <text:p>70</text:p>
          </table:table-cell>
          <table:table-cell table:style-name="ce19" table:formula="of:=HEX2DEC([.B34])" office:value-type="float" office:value="70">
            <text:p>70</text:p>
          </table:table-cell>
          <table:table-cell table:style-name="ce19" table:formula="of:=HEX2DEC([.C34])" office:value-type="float" office:value="70">
            <text:p>70</text:p>
          </table:table-cell>
          <table:table-cell table:style-name="ce19" table:formula="of:=HEX2DEC([.D34])" office:value-type="float" office:value="70">
            <text:p>70</text:p>
          </table:table-cell>
          <table:table-cell table:style-name="ce22" table:formula="of:=IF(AND([.E34]&gt;=0;[.E34]&lt;=31);&quot;+64&quot;;IF(AND([.E34]&gt;=32;[.E34]&lt;=63);&quot;0&quot;;IF(AND([.E34]&gt;=64;[.E34]&lt;=95);&quot;+128&quot;;IF(AND([.E34]&gt;=96;[.E34]&lt;=127);&quot;+64&quot;;IF(AND([.E34]&gt;=128;[.E34]&lt;=159);&quot;-64&quot;;IF(AND([.E34]&gt;=160;[.E34]&lt;=191);&quot;-128&quot;;IF(AND([.E34]&gt;=192;[.E34]&lt;=254);&quot;0&quot;;IF(AND([.E34]=255);&quot;-64&quot;;&quot;&quot;))))))))" office:value-type="string" office:string-value="+128">
            <text:p>+128</text:p>
          </table:table-cell>
          <table:table-cell table:style-name="ce22" table:formula="of:=IF(AND([.F34]&gt;=0;[.F34]&lt;=31);&quot;+64&quot;;IF(AND([.F34]&gt;=32;[.F34]&lt;=63);&quot;0&quot;;IF(AND([.F34]&gt;=64;[.F34]&lt;=95);&quot;+128&quot;;IF(AND([.F34]&gt;=96;[.F34]&lt;=127);&quot;+64&quot;;IF(AND([.F34]&gt;=128;[.F34]&lt;=159);&quot;-64&quot;;IF(AND([.F34]&gt;=160;[.F34]&lt;=191);&quot;-128&quot;;IF(AND([.F34]&gt;=192;[.F34]&lt;=254);&quot;0&quot;;IF(AND([.F34]=255);&quot;-64&quot;;&quot;&quot;))))))))" office:value-type="string" office:string-value="+128">
            <text:p>+128</text:p>
          </table:table-cell>
          <table:table-cell table:style-name="ce22" table:formula="of:=IF(AND([.G34]&gt;=0;[.G34]&lt;=31);&quot;+64&quot;;IF(AND([.G34]&gt;=32;[.G34]&lt;=63);&quot;0&quot;;IF(AND([.G34]&gt;=64;[.G34]&lt;=95);&quot;+128&quot;;IF(AND([.G34]&gt;=96;[.G34]&lt;=127);&quot;+64&quot;;IF(AND([.G34]&gt;=128;[.G34]&lt;=159);&quot;-64&quot;;IF(AND([.G34]&gt;=160;[.G34]&lt;=191);&quot;-128&quot;;IF(AND([.G34]&gt;=192;[.G34]&lt;=254);&quot;0&quot;;IF(AND([.G34]=255);&quot;-64&quot;;&quot;&quot;))))))))" office:value-type="string" office:string-value="+128">
            <text:p>+128</text:p>
          </table:table-cell>
          <table:table-cell table:style-name="ce22" table:formula="of:=IF(AND([.H34]&gt;=0;[.H34]&lt;=31);&quot;+64&quot;;IF(AND([.H34]&gt;=32;[.H34]&lt;=63);&quot;0&quot;;IF(AND([.H34]&gt;=64;[.H34]&lt;=95);&quot;+128&quot;;IF(AND([.H34]&gt;=96;[.H34]&lt;=127);&quot;+64&quot;;IF(AND([.H34]&gt;=128;[.H34]&lt;=159);&quot;-64&quot;;IF(AND([.H34]&gt;=160;[.H34]&lt;=191);&quot;-128&quot;;IF(AND([.H34]&gt;=192;[.H34]&lt;=254);&quot;0&quot;;IF(AND([.H34]=255);&quot;-64&quot;;&quot;&quot;))))))))" office:value-type="string" office:string-value="+128">
            <text:p>+128</text:p>
          </table:table-cell>
          <table:table-cell table:style-name="ce28" table:formula="of:=MID(['Charpad Export'.B238];2;2)" office:value-type="string" office:string-value="0b">
            <text:p>0b</text:p>
          </table:table-cell>
          <table:table-cell table:style-name="ce19" table:formula="of:=HEX2DEC([.M34])" office:value-type="float" office:value="11">
            <text:p>11</text:p>
          </table:table-cell>
          <table:table-cell table:style-name="ce19" table:formula="of:=IF([.N34]=0;&quot;{black}&quot;;IF([.N34]=1;&quot;{white}&quot;;IF([.N34]=2;&quot;{red}&quot;;IF([.N34]=3;&quot;{cyan}&quot;;IF([.N34]=4;&quot;{purple}&quot;;IF([.N34]=5;&quot;{green}&quot;;IF([.N34]=6;&quot;{blue}&quot;;IF([.N34]=7;&quot;{yellow}&quot;;IF([.N34]=8;&quot;{orange}&quot;;IF([.N34]=9;&quot;{brown}&quot;;IF([.N34]=10;&quot;{lt. red}&quot;;IF([.N34]=11;&quot;{gray1}&quot;;IF([.N34]=12;&quot;{gray2}&quot;;IF([.N34]=13;&quot;{lt. green}&quot;;IF([.N34]=14;&quot;{lt. blue}&quot;;IF([.N34]=15;&quot;{gray3}&quot;))))))))))))))))" office:value-type="string" office:string-value="{gray1}">
            <text:p>{gray1}</text:p>
          </table:table-cell>
          <table:table-cell table:style-name="ce33" table:formula="of:=[.M34]" office:value-type="string" office:string-value="0b">
            <text:p>0b</text:p>
          </table:table-cell>
          <table:table-cell table:style-name="ce19" table:formula="of:=HEX2DEC([.P34])" office:value-type="float" office:value="11">
            <text:p>11</text:p>
          </table:table-cell>
          <table:table-cell table:style-name="ce19" table:formula="of:=IF([.Q34]=0;&quot;{black}&quot;;IF([.Q34]=1;&quot;{white}&quot;;IF([.Q34]=2;&quot;{red}&quot;;IF([.Q34]=3;&quot;{cyan}&quot;;IF([.Q34]=4;&quot;{purple}&quot;;IF([.Q34]=5;&quot;{green}&quot;;IF([.Q34]=6;&quot;{blue}&quot;;IF([.Q34]=7;&quot;{yellow}&quot;;IF([.Q34]=8;&quot;{orange}&quot;;IF([.Q34]=9;&quot;{brown}&quot;;IF([.Q34]=10;&quot;{lt. red}&quot;;IF([.Q34]=11;&quot;{gray1}&quot;;IF([.Q34]=12;&quot;{gray2}&quot;;IF([.Q34]=13;&quot;{lt. green}&quot;;IF([.Q34]=14;&quot;{lt. blue}&quot;;IF([.Q34]=15;&quot;{gray3}&quot;))))))))))))))))" office:value-type="string" office:string-value="{gray1}">
            <text:p>{gray1}</text:p>
          </table:table-cell>
          <table:table-cell table:style-name="ce33" table:formula="of:=[.M34]" office:value-type="string" office:string-value="0b">
            <text:p>0b</text:p>
          </table:table-cell>
          <table:table-cell table:style-name="ce19" table:formula="of:=HEX2DEC([.S34])" office:value-type="float" office:value="11">
            <text:p>11</text:p>
          </table:table-cell>
          <table:table-cell table:style-name="ce19" table:formula="of:=IF([.T34]=0;&quot;{black}&quot;;IF([.T34]=1;&quot;{white}&quot;;IF([.T34]=2;&quot;{red}&quot;;IF([.T34]=3;&quot;{cyan}&quot;;IF([.T34]=4;&quot;{purple}&quot;;IF([.T34]=5;&quot;{green}&quot;;IF([.T34]=6;&quot;{blue}&quot;;IF([.T34]=7;&quot;{yellow}&quot;;IF([.T34]=8;&quot;{orange}&quot;;IF([.T34]=9;&quot;{brown}&quot;;IF([.T34]=10;&quot;{lt. red}&quot;;IF([.T34]=11;&quot;{gray1}&quot;;IF([.T34]=12;&quot;{gray2}&quot;;IF([.T34]=13;&quot;{lt. green}&quot;;IF([.T34]=14;&quot;{lt. blue}&quot;;IF([.T34]=15;&quot;{gray3}&quot;))))))))))))))))" office:value-type="string" office:string-value="{gray1}">
            <text:p>{gray1}</text:p>
          </table:table-cell>
          <table:table-cell table:style-name="ce37" table:formula="of:=[.M34]" office:value-type="string" office:string-value="0b">
            <text:p>0b</text:p>
          </table:table-cell>
          <table:table-cell table:style-name="ce19" table:formula="of:=HEX2DEC([.V34])" office:value-type="float" office:value="11">
            <text:p>11</text:p>
          </table:table-cell>
          <table:table-cell table:style-name="ce19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34]" office:value-type="string" office:string-value="{gray1}">
            <text:p>{gray1}</text:p>
          </table:table-cell>
          <table:table-cell table:style-name="ce43" table:formula="of:=IF(AND([.E34]&gt;=128;[.E34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4]+[.I34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table:formula="of:=IF(AND([.F34]&gt;=128;[.F34]&lt;=255);&quot;{rvrs on}&quot;;&quot;{rvrs off}&quot;)" office:value-type="string" office:string-value="{rvrs off}">
            <text:p>{rvrs off}</text:p>
          </table:table-cell>
          <table:table-cell table:style-name="ce43" table:formula="of:=[.R34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34]+[.J34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4]&gt;=128;[.G34]&lt;=255);&quot;{rvrs on}&quot;;&quot;{rvrs off}&quot;)" office:value-type="string" office:string-value="{rvrs off}">
            <text:p>{rvrs off}</text:p>
          </table:table-cell>
          <table:table-cell table:style-name="ce43" table:formula="of:=[.U34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34]+[.K34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table:formula="of:=IF(AND([.H34]&gt;=128;[.H34]&lt;=255);&quot;{rvrs on}&quot;;&quot;{rvrs off}&quot;)" office:value-type="string" office:string-value="{rvrs off}">
            <text:p>{rvrs off}</text:p>
          </table:table-cell>
          <table:table-cell table:style-name="ce43" table:formula="of:=[.X34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34]+[.L34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32">
            <text:p>32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2" table:formula="of:=MID(['Charpad Export'.F217];2;2)" office:value-type="string" office:string-value="7d">
            <text:p>7d</text:p>
          </table:table-cell>
          <table:table-cell table:style-name="ce12" table:formula="of:=MID(['Charpad Export'.G217];2;2)" office:value-type="string" office:string-value="46">
            <text:p>46</text:p>
          </table:table-cell>
          <table:table-cell table:style-name="ce12" table:formula="of:=MID(['Charpad Export'.H217];2;2)" office:value-type="string" office:string-value="7d">
            <text:p>7d</text:p>
          </table:table-cell>
          <table:table-cell table:style-name="ce12" table:formula="of:=MID(['Charpad Export'.I217];2;2)" office:value-type="string" office:string-value="46">
            <text:p>46</text:p>
          </table:table-cell>
          <table:table-cell table:style-name="ce16" table:formula="of:=HEX2DEC([.A35])" office:value-type="float" office:value="125">
            <text:p>125</text:p>
          </table:table-cell>
          <table:table-cell table:style-name="ce19" table:formula="of:=HEX2DEC([.B35])" office:value-type="float" office:value="70">
            <text:p>70</text:p>
          </table:table-cell>
          <table:table-cell table:style-name="ce19" table:formula="of:=HEX2DEC([.C35])" office:value-type="float" office:value="125">
            <text:p>125</text:p>
          </table:table-cell>
          <table:table-cell table:style-name="ce19" table:formula="of:=HEX2DEC([.D35])" office:value-type="float" office:value="70">
            <text:p>70</text:p>
          </table:table-cell>
          <table:table-cell table:style-name="ce22" table:formula="of:=IF(AND([.E35]&gt;=0;[.E35]&lt;=31);&quot;+64&quot;;IF(AND([.E35]&gt;=32;[.E35]&lt;=63);&quot;0&quot;;IF(AND([.E35]&gt;=64;[.E35]&lt;=95);&quot;+128&quot;;IF(AND([.E35]&gt;=96;[.E35]&lt;=127);&quot;+64&quot;;IF(AND([.E35]&gt;=128;[.E35]&lt;=159);&quot;-64&quot;;IF(AND([.E35]&gt;=160;[.E35]&lt;=191);&quot;-128&quot;;IF(AND([.E35]&gt;=192;[.E35]&lt;=254);&quot;0&quot;;IF(AND([.E35]=255);&quot;-64&quot;;&quot;&quot;))))))))" office:value-type="string" office:string-value="+64">
            <text:p>+64</text:p>
          </table:table-cell>
          <table:table-cell table:style-name="ce22" table:formula="of:=IF(AND([.F35]&gt;=0;[.F35]&lt;=31);&quot;+64&quot;;IF(AND([.F35]&gt;=32;[.F35]&lt;=63);&quot;0&quot;;IF(AND([.F35]&gt;=64;[.F35]&lt;=95);&quot;+128&quot;;IF(AND([.F35]&gt;=96;[.F35]&lt;=127);&quot;+64&quot;;IF(AND([.F35]&gt;=128;[.F35]&lt;=159);&quot;-64&quot;;IF(AND([.F35]&gt;=160;[.F35]&lt;=191);&quot;-128&quot;;IF(AND([.F35]&gt;=192;[.F35]&lt;=254);&quot;0&quot;;IF(AND([.F35]=255);&quot;-64&quot;;&quot;&quot;))))))))" office:value-type="string" office:string-value="+128">
            <text:p>+128</text:p>
          </table:table-cell>
          <table:table-cell table:style-name="ce22" table:formula="of:=IF(AND([.G35]&gt;=0;[.G35]&lt;=31);&quot;+64&quot;;IF(AND([.G35]&gt;=32;[.G35]&lt;=63);&quot;0&quot;;IF(AND([.G35]&gt;=64;[.G35]&lt;=95);&quot;+128&quot;;IF(AND([.G35]&gt;=96;[.G35]&lt;=127);&quot;+64&quot;;IF(AND([.G35]&gt;=128;[.G35]&lt;=159);&quot;-64&quot;;IF(AND([.G35]&gt;=160;[.G35]&lt;=191);&quot;-128&quot;;IF(AND([.G35]&gt;=192;[.G35]&lt;=254);&quot;0&quot;;IF(AND([.G35]=255);&quot;-64&quot;;&quot;&quot;))))))))" office:value-type="string" office:string-value="+64">
            <text:p>+64</text:p>
          </table:table-cell>
          <table:table-cell table:style-name="ce22" table:formula="of:=IF(AND([.H35]&gt;=0;[.H35]&lt;=31);&quot;+64&quot;;IF(AND([.H35]&gt;=32;[.H35]&lt;=63);&quot;0&quot;;IF(AND([.H35]&gt;=64;[.H35]&lt;=95);&quot;+128&quot;;IF(AND([.H35]&gt;=96;[.H35]&lt;=127);&quot;+64&quot;;IF(AND([.H35]&gt;=128;[.H35]&lt;=159);&quot;-64&quot;;IF(AND([.H35]&gt;=160;[.H35]&lt;=191);&quot;-128&quot;;IF(AND([.H35]&gt;=192;[.H35]&lt;=254);&quot;0&quot;;IF(AND([.H35]=255);&quot;-64&quot;;&quot;&quot;))))))))" office:value-type="string" office:string-value="+128">
            <text:p>+128</text:p>
          </table:table-cell>
          <table:table-cell table:style-name="ce29" table:formula="of:=MID(['Charpad Export'.C238];2;2)" office:value-type="string" office:string-value="0b">
            <text:p>0b</text:p>
          </table:table-cell>
          <table:table-cell table:style-name="ce19" table:formula="of:=HEX2DEC([.M35])" office:value-type="float" office:value="11">
            <text:p>11</text:p>
          </table:table-cell>
          <table:table-cell table:style-name="ce19" table:formula="of:=IF([.N35]=0;&quot;{black}&quot;;IF([.N35]=1;&quot;{white}&quot;;IF([.N35]=2;&quot;{red}&quot;;IF([.N35]=3;&quot;{cyan}&quot;;IF([.N35]=4;&quot;{purple}&quot;;IF([.N35]=5;&quot;{green}&quot;;IF([.N35]=6;&quot;{blue}&quot;;IF([.N35]=7;&quot;{yellow}&quot;;IF([.N35]=8;&quot;{orange}&quot;;IF([.N35]=9;&quot;{brown}&quot;;IF([.N35]=10;&quot;{lt. red}&quot;;IF([.N35]=11;&quot;{gray1}&quot;;IF([.N35]=12;&quot;{gray2}&quot;;IF([.N35]=13;&quot;{lt. green}&quot;;IF([.N35]=14;&quot;{lt. blue}&quot;;IF([.N35]=15;&quot;{gray3}&quot;))))))))))))))))" office:value-type="string" office:string-value="{gray1}">
            <text:p>{gray1}</text:p>
          </table:table-cell>
          <table:table-cell table:style-name="ce32" table:formula="of:=[.M35]" office:value-type="string" office:string-value="0b">
            <text:p>0b</text:p>
          </table:table-cell>
          <table:table-cell table:style-name="ce19" table:formula="of:=HEX2DEC([.P35])" office:value-type="float" office:value="11">
            <text:p>11</text:p>
          </table:table-cell>
          <table:table-cell table:style-name="ce19" table:formula="of:=IF([.Q35]=0;&quot;{black}&quot;;IF([.Q35]=1;&quot;{white}&quot;;IF([.Q35]=2;&quot;{red}&quot;;IF([.Q35]=3;&quot;{cyan}&quot;;IF([.Q35]=4;&quot;{purple}&quot;;IF([.Q35]=5;&quot;{green}&quot;;IF([.Q35]=6;&quot;{blue}&quot;;IF([.Q35]=7;&quot;{yellow}&quot;;IF([.Q35]=8;&quot;{orange}&quot;;IF([.Q35]=9;&quot;{brown}&quot;;IF([.Q35]=10;&quot;{lt. red}&quot;;IF([.Q35]=11;&quot;{gray1}&quot;;IF([.Q35]=12;&quot;{gray2}&quot;;IF([.Q35]=13;&quot;{lt. green}&quot;;IF([.Q35]=14;&quot;{lt. blue}&quot;;IF([.Q35]=15;&quot;{gray3}&quot;))))))))))))))))" office:value-type="string" office:string-value="{gray1}">
            <text:p>{gray1}</text:p>
          </table:table-cell>
          <table:table-cell table:style-name="ce32" table:formula="of:=[.M35]" office:value-type="string" office:string-value="0b">
            <text:p>0b</text:p>
          </table:table-cell>
          <table:table-cell table:style-name="ce19" table:formula="of:=HEX2DEC([.S35])" office:value-type="float" office:value="11">
            <text:p>11</text:p>
          </table:table-cell>
          <table:table-cell table:style-name="ce19" table:formula="of:=IF([.T35]=0;&quot;{black}&quot;;IF([.T35]=1;&quot;{white}&quot;;IF([.T35]=2;&quot;{red}&quot;;IF([.T35]=3;&quot;{cyan}&quot;;IF([.T35]=4;&quot;{purple}&quot;;IF([.T35]=5;&quot;{green}&quot;;IF([.T35]=6;&quot;{blue}&quot;;IF([.T35]=7;&quot;{yellow}&quot;;IF([.T35]=8;&quot;{orange}&quot;;IF([.T35]=9;&quot;{brown}&quot;;IF([.T35]=10;&quot;{lt. red}&quot;;IF([.T35]=11;&quot;{gray1}&quot;;IF([.T35]=12;&quot;{gray2}&quot;;IF([.T35]=13;&quot;{lt. green}&quot;;IF([.T35]=14;&quot;{lt. blue}&quot;;IF([.T35]=15;&quot;{gray3}&quot;))))))))))))))))" office:value-type="string" office:string-value="{gray1}">
            <text:p>{gray1}</text:p>
          </table:table-cell>
          <table:table-cell table:style-name="ce36" table:formula="of:=[.M35]" office:value-type="string" office:string-value="0b">
            <text:p>0b</text:p>
          </table:table-cell>
          <table:table-cell table:style-name="ce19" table:formula="of:=HEX2DEC([.V35])" office:value-type="float" office:value="11">
            <text:p>11</text:p>
          </table:table-cell>
          <table:table-cell table:style-name="ce19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35]" office:value-type="string" office:string-value="{gray1}">
            <text:p>{gray1}</text:p>
          </table:table-cell>
          <table:table-cell table:style-name="ce43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5]+[.I35]" office:value-type="float" office:value="189">
            <text:p>189</text:p>
          </table:table-cell>
          <table:table-cell table:style-name="ce43" office:value-type="string">
            <text:p>}</text:p>
          </table:table-cell>
          <table:table-cell table:style-name="ce43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43" table:formula="of:=[.R35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35]+[.J35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43" table:formula="of:=[.U35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35]+[.K35]" office:value-type="float" office:value="189">
            <text:p>189</text:p>
          </table:table-cell>
          <table:table-cell table:style-name="ce43" office:value-type="string">
            <text:p>}</text:p>
          </table:table-cell>
          <table:table-cell table:style-name="ce43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43" table:formula="of:=[.X35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35]+[.L35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33">
            <text:p>33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2" table:formula="of:=MID(['Charpad Export'.J217];2;2)" office:value-type="string" office:string-value="7d">
            <text:p>7d</text:p>
          </table:table-cell>
          <table:table-cell table:style-name="ce12" table:formula="of:=MID(['Charpad Export'.K217];2;2)" office:value-type="string" office:string-value="46">
            <text:p>46</text:p>
          </table:table-cell>
          <table:table-cell table:style-name="ce12" table:formula="of:=MID(['Charpad Export'.L217];2;2)" office:value-type="string" office:string-value="7e">
            <text:p>7e</text:p>
          </table:table-cell>
          <table:table-cell table:style-name="ce12" table:formula="of:=MID(['Charpad Export'.M217];2;2)" office:value-type="string" office:string-value="46">
            <text:p>46</text:p>
          </table:table-cell>
          <table:table-cell table:style-name="ce16" table:formula="of:=HEX2DEC([.A36])" office:value-type="float" office:value="125">
            <text:p>125</text:p>
          </table:table-cell>
          <table:table-cell table:style-name="ce19" table:formula="of:=HEX2DEC([.B36])" office:value-type="float" office:value="70">
            <text:p>70</text:p>
          </table:table-cell>
          <table:table-cell table:style-name="ce19" table:formula="of:=HEX2DEC([.C36])" office:value-type="float" office:value="126">
            <text:p>126</text:p>
          </table:table-cell>
          <table:table-cell table:style-name="ce19" table:formula="of:=HEX2DEC([.D36])" office:value-type="float" office:value="70">
            <text:p>70</text:p>
          </table:table-cell>
          <table:table-cell table:style-name="ce22" table:formula="of:=IF(AND([.E36]&gt;=0;[.E36]&lt;=31);&quot;+64&quot;;IF(AND([.E36]&gt;=32;[.E36]&lt;=63);&quot;0&quot;;IF(AND([.E36]&gt;=64;[.E36]&lt;=95);&quot;+128&quot;;IF(AND([.E36]&gt;=96;[.E36]&lt;=127);&quot;+64&quot;;IF(AND([.E36]&gt;=128;[.E36]&lt;=159);&quot;-64&quot;;IF(AND([.E36]&gt;=160;[.E36]&lt;=191);&quot;-128&quot;;IF(AND([.E36]&gt;=192;[.E36]&lt;=254);&quot;0&quot;;IF(AND([.E36]=255);&quot;-64&quot;;&quot;&quot;))))))))" office:value-type="string" office:string-value="+64">
            <text:p>+64</text:p>
          </table:table-cell>
          <table:table-cell table:style-name="ce22" table:formula="of:=IF(AND([.F36]&gt;=0;[.F36]&lt;=31);&quot;+64&quot;;IF(AND([.F36]&gt;=32;[.F36]&lt;=63);&quot;0&quot;;IF(AND([.F36]&gt;=64;[.F36]&lt;=95);&quot;+128&quot;;IF(AND([.F36]&gt;=96;[.F36]&lt;=127);&quot;+64&quot;;IF(AND([.F36]&gt;=128;[.F36]&lt;=159);&quot;-64&quot;;IF(AND([.F36]&gt;=160;[.F36]&lt;=191);&quot;-128&quot;;IF(AND([.F36]&gt;=192;[.F36]&lt;=254);&quot;0&quot;;IF(AND([.F36]=255);&quot;-64&quot;;&quot;&quot;))))))))" office:value-type="string" office:string-value="+128">
            <text:p>+128</text:p>
          </table:table-cell>
          <table:table-cell table:style-name="ce22" table:formula="of:=IF(AND([.G36]&gt;=0;[.G36]&lt;=31);&quot;+64&quot;;IF(AND([.G36]&gt;=32;[.G36]&lt;=63);&quot;0&quot;;IF(AND([.G36]&gt;=64;[.G36]&lt;=95);&quot;+128&quot;;IF(AND([.G36]&gt;=96;[.G36]&lt;=127);&quot;+64&quot;;IF(AND([.G36]&gt;=128;[.G36]&lt;=159);&quot;-64&quot;;IF(AND([.G36]&gt;=160;[.G36]&lt;=191);&quot;-128&quot;;IF(AND([.G36]&gt;=192;[.G36]&lt;=254);&quot;0&quot;;IF(AND([.G36]=255);&quot;-64&quot;;&quot;&quot;))))))))" office:value-type="string" office:string-value="+64">
            <text:p>+64</text:p>
          </table:table-cell>
          <table:table-cell table:style-name="ce22" table:formula="of:=IF(AND([.H36]&gt;=0;[.H36]&lt;=31);&quot;+64&quot;;IF(AND([.H36]&gt;=32;[.H36]&lt;=63);&quot;0&quot;;IF(AND([.H36]&gt;=64;[.H36]&lt;=95);&quot;+128&quot;;IF(AND([.H36]&gt;=96;[.H36]&lt;=127);&quot;+64&quot;;IF(AND([.H36]&gt;=128;[.H36]&lt;=159);&quot;-64&quot;;IF(AND([.H36]&gt;=160;[.H36]&lt;=191);&quot;-128&quot;;IF(AND([.H36]&gt;=192;[.H36]&lt;=254);&quot;0&quot;;IF(AND([.H36]=255);&quot;-64&quot;;&quot;&quot;))))))))" office:value-type="string" office:string-value="+128">
            <text:p>+128</text:p>
          </table:table-cell>
          <table:table-cell table:style-name="ce28" table:formula="of:=MID(['Charpad Export'.D238];2;2)" office:value-type="string" office:string-value="0b">
            <text:p>0b</text:p>
          </table:table-cell>
          <table:table-cell table:style-name="ce19" table:formula="of:=HEX2DEC([.M36])" office:value-type="float" office:value="11">
            <text:p>11</text:p>
          </table:table-cell>
          <table:table-cell table:style-name="ce19" table:formula="of:=IF([.N36]=0;&quot;{black}&quot;;IF([.N36]=1;&quot;{white}&quot;;IF([.N36]=2;&quot;{red}&quot;;IF([.N36]=3;&quot;{cyan}&quot;;IF([.N36]=4;&quot;{purple}&quot;;IF([.N36]=5;&quot;{green}&quot;;IF([.N36]=6;&quot;{blue}&quot;;IF([.N36]=7;&quot;{yellow}&quot;;IF([.N36]=8;&quot;{orange}&quot;;IF([.N36]=9;&quot;{brown}&quot;;IF([.N36]=10;&quot;{lt. red}&quot;;IF([.N36]=11;&quot;{gray1}&quot;;IF([.N36]=12;&quot;{gray2}&quot;;IF([.N36]=13;&quot;{lt. green}&quot;;IF([.N36]=14;&quot;{lt. blue}&quot;;IF([.N36]=15;&quot;{gray3}&quot;))))))))))))))))" office:value-type="string" office:string-value="{gray1}">
            <text:p>{gray1}</text:p>
          </table:table-cell>
          <table:table-cell table:style-name="ce33" table:formula="of:=[.M36]" office:value-type="string" office:string-value="0b">
            <text:p>0b</text:p>
          </table:table-cell>
          <table:table-cell table:style-name="ce19" table:formula="of:=HEX2DEC([.P36])" office:value-type="float" office:value="11">
            <text:p>11</text:p>
          </table:table-cell>
          <table:table-cell table:style-name="ce19" table:formula="of:=IF([.Q36]=0;&quot;{black}&quot;;IF([.Q36]=1;&quot;{white}&quot;;IF([.Q36]=2;&quot;{red}&quot;;IF([.Q36]=3;&quot;{cyan}&quot;;IF([.Q36]=4;&quot;{purple}&quot;;IF([.Q36]=5;&quot;{green}&quot;;IF([.Q36]=6;&quot;{blue}&quot;;IF([.Q36]=7;&quot;{yellow}&quot;;IF([.Q36]=8;&quot;{orange}&quot;;IF([.Q36]=9;&quot;{brown}&quot;;IF([.Q36]=10;&quot;{lt. red}&quot;;IF([.Q36]=11;&quot;{gray1}&quot;;IF([.Q36]=12;&quot;{gray2}&quot;;IF([.Q36]=13;&quot;{lt. green}&quot;;IF([.Q36]=14;&quot;{lt. blue}&quot;;IF([.Q36]=15;&quot;{gray3}&quot;))))))))))))))))" office:value-type="string" office:string-value="{gray1}">
            <text:p>{gray1}</text:p>
          </table:table-cell>
          <table:table-cell table:style-name="ce33" table:formula="of:=[.M36]" office:value-type="string" office:string-value="0b">
            <text:p>0b</text:p>
          </table:table-cell>
          <table:table-cell table:style-name="ce19" table:formula="of:=HEX2DEC([.S36])" office:value-type="float" office:value="11">
            <text:p>11</text:p>
          </table:table-cell>
          <table:table-cell table:style-name="ce19" table:formula="of:=IF([.T36]=0;&quot;{black}&quot;;IF([.T36]=1;&quot;{white}&quot;;IF([.T36]=2;&quot;{red}&quot;;IF([.T36]=3;&quot;{cyan}&quot;;IF([.T36]=4;&quot;{purple}&quot;;IF([.T36]=5;&quot;{green}&quot;;IF([.T36]=6;&quot;{blue}&quot;;IF([.T36]=7;&quot;{yellow}&quot;;IF([.T36]=8;&quot;{orange}&quot;;IF([.T36]=9;&quot;{brown}&quot;;IF([.T36]=10;&quot;{lt. red}&quot;;IF([.T36]=11;&quot;{gray1}&quot;;IF([.T36]=12;&quot;{gray2}&quot;;IF([.T36]=13;&quot;{lt. green}&quot;;IF([.T36]=14;&quot;{lt. blue}&quot;;IF([.T36]=15;&quot;{gray3}&quot;))))))))))))))))" office:value-type="string" office:string-value="{gray1}">
            <text:p>{gray1}</text:p>
          </table:table-cell>
          <table:table-cell table:style-name="ce37" table:formula="of:=[.M36]" office:value-type="string" office:string-value="0b">
            <text:p>0b</text:p>
          </table:table-cell>
          <table:table-cell table:style-name="ce19" table:formula="of:=HEX2DEC([.V36])" office:value-type="float" office:value="11">
            <text:p>11</text:p>
          </table:table-cell>
          <table:table-cell table:style-name="ce19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36]" office:value-type="string" office:string-value="{gray1}">
            <text:p>{gray1}</text:p>
          </table:table-cell>
          <table:table-cell table:style-name="ce43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6]+[.I36]" office:value-type="float" office:value="189">
            <text:p>189</text:p>
          </table:table-cell>
          <table:table-cell table:style-name="ce43" office:value-type="string">
            <text:p>}</text:p>
          </table:table-cell>
          <table:table-cell table:style-name="ce43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43" table:formula="of:=[.R3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36]+[.J36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43" table:formula="of:=[.U3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36]+[.K36]" office:value-type="float" office:value="190">
            <text:p>190</text:p>
          </table:table-cell>
          <table:table-cell table:style-name="ce43" office:value-type="string">
            <text:p>}</text:p>
          </table:table-cell>
          <table:table-cell table:style-name="ce43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43" table:formula="of:=[.X3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36]+[.L36]" office:value-type="float" office:value="198">
            <text:p>198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34">
            <text:p>34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2" table:formula="of:=MID(['Charpad Export'.N217];2;2)" office:value-type="string" office:string-value="7f">
            <text:p>7f</text:p>
          </table:table-cell>
          <table:table-cell table:style-name="ce12" table:formula="of:=MID(['Charpad Export'.O217];2;2)" office:value-type="string" office:string-value="80">
            <text:p>80</text:p>
          </table:table-cell>
          <table:table-cell table:style-name="ce12" table:formula="of:=MID(['Charpad Export'.P217];2;2)" office:value-type="string" office:string-value="81">
            <text:p>81</text:p>
          </table:table-cell>
          <table:table-cell table:style-name="ce12" table:formula="of:=MID(['Charpad Export'.Q217];2;2)" office:value-type="string" office:string-value="81">
            <text:p>81</text:p>
          </table:table-cell>
          <table:table-cell table:style-name="ce16" table:formula="of:=HEX2DEC([.A37])" office:value-type="float" office:value="127">
            <text:p>127</text:p>
          </table:table-cell>
          <table:table-cell table:style-name="ce19" table:formula="of:=HEX2DEC([.B37])" office:value-type="float" office:value="128">
            <text:p>128</text:p>
          </table:table-cell>
          <table:table-cell table:style-name="ce19" table:formula="of:=HEX2DEC([.C37])" office:value-type="float" office:value="129">
            <text:p>129</text:p>
          </table:table-cell>
          <table:table-cell table:style-name="ce19" table:formula="of:=HEX2DEC([.D37])" office:value-type="float" office:value="129">
            <text:p>129</text:p>
          </table:table-cell>
          <table:table-cell table:style-name="ce22" table:formula="of:=IF(AND([.E37]&gt;=0;[.E37]&lt;=31);&quot;+64&quot;;IF(AND([.E37]&gt;=32;[.E37]&lt;=63);&quot;0&quot;;IF(AND([.E37]&gt;=64;[.E37]&lt;=95);&quot;+128&quot;;IF(AND([.E37]&gt;=96;[.E37]&lt;=127);&quot;+64&quot;;IF(AND([.E37]&gt;=128;[.E37]&lt;=159);&quot;-64&quot;;IF(AND([.E37]&gt;=160;[.E37]&lt;=191);&quot;-128&quot;;IF(AND([.E37]&gt;=192;[.E37]&lt;=254);&quot;0&quot;;IF(AND([.E37]=255);&quot;-64&quot;;&quot;&quot;))))))))" office:value-type="string" office:string-value="+64">
            <text:p>+64</text:p>
          </table:table-cell>
          <table:table-cell table:style-name="ce22" table:formula="of:=IF(AND([.F37]&gt;=0;[.F37]&lt;=31);&quot;+64&quot;;IF(AND([.F37]&gt;=32;[.F37]&lt;=63);&quot;0&quot;;IF(AND([.F37]&gt;=64;[.F37]&lt;=95);&quot;+128&quot;;IF(AND([.F37]&gt;=96;[.F37]&lt;=127);&quot;+64&quot;;IF(AND([.F37]&gt;=128;[.F37]&lt;=159);&quot;-64&quot;;IF(AND([.F37]&gt;=160;[.F37]&lt;=191);&quot;-128&quot;;IF(AND([.F37]&gt;=192;[.F37]&lt;=254);&quot;0&quot;;IF(AND([.F37]=255);&quot;-64&quot;;&quot;&quot;))))))))" office:value-type="string" office:string-value="-64">
            <text:p>-64</text:p>
          </table:table-cell>
          <table:table-cell table:style-name="ce22" table:formula="of:=IF(AND([.G37]&gt;=0;[.G37]&lt;=31);&quot;+64&quot;;IF(AND([.G37]&gt;=32;[.G37]&lt;=63);&quot;0&quot;;IF(AND([.G37]&gt;=64;[.G37]&lt;=95);&quot;+128&quot;;IF(AND([.G37]&gt;=96;[.G37]&lt;=127);&quot;+64&quot;;IF(AND([.G37]&gt;=128;[.G37]&lt;=159);&quot;-64&quot;;IF(AND([.G37]&gt;=160;[.G37]&lt;=191);&quot;-128&quot;;IF(AND([.G37]&gt;=192;[.G37]&lt;=254);&quot;0&quot;;IF(AND([.G37]=255);&quot;-64&quot;;&quot;&quot;))))))))" office:value-type="string" office:string-value="-64">
            <text:p>-64</text:p>
          </table:table-cell>
          <table:table-cell table:style-name="ce22" table:formula="of:=IF(AND([.H37]&gt;=0;[.H37]&lt;=31);&quot;+64&quot;;IF(AND([.H37]&gt;=32;[.H37]&lt;=63);&quot;0&quot;;IF(AND([.H37]&gt;=64;[.H37]&lt;=95);&quot;+128&quot;;IF(AND([.H37]&gt;=96;[.H37]&lt;=127);&quot;+64&quot;;IF(AND([.H37]&gt;=128;[.H37]&lt;=159);&quot;-64&quot;;IF(AND([.H37]&gt;=160;[.H37]&lt;=191);&quot;-128&quot;;IF(AND([.H37]&gt;=192;[.H37]&lt;=254);&quot;0&quot;;IF(AND([.H37]=255);&quot;-64&quot;;&quot;&quot;))))))))" office:value-type="string" office:string-value="-64">
            <text:p>-64</text:p>
          </table:table-cell>
          <table:table-cell table:style-name="ce29" table:formula="of:=MID(['Charpad Export'.E238];2;2)" office:value-type="string" office:string-value="0b">
            <text:p>0b</text:p>
          </table:table-cell>
          <table:table-cell table:style-name="ce19" table:formula="of:=HEX2DEC([.M37])" office:value-type="float" office:value="11">
            <text:p>11</text:p>
          </table:table-cell>
          <table:table-cell table:style-name="ce19" table:formula="of:=IF([.N37]=0;&quot;{black}&quot;;IF([.N37]=1;&quot;{white}&quot;;IF([.N37]=2;&quot;{red}&quot;;IF([.N37]=3;&quot;{cyan}&quot;;IF([.N37]=4;&quot;{purple}&quot;;IF([.N37]=5;&quot;{green}&quot;;IF([.N37]=6;&quot;{blue}&quot;;IF([.N37]=7;&quot;{yellow}&quot;;IF([.N37]=8;&quot;{orange}&quot;;IF([.N37]=9;&quot;{brown}&quot;;IF([.N37]=10;&quot;{lt. red}&quot;;IF([.N37]=11;&quot;{gray1}&quot;;IF([.N37]=12;&quot;{gray2}&quot;;IF([.N37]=13;&quot;{lt. green}&quot;;IF([.N37]=14;&quot;{lt. blue}&quot;;IF([.N37]=15;&quot;{gray3}&quot;))))))))))))))))" office:value-type="string" office:string-value="{gray1}">
            <text:p>{gray1}</text:p>
          </table:table-cell>
          <table:table-cell table:style-name="ce32" table:formula="of:=[.M37]" office:value-type="string" office:string-value="0b">
            <text:p>0b</text:p>
          </table:table-cell>
          <table:table-cell table:style-name="ce19" table:formula="of:=HEX2DEC([.P37])" office:value-type="float" office:value="11">
            <text:p>11</text:p>
          </table:table-cell>
          <table:table-cell table:style-name="ce19" table:formula="of:=IF([.Q37]=0;&quot;{black}&quot;;IF([.Q37]=1;&quot;{white}&quot;;IF([.Q37]=2;&quot;{red}&quot;;IF([.Q37]=3;&quot;{cyan}&quot;;IF([.Q37]=4;&quot;{purple}&quot;;IF([.Q37]=5;&quot;{green}&quot;;IF([.Q37]=6;&quot;{blue}&quot;;IF([.Q37]=7;&quot;{yellow}&quot;;IF([.Q37]=8;&quot;{orange}&quot;;IF([.Q37]=9;&quot;{brown}&quot;;IF([.Q37]=10;&quot;{lt. red}&quot;;IF([.Q37]=11;&quot;{gray1}&quot;;IF([.Q37]=12;&quot;{gray2}&quot;;IF([.Q37]=13;&quot;{lt. green}&quot;;IF([.Q37]=14;&quot;{lt. blue}&quot;;IF([.Q37]=15;&quot;{gray3}&quot;))))))))))))))))" office:value-type="string" office:string-value="{gray1}">
            <text:p>{gray1}</text:p>
          </table:table-cell>
          <table:table-cell table:style-name="ce32" table:formula="of:=[.M37]" office:value-type="string" office:string-value="0b">
            <text:p>0b</text:p>
          </table:table-cell>
          <table:table-cell table:style-name="ce19" table:formula="of:=HEX2DEC([.S37])" office:value-type="float" office:value="11">
            <text:p>11</text:p>
          </table:table-cell>
          <table:table-cell table:style-name="ce19" table:formula="of:=IF([.T37]=0;&quot;{black}&quot;;IF([.T37]=1;&quot;{white}&quot;;IF([.T37]=2;&quot;{red}&quot;;IF([.T37]=3;&quot;{cyan}&quot;;IF([.T37]=4;&quot;{purple}&quot;;IF([.T37]=5;&quot;{green}&quot;;IF([.T37]=6;&quot;{blue}&quot;;IF([.T37]=7;&quot;{yellow}&quot;;IF([.T37]=8;&quot;{orange}&quot;;IF([.T37]=9;&quot;{brown}&quot;;IF([.T37]=10;&quot;{lt. red}&quot;;IF([.T37]=11;&quot;{gray1}&quot;;IF([.T37]=12;&quot;{gray2}&quot;;IF([.T37]=13;&quot;{lt. green}&quot;;IF([.T37]=14;&quot;{lt. blue}&quot;;IF([.T37]=15;&quot;{gray3}&quot;))))))))))))))))" office:value-type="string" office:string-value="{gray1}">
            <text:p>{gray1}</text:p>
          </table:table-cell>
          <table:table-cell table:style-name="ce36" table:formula="of:=[.M37]" office:value-type="string" office:string-value="0b">
            <text:p>0b</text:p>
          </table:table-cell>
          <table:table-cell table:style-name="ce19" table:formula="of:=HEX2DEC([.V37])" office:value-type="float" office:value="11">
            <text:p>11</text:p>
          </table:table-cell>
          <table:table-cell table:style-name="ce19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37]" office:value-type="string" office:string-value="{gray1}">
            <text:p>{gray1}</text:p>
          </table:table-cell>
          <table:table-cell table:style-name="ce43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7]+[.I37]" office:value-type="float" office:value="191">
            <text:p>191</text:p>
          </table:table-cell>
          <table:table-cell table:style-name="ce43" office:value-type="string">
            <text:p>}</text:p>
          </table:table-cell>
          <table:table-cell table:style-name="ce43" table:formula="of:=IF(AND([.F37]&gt;=128;[.F37]&lt;=255);&quot;{rvrs on}&quot;;&quot;{rvrs off}&quot;)" office:value-type="string" office:string-value="{rvrs on}">
            <text:p>{rvrs on}</text:p>
          </table:table-cell>
          <table:table-cell table:style-name="ce43" table:formula="of:=[.R37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37]+[.J37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7]&gt;=128;[.G37]&lt;=255);&quot;{rvrs on}&quot;;&quot;{rvrs off}&quot;)" office:value-type="string" office:string-value="{rvrs on}">
            <text:p>{rvrs on}</text:p>
          </table:table-cell>
          <table:table-cell table:style-name="ce43" table:formula="of:=[.U37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37]+[.K37]" office:value-type="float" office:value="65">
            <text:p>65</text:p>
          </table:table-cell>
          <table:table-cell table:style-name="ce43" office:value-type="string">
            <text:p>}</text:p>
          </table:table-cell>
          <table:table-cell table:style-name="ce43" table:formula="of:=IF(AND([.H37]&gt;=128;[.H37]&lt;=255);&quot;{rvrs on}&quot;;&quot;{rvrs off}&quot;)" office:value-type="string" office:string-value="{rvrs on}">
            <text:p>{rvrs on}</text:p>
          </table:table-cell>
          <table:table-cell table:style-name="ce43" table:formula="of:=[.X37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37]+[.L37]" office:value-type="float" office:value="65">
            <text:p>65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35">
            <text:p>35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1" table:formula="of:=MID(['Charpad Export'.B218];2;2)" office:value-type="string" office:string-value="82">
            <text:p>82</text:p>
          </table:table-cell>
          <table:table-cell table:style-name="ce11" table:formula="of:=MID(['Charpad Export'.C218];2;2)" office:value-type="string" office:string-value="82">
            <text:p>82</text:p>
          </table:table-cell>
          <table:table-cell table:style-name="ce11" table:formula="of:=MID(['Charpad Export'.D218];2;2)" office:value-type="string" office:string-value="83">
            <text:p>83</text:p>
          </table:table-cell>
          <table:table-cell table:style-name="ce11" table:formula="of:=MID(['Charpad Export'.E218];2;2)" office:value-type="string" office:string-value="83">
            <text:p>83</text:p>
          </table:table-cell>
          <table:table-cell table:style-name="ce16" table:formula="of:=HEX2DEC([.A38])" office:value-type="float" office:value="130">
            <text:p>130</text:p>
          </table:table-cell>
          <table:table-cell table:style-name="ce19" table:formula="of:=HEX2DEC([.B38])" office:value-type="float" office:value="130">
            <text:p>130</text:p>
          </table:table-cell>
          <table:table-cell table:style-name="ce19" table:formula="of:=HEX2DEC([.C38])" office:value-type="float" office:value="131">
            <text:p>131</text:p>
          </table:table-cell>
          <table:table-cell table:style-name="ce19" table:formula="of:=HEX2DEC([.D38])" office:value-type="float" office:value="131">
            <text:p>131</text:p>
          </table:table-cell>
          <table:table-cell table:style-name="ce22" table:formula="of:=IF(AND([.E38]&gt;=0;[.E38]&lt;=31);&quot;+64&quot;;IF(AND([.E38]&gt;=32;[.E38]&lt;=63);&quot;0&quot;;IF(AND([.E38]&gt;=64;[.E38]&lt;=95);&quot;+128&quot;;IF(AND([.E38]&gt;=96;[.E38]&lt;=127);&quot;+64&quot;;IF(AND([.E38]&gt;=128;[.E38]&lt;=159);&quot;-64&quot;;IF(AND([.E38]&gt;=160;[.E38]&lt;=191);&quot;-128&quot;;IF(AND([.E38]&gt;=192;[.E38]&lt;=254);&quot;0&quot;;IF(AND([.E38]=255);&quot;-64&quot;;&quot;&quot;))))))))" office:value-type="string" office:string-value="-64">
            <text:p>-64</text:p>
          </table:table-cell>
          <table:table-cell table:style-name="ce22" table:formula="of:=IF(AND([.F38]&gt;=0;[.F38]&lt;=31);&quot;+64&quot;;IF(AND([.F38]&gt;=32;[.F38]&lt;=63);&quot;0&quot;;IF(AND([.F38]&gt;=64;[.F38]&lt;=95);&quot;+128&quot;;IF(AND([.F38]&gt;=96;[.F38]&lt;=127);&quot;+64&quot;;IF(AND([.F38]&gt;=128;[.F38]&lt;=159);&quot;-64&quot;;IF(AND([.F38]&gt;=160;[.F38]&lt;=191);&quot;-128&quot;;IF(AND([.F38]&gt;=192;[.F38]&lt;=254);&quot;0&quot;;IF(AND([.F38]=255);&quot;-64&quot;;&quot;&quot;))))))))" office:value-type="string" office:string-value="-64">
            <text:p>-64</text:p>
          </table:table-cell>
          <table:table-cell table:style-name="ce22" table:formula="of:=IF(AND([.G38]&gt;=0;[.G38]&lt;=31);&quot;+64&quot;;IF(AND([.G38]&gt;=32;[.G38]&lt;=63);&quot;0&quot;;IF(AND([.G38]&gt;=64;[.G38]&lt;=95);&quot;+128&quot;;IF(AND([.G38]&gt;=96;[.G38]&lt;=127);&quot;+64&quot;;IF(AND([.G38]&gt;=128;[.G38]&lt;=159);&quot;-64&quot;;IF(AND([.G38]&gt;=160;[.G38]&lt;=191);&quot;-128&quot;;IF(AND([.G38]&gt;=192;[.G38]&lt;=254);&quot;0&quot;;IF(AND([.G38]=255);&quot;-64&quot;;&quot;&quot;))))))))" office:value-type="string" office:string-value="-64">
            <text:p>-64</text:p>
          </table:table-cell>
          <table:table-cell table:style-name="ce22" table:formula="of:=IF(AND([.H38]&gt;=0;[.H38]&lt;=31);&quot;+64&quot;;IF(AND([.H38]&gt;=32;[.H38]&lt;=63);&quot;0&quot;;IF(AND([.H38]&gt;=64;[.H38]&lt;=95);&quot;+128&quot;;IF(AND([.H38]&gt;=96;[.H38]&lt;=127);&quot;+64&quot;;IF(AND([.H38]&gt;=128;[.H38]&lt;=159);&quot;-64&quot;;IF(AND([.H38]&gt;=160;[.H38]&lt;=191);&quot;-128&quot;;IF(AND([.H38]&gt;=192;[.H38]&lt;=254);&quot;0&quot;;IF(AND([.H38]=255);&quot;-64&quot;;&quot;&quot;))))))))" office:value-type="string" office:string-value="-64">
            <text:p>-64</text:p>
          </table:table-cell>
          <table:table-cell table:style-name="ce28" table:formula="of:=MID(['Charpad Export'.F238];2;2)" office:value-type="string" office:string-value="0b">
            <text:p>0b</text:p>
          </table:table-cell>
          <table:table-cell table:style-name="ce19" table:formula="of:=HEX2DEC([.M38])" office:value-type="float" office:value="11">
            <text:p>11</text:p>
          </table:table-cell>
          <table:table-cell table:style-name="ce19" table:formula="of:=IF([.N38]=0;&quot;{black}&quot;;IF([.N38]=1;&quot;{white}&quot;;IF([.N38]=2;&quot;{red}&quot;;IF([.N38]=3;&quot;{cyan}&quot;;IF([.N38]=4;&quot;{purple}&quot;;IF([.N38]=5;&quot;{green}&quot;;IF([.N38]=6;&quot;{blue}&quot;;IF([.N38]=7;&quot;{yellow}&quot;;IF([.N38]=8;&quot;{orange}&quot;;IF([.N38]=9;&quot;{brown}&quot;;IF([.N38]=10;&quot;{lt. red}&quot;;IF([.N38]=11;&quot;{gray1}&quot;;IF([.N38]=12;&quot;{gray2}&quot;;IF([.N38]=13;&quot;{lt. green}&quot;;IF([.N38]=14;&quot;{lt. blue}&quot;;IF([.N38]=15;&quot;{gray3}&quot;))))))))))))))))" office:value-type="string" office:string-value="{gray1}">
            <text:p>{gray1}</text:p>
          </table:table-cell>
          <table:table-cell table:style-name="ce33" table:formula="of:=[.M38]" office:value-type="string" office:string-value="0b">
            <text:p>0b</text:p>
          </table:table-cell>
          <table:table-cell table:style-name="ce19" table:formula="of:=HEX2DEC([.P38])" office:value-type="float" office:value="11">
            <text:p>11</text:p>
          </table:table-cell>
          <table:table-cell table:style-name="ce19" table:formula="of:=IF([.Q38]=0;&quot;{black}&quot;;IF([.Q38]=1;&quot;{white}&quot;;IF([.Q38]=2;&quot;{red}&quot;;IF([.Q38]=3;&quot;{cyan}&quot;;IF([.Q38]=4;&quot;{purple}&quot;;IF([.Q38]=5;&quot;{green}&quot;;IF([.Q38]=6;&quot;{blue}&quot;;IF([.Q38]=7;&quot;{yellow}&quot;;IF([.Q38]=8;&quot;{orange}&quot;;IF([.Q38]=9;&quot;{brown}&quot;;IF([.Q38]=10;&quot;{lt. red}&quot;;IF([.Q38]=11;&quot;{gray1}&quot;;IF([.Q38]=12;&quot;{gray2}&quot;;IF([.Q38]=13;&quot;{lt. green}&quot;;IF([.Q38]=14;&quot;{lt. blue}&quot;;IF([.Q38]=15;&quot;{gray3}&quot;))))))))))))))))" office:value-type="string" office:string-value="{gray1}">
            <text:p>{gray1}</text:p>
          </table:table-cell>
          <table:table-cell table:style-name="ce33" table:formula="of:=[.M38]" office:value-type="string" office:string-value="0b">
            <text:p>0b</text:p>
          </table:table-cell>
          <table:table-cell table:style-name="ce19" table:formula="of:=HEX2DEC([.S38])" office:value-type="float" office:value="11">
            <text:p>11</text:p>
          </table:table-cell>
          <table:table-cell table:style-name="ce19" table:formula="of:=IF([.T38]=0;&quot;{black}&quot;;IF([.T38]=1;&quot;{white}&quot;;IF([.T38]=2;&quot;{red}&quot;;IF([.T38]=3;&quot;{cyan}&quot;;IF([.T38]=4;&quot;{purple}&quot;;IF([.T38]=5;&quot;{green}&quot;;IF([.T38]=6;&quot;{blue}&quot;;IF([.T38]=7;&quot;{yellow}&quot;;IF([.T38]=8;&quot;{orange}&quot;;IF([.T38]=9;&quot;{brown}&quot;;IF([.T38]=10;&quot;{lt. red}&quot;;IF([.T38]=11;&quot;{gray1}&quot;;IF([.T38]=12;&quot;{gray2}&quot;;IF([.T38]=13;&quot;{lt. green}&quot;;IF([.T38]=14;&quot;{lt. blue}&quot;;IF([.T38]=15;&quot;{gray3}&quot;))))))))))))))))" office:value-type="string" office:string-value="{gray1}">
            <text:p>{gray1}</text:p>
          </table:table-cell>
          <table:table-cell table:style-name="ce37" table:formula="of:=[.M38]" office:value-type="string" office:string-value="0b">
            <text:p>0b</text:p>
          </table:table-cell>
          <table:table-cell table:style-name="ce19" table:formula="of:=HEX2DEC([.V38])" office:value-type="float" office:value="11">
            <text:p>11</text:p>
          </table:table-cell>
          <table:table-cell table:style-name="ce19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38]" office:value-type="string" office:string-value="{gray1}">
            <text:p>{gray1}</text:p>
          </table:table-cell>
          <table:table-cell table:style-name="ce43" table:formula="of:=IF(AND([.E38]&gt;=128;[.E38]&lt;=255);&quot;{rvrs on}&quot;;&quot;{rvrs off}&quot;)" office:value-type="string" office:string-value="{rvrs on}">
            <text:p>{rvrs on}</text:p>
          </table:table-cell>
          <table:table-cell table:style-name="ce43" office:value-type="string">
            <text:p>{</text:p>
          </table:table-cell>
          <table:table-cell table:style-name="ce43" table:formula="of:=[.E38]+[.I38]" office:value-type="float" office:value="66">
            <text:p>66</text:p>
          </table:table-cell>
          <table:table-cell table:style-name="ce43" office:value-type="string">
            <text:p>}</text:p>
          </table:table-cell>
          <table:table-cell table:style-name="ce43" table:formula="of:=IF(AND([.F38]&gt;=128;[.F38]&lt;=255);&quot;{rvrs on}&quot;;&quot;{rvrs off}&quot;)" office:value-type="string" office:string-value="{rvrs on}">
            <text:p>{rvrs on}</text:p>
          </table:table-cell>
          <table:table-cell table:style-name="ce43" table:formula="of:=[.R38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38]+[.J38]" office:value-type="float" office:value="66">
            <text:p>66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8]&gt;=128;[.G38]&lt;=255);&quot;{rvrs on}&quot;;&quot;{rvrs off}&quot;)" office:value-type="string" office:string-value="{rvrs on}">
            <text:p>{rvrs on}</text:p>
          </table:table-cell>
          <table:table-cell table:style-name="ce43" table:formula="of:=[.U38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38]+[.K38]" office:value-type="float" office:value="67">
            <text:p>67</text:p>
          </table:table-cell>
          <table:table-cell table:style-name="ce43" office:value-type="string">
            <text:p>}</text:p>
          </table:table-cell>
          <table:table-cell table:style-name="ce43" table:formula="of:=IF(AND([.H38]&gt;=128;[.H38]&lt;=255);&quot;{rvrs on}&quot;;&quot;{rvrs off}&quot;)" office:value-type="string" office:string-value="{rvrs on}">
            <text:p>{rvrs on}</text:p>
          </table:table-cell>
          <table:table-cell table:style-name="ce43" table:formula="of:=[.X38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38]+[.L38]" office:value-type="float" office:value="67">
            <text:p>67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36">
            <text:p>36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1" table:formula="of:=MID(['Charpad Export'.F218];2;2)" office:value-type="string" office:string-value="20">
            <text:p>20</text:p>
          </table:table-cell>
          <table:table-cell table:style-name="ce11" table:formula="of:=MID(['Charpad Export'.G218];2;2)" office:value-type="string" office:string-value="20">
            <text:p>20</text:p>
          </table:table-cell>
          <table:table-cell table:style-name="ce11" table:formula="of:=MID(['Charpad Export'.H218];2;2)" office:value-type="string" office:string-value="20">
            <text:p>20</text:p>
          </table:table-cell>
          <table:table-cell table:style-name="ce11" table:formula="of:=MID(['Charpad Export'.I218];2;2)" office:value-type="string" office:string-value="20">
            <text:p>20</text:p>
          </table:table-cell>
          <table:table-cell table:style-name="ce16" table:formula="of:=HEX2DEC([.A39])" office:value-type="float" office:value="32">
            <text:p>32</text:p>
          </table:table-cell>
          <table:table-cell table:style-name="ce19" table:formula="of:=HEX2DEC([.B39])" office:value-type="float" office:value="32">
            <text:p>32</text:p>
          </table:table-cell>
          <table:table-cell table:style-name="ce19" table:formula="of:=HEX2DEC([.C39])" office:value-type="float" office:value="32">
            <text:p>32</text:p>
          </table:table-cell>
          <table:table-cell table:style-name="ce19" table:formula="of:=HEX2DEC([.D39])" office:value-type="float" office:value="32">
            <text:p>32</text:p>
          </table:table-cell>
          <table:table-cell table:style-name="ce22" table:formula="of:=IF(AND([.E39]&gt;=0;[.E39]&lt;=31);&quot;+64&quot;;IF(AND([.E39]&gt;=32;[.E39]&lt;=63);&quot;0&quot;;IF(AND([.E39]&gt;=64;[.E39]&lt;=95);&quot;+128&quot;;IF(AND([.E39]&gt;=96;[.E39]&lt;=127);&quot;+64&quot;;IF(AND([.E39]&gt;=128;[.E39]&lt;=159);&quot;-64&quot;;IF(AND([.E39]&gt;=160;[.E39]&lt;=191);&quot;-128&quot;;IF(AND([.E39]&gt;=192;[.E39]&lt;=254);&quot;0&quot;;IF(AND([.E39]=255);&quot;-64&quot;;&quot;&quot;))))))))" office:value-type="string" office:string-value="0">
            <text:p>0</text:p>
          </table:table-cell>
          <table:table-cell table:style-name="ce22" table:formula="of:=IF(AND([.F39]&gt;=0;[.F39]&lt;=31);&quot;+64&quot;;IF(AND([.F39]&gt;=32;[.F39]&lt;=63);&quot;0&quot;;IF(AND([.F39]&gt;=64;[.F39]&lt;=95);&quot;+128&quot;;IF(AND([.F39]&gt;=96;[.F39]&lt;=127);&quot;+64&quot;;IF(AND([.F39]&gt;=128;[.F39]&lt;=159);&quot;-64&quot;;IF(AND([.F39]&gt;=160;[.F39]&lt;=191);&quot;-128&quot;;IF(AND([.F39]&gt;=192;[.F39]&lt;=254);&quot;0&quot;;IF(AND([.F39]=255);&quot;-64&quot;;&quot;&quot;))))))))" office:value-type="string" office:string-value="0">
            <text:p>0</text:p>
          </table:table-cell>
          <table:table-cell table:style-name="ce22" table:formula="of:=IF(AND([.G39]&gt;=0;[.G39]&lt;=31);&quot;+64&quot;;IF(AND([.G39]&gt;=32;[.G39]&lt;=63);&quot;0&quot;;IF(AND([.G39]&gt;=64;[.G39]&lt;=95);&quot;+128&quot;;IF(AND([.G39]&gt;=96;[.G39]&lt;=127);&quot;+64&quot;;IF(AND([.G39]&gt;=128;[.G39]&lt;=159);&quot;-64&quot;;IF(AND([.G39]&gt;=160;[.G39]&lt;=191);&quot;-128&quot;;IF(AND([.G39]&gt;=192;[.G39]&lt;=254);&quot;0&quot;;IF(AND([.G39]=255);&quot;-64&quot;;&quot;&quot;))))))))" office:value-type="string" office:string-value="0">
            <text:p>0</text:p>
          </table:table-cell>
          <table:table-cell table:style-name="ce22" table:formula="of:=IF(AND([.H39]&gt;=0;[.H39]&lt;=31);&quot;+64&quot;;IF(AND([.H39]&gt;=32;[.H39]&lt;=63);&quot;0&quot;;IF(AND([.H39]&gt;=64;[.H39]&lt;=95);&quot;+128&quot;;IF(AND([.H39]&gt;=96;[.H39]&lt;=127);&quot;+64&quot;;IF(AND([.H39]&gt;=128;[.H39]&lt;=159);&quot;-64&quot;;IF(AND([.H39]&gt;=160;[.H39]&lt;=191);&quot;-128&quot;;IF(AND([.H39]&gt;=192;[.H39]&lt;=254);&quot;0&quot;;IF(AND([.H39]=255);&quot;-64&quot;;&quot;&quot;))))))))" office:value-type="string" office:string-value="0">
            <text:p>0</text:p>
          </table:table-cell>
          <table:table-cell table:style-name="ce29" table:formula="of:=MID(['Charpad Export'.G238];2;2)" office:value-type="string" office:string-value="0b">
            <text:p>0b</text:p>
          </table:table-cell>
          <table:table-cell table:style-name="ce19" table:formula="of:=HEX2DEC([.M39])" office:value-type="float" office:value="11">
            <text:p>11</text:p>
          </table:table-cell>
          <table:table-cell table:style-name="ce19" table:formula="of:=IF([.N39]=0;&quot;{black}&quot;;IF([.N39]=1;&quot;{white}&quot;;IF([.N39]=2;&quot;{red}&quot;;IF([.N39]=3;&quot;{cyan}&quot;;IF([.N39]=4;&quot;{purple}&quot;;IF([.N39]=5;&quot;{green}&quot;;IF([.N39]=6;&quot;{blue}&quot;;IF([.N39]=7;&quot;{yellow}&quot;;IF([.N39]=8;&quot;{orange}&quot;;IF([.N39]=9;&quot;{brown}&quot;;IF([.N39]=10;&quot;{lt. red}&quot;;IF([.N39]=11;&quot;{gray1}&quot;;IF([.N39]=12;&quot;{gray2}&quot;;IF([.N39]=13;&quot;{lt. green}&quot;;IF([.N39]=14;&quot;{lt. blue}&quot;;IF([.N39]=15;&quot;{gray3}&quot;))))))))))))))))" office:value-type="string" office:string-value="{gray1}">
            <text:p>{gray1}</text:p>
          </table:table-cell>
          <table:table-cell table:style-name="ce32" table:formula="of:=[.M39]" office:value-type="string" office:string-value="0b">
            <text:p>0b</text:p>
          </table:table-cell>
          <table:table-cell table:style-name="ce19" table:formula="of:=HEX2DEC([.P39])" office:value-type="float" office:value="11">
            <text:p>11</text:p>
          </table:table-cell>
          <table:table-cell table:style-name="ce19" table:formula="of:=IF([.Q39]=0;&quot;{black}&quot;;IF([.Q39]=1;&quot;{white}&quot;;IF([.Q39]=2;&quot;{red}&quot;;IF([.Q39]=3;&quot;{cyan}&quot;;IF([.Q39]=4;&quot;{purple}&quot;;IF([.Q39]=5;&quot;{green}&quot;;IF([.Q39]=6;&quot;{blue}&quot;;IF([.Q39]=7;&quot;{yellow}&quot;;IF([.Q39]=8;&quot;{orange}&quot;;IF([.Q39]=9;&quot;{brown}&quot;;IF([.Q39]=10;&quot;{lt. red}&quot;;IF([.Q39]=11;&quot;{gray1}&quot;;IF([.Q39]=12;&quot;{gray2}&quot;;IF([.Q39]=13;&quot;{lt. green}&quot;;IF([.Q39]=14;&quot;{lt. blue}&quot;;IF([.Q39]=15;&quot;{gray3}&quot;))))))))))))))))" office:value-type="string" office:string-value="{gray1}">
            <text:p>{gray1}</text:p>
          </table:table-cell>
          <table:table-cell table:style-name="ce32" table:formula="of:=[.M39]" office:value-type="string" office:string-value="0b">
            <text:p>0b</text:p>
          </table:table-cell>
          <table:table-cell table:style-name="ce19" table:formula="of:=HEX2DEC([.S39])" office:value-type="float" office:value="11">
            <text:p>11</text:p>
          </table:table-cell>
          <table:table-cell table:style-name="ce19" table:formula="of:=IF([.T39]=0;&quot;{black}&quot;;IF([.T39]=1;&quot;{white}&quot;;IF([.T39]=2;&quot;{red}&quot;;IF([.T39]=3;&quot;{cyan}&quot;;IF([.T39]=4;&quot;{purple}&quot;;IF([.T39]=5;&quot;{green}&quot;;IF([.T39]=6;&quot;{blue}&quot;;IF([.T39]=7;&quot;{yellow}&quot;;IF([.T39]=8;&quot;{orange}&quot;;IF([.T39]=9;&quot;{brown}&quot;;IF([.T39]=10;&quot;{lt. red}&quot;;IF([.T39]=11;&quot;{gray1}&quot;;IF([.T39]=12;&quot;{gray2}&quot;;IF([.T39]=13;&quot;{lt. green}&quot;;IF([.T39]=14;&quot;{lt. blue}&quot;;IF([.T39]=15;&quot;{gray3}&quot;))))))))))))))))" office:value-type="string" office:string-value="{gray1}">
            <text:p>{gray1}</text:p>
          </table:table-cell>
          <table:table-cell table:style-name="ce36" table:formula="of:=[.M39]" office:value-type="string" office:string-value="0b">
            <text:p>0b</text:p>
          </table:table-cell>
          <table:table-cell table:style-name="ce19" table:formula="of:=HEX2DEC([.V39])" office:value-type="float" office:value="11">
            <text:p>11</text:p>
          </table:table-cell>
          <table:table-cell table:style-name="ce19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39]" office:value-type="string" office:string-value="{gray1}">
            <text:p>{gray1}</text:p>
          </table:table-cell>
          <table:table-cell table:style-name="ce43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9]+[.I39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43" table:formula="of:=[.R39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39]+[.J39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43" table:formula="of:=[.U39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39]+[.K39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43" table:formula="of:=[.X39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39]+[.L39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37">
            <text:p>37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1" table:formula="of:=MID(['Charpad Export'.J218];2;2)" office:value-type="string" office:string-value="20">
            <text:p>20</text:p>
          </table:table-cell>
          <table:table-cell table:style-name="ce11" table:formula="of:=MID(['Charpad Export'.K218];2;2)" office:value-type="string" office:string-value="20">
            <text:p>20</text:p>
          </table:table-cell>
          <table:table-cell table:style-name="ce11" table:formula="of:=MID(['Charpad Export'.L218];2;2)" office:value-type="string" office:string-value="20">
            <text:p>20</text:p>
          </table:table-cell>
          <table:table-cell table:style-name="ce11" table:formula="of:=MID(['Charpad Export'.M218];2;2)" office:value-type="string" office:string-value="20">
            <text:p>20</text:p>
          </table:table-cell>
          <table:table-cell table:style-name="ce16" table:formula="of:=HEX2DEC([.A40])" office:value-type="float" office:value="32">
            <text:p>32</text:p>
          </table:table-cell>
          <table:table-cell table:style-name="ce19" table:formula="of:=HEX2DEC([.B40])" office:value-type="float" office:value="32">
            <text:p>32</text:p>
          </table:table-cell>
          <table:table-cell table:style-name="ce19" table:formula="of:=HEX2DEC([.C40])" office:value-type="float" office:value="32">
            <text:p>32</text:p>
          </table:table-cell>
          <table:table-cell table:style-name="ce19" table:formula="of:=HEX2DEC([.D40])" office:value-type="float" office:value="32">
            <text:p>32</text:p>
          </table:table-cell>
          <table:table-cell table:style-name="ce22" table:formula="of:=IF(AND([.E40]&gt;=0;[.E40]&lt;=31);&quot;+64&quot;;IF(AND([.E40]&gt;=32;[.E40]&lt;=63);&quot;0&quot;;IF(AND([.E40]&gt;=64;[.E40]&lt;=95);&quot;+128&quot;;IF(AND([.E40]&gt;=96;[.E40]&lt;=127);&quot;+64&quot;;IF(AND([.E40]&gt;=128;[.E40]&lt;=159);&quot;-64&quot;;IF(AND([.E40]&gt;=160;[.E40]&lt;=191);&quot;-128&quot;;IF(AND([.E40]&gt;=192;[.E40]&lt;=254);&quot;0&quot;;IF(AND([.E40]=255);&quot;-64&quot;;&quot;&quot;))))))))" office:value-type="string" office:string-value="0">
            <text:p>0</text:p>
          </table:table-cell>
          <table:table-cell table:style-name="ce22" table:formula="of:=IF(AND([.F40]&gt;=0;[.F40]&lt;=31);&quot;+64&quot;;IF(AND([.F40]&gt;=32;[.F40]&lt;=63);&quot;0&quot;;IF(AND([.F40]&gt;=64;[.F40]&lt;=95);&quot;+128&quot;;IF(AND([.F40]&gt;=96;[.F40]&lt;=127);&quot;+64&quot;;IF(AND([.F40]&gt;=128;[.F40]&lt;=159);&quot;-64&quot;;IF(AND([.F40]&gt;=160;[.F40]&lt;=191);&quot;-128&quot;;IF(AND([.F40]&gt;=192;[.F40]&lt;=254);&quot;0&quot;;IF(AND([.F40]=255);&quot;-64&quot;;&quot;&quot;))))))))" office:value-type="string" office:string-value="0">
            <text:p>0</text:p>
          </table:table-cell>
          <table:table-cell table:style-name="ce22" table:formula="of:=IF(AND([.G40]&gt;=0;[.G40]&lt;=31);&quot;+64&quot;;IF(AND([.G40]&gt;=32;[.G40]&lt;=63);&quot;0&quot;;IF(AND([.G40]&gt;=64;[.G40]&lt;=95);&quot;+128&quot;;IF(AND([.G40]&gt;=96;[.G40]&lt;=127);&quot;+64&quot;;IF(AND([.G40]&gt;=128;[.G40]&lt;=159);&quot;-64&quot;;IF(AND([.G40]&gt;=160;[.G40]&lt;=191);&quot;-128&quot;;IF(AND([.G40]&gt;=192;[.G40]&lt;=254);&quot;0&quot;;IF(AND([.G40]=255);&quot;-64&quot;;&quot;&quot;))))))))" office:value-type="string" office:string-value="0">
            <text:p>0</text:p>
          </table:table-cell>
          <table:table-cell table:style-name="ce22" table:formula="of:=IF(AND([.H40]&gt;=0;[.H40]&lt;=31);&quot;+64&quot;;IF(AND([.H40]&gt;=32;[.H40]&lt;=63);&quot;0&quot;;IF(AND([.H40]&gt;=64;[.H40]&lt;=95);&quot;+128&quot;;IF(AND([.H40]&gt;=96;[.H40]&lt;=127);&quot;+64&quot;;IF(AND([.H40]&gt;=128;[.H40]&lt;=159);&quot;-64&quot;;IF(AND([.H40]&gt;=160;[.H40]&lt;=191);&quot;-128&quot;;IF(AND([.H40]&gt;=192;[.H40]&lt;=254);&quot;0&quot;;IF(AND([.H40]=255);&quot;-64&quot;;&quot;&quot;))))))))" office:value-type="string" office:string-value="0">
            <text:p>0</text:p>
          </table:table-cell>
          <table:table-cell table:style-name="ce28" table:formula="of:=MID(['Charpad Export'.H238];2;2)" office:value-type="string" office:string-value="0b">
            <text:p>0b</text:p>
          </table:table-cell>
          <table:table-cell table:style-name="ce19" table:formula="of:=HEX2DEC([.M40])" office:value-type="float" office:value="11">
            <text:p>11</text:p>
          </table:table-cell>
          <table:table-cell table:style-name="ce19" table:formula="of:=IF([.N40]=0;&quot;{black}&quot;;IF([.N40]=1;&quot;{white}&quot;;IF([.N40]=2;&quot;{red}&quot;;IF([.N40]=3;&quot;{cyan}&quot;;IF([.N40]=4;&quot;{purple}&quot;;IF([.N40]=5;&quot;{green}&quot;;IF([.N40]=6;&quot;{blue}&quot;;IF([.N40]=7;&quot;{yellow}&quot;;IF([.N40]=8;&quot;{orange}&quot;;IF([.N40]=9;&quot;{brown}&quot;;IF([.N40]=10;&quot;{lt. red}&quot;;IF([.N40]=11;&quot;{gray1}&quot;;IF([.N40]=12;&quot;{gray2}&quot;;IF([.N40]=13;&quot;{lt. green}&quot;;IF([.N40]=14;&quot;{lt. blue}&quot;;IF([.N40]=15;&quot;{gray3}&quot;))))))))))))))))" office:value-type="string" office:string-value="{gray1}">
            <text:p>{gray1}</text:p>
          </table:table-cell>
          <table:table-cell table:style-name="ce33" table:formula="of:=[.M40]" office:value-type="string" office:string-value="0b">
            <text:p>0b</text:p>
          </table:table-cell>
          <table:table-cell table:style-name="ce19" table:formula="of:=HEX2DEC([.P40])" office:value-type="float" office:value="11">
            <text:p>11</text:p>
          </table:table-cell>
          <table:table-cell table:style-name="ce19" table:formula="of:=IF([.Q40]=0;&quot;{black}&quot;;IF([.Q40]=1;&quot;{white}&quot;;IF([.Q40]=2;&quot;{red}&quot;;IF([.Q40]=3;&quot;{cyan}&quot;;IF([.Q40]=4;&quot;{purple}&quot;;IF([.Q40]=5;&quot;{green}&quot;;IF([.Q40]=6;&quot;{blue}&quot;;IF([.Q40]=7;&quot;{yellow}&quot;;IF([.Q40]=8;&quot;{orange}&quot;;IF([.Q40]=9;&quot;{brown}&quot;;IF([.Q40]=10;&quot;{lt. red}&quot;;IF([.Q40]=11;&quot;{gray1}&quot;;IF([.Q40]=12;&quot;{gray2}&quot;;IF([.Q40]=13;&quot;{lt. green}&quot;;IF([.Q40]=14;&quot;{lt. blue}&quot;;IF([.Q40]=15;&quot;{gray3}&quot;))))))))))))))))" office:value-type="string" office:string-value="{gray1}">
            <text:p>{gray1}</text:p>
          </table:table-cell>
          <table:table-cell table:style-name="ce33" table:formula="of:=[.M40]" office:value-type="string" office:string-value="0b">
            <text:p>0b</text:p>
          </table:table-cell>
          <table:table-cell table:style-name="ce19" table:formula="of:=HEX2DEC([.S40])" office:value-type="float" office:value="11">
            <text:p>11</text:p>
          </table:table-cell>
          <table:table-cell table:style-name="ce19" table:formula="of:=IF([.T40]=0;&quot;{black}&quot;;IF([.T40]=1;&quot;{white}&quot;;IF([.T40]=2;&quot;{red}&quot;;IF([.T40]=3;&quot;{cyan}&quot;;IF([.T40]=4;&quot;{purple}&quot;;IF([.T40]=5;&quot;{green}&quot;;IF([.T40]=6;&quot;{blue}&quot;;IF([.T40]=7;&quot;{yellow}&quot;;IF([.T40]=8;&quot;{orange}&quot;;IF([.T40]=9;&quot;{brown}&quot;;IF([.T40]=10;&quot;{lt. red}&quot;;IF([.T40]=11;&quot;{gray1}&quot;;IF([.T40]=12;&quot;{gray2}&quot;;IF([.T40]=13;&quot;{lt. green}&quot;;IF([.T40]=14;&quot;{lt. blue}&quot;;IF([.T40]=15;&quot;{gray3}&quot;))))))))))))))))" office:value-type="string" office:string-value="{gray1}">
            <text:p>{gray1}</text:p>
          </table:table-cell>
          <table:table-cell table:style-name="ce37" table:formula="of:=[.M40]" office:value-type="string" office:string-value="0b">
            <text:p>0b</text:p>
          </table:table-cell>
          <table:table-cell table:style-name="ce19" table:formula="of:=HEX2DEC([.V40])" office:value-type="float" office:value="11">
            <text:p>11</text:p>
          </table:table-cell>
          <table:table-cell table:style-name="ce19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40]" office:value-type="string" office:string-value="{gray1}">
            <text:p>{gray1}</text:p>
          </table:table-cell>
          <table:table-cell table:style-name="ce43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40]+[.I40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43" table:formula="of:=[.R40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40]+[.J40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43" table:formula="of:=[.U40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40]+[.K40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3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43" table:formula="of:=[.X40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40]+[.L40]" office:value-type="float" office:value="32">
            <text:p>3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{rvrs off}"</text:p>
          </table:table-cell>
          <table:table-cell table:style-name="ce10" office:value-type="float" office:value="38">
            <text:p>38</text:p>
          </table:table-cell>
          <table:table-cell table:style-name="ce33"/>
          <table:table-cell table:style-name="ce57" table:number-columns-repeated="5"/>
        </table:table-row>
        <table:table-row table:style-name="ro2">
          <table:table-cell table:style-name="ce11" table:formula="of:=MID(['Charpad Export'.N218];2;2)" office:value-type="string" office:string-value="20">
            <text:p>20</text:p>
          </table:table-cell>
          <table:table-cell table:style-name="ce11" table:formula="of:=MID(['Charpad Export'.O218];2;2)" office:value-type="string" office:string-value="20">
            <text:p>20</text:p>
          </table:table-cell>
          <table:table-cell table:style-name="ce11" table:formula="of:=MID(['Charpad Export'.P218];2;2)" office:value-type="string" office:string-value="20">
            <text:p>20</text:p>
          </table:table-cell>
          <table:table-cell table:style-name="ce11" table:formula="of:=MID(['Charpad Export'.Q218];2;2)" office:value-type="string" office:string-value="20">
            <text:p>20</text:p>
          </table:table-cell>
          <table:table-cell table:style-name="ce17" table:formula="of:=HEX2DEC([.A41])" office:value-type="float" office:value="32">
            <text:p>32</text:p>
          </table:table-cell>
          <table:table-cell table:style-name="ce20" table:formula="of:=HEX2DEC([.B41])" office:value-type="float" office:value="32">
            <text:p>32</text:p>
          </table:table-cell>
          <table:table-cell table:style-name="ce20" table:formula="of:=HEX2DEC([.C41])" office:value-type="float" office:value="32">
            <text:p>32</text:p>
          </table:table-cell>
          <table:table-cell table:style-name="ce20" table:formula="of:=HEX2DEC([.D41])" office:value-type="float" office:value="32">
            <text:p>32</text:p>
          </table:table-cell>
          <table:table-cell table:style-name="ce23" table:formula="of:=IF(AND([.E41]&gt;=0;[.E41]&lt;=31);&quot;+64&quot;;IF(AND([.E41]&gt;=32;[.E41]&lt;=63);&quot;0&quot;;IF(AND([.E41]&gt;=64;[.E41]&lt;=95);&quot;+128&quot;;IF(AND([.E41]&gt;=96;[.E41]&lt;=127);&quot;+64&quot;;IF(AND([.E41]&gt;=128;[.E41]&lt;=159);&quot;-64&quot;;IF(AND([.E41]&gt;=160;[.E41]&lt;=191);&quot;-128&quot;;IF(AND([.E41]&gt;=192;[.E41]&lt;=254);&quot;0&quot;;IF(AND([.E41]=255);&quot;-64&quot;;&quot;&quot;))))))))" office:value-type="string" office:string-value="0">
            <text:p>0</text:p>
          </table:table-cell>
          <table:table-cell table:style-name="ce23" table:formula="of:=IF(AND([.F41]&gt;=0;[.F41]&lt;=31);&quot;+64&quot;;IF(AND([.F41]&gt;=32;[.F41]&lt;=63);&quot;0&quot;;IF(AND([.F41]&gt;=64;[.F41]&lt;=95);&quot;+128&quot;;IF(AND([.F41]&gt;=96;[.F41]&lt;=127);&quot;+64&quot;;IF(AND([.F41]&gt;=128;[.F41]&lt;=159);&quot;-64&quot;;IF(AND([.F41]&gt;=160;[.F41]&lt;=191);&quot;-128&quot;;IF(AND([.F41]&gt;=192;[.F41]&lt;=254);&quot;0&quot;;IF(AND([.F41]=255);&quot;-64&quot;;&quot;&quot;))))))))" office:value-type="string" office:string-value="0">
            <text:p>0</text:p>
          </table:table-cell>
          <table:table-cell table:style-name="ce23" table:formula="of:=IF(AND([.G41]&gt;=0;[.G41]&lt;=31);&quot;+64&quot;;IF(AND([.G41]&gt;=32;[.G41]&lt;=63);&quot;0&quot;;IF(AND([.G41]&gt;=64;[.G41]&lt;=95);&quot;+128&quot;;IF(AND([.G41]&gt;=96;[.G41]&lt;=127);&quot;+64&quot;;IF(AND([.G41]&gt;=128;[.G41]&lt;=159);&quot;-64&quot;;IF(AND([.G41]&gt;=160;[.G41]&lt;=191);&quot;-128&quot;;IF(AND([.G41]&gt;=192;[.G41]&lt;=254);&quot;0&quot;;IF(AND([.G41]=255);&quot;-64&quot;;&quot;&quot;))))))))" office:value-type="string" office:string-value="0">
            <text:p>0</text:p>
          </table:table-cell>
          <table:table-cell table:style-name="ce23" table:formula="of:=IF(AND([.H41]&gt;=0;[.H41]&lt;=31);&quot;+64&quot;;IF(AND([.H41]&gt;=32;[.H41]&lt;=63);&quot;0&quot;;IF(AND([.H41]&gt;=64;[.H41]&lt;=95);&quot;+128&quot;;IF(AND([.H41]&gt;=96;[.H41]&lt;=127);&quot;+64&quot;;IF(AND([.H41]&gt;=128;[.H41]&lt;=159);&quot;-64&quot;;IF(AND([.H41]&gt;=160;[.H41]&lt;=191);&quot;-128&quot;;IF(AND([.H41]&gt;=192;[.H41]&lt;=254);&quot;0&quot;;IF(AND([.H41]=255);&quot;-64&quot;;&quot;&quot;))))))))" office:value-type="string" office:string-value="0">
            <text:p>0</text:p>
          </table:table-cell>
          <table:table-cell table:style-name="ce30" table:formula="of:=MID(['Charpad Export'.I238];2;2)" office:value-type="string" office:string-value="0b">
            <text:p>0b</text:p>
          </table:table-cell>
          <table:table-cell table:style-name="ce20" table:formula="of:=HEX2DEC([.M41])" office:value-type="float" office:value="11">
            <text:p>11</text:p>
          </table:table-cell>
          <table:table-cell table:style-name="ce20" table:formula="of:=IF([.N41]=0;&quot;{black}&quot;;IF([.N41]=1;&quot;{white}&quot;;IF([.N41]=2;&quot;{red}&quot;;IF([.N41]=3;&quot;{cyan}&quot;;IF([.N41]=4;&quot;{purple}&quot;;IF([.N41]=5;&quot;{green}&quot;;IF([.N41]=6;&quot;{blue}&quot;;IF([.N41]=7;&quot;{yellow}&quot;;IF([.N41]=8;&quot;{orange}&quot;;IF([.N41]=9;&quot;{brown}&quot;;IF([.N41]=10;&quot;{lt. red}&quot;;IF([.N41]=11;&quot;{gray1}&quot;;IF([.N41]=12;&quot;{gray2}&quot;;IF([.N41]=13;&quot;{lt. green}&quot;;IF([.N41]=14;&quot;{lt. blue}&quot;;IF([.N41]=15;&quot;{gray3}&quot;))))))))))))))))" office:value-type="string" office:string-value="{gray1}">
            <text:p>{gray1}</text:p>
          </table:table-cell>
          <table:table-cell table:style-name="ce34" table:formula="of:=[.M41]" office:value-type="string" office:string-value="0b">
            <text:p>0b</text:p>
          </table:table-cell>
          <table:table-cell table:style-name="ce20" table:formula="of:=HEX2DEC([.P41])" office:value-type="float" office:value="11">
            <text:p>11</text:p>
          </table:table-cell>
          <table:table-cell table:style-name="ce20" table:formula="of:=IF([.Q41]=0;&quot;{black}&quot;;IF([.Q41]=1;&quot;{white}&quot;;IF([.Q41]=2;&quot;{red}&quot;;IF([.Q41]=3;&quot;{cyan}&quot;;IF([.Q41]=4;&quot;{purple}&quot;;IF([.Q41]=5;&quot;{green}&quot;;IF([.Q41]=6;&quot;{blue}&quot;;IF([.Q41]=7;&quot;{yellow}&quot;;IF([.Q41]=8;&quot;{orange}&quot;;IF([.Q41]=9;&quot;{brown}&quot;;IF([.Q41]=10;&quot;{lt. red}&quot;;IF([.Q41]=11;&quot;{gray1}&quot;;IF([.Q41]=12;&quot;{gray2}&quot;;IF([.Q41]=13;&quot;{lt. green}&quot;;IF([.Q41]=14;&quot;{lt. blue}&quot;;IF([.Q41]=15;&quot;{gray3}&quot;))))))))))))))))" office:value-type="string" office:string-value="{gray1}">
            <text:p>{gray1}</text:p>
          </table:table-cell>
          <table:table-cell table:style-name="ce34" table:formula="of:=[.M41]" office:value-type="string" office:string-value="0b">
            <text:p>0b</text:p>
          </table:table-cell>
          <table:table-cell table:style-name="ce20" table:formula="of:=HEX2DEC([.S41])" office:value-type="float" office:value="11">
            <text:p>11</text:p>
          </table:table-cell>
          <table:table-cell table:style-name="ce20" table:formula="of:=IF([.T41]=0;&quot;{black}&quot;;IF([.T41]=1;&quot;{white}&quot;;IF([.T41]=2;&quot;{red}&quot;;IF([.T41]=3;&quot;{cyan}&quot;;IF([.T41]=4;&quot;{purple}&quot;;IF([.T41]=5;&quot;{green}&quot;;IF([.T41]=6;&quot;{blue}&quot;;IF([.T41]=7;&quot;{yellow}&quot;;IF([.T41]=8;&quot;{orange}&quot;;IF([.T41]=9;&quot;{brown}&quot;;IF([.T41]=10;&quot;{lt. red}&quot;;IF([.T41]=11;&quot;{gray1}&quot;;IF([.T41]=12;&quot;{gray2}&quot;;IF([.T41]=13;&quot;{lt. green}&quot;;IF([.T41]=14;&quot;{lt. blue}&quot;;IF([.T41]=15;&quot;{gray3}&quot;))))))))))))))))" office:value-type="string" office:string-value="{gray1}">
            <text:p>{gray1}</text:p>
          </table:table-cell>
          <table:table-cell table:style-name="ce38" table:formula="of:=[.M41]" office:value-type="string" office:string-value="0b">
            <text:p>0b</text:p>
          </table:table-cell>
          <table:table-cell table:style-name="ce20" table:formula="of:=HEX2DEC([.V41])" office:value-type="float" office:value="11">
            <text:p>11</text:p>
          </table:table-cell>
          <table:table-cell table:style-name="ce20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gray1}">
            <text:p>{gray1}</text:p>
          </table:table-cell>
          <table:table-cell table:style-name="ce41" office:value-type="string">
            <text:p>data"</text:p>
          </table:table-cell>
          <table:table-cell table:style-name="ce44" table:formula="of:=[.O41]" office:value-type="string" office:string-value="{gray1}">
            <text:p>{gray1}</text:p>
          </table:table-cell>
          <table:table-cell table:style-name="ce44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44" office:value-type="string">
            <text:p>{</text:p>
          </table:table-cell>
          <table:table-cell table:style-name="ce44" table:formula="of:=[.E41]+[.I41]" office:value-type="float" office:value="32">
            <text:p>32</text:p>
          </table:table-cell>
          <table:table-cell table:style-name="ce44" office:value-type="string">
            <text:p>}</text:p>
          </table:table-cell>
          <table:table-cell table:style-name="ce44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44" table:formula="of:=[.R41]" office:value-type="string" office:string-value="{gray1}">
            <text:p>{gray1}</text:p>
          </table:table-cell>
          <table:table-cell table:style-name="ce44" office:value-type="string">
            <text:p>{</text:p>
          </table:table-cell>
          <table:table-cell table:style-name="ce44" table:formula="of:=[.F41]+[.J41]" office:value-type="float" office:value="32">
            <text:p>32</text:p>
          </table:table-cell>
          <table:table-cell table:style-name="ce44" office:value-type="string">
            <text:p>}</text:p>
          </table:table-cell>
          <table:table-cell table:style-name="ce44" office:value-type="string">
            <text:p>{down}{left:2}</text:p>
          </table:table-cell>
          <table:table-cell table:style-name="ce44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44" table:formula="of:=[.U41]" office:value-type="string" office:string-value="{gray1}">
            <text:p>{gray1}</text:p>
          </table:table-cell>
          <table:table-cell table:style-name="ce44" office:value-type="string">
            <text:p>{</text:p>
          </table:table-cell>
          <table:table-cell table:style-name="ce44" table:formula="of:=[.G41]+[.K41]" office:value-type="float" office:value="32">
            <text:p>32</text:p>
          </table:table-cell>
          <table:table-cell table:style-name="ce44" office:value-type="string">
            <text:p>}</text:p>
          </table:table-cell>
          <table:table-cell table:style-name="ce44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44" table:formula="of:=[.X41]" office:value-type="string" office:string-value="{gray1}">
            <text:p>{gray1}</text:p>
          </table:table-cell>
          <table:table-cell table:style-name="ce44" office:value-type="string">
            <text:p>{</text:p>
          </table:table-cell>
          <table:table-cell table:style-name="ce44" table:formula="of:=[.H41]+[.L41]" office:value-type="float" office:value="32">
            <text:p>32</text:p>
          </table:table-cell>
          <table:table-cell table:style-name="ce44" office:value-type="string">
            <text:p>}</text:p>
          </table:table-cell>
          <table:table-cell table:style-name="ce48" office:value-type="string">
            <text:p>{rvrs off}"</text:p>
          </table:table-cell>
          <table:table-cell table:style-name="ce10" office:value-type="float" office:value="39">
            <text:p>39</text:p>
          </table:table-cell>
          <table:table-cell table:style-name="ce33"/>
          <table:table-cell table:style-name="ce57" table:number-columns-repeated="5"/>
        </table:table-row>
        <table:table-row table:style-name="ro2" table:number-rows-repeated="1048534">
          <table:table-cell table:number-columns-repeated="54"/>
        </table:table-row>
        <table:table-row table:style-name="ro2"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9">19.12.2022</text:date>, <text:time>22:08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8:24:02.96</meta:creation-date>
    <dc:date>2022-12-19T22:08:26.48</dc:date>
    <meta:editing-duration>PT11H35M43S</meta:editing-duration>
    <meta:editing-cycles>31</meta:editing-cycles>
    <meta:generator>OpenOffice/4.1.12$Win32 OpenOffice.org_project/4112m1$Build-9809</meta:generator>
    <meta:document-statistic meta:table-count="3" meta:cell-count="9043" meta:object-count="0"/>
  </office:meta>
</office:document-meta>
</file>